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B00000026F9C168DE2624A1A5.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caps">
      <style:paragraph-properties fo:margin-left="0in" fo:margin-right="0in" fo:text-indent="0in" style:auto-text-indent="false"/>
    </style:style>
    <style:style style:name="P2" style:family="paragraph" style:parent-style-name="caps">
      <style:paragraph-properties fo:margin-left="0in" fo:margin-right="0in" fo:text-align="justify" style:justify-single-word="false" fo:text-indent="0in" style:auto-text-indent="false"/>
    </style:style>
    <style:style style:name="P3" style:family="paragraph" style:parent-style-name="Standard_20__28_user_29_">
      <style:paragraph-properties fo:margin-left="0in" fo:margin-right="0in" fo:text-align="justify" style:justify-single-word="false" fo:text-indent="0in" style:auto-text-indent="false"/>
    </style:style>
    <style:style style:name="P4" style:family="paragraph" style:parent-style-name="Standard_20__28_user_29_">
      <style:text-properties fo:language="none" fo:country="none" style:language-asian="none" style:country-asian="none"/>
    </style:style>
    <style:style style:name="P5" style:family="paragraph" style:parent-style-name="Standard_20__28_user_29_">
      <style:text-properties style:font-name-asian="Liberation Serif1" style:font-name-complex="Liberation Serif1"/>
    </style:style>
    <style:style style:name="P6" style:family="paragraph" style:parent-style-name="Standard_20__28_user_29_">
      <style:paragraph-properties fo:text-align="justify" style:justify-single-word="false"/>
    </style:style>
    <style:style style:name="P7" style:family="paragraph" style:parent-style-name="Standard_20__28_user_29_">
      <style:paragraph-properties fo:text-align="justify" style:justify-single-word="false"/>
      <style:text-properties fo:language="en" fo:country="US"/>
    </style:style>
    <style:style style:name="P8" style:family="paragraph" style:parent-style-name="Standard_20__28_user_29_"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style:font-name-asian="Liberation Serif1" style:font-name-complex="Liberation Serif1"/>
    </style:style>
    <style:style style:name="T3" style:family="text">
      <style:text-properties fo:color="#000000" style:font-name="FreeSerif" fo:background-color="#ffffff" loext:char-shading-value="0" style:font-name-complex="FreeSerif"/>
    </style:style>
    <style:style style:name="T4" style:family="text">
      <style:text-properties fo:font-weight="bold" style:font-weight-asian="bold" style:font-weight-complex="bold"/>
    </style:style>
    <style:style style:name="T5" style:family="text">
      <style:text-properties style:font-name="Liberation Serif1" style:font-name-complex="Liberation Serif1"/>
    </style:style>
    <style:style style:name="T6" style:family="text">
      <style:text-properties style:font-name="Liberation Serif1" fo:font-style="italic" style:font-style-asian="italic" style:font-name-complex="Liberation Serif1" style:font-style-complex="italic"/>
    </style:style>
    <style:style style:name="T7" style:family="text">
      <style:text-properties style:font-name="Liberation Serif1" fo:font-weight="bold" style:font-weight-asian="bold" style:font-name-complex="Liberation Serif1" style:font-weight-complex="bold"/>
    </style:style>
    <style:style style:name="T8" style:family="text">
      <style:text-properties style:font-name="Liberation Serif1" style:font-name-asian="Liberation Serif1" style:font-name-complex="Liberation Serif1"/>
    </style:style>
    <style:style style:name="T9" style:family="text">
      <style:text-properties style:font-name="Liberation Serif1" fo:language="en" fo:country="US" fo:font-style="italic" style:font-style-asian="italic" style:font-name-complex="Liberation Serif1" style:font-style-complex="italic"/>
    </style:style>
    <style:style style:name="T10" style:family="text">
      <style:text-properties style:font-name="Liberation Serif1" fo:language="en" fo:country="US" style:font-name-complex="Liberation Serif1"/>
    </style:style>
    <style:style style:name="T11" style:family="text">
      <style:text-properties style:text-position="sub 58%" style:font-name="Liberation Serif1" style:font-name-complex="Liberation Serif1"/>
    </style:style>
    <style:style style:name="T12" style:family="text">
      <style:text-properties style:text-position="super 58%" style:font-name="Liberation Serif1" style:font-name-complex="Liberation Serif1"/>
    </style:style>
    <style:style style:name="T13" style:family="text">
      <style:text-properties officeooo:rsid="000f4d95"/>
    </style:style>
    <style:style style:name="fr1" style:family="graphic" style:parent-style-name="Graphics">
      <style:graphic-properties fo:margin-left="0.1256in" fo:margin-right="0.1256in" style:wrap="parallel" style:number-wrapped-paragraphs="no-limit" style:wrap-contour="false" style:vertical-pos="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text:p>
      <text:p text:style-name="Standard_20__28_user_29_"><draw:frame draw:style-name="fr1" draw:name="Image5" text:anchor-type="char" svg:width="6.9252in" svg:height="0.3661in" draw:z-index="1"><draw:image xlink:href="Pictures/1000000000000B720000009B428C9716555D8079.png" xlink:type="simple" xlink:show="embed" xlink:actuate="onLoad" loext:mime-type="image/png"/></draw:frame>На стене, в орнаментальном зажиме тёмной меди, пылает газовый <text:s/>факел, ровно и с лёгким напевом—регулировка именовавшаяся учёными прошлого века «чувствительное пламя», не видимое у основания, на выходе из отверстия, бледнеет кверху ровным синим светом зависшим <text:s/>в паре дюймов выше, маленький мерцающий конус, способный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поблескивающих козырей.</text:p>
      <text:p text:style-name="Standard_20__28_user_29_">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ых от дыма, каждый жалуется, что не прочь поспать бы с часик, и выглядит соответственно… древние Эдвардианские леди в шёлковом крепе, выходцы Вест-Индии мягко выплетают согласные вкруг неподатливых цепочек из российско-еврейских согласных… Большинство минуют святой круг по касательной, некоторые остаются, потом 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 тёмные губы движутся то без усилий, то спотыкаясь:</text:p>
      <text:p text:style-name="Standard_20__28_user_29_">–<text:span text:style-name="T2"> </text:span>Трансектировавшись в сферу Доминуса Блисеро, Ролан обнаружил, что все знаки обернулись против него… Огни, которые он изучил также хорошо, как один из присутствующих, расположение и движение, вдруг собрались на противоположном конце, все в танце… в неуместном танце. Ничего из обычного продолжения Блисеро, ничего нового… отчуждён… Роланд также ощутил ветер, в той мере как смертная оболочка никогда ему не позволяла. Открыл, что 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text:p>
      <text:p text:style-name="Standard_20__28_user_29_">Здесь медиум прерывается, немного молчит… один стон… момент тихого отчаяния: «Селена, Селена, ты не тут?»</text:p>
      <text:p text:style-name="Standard_20__28_user_29_">–<text:span text:style-name="T2"> </text:span>Нет, дорогой.– на её щекам полоски от недавних слёз. – Я слушаю.</text:p>
      <text:p text:style-name="Standard_20__28_user_29_">–<text:span text:style-name="T2"> </text:span>Всё дело в контроле. Всё это пошло из-за одной трудности: контроль. Впервые он оказался <text:span text:style-name="T1">внутри</text:span>, понимаешь. Контроль размещён внутри. Уже нет надобности пассивно страдать от «внешних сил»—сворачивать в любой ветер. Как будто….</text:p>
      <text:p text:style-name="Standard_20__28_user_29_">–<text:span text:style-name="T2"> </text:span>Рынок уже не нуждается в управлении Невидимой Рукой, но может теперь <text:span text:style-name="T1">создавать себя</text:span> сам—свою логику, импульс, стиль, <text:span text:style-name="T1">изнутри</text:span>. Перенесение контроля внутрь стало свидетельством того, что уже произошло де факто—что вы отринули Бога. Но вы поддались ещё большей и более опасной иллюзии. Иллюзии контроля. Будто А может котролировать Б. Полностью. Никто не <text:span text:style-name="T1">может</text:span>. Что происходит, то происходит, А и Б не имеют реальности, они просто наименования частей, которые следует воспринимать неразрывно….</text:p>
      <text:p text:style-name="Standard_20__28_user_29_">–<text:span text:style-name="T2"> </text:span>Гонит белиберду Успенского,– шепнула леди протискиваясь мимо под руку с портовым грузчиком. Запахи дизельного топлива и духоd Sous le Vent, смешавшись, проплывали мимо пока они прошли. Джессика Свонлейк, цветущая девушка в форме рядовой ВТС, заметив довоенные духи, взглянула вслед, фнн, наряд не меньше, чем за 15 гиней и целую кучу талонов, <text:s/>наверное, из <text:s/>Харродс и <text:span text:style-name="T1">на мне смотрелся б куда лучше</text:span>, в этом она не сомневается. Леди, обернувшись вдруг, <text:s/>улыбается поверх плеча, ты так уверена? Боже, неужто она услышала? Ну, в <text:span text:style-name="T1">таком-то</text:span> месте почти наверняка.</text:p>
      <text:p text:style-name="Standard_20__28_user_29_"><text:soft-page-break/>Джессика стоит недалеко от стола для сеанса с пригоршней дротиков дартс в ладони, которые она бездельно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словно бы и сама, поглаживая кончики их оперения, впала в лёгкий транс.…</text:p>
      <text:p text:style-name="Standard_20__28_user_29_">Снаружи, из восточных районом, докатывается приглушённый взрыв очередной ракеты 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выпускник Кембриджа с отличием, десять лет назад, прекращает стенографировать, чтобы подняться и пойти перекрыть газ.</text:p>
      <text:p text:style-name="Standard_20__28_user_29_">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по центру. Милтон Гломинг вскидывает бровь. Его ум, постоянно занятый сбором соответствий, думает, что обнаружил ещё одно.</text:p>
      <text:p text:style-name="Standard_20__28_user_29_">Медиум, уже с раздражённостью, начинет выходить из транса. Любому ясно что сейчас происходит по ту сторону. Для этого сеанса, как и для любого другого, необходим не только родственный круг здесь в мире, но также основная четырёхсторонняя согласованность, что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text:p>
      <text:p text:style-name="Standard_20__28_user_29_">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ждера….</text:p>
      <text:p text:style-name="Standard_20__28_user_29_">–<text:span text:style-name="T2"> </text:span>Роджер говорил, что теперь вы подсчитаете все слова, которые записывали и составите какие-то графики,– приветливо, предотвращая всякое замечание про тот бросок дарта, который она предпочла б замять. – Они у вас только про сеансы</text:p>
      <text:p text:style-name="Standard_20__28_user_29_">–<text:span text:style-name="T2"> </text:span>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text:s/>характерные конфигурации—</text:p>
      <text:p text:style-name="Standard_20__28_user_29_">–<text:span text:style-name="T2"> </text:span>Я как-то это всё не очень—</text:p>
      <text:p text:style-name="Standard_20__28_user_29_">–<text:span text:style-name="T2"> </text:span>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изумленной грациозна,– то мы, конечно же, получим что-то наподобие прямой… однако, у нас есть данные, что предполагают 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text:p>
      <text:p text:style-name="Standard_20__28_user_29_">–<text:span text:style-name="T2"> </text:span>Ха,– <text:span text:style-name="T1">это</text:span> слово ей известно.– Мне показалось, вы оживились, когда он сказал «обернулись против».</text:p>
      <text:p text:style-name="Standard_20__28_user_29_">–<text:span text:style-name="T2"> </text:span>«Против», «наоборот», да, вас бы удивила частотность этих слов.</text:p>
      <text:p text:style-name="Standard_20__28_user_29_">–<text:span text:style-name="T2"> </text:span>А какое <text:span text:style-name="T1">самое</text:span> частое слово,– спросила Джессика,– <text:s/>номер один по вашим записям.</text:p>
      <text:p text:style-name="Standard_20__28_user_29_">–<text:span text:style-name="T2"> </text:span>То же самое, что и всегда в таких делах собраниях,– ответил статистик, как будто каждый знает, что это «смерть».</text:p>
      <text:p text:style-name="Standard_20__28_user_29_">Пожилой волонтёр службы оповещения о воздушных налётах, накрахмаленный и хрупкий как тонкая кисея, приподымается на цыпочки заново зажечь чувствительное пламя.</text:p>
      <text:p text:style-name="Standard_20__28_user_29_">–<text:span text:style-name="T2"> </text:span>Кстати, а где это ваш молодой безумец?</text:p>
      <text:p text:style-name="Standard_20__28_user_29_"><text:soft-page-break/>–<text:span text:style-name="T2"> </text:span>Роджер с капитаном Прентисом.– неопределённый взмах руки.– Как обычно: непонятные <text:s/>Микроплёночные Маневры.</text:p>
      <text:p text:style-name="Standard_20__28_user_29_">Включённый в одной из отдалённых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по окнам. Пора заклейки щелейб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text:p>
      <text:p text:style-name="Standard_20__28_user_29_">Пират Прентис так это воспринимает, косвенно, типа классового самосознания, он несёт свою улыбку среди всех тут собравшихся как боевую фалангу. Он перенял её из фильмов—это та 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text:s/>уложит.</text:p>
      <text:p text:style-name="Standard_20__28_user_29_">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text:p>
      <text:p text:style-name="Standard_20__28_user_29_">–<text:span text:style-name="T2"> </text:span>Генерал-майор, вы не можете поддерживать такое.</text:p>
      <text:p text:style-name="Standard_20__28_user_29_">–<text:span text:style-name="T2"> </text:span>Мы следим за ним круглые сутки. Физически, расположение он не покидает, это точно.</text:p>
      <text:p text:style-name="Standard_20__28_user_29_">–<text:span text:style-name="T2"> </text:span>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text:p>
      <text:p text:style-name="Standard_20__28_user_29_">–<text:span text:style-name="T2"> </text:span>Гитлер так и делает.</text:p>
      <text:p text:style-name="Standard_20__28_user_29_">–<text:span text:style-name="T2"> </text:span>Гитлер человек одухотворённый, а мы с вами просто наёмные работники, не забывайте….</text:p>
      <text:p text:style-name="Standard_20__28_user_29_">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джентельменски муштрованные маньяки из ОСО, <text:span text:style-name="T1">ах очень хорошо, капитан</text:span>, трандёж совещаний командования, шарканье ботинками, очки, какие сейчас носят в правительстве, <text:span text:style-name="T1">превосходно и как-нибудь показали бы это у нас в клубе….</text:span></text:p>
      <text:p text:style-name="Standard_20__28_user_29_">Пират хочет быть своим среди Них, хочет их грубоватой любви с запахом отличного виски и табачного блэнда Латакии. Он хочет понимания <text:span text:style-name="T1">своих</text:span>, а не этих заумных шибздиков и рационально долбанутых в этом Сноксале, такие преданные своей науке, такие терпимые, что только тут (и именно это достаёт по полной) единственное место во всех пределах империи войны, где он чувствует себя не таким чужаком.</text:p>
      <text:p text:style-name="Standard_20__28_user_29_">–<text:span text:style-name="T2"> </text:span>Этого вообще не понять,– говорил Роджер Мехико,– что у них на уме, в голове не укладывается, Закон о Ведьмовании, принят 200 лет назад, это обломок совершенно из другой эпохи, тогда мыслили по иному. И вдруг в 1944 по нему осуждают направо и налево. Нашего м-ра Эвентира,– указывая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покойных-особ-раскрыть-их-тогдашнее-местопребывание-и-чем-занимались-с-живими-на-тот-момент-лицами, Боже мой, докатиться до такого идиотически <text:span text:style-name="T1">грёбанного</text:span> фашизма…</text:p>
      <text:p text:style-name="Standard_20__28_user_29_">–<text:span text:style-name="T2"> </text:span>Полегче, Мехико, ты опять теряешь старую добрую объективность—человеку науки это не к лицу. Это уж совсем не по-научному.</text:p>
      <text:p text:style-name="Standard_20__28_user_29_">–<text:span text:style-name="T2"> </text:span>Придурок. И ты за них. Ты не почувствовал, когда заходил сюда сегодня? Это громадное болотище паранойи.</text:p>
      <text:p text:style-name="Standard_20__28_user_29_">–<text:span text:style-name="T2"> </text:span>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text:p>
      <text:p text:style-name="Standard_20__28_user_29_">–<text:span text:style-name="T2"> </text:span>А, Прентис.– Ни бровью не повел. Терпимость. А.</text:p>
      <text:p text:style-name="Standard_20__28_user_29_"><text:soft-page-break/>–<text:span text:style-name="T2"> </text:span>Ты бы зашёл, пусть доктор Грост проверит на своей ЭЭГ.</text:p>
      <text:p text:style-name="Standard_20__28_user_29_">–<text:span text:style-name="T2"> </text:span>Ладно, как только выберу время.– неопределённо. И тут проблема безопасности, пустая болтовня топит корабли, он не может быть слишком уверен, даже насчёт Мехико. В текущей операции слишком много кругов, внешних и внутренних. Список доверенных лиц сокращатся, когда движемся, кольцо за кольцом, к центру, Инструкция Уничтожить постепенно охватывает каждый клочок, лишнюю запись, ленту с печатной машинки.</text:p>
      <text:p text:style-name="Standard_20__28_user_29_">По его прикидкам, Мехико изредка обеспечивает поддержку недавней мании Фирмы, известной как операция Чёрное Крыло, своей статистикой—анализируя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text:p>
      <text:p text:style-name="Standard_20__28_user_29_">Он знает,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ство известное как ПРПУК, Психологические Разведывательные Проекты по Ускорению Капитуляции. О том чья капитуляция, ни гу-гу.</text:p>
      <text:p text:style-name="Standard_20__28_user_29_">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правительств в эмиграции.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некоторые хронически пьяны или занаркотизированы, чтоб прожить ещё один день повторения, в основном почему-то потерь, теряя остатки своих душ, уж сколько там было, всё меньше способны доверять, погрязнув в нескончаемой болтологии, в ежедневной самокритике,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text:p>
      <text:p text:style-name="Standard_20__28_user_29_">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здесь, последователь учерия Павлова там.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text:p>
      <text:p text:style-name="Standard_20__28_user_29_">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я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нафотографированное этой войной… по крайней мере, жизнь….</text:p>
      <text:p text:style-name="Standard_20__28_user_29_">Вон девушка Мехико входит в комнату. Он замечает её мгновенно, чистота вокруг неё, отсутствие дыма и шума… так он уже и ауру начинает видеть? Она заметила Роджера и улыбнулась, огромные глаза… тёмные ресницы и никакой косметики, во всяком случае Пират не различил, волосы валиком, до плеч—на кой чёрт ей та зенитная батарея? Ей нужно работать в столовой для рядового состава, разливать кофе по чашкам. Он вдруг старый пердун и придурок, у которого щемящее чувство, простая любовь к ним обоим, которая не просит ничего, лишь бы <text:soft-page-break/>они остались в живых, но её он всегда сможет представить другими словами «забота», ну, или там «привязанность»….</text:p>
      <text:p text:style-name="Standard_20__28_user_29_">В 1936, Пират (она говорила «апрель Т. С. Элиота», хоть это была более холодная пора года) полюбил жену управляющего. Тонкая, <text:s/>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text:p>
      <text:p text:style-name="Standard_20__28_user_29_">У него появилось тогда чувство, как служил к востоку от Суэца, в местах типа Бахрейна, где пиво пил разбавленным своим же потом среди вечной вони сырой нефти из Мухарака, с заходам солнца находиться в расположении—всё равно 98% заражены венерическими болезнями—обожжённое солнцем, замызганное подразделение для сохранности шейха и нефтяных денег против любой угрозы к востоку от пролива Ла-Манш, сексуально озабоченный, сам не сво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text:p>
      <text:p text:style-name="Standard_20__28_user_29_">Невероятная чёрно-белая Скорпия подтвердила немало фантазий Пирата про гламурный английский высший свет с шёлковыми ножками, <text:s/>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 <text:s/>отчасти. На званых вечерах они притворялись незнакомыми, хотя она так и не научилась владеть собой, когда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ливой к этому моменту мальчишества в его имперски вышколенному уже устоявшемся (ему было 33) быту, в его пред-Аскетизме, к тому, что Скорпия определила как его последнюю любовь—хотя сама была слишком молода, чтобы знать <text:span text:style-name="T1">это</text:span>, знать, как знал Пират, о чём <text:span text:style-name="T1">на самом деле</text:span> поётся в песне «Танцы в темноте»….</text:p>
      <text:p text:style-name="Standard_20__28_user_29_">Он старательно не говорил ей об этом. Но порой это такая мука не упасть к её ногам, зная, что она не оставит Клайва, с криком <text:span text:style-name="T1">ты моя последняя надежда</text:span>… <text:span text:style-name="T1">если не ты, то смысла нет</text:span>….Разве не хочет он, вопреки всем ожиданиям, отбросить скудное расписание человека Запада… но как человек может… где ему вообще начинать в возрасте 33-х… «То-то и <text:span text:style-name="T1">оно,</text:span>»– засмеётся она, не так от раздражения (и она засмеялась), сколько от щекотности нереальной проблемы—сама слишком растеряна в его маниакальности, постоянно <text:span text:style-name="T1">задействован</text:span>, так овладевает, раскладывает ей (потому что туже, чем когда дрочил в армейскую фланель в Персидском Заливе, охватывал <text:s/>сейчас щемящий ошейник любви его, его хуй), слишком неукротимый, чтобы она не поддалась этому безумию, но и вправду слишком безумный, чтобы считать это изменой Клайву….</text:p>
      <text:p text:style-name="Standard_20__28_user_29_">Чертовски удобно для неё, в любом случае. Роджер Мехико сейчас проходит через почти всё то <text:s/>же самое с Джессикой, в их случае Тот Другой известен как Бобёр. Пират всё наблюдал, но никогда не говорил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впрямь желает Роджеру того, что он, Пират, проиграл….</text:p>
      <text:p text:style-name="Standard_20__28_user_29_">–<text:span text:style-name="T2"> </text:span>Ты и вправду пират,– прошептала она в их последний день—никто их них не знал, что это последний день—ты нагрянул и увёз меня на своём пиратском корабле. Девушку из хорошей семьи и честных правил. Ты меня изнасиловал и теперь я Красная Сука Открытого Моря….</text:p>
      <text:p text:style-name="Standard_20__28_user_29_">Миленьк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одолжённая комната мягко покачивается, потолок скосился <text:soft-page-break/>и стал на метр ниже, лампы колыхались в их оснастке, какая-то часть уличного движения по набережной Темзы представила солёный крики над волнами, звон корабельного колокола….</text:p>
      <text:p text:style-name="Standard_20__28_user_29_">Но позади, за спиной их пригнувшегося морского неба, ищейки Правительства шли по следу—всё ближе, катера настигаю,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text:s/>У них железная логика: нанеси ему тяжкую рану и он очнётся и придёт в себя, придёт к правилам этого мира, старого вкрутую сваренного яйца, к его расписаниям для превращения ночи в ночь компромисса….</text:p>
      <text:p text:style-name="Standard_20__28_user_29_">Он оставил её на станции Ватерлоо. Там была праздничная толпа провожали <text:s/>Фреда Ропера с его хором Чудо Карапузиков на имперскую ярмарку в Йоганесбурге, Южная Африка. Карапузики в тёмных зимних одеждах, в щёгольских сюртучках и приталенных пальтецах, бегали по всей станции, глотали свои предотъездные шоколадки и выстраивались в ряд для новых фото. Белое как тальк лицо Скорпии в последнем окне, напротив последнего входа, <text:s/>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text:p>
      <text:p text:style-name="Standard_20__28_user_29_"><draw:frame draw:style-name="fr1" draw:name="Image6" text:anchor-type="char" svg:width="6.9252in" svg:height="0.3661in" draw:z-index="2"><draw:image xlink:href="Pictures/1000000000000B720000009B428C9716555D8079.png" xlink:type="simple" xlink:show="embed" xlink:actuate="onLoad" loext:mime-type="image/png"/></draw:frame>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о-зелёной шерсти. Им хочется быть вместе, в постели, в любви, а вместо этого на восток, к югу от Темзы встретиться с каким-то высокопоставленным вивисекционистом <text:s/>прежде, чем часы на башне Тауэра пробьют час ночи. А когда мыши набегаются, кто знает в эту ночь, но что они набегают навеки?</text:p>
      <text:p text:style-name="Standard_20__28_user_29_">Её лицо напротив дыханием затуманенного окна стало ещё одной туманностью, ещё одним свето-фокусом зимы. За нею проходит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text:p>
      <text:p text:style-name="Standard_20__28_user_29_">–<text:span text:style-name="T2"> </text:span>У нас их называют «служащими,»– отвечает Роджер,– и я понятия не имею почему Пойнтсмен делает то, что делает, он последователь Павлова, милая. Он из Королевского Научного Общества. Откуда мне знать про таких шишек? Такие же непонятные как тот сброд в Сноксоле.</text:p>
      <text:p text:style-name="Standard_20__28_user_29_">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text:p>
      <text:p text:style-name="Standard_20__28_user_29_">–<text:span text:style-name="T2"> </text:span>Бедный Роджер, бедный ягнёночек, попал на такую бяку войну.</text:p>
      <text:p text:style-name="Standard_20__28_user_29_">–<text:span text:style-name="T2"> </text:span>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text:p>
      <text:p text:style-name="Standard_20__28_user_29_">–<text:span text:style-name="T2"> <text:s/></text:span>Бобёр.</text:p>
      <text:p text:style-name="Standard_20__28_user_29_">–<text:span text:style-name="T2"> </text:span>Точно, и весь тот превосходный боевой дух, которым вы так славитесь, но что-то не слыхать, чтоб вы сбивали <text:span text:style-name="T1">ракеты</text:span>, ха-ха!– выдаёт свою самую злую улыбку, жмуря глаза и наморщив нос,– больше, чем я, больше, чем Пойнтсмен, ну, и кто <text:span text:style-name="T1">теперь</text:span> лучше кого, дорогуша?– подпрыгивает вверх-вниз на коже сиденья.</text:p>
      <text:p text:style-name="Standard_20__28_user_29_">К этому моменту рука её протянута, вот-вот коснётся его плеча. Она опёрлась щекой на свою руку, волосы рассыпаны, сонная, смотрит на него. Не может найти достойного довода против неё. А так старался. Свои умолкания она использует как поглаживания рукой, оградить его от углов комнат, покрывал, столов—всяких случайных мест... Даже в кино, когда смотрели тот ужасный <text:span text:style-name="T1">Нам по пути. </text:span>в день их встречи, он видел каждое белое движение её свободных от перчаток рук, кожей <text:s/>чувствовал малейшее подрагивание её оливково-янтарных, её кофейных <text:soft-page-break/>глаз. Он израсходовал литры растворителя краски, щёлкая своей неизменной зажигалкой Зипо, её обугленный фитилёк, мужественность уступает бережливости, укорочён до крохотного кончика, голубое пламя вспыхивает вокруг краёв в темноте, в самой разной темноте, увидеть что происходит с её лицом. При каждой вспышке, новое лицо.</text:p>
      <text:p text:style-name="Standard_20__28_user_29_">И случались моменты, особенно в последнее время—когда лицом к лицу, что никак не отличить которое из них чьё. Оба одновременно чувствовали странное недоумение… как если нежданно видишь себя в зеркале… и даже более того, чувство соединённости… что приходило потом—через пару минут, через неделю, тут не угадать, им доходило, когда уже по отдельности, отчего Роджер и Джессика сливались в единое существо не подозревавшее о своём существовании… В жизни, которую он проклинал, снова и снова, за то, что в ней оказалось что-то за пределами научного описания, это стало первым, самым первым реальным волшебством: данность, от которой невозможно отмахнуться.</text:p>
      <text:p text:style-name="Standard_20__28_user_29_">Это случилось как то,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вздёрнута его рулём, совсем неуставная чёрная резинка и ясный жемчуг ляжек там где кончаются чулки цвета хаки, ну—</text:p>
      <text:p text:style-name="Standard_20__28_user_29_">–<text:span text:style-name="T2"> </text:span>Ну, ты даёшь, красавица,– провизжав тормозами,– Тут тебе не закулисье старой Мельницы, знаешь ли.</text:p>
      <text:p text:style-name="Standard_20__28_user_29_">Она знала. «Гм,»– упавшая прядка, щекоча её нос, добавила больше, чем обычно, едкости в её ответ:– «Я не знала, что маленьких мальчиков пускают в такие места».</text:p>
      <text:p text:style-name="Standard_20__28_user_29_">–<text:span text:style-name="T2"> </text:span>Как я вижу,– уже научившись не замечать подобных замечаний по поводу его внешности,– девочкам из твоего звена скаутов, ещё никто не позвонил.</text:p>
      <text:p text:style-name="Standard_20__28_user_29_">–<text:span text:style-name="T2"> </text:span>Мне двадцать.</text:p>
      <text:p text:style-name="Standard_20__28_user_29_">–<text:span text:style-name="T2"> </text:span>Ура, тогда имеешь полное право прокатиться на этом Ягуаре аж до Лондона.</text:p>
      <text:p text:style-name="Standard_20__28_user_29_">–<text:span text:style-name="T2"> </text:span>Мне в другую сторон. Почти в Гастингс.</text:p>
      <text:p text:style-name="Standard_20__28_user_29_">–<text:span text:style-name="T2"> </text:span>Ну, тогда туда и обратно.</text:p>
      <text:p text:style-name="Standard_20__28_user_29_">Убирая волосы со своего лица:– А твоя мама знает, как ты себя ведёшь <text:span text:style-name="T1">не</text:span> дома?</text:p>
      <text:p text:style-name="Standard_20__28_user_29_">–<text:span text:style-name="T2"> </text:span>Моя мама война,– провозглашает Роджер Мехико, склоняясь, чтобы открыть дверь.</text:p>
      <text:p text:style-name="Standard_20__28_user_29_">–<text:span text:style-name="T2"> </text:span>Это странно слышать,– маленькая заляпанная туфелька повременила на подножке.</text:p>
      <text:p text:style-name="Standard_20__28_user_29_">–<text:span text:style-name="T2"> </text:span>Ладно, милая, не задерживай при исполнении задания, оставь велосипед где есть и аккуратней со своей юбкой, когда садишься, я не хочу совершить непроизносимый акт здесь, на улицах Танбридж-Велз—</text:p>
      <text:p text:style-name="Standard_20__28_user_29_">И тут падает ракета. Круто, круто. Взрыв, глухие раскаты. Довольно далеко в городе, чтоб быть опасной, слишком близко, чтобы она преодолела сотни миль между собой и незнакомцем: в долгом взмахе, балетном, её чудесный круглый зад поворачивается усесться на сиденьи рядом, волосы в секундном взлёте, рука оправляет армейскую юбку под себя, словно крыло, пока гудят отголоски взрыва.</text:p>
      <text:p text:style-name="Standard_20__28_user_29_">Ему мерещится торжественно шишковатое что-то, глубже или переменчивей, чем облака, подымается к северу. Прижмётся ли мило она к нему, прося защиты? Он вообще не ждал, что она сядет в машину, будь там ракета или нет, поэтому сейчас на Ягуаре Пойнтсмена включает заднюю вместо, да, въехал на велик, с хрустом превращая его в полный металлолом.</text:p>
      <text:p text:style-name="Standard_20__28_user_29_">–<text:span text:style-name="T2"> </text:span>Я в твоей власти,– <text:s/>вскрикивает она.– <text:span text:style-name="T1">Полностью</text:span>.</text:p>
      <text:p text:style-name="Standard_20__28_user_29_">–<text:span text:style-name="T2"> </text:span>Гм,– Роджер наконец-то справляется с коробкой передач и, танцуя по педалям, уфыркивает, фррр, в сторону Лондона. Но Джессика не в его власчти.</text:p>
      <text:p text:style-name="Standard_20__28_user_29_">Ну, а война, она и <text:span text:style-name="T1">впрямь</text:span> его мама, выела все мягкие, ранимые вкрапления надежды и бахвальства рассеянные, под слюдяными прослойками, из минерала серо-каменной сути Роджера, унося прочь их с их всхлипами в своём сером потоке. Вот уже шесть лет, всегда на виду, куда ни посмотришь. Он уже забыл свой первый труп, или когда впервые видел <text:soft-page-break/>умирающего. До того долго длится, Кажется всю жизнь. Город, где он бывает теперь наездами, приёмная Смерти: тут ведётся вся конторская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ым Человеком в «Белом Посещении», пауком прядущим свою сеть чисел. Ни для кого не секрет его неуживчивость с остальными сотрудниками его отдела. Но разве такое возможно? Все они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должно отражаться в экспериментальных данных,: не так ли, в числах… единственный для него способ приблизиться и понять. Что ж удивляться его отчуждённости в Отделе Пси, где по всему подвальному коридору каждый со сдвигом как минимум в 3 сигмы? Исусе, как тут не отчуждишься?</text:p>
      <text:p text:style-name="Standard_20__28_user_29_">И потом эта явная потребность каждого из них, которая его просто бесит… Ладно, это и <text:span text:style-name="T1">его</text:span> потребность тоже. Но разве возможно подвести научную основу под что-либо «духовное» когда тобою правит собственная смертность, как раз вне статистического исчисления квадратов чи, покуда листаются карты Зенера, в паузах между глухими, напряжёнными словами медиума? Чуть успокоившись, он утешает себя мыслью, что неотступные попытки делают его смелым. Но чаще, он клянёт себя, что не занимается разработками контроля разрывов, или составлением графиков Стандартизированные Показатели Поражения Цели на Тонну для соединений бомбардировщиков… да <text:span text:style-name="T1">что угодно</text:span> вместо этого неблагодарного барахтанья в делах недосягаемой Смерти….</text:p>
      <text:p text:style-name="Standard_20__28_user_29_">Они подъехали к зареву над крышами. Пожарные машины с рёвом пронеслись мимо, в том же направлении. Это гнетущий район кирпичных улиц и молчащих стен.</text:p>
      <text:p text:style-name="Standard_20__28_user_29_">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text:s/>для пожарников… <text:span text:style-name="T1">нет, пожалуйста, не лезьте на меня с этим Шлангом… о, нет… ну хотя бы сняли эти жуткие резиновые сапожищи… а да да так</text:span>—</text:p>
      <text:p text:style-name="Standard_20__28_user_29_">Солдаты стоят через каждые несколько метров, редкое заграждение, малость не от мира сего. Битва за Британию никогда ещё не велась так формально. Джессика замечает угольно-чёрный Пакккард в боковой улице, полон гражданскими в тёмных костюмах. Резкая белизна воротничков из тени—</text:p>
      <text:p text:style-name="Standard_20__28_user_29_">–<text:span text:style-name="T2"> </text:span>Кто они?</text:p>
      <text:p text:style-name="Standard_20__28_user_29_">Роджер пожимает плечами, «они» для них достаточно:– Не слишком дружелюбная компашка.</text:p>
      <text:p text:style-name="Standard_20__28_user_29_">–<text:span text:style-name="T2"> </text:span>Кто бы говорил!– <text:s/>Но улыбка их привычно заученная. Было время, когда его работ её малость бесила: блокнотики о летающих бомбах, как мило… И его раздражённый вздох: Джес, не считай меня бездушным научным сухарём….</text:p>
      <text:p text:style-name="Standard_20__28_user_29_">Жар бьёт в их лица, обжигающая глаз желтизна, когда струи хлещут огонь.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text:s/>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text:p>
      <text:p text:style-name="Standard_20__28_user_29_">Когда-то Роджер и Джессика может и остановились бы. Но они оба выпускники Битвы за Британию, оба призваны в чёрную утреннюю рань с криками о помощи, в тупую инерцию брусчатки и брусьев, в глубокую нехватку жалости в наставшие дни… К тому времени: как вытаскиваешь <text:span text:style-name="T1">энную</text:span> жертву, или часть <text:span text:style-name="T1">энной</text:span> жертвы из <text:span text:style-name="T1">энной</text:span> груды обломков, сказал он ей <text:soft-page-break/>однажды, злой, усталый, это уже перестало его задевать… значение<text:span text:style-name="T1"> эн</text:span> может быть разным для каждого из нас, но, извини меня: рано или поздно….</text:p>
      <text:p text:style-name="Standard_20__28_user_29_">И помимо изнеможения от всего есть ещё и это. Если даже они не полностью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в бумагах, пожарах, хаки, стали Фронта в Тылу. И что на самом деле Фронт в Тылу просто обман и фикция придуманная, не слишком-то умно, чтобы разлучить их, обернуть любовь в труд, абстракцию, неизбежную боль, злую смерть.</text:p>
      <text:p text:style-name="Standard_20__28_user_29_">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неизвестно чему 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со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ругань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ольше, чем пропаганда когда-либо требовала от них. Они любят друг друга. Пошла эта война на хуй.</text:p>
      <text:p text:style-name="Standard_20__28_user_29_"><draw:frame draw:style-name="fr1" draw:name="Image7" text:anchor-type="char" svg:width="6.9252in" svg:height="0.3661in" draw:z-index="3"><draw:image xlink:href="Pictures/1000000000000B720000009B428C9716555D8079.png" xlink:type="simple" xlink:show="embed" xlink:actuate="onLoad" loext:mime-type="image/png"/></draw:frame>Сегодняшний улов, чьим именем станет Владимир(или Илья, Сергей, Николай, смотря как вздумается доктору), осторожно крадётся ко входу в погреб. Это разбитое отверстие должно вести туда, где глубже и безопаснее. У него есть память, или рефлекс, о том как он спасся в такую же темноту от ирландского сеттера, который пропах угольным дымом и нападает без предупрежденья… один раз от стаи детворы, недавно от нежданного огня и грохота, кирпичи рухнули и пришибли его левую заднюю (всё ещё приходится вылизывать). Но в эту ночь угроза выглядит по новому: вместо жестокости систематическая хитрость, к которой он не привык. В здешней жизни всё напрямую.</text:p>
      <text:p text:style-name="Standard_20__28_user_29_">Идёт дождь, ветер едва пошевеливается. Приносит какой-то непонятный для него запах, ему в жизни не приходилось и близко быть к лаборатории.</text:p>
      <text:p text:style-name="Standard_20__28_user_29_">Это запах эфира, он исходит от м-ра Эдварда В. А. Пойнтсмена, ЧККХ. Как только пёс исчезает за рухнувшей стеной, мелькнув кончиком хвоста, нога доктора проваливается в белую разинутую глотку <text:s/>унитаза, которую он, сосредоточившись на охоте, не уви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ухватил….</text:p>
      <text:p text:style-name="Standard_20__28_user_29_">М-р Пойнтсмен подтаскивает ногу к разбитой лестнице, бьёт слегка, чтоб не спугнуть собаку, об нижнюю половину стойки перил их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хрень. Не подаётся. Он слышит как невидимый пёс, постукивая когтями лап, нашёл убежище в погребе. Невозможно всунуться в унитаз даже чтоб развязать его ёбаный <text:span text:style-name="T1">ботинок</text:span>….</text:p>
      <text:p text:style-name="Standard_20__28_user_29_">Поправив окошечко своей вязаной лыжной шапки, чтоб уцепи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text:s/>среди этой моросящей <text:soft-page-break/>ночи, отфильтруется до правильного баланса—затем прихрамывая, побрякивая, отправляется обратно к машине за помощью молодого Мехико, который, как он надеется, не забыл привезти электрический фонарик….</text:p>
      <text:p text:style-name="Standard_20__28_user_29_">Роджер и Джессика нашли его совсем недавно, притаившимся в конце улицы из линии домов. V-бомба, в чьих разрушениях он вёл охоту, разбила четыре жилища, аккурат четыре, как хирургическим скальпелем. Пахнет преждевременно угасшими дровами, дождём прибитым пеплом. Обтянули верёвками, постовой молча опёрся на дверь уцелевшего дома, от которого начинаются развалины. Если он с доктором перекинулись словом,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Развалина ждёт его, уходя склоном вверх к задним стенам неразберихой штукатурной драни в бесцельные связи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уинах помигивает медь кроватной стойки; вкруг обмотался чей-то лифчик, белая довоенная услада из кружев и сатина, просто застрял….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ещё рьяней. Но эта бедная затерянная беззащитная вещица… ждёт в ночи под дождём свою владелицу, чтобы вся комната собралась опять вокруг воедино….</text:p>
      <text:p text:style-name="Standard_20__28_user_29_">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с этим спиритуалистом, с этим статистиком, или что ты вообще такое—»</text:p>
      <text:p text:style-name="Standard_20__28_user_29_">–<text:span text:style-name="T2"> </text:span>Обниматься?– Роджер вот-вот завопит.– <text:span text:style-name="T1">Обниматься?</text:span></text:p>
      <text:p text:style-name="Standard_20__28_user_29_">–<text:span text:style-name="T2"> </text:span>Мехико.– Это доктор опять, на ноге унитаз, вязаный шлем перекошен.</text:p>
      <text:p text:style-name="Standard_20__28_user_29_">–<text:span text:style-name="T2"> </text:span>Опаньки! Ходить не мешает? Наверняка, да… сюда, просуньте в дверь, ага, так, хорошо,– <text:s text:c="2"/>закрыв обратно дверь вокруг лодыжки Пойнтсмена, Роджер привалился к бедру Джессики,– теперь тяните, со всей силы, как можете.</text:p>
      <text:p text:style-name="Standard_20__28_user_29_">Думая <text:span text:style-name="T1">молодой прохиндей</text:span> и <text:span text:style-name="T1">издевается придурок, </text:span>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парень, отыскивает заглушку картера, когда Пойнтсмен, наконец, может выговорить:– Нет <text:span text:style-name="T1">времени</text:span>, Мехико, он убежит, он убежит.</text:p>
      <text:p text:style-name="Standard_20__28_user_29_">–<text:span text:style-name="T2"> </text:span>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text:p>
      <text:p text:style-name="Standard_20__28_user_29_">–<text:span text:style-name="T2"> </text:span>Ради бога,– Пойнтсмен бухает вслед за ним в развалины,– <text:span text:style-name="T4"><text:s/></text:span>не напугайте его, Мехико, тут не сафари в Кении, он нужен нам близким к норме, насколько возможно.</text:p>
      <text:p text:style-name="Standard_20__28_user_29_">К норме? <text:span text:style-name="T1">К норме?</text:span></text:p>
      <text:p text:style-name="Standard_20__28_user_29_">–<text:span text:style-name="T2"> </text:span>Ясно<text:span text:style-name="T1">,</text:span>– откликается Роджер, сигналя ему фонариком, короткий-длинный-короткий.</text:p>
      <text:p text:style-name="Standard_20__28_user_29_">–<text:span text:style-name="T2"> </text:span>Посмотрим,– бормочет Джессика, на цыпочках за ними следом.</text:p>
      <text:p text:style-name="Standard_20__28_user_29_">–<text:span text:style-name="T2"> </text:span>Давай, приятель,– уговаривает Роджер,– тут для тебя бутылочка <text:span text:style-name="T1">эфира</text:span>.– <text:s/>Открыв флакон, помахивает перед входом в погреб, потом включает свой лучик. Пёс выглядывает из старой ржавой коляски, скачущие тени от его головы, язык болтается, на морде крайне скептическое <text:s/><text:soft-page-break/>выражение. – Так это ж м-с Насбом!– вскрикивает Роджер, точь-в-точь как это делает Фред Ален передачах Би-Би-Си, по средам.</text:p>
      <text:p text:style-name="Standard_20__28_user_29_">–<text:span text:style-name="T2"> </text:span>А шо, ты може думал шо то <text:span text:style-name="T1">Лесси</text:span>?– отвечает пёс.</text:p>
      <text:p text:style-name="Standard_20__28_user_29_">Роджер чувствует крепкий запах паров эфира, начиная свой осторожный спуск в погреб.– <text:span text:style-name="T1">Давай</text:span>,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Шат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text:span text:style-name="T1">губку</text:span>!–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 Момент—истины!– Он делает рывок. Пёс отпрыгнул в сторону и пулей мимо к выходу, покуда Роджер ныряет со своей губкой в коляску, которая разваливается под его весом. Нечётко, слышится сверху вой доктора:– Он убегает, Мехико, поспешите!</text:p>
      <text:p text:style-name="Standard_20__28_user_29_">–<text:span text:style-name="T2"> </text:span>Спешу.– стискивая губку, Роджер выпутывается из младенческого транспорта, снимая его с себя, как рубашку, проявляя, как ему кажется, атлетическое мастерство.</text:p>
      <text:p text:style-name="Standard_20__28_user_29_">–<text:span text:style-name="T2"> </text:span>Мехико-о-о-о,– чуть не плача.</text:p>
      <text:p text:style-name="Standard_20__28_user_29_">–<text:span text:style-name="T2"> </text:span>Праааильно,– Роджер с трудом выбирается по остаткам погреба наружу опять, где он видит <text:s/>как доктор подбирается к собаке, сетка широко поднята над головой. Дождь упорно падает на эту зарисовку. Роджер идет в обход, так, чтоб взять животное в клещи, которое стоит упершись лапами в обломки, оскаля зубы, рядом с куском задней стены, что ещё не рухнул. Джессика ждёт, чуть заинтересованно, руки в карманах, курит, наблюдает.</text:p>
      <text:p text:style-name="Standard_20__28_user_29_">–<text:span text:style-name="T2"> </text:span>Эй!– Орёт постовой:– Вы! Идиоты! Подальше от той стенки. Она ни на чём не держится.</text:p>
      <text:p text:style-name="Standard_20__28_user_29_">–<text:span text:style-name="T2"> </text:span>Сигаретка найдётся?– спрашивает Джессика.</text:p>
      <text:p text:style-name="Standard_20__28_user_29_">–<text:span text:style-name="T2"> </text:span>Он щас пабежит,– вскрикивает Роджер.</text:p>
      <text:p text:style-name="Standard_20__28_user_29_">–<text:span text:style-name="T2"> </text:span>Бога ради, Мехико, осторожней.– Проверяя каждый свой шаг они движутся вверх по склону по хрупкому равновесию руины. Это сложная система рычагов готовая рухнуть и накрыть их в любой момент. Он подбираются всё ближе <text:s/>к своей дичи, который смотрит то на доктора, то на Роджера, резко поворачивая голову. Он предупреждающе рычит, хвост безостановочно хлещет по сторонам угла, куда они его загнали.</text:p>
      <text:p text:style-name="Standard_20__28_user_29_">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text:p>
      <text:p text:style-name="Standard_20__28_user_29_">–<text:span text:style-name="T2"> </text:span>Губка!– <text:s/>визжит доктор, Роджер бросается на пса, который рванулся в направлении Пойнтсмена и прочь на улицу. Покуда Пойнтсмен со стоном вскидывает свою заунитаженную ногу, промахивается, замах разворачивает его кругом, сеть вскинута, как антенна радара. Роджер, с рожей полною эфира, не может сдержать свой полёт—когда доктор делат полный оборот вокруг своей оси, он врезается в него, унитаз наносит болезненный удар по его ноге. Оба охотника падают, сеть накрывает их сверху. Перебитая балка вскрипывает, валятся куски промокшей штукатурки. Стенка над ними, лишённая всякой опоры, зашаталась.</text:p>
      <text:p text:style-name="Standard_20__28_user_29_">–<text:span text:style-name="T2"> </text:span>Убирайтесь оттуда!– <text:s/>орёт постовой. Но усилия парочки под сеткой лишь раскачивают стенку всё сильнее.</text:p>
      <text:p text:style-name="Standard_20__28_user_29_"><text:soft-page-break/>–<text:span text:style-name="T2"> </text:span>Нам конец,– <text:s/>трясётся доктор. Роджер пытается взглянуть ему в глаза, проверить это он серьёзно, или как, но в окошечке лыжной шапки только белое ухо и кайма волос.</text:p>
      <text:p text:style-name="Standard_20__28_user_29_">–<text:span text:style-name="T2"> </text:span>Давай покатимся,– предлагает Роджер. Им удаётся откатиться на пару метров вниз, пока стена падает в обратную сторону. Им удалось вернуться к Джессике не причиняя ещё большего ущерба.</text:p>
      <text:p text:style-name="Standard_20__28_user_29_">–<text:span text:style-name="T2"> <text:s/></text:span>Он убежал в ту улицу,– <text:s/>сообщает она, помогая им выпутаться из сетки.</text:p>
      <text:p text:style-name="Standard_20__28_user_29_">–<text:span text:style-name="T2"> </text:span>Ладно,– <text:s/>вздыхает доктор,– это не имеет значения.</text:p>
      <text:p text:style-name="Standard_20__28_user_29_">–<text:span text:style-name="T2"> </text:span>Да, но только начали,– <text:s/>доносится от Роджера.</text:p>
      <text:p text:style-name="Standard_20__28_user_29_">–<text:span text:style-name="T2"> </text:span>Нет, нет. Достаточно.</text:p>
      <text:p text:style-name="Standard_20__28_user_29_">–<text:span text:style-name="T2"> </text:span>Но чем тогда вам заменить собаку?</text:p>
      <text:p text:style-name="Standard_20__28_user_29_">Они снова в пути, Роджер за рулём, Джессика между ними, унитаз вытарчивает в полуоткрытую дверь, когда пришёл ответ: Должно быть это знак. Наверное, тут понадобиться ответвление.</text:p>
      <text:p text:style-name="Standard_20__28_user_29_">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 шерстяной круди Джессики на вязаную голову, обнажённый нос и глаза—ему кажется, что доктору нужно больше, чем его содействие, его добрая воля. Доктору нужен <text:span text:style-name="T1">он сам</text:span>. Как кому-то хочется собаку редкой породы….</text:p>
      <text:p text:style-name="Standard_20__28_user_29_">Тогда зачем он тут, помогая умыкнуть ещё одну собаку? Какой ещё настолько чокнутый незнакомец сидит в нём—</text:p>
      <text:p text:style-name="Standard_20__28_user_29_">–<text:span text:style-name="T2"> </text:span>Вы возвращаетесь сегодня, доктор? Мне нужно ещё подвезти юную леди.</text:p>
      <text:p text:style-name="Standard_20__28_user_29_">Нет, останусь в городе, а вы можете отогнать машину обратно. Мне нужно поговорить с д-ром Спектро.</text:p>
      <text:p text:style-name="Standard_20__28_user_29_">Сейчас они приближаются к длинной кирпичной импровизации, Викторианское изложение того, что когда-то, давным-давно, выли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ен как Госпиталь Св. Вероники Истиного Лика заболеваний респираторных и толстой кишки, один из обитателей которого д-р Кевин Спктро, невролог и последователь учения Павлова.</text:p>
      <text:p text:style-name="Standard_20__28_user_29_">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эта, как понял Роджер, неделя Спектро, к которому могут зайти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ый топот их обуви, как танцы пуантов по мрамору, нарушающих твой покой, не стихающие удаляясь, голос Пойнтсмена и походка всегда выделялись из остальных. Как он прозвучит сейчас с унитазом на ноге?</text:p>
      <text:p text:style-name="Standard_20__28_user_29_">Роджер и Джессика оставляют доктора у бокового входа, в котором он тает, не оставляя ничего кроме дождя, что льётся со всех скатов и завитков в надписи на перемычке.</text:p>
      <text:p text:style-name="Standard_20__28_user_29_">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text:soft-page-break/>кожаное сиденье. в котором она свернулась. Дворники на лобовом стекле сметают дождь ритмичными яркими дугами. Начало третьего, пора домой.</text:p>
      <text:p text:style-name="Standard_20__28_user_29_"><draw:frame draw:style-name="fr1" draw:name="Image8" text:anchor-type="char" svg:width="6.9252in" svg:height="0.3661in" draw:z-index="4"><draw:image xlink:href="Pictures/1000000000000B720000009B428C9716555D8079.png" xlink:type="simple" xlink:show="embed" xlink:actuate="onLoad" loext:mime-type="image/png"/></draw:frame>Внутри госпиталя Св. Вероники <text:s/>они усаживаются вместе, рядом с палатой Военных н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могут показываться их тени, чётко обрезанные, мелькнут и пропадают. Но оба лица полны обычной сдержанности, оттянуты назад в аннуляцию ночи.</text:p>
      <text:p text:style-name="Standard_20__28_user_29_">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text:s/>брать свой шприц и колоть в темноте, утихомиривая Лису (это его общее имя для любого пациента—дай три круга бегом вокруг здания, ни разу не подумав о лисе, и сможешь излечить что угодно). <text:s/>Пойнтсмен будет всякий раз сидеть, ждать возобновления их бечседы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text:p>
      <text:p text:style-name="Standard_20__28_user_29_">–<text:span text:style-name="T2"> </text:span>Не <text:span text:style-name="T1">очень</text:span> хорошо выглядишь.</text:p>
      <text:p text:style-name="Standard_20__28_user_29_">–<text:span text:style-name="T2"> </text:span>А, этот старый ублюдок, он меня выве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понять… всегда подбросит какой-нибудь свой… старческий сюрпризик.</text:p>
      <text:p text:style-name="Standard_20__28_user_29_">–<text:span text:style-name="T2"> </text:span>Так это возраст такой, Право же.</text:p>
      <text:p text:style-name="Standard_20__28_user_29_">–<text:span text:style-name="T2"> </text:span>Ну, это <text:s/>я б ещё стерпел, но он такой, чёрт побери—такой <text:span text:style-name="T1">ублюдок</text:span>, он никогда не <text:span text:style-name="T1">спит</text:span>, он <text:span text:style-name="T1">придумывает</text:span> как ещё…</text:p>
      <text:p text:style-name="Standard_20__28_user_29_">–<text:span text:style-name="T2"> </text:span>Не сенильность, нет, я имею в виду его должность. А Пойнстмен? У тебя ещё нет его приоритетов, не так ли? Ты не станешь рисковать там, где он может. Ты же лечил их в таком возрасте, тебе наверняка знакомо эта их… <text:span text:style-name="T1">самодовольство….</text:span></text:p>
      <text:p text:style-name="Standard_20__28_user_29_">Собственная Лиса Пойтсмена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text:p>
      <text:p text:style-name="Standard_20__28_user_29_">–<text:span text:style-name="T2"> </text:span>Мне это не нравится, Пойнтсмен. Если уж спрашиваешь.</text:p>
      <text:p text:style-name="Standard_20__28_user_29_">–<text:span text:style-name="T2"> </text:span>Почему нет?– <text:s/>Молчание.– <text:s/>Неэтично?</text:p>
      <text:p text:style-name="Standard_20__28_user_29_">–<text:span text:style-name="T2"> <text:s/></text:span>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text:p>
      <text:p text:style-name="Standard_20__28_user_29_">–<text:span text:style-name="T2"> </text:span>Этот Слотроп. Ты знаешь о нём. Даже Мехико считает… о, самый обычный. Предзнание. Психокинез. У них свои проблемы, в <text:span text:style-name="T1">той</text:span> шарашке… но предположим, у тебя появился бы шанс изучить по настоящему классический случай… некоей патологии, отличный пример механизма….</text:p>
      <text:p text:style-name="Standard_20__28_user_29_">В одну из таких ночей Спектро спросил:– Если бы он не был одним из подопечных Ласло Джамфа, твой интерес к нему был бы столь же настойчив?</text:p>
      <text:p text:style-name="Standard_20__28_user_29_">–<text:span text:style-name="T2"> </text:span>Ну, конечно.</text:p>
      <text:p text:style-name="Standard_20__28_user_29_">–<text:span text:style-name="T2"> <text:s/></text:span>Гмм.</text:p>
      <text:p text:style-name="Standard_20__28_user_29_">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text:p>
      <text:p text:style-name="Standard_20__28_user_29_">Павлов бы увлечён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Но потом, каким-нибудь способом—истощи их, травмируй, подвергни шоку, кастрируй, пошли в какую-то из их сумеречных фаз пребывания вне границ своего <text:soft-page-break/>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сверхпарадоксальная фаза является основой ослабления идеи противоположности в наших пациентах». Наши сумасшедшие, наши параноики, маньяки, шизоиды, моральные уроды—</text:p>
      <text:p text:style-name="Standard_20__28_user_29_">Спектро качает головой:– Ты ставишь реакцию прежде стимула.</text:p>
      <text:p text:style-name="Standard_20__28_user_29_">–<text:span text:style-name="T2"> </text:span>Вовсе нет. Сам подумай. Он гуляет и может ч<text:span text:style-name="T1">увствовать их приближение</text:span> за несколько дней. Но это рефлекс. Реакция на что-то пребывающее вокруг<text:span text:style-name="T1">. </text:span>С нашим слишком грубым строением, мы не в состоянии ощутить это, а <text:span text:style-name="T1">Слотроп</text:span> <text:span text:style-name="T1">может</text:span>.</text:p>
      <text:p text:style-name="Standard_20__28_user_29_">–<text:span text:style-name="T2"> </text:span>Но это и есть экстрасенсорность.</text:p>
      <text:p text:style-name="Standard_20__28_user_29_">–<text:span text:style-name="T2"> </text:span>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это это всё только ещё начиналось… уже одно то, что помещаешь собаку <text:span text:style-name="T1">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привести её в сумеречность.</text:p>
      <text:p text:style-name="Standard_20__28_user_29_">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text:p>
      <text:p text:style-name="Standard_20__28_user_29_">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замерзшем измученном городе….</text:p>
      <text:p text:style-name="Standard_20__28_user_29_">…<text:span text:style-name="T2"> </text:span>как будто снова пол, типа, громадный лифт взмывающий вместе с тобой к потолку—воспроизводя теперь как стены разлетались во все стороны, кирпичи, штукатурка сыпались вниз, твой мгновенный паралич когда наступает смерть окутать и оглушить <text:span text:style-name="T1">я не знаю, док, наверно я отключился а как пришёл в себя её уже не было вокруг всё горело моя вся голова в дыму… </text:span>и вид твоей крови льющейся из обвислого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text:p>
      <text:p text:style-name="Standard_20__28_user_29_">…<text:span text:style-name="T2"> </text:span>этот сумеречный прыжок, эта капитуляция. В которой сходятся идеи противоположности и и утрачивают свою противоположность. (И действительно ли Слотроп настроен на ракетный взрыв, или на эту <text:span text:style-name="T1">деполяризацию</text:span>, эту невротическую «растерянность», что наполняет палату в эту ночь?) Сколько раз ещё прежде, чем это смоет, этих приливающих повторений, повторных переживаний взрыва, в страхе отключиться, потому что отключаешься так окончательно <text:span text:style-name="T1">откуда мне знать, доктор, что я очнусь?</text:span> и ответ <text:span text:style-name="T1">доверься нам,</text:span> после ракеты, это настолько пуста, пустое актёрство—довериться вам?—и оба вы знаете это… Спектро чувствует себя шарлатаном, но продолжает… просто потому что боль остаётся реальной.</text:p>
      <text:p text:style-name="Standard_20__28_user_29_">А те, кто, наконец-таки, сдаются: из каждого катарсиса восстают новыми детьми, без боли, без «я» на один удар пульса Между… чистая табличка, начинай писать, рука с мелком зависла в зимнем сумраке над несчастными <text:s/>палимпсестами из людей, что трясутся под казёнными <text:soft-page-break/>одеялами, утопая в слезах и соплях горя настолько реального, оторванные от такой глубины, что изумляет, кажется большей чем вправду их….</text:p>
      <text:p text:style-name="Standard_20__28_user_29_">О, как вожделеет Пойнтсмен к ним, милым детям. Его серые трусы вот-вот лопнут от тяги без обиняков, по мирски воспользоваться их невинностью,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искушающе лежат они рядами на своих железных койках, в девственных простынях, такие безыскусно эротичные милашки….</text:p>
      <text:p text:style-name="Standard_20__28_user_29_">Автобусная станция Св. Вероники, их раздорожье (по прибытии на эту имитацию паркета с нашлёпками жевательной резинки зашмыганной до черноты, с пятнами ночной блевотины, светло-жёлтой, прозрачной как флюиды богов, выброшенные газеты или пропагандистские листы никем не читанные, серповидно подранные, засохшие сопли выколупанные из носа, чёрная копоть, что мягко поколыхивается внутрь на каждое открытие дверей…).</text:p>
      <text:p text:style-name="Standard_20__28_user_29_">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откуда сбежали эти дети, и что, в этом городе, их некому встретить. Ты впечатляешь их своей воспитанностью. Не знаешь, смогли ли они различить сквозь неё твою пустоту. Они пока не смотрят тебе в глаза, их тонкие ноги не знают покоя, в обвисших вязаных чулках (всё эластичное ушло на нужды войны), но очаровательно: пяточки стучат не уставая по холстяным сумкам, обтрёпа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text:p>
      <text:p text:style-name="Standard_20__28_user_29_">За твоей спиной длинные, длиною в ночь, очереди мужчин в униформе медленно продвигаются прочь, пиная свои, всё больше молчком, к дверям выхода в бежевой краске, но края покоричневее в неровных изгибах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оала их, следующий предъявляет свой билет. Снаружи гудят моторы: но вместо транспорта скорее напоминают гул какого-то стационарного станка, сотрясения земли <text:s/>очень низких частот, доходят, смешавшись с холодом—предупреждая, что снаружи твоя слепота, после яркого внутреннего освещения, будет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text:s/>Ты сидишь, полуобернувшись смотришь 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text:s/>редко в какую ночь войдёт хотя бы даже один, домой в твою провалившуюся,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text:p>
      <text:p text:style-name="Standard_20__28_user_29_">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text:soft-page-break/>д-р Поркиевич, отвернул воротник своей шинели, в меховой шапке на самые уши, дыханье их отдаёт дохлой рыбой, и на кой чёрт Пойнтсмену это животное?</text:p>
      <text:p text:style-name="Standard_20__28_user_29_">Уже, сам по себе, приходит ответ, в какой-то момент безликое бластоблаблу, но уже следующий разворачивается, приобретая формы….</text:p>
      <text:p text:style-name="Standard_20__28_user_29_">Помимо прочего, что Спектро 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text:p>
      <text:p text:style-name="Standard_20__28_user_29_">–<text:span text:style-name="T2"> </text:span>Тебе следовало бы предложить мне парочку, в таком случае—ты серьёзно?—гигантских осьминогов.– Доктора в упор смотрят друг на друга.</text:p>
      <text:p text:style-name="Standard_20__28_user_29_">–<text:span text:style-name="T2"> </text:span>Мне интересно что бы ты делал.</text:p>
      <text:p text:style-name="Standard_20__28_user_29_">–<text:span text:style-name="T2"> </text:span>Мне тоже.</text:p>
      <text:p text:style-name="Standard_20__28_user_29_">–<text:span text:style-name="T2"> </text:span>Возьми осьминога. Он имеет в виду «оставь Слотропа»? Напряжённый момент.</text:p>
      <text:p text:style-name="Standard_20__28_user_29_">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говоря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поправлять своё поведение. Могла открывать двери настежь для дождя и прыгающих насекомых, но не закрывать их… перевернуть мусор, нагадить на пол, но не убрать—разве хоть <text:span text:style-name="T1">кто-нибудь</text:span> смог жить с такой тварью?</text:p>
      <text:p text:style-name="Standard_20__28_user_29_">–<text:span text:style-name="T2"> </text:span>Осьминоги,– уговаривает Спектро,– спокойно воспринимают хирургия.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text:span text:style-name="T1">не лают!</text:span></text:p>
      <text:p text:style-name="Standard_20__28_user_29_">–<text:span text:style-name="T2"> </text:span>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text:p>
      <text:p text:style-name="Standard_20__28_user_29_">–<text:span text:style-name="T2"> </text:span>Их можно обучить чему угодно.</text:p>
      <text:p text:style-name="Standard_20__28_user_29_">–<text:span text:style-name="T2"> </text:span>Спектро, вы не дьявол,– вглядываясь внимательнее,– <text:s/>или всё же? Вам известно, мы нацелены на звуковые стимулы, весь упор этой программы по Слотропу <text:span text:style-name="T1">должен быть</text:span> на <text:span text:style-name="T1">реверсивно</text:span>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хрени падают?</text:p>
      <text:p text:style-name="Standard_20__28_user_29_">–<text:span text:style-name="T2"> </text:span>Свечение.</text:p>
      <text:p text:style-name="Standard_20__28_user_29_">–<text:span text:style-name="T2"> </text:span>Чего?</text:p>
      <text:p text:style-name="Standard_20__28_user_29_">–<text:span text:style-name="T2"> <text:s/></text:span>Огненно красный шар. Падает как метеор.</text:p>
      <text:p text:style-name="Standard_20__28_user_29_">–<text:span text:style-name="T2"> </text:span>Чепуха.</text:p>
      <text:p text:style-name="Standard_20__28_user_29_">–<text:span text:style-name="T2"> </text:span>Гверхидви однажды видел такой среди ночью, над Дептфордом.</text:p>
      <text:p text:style-name="Standard_20__28_user_29_">–<text:span text:style-name="T2"> </text:span>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text:s/>что мне действительно нужно, так это не собаку, не осьминога, а одного из ваших чудных Лисов. <text:span text:style-name="T1">Чёрт побери</text:span>. Хотя бы одну <text:span text:style-name="T1">лисичку!</text:span></text:p>
      <text:p text:style-name="Standard_20__28_user_29_"><draw:frame draw:style-name="fr1" draw:name="Image9" text:anchor-type="char" svg:width="6.9252in" svg:height="0.3661in" draw:z-index="5"><draw:image xlink:href="Pictures/1000000000000B720000009B428C9716555D8079.png" xlink:type="simple" xlink:show="embed" xlink:actuate="onLoad" loext:mime-type="image/png"/></draw:frame>Что-то бродит по городу Дыма—собирает стройных девушек, милых и гладких как куклы, целыми пригоршнями. Их жалобные крики… их жалобные кукло-крики… лицо одной из них <text:soft-page-break/>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ы в тот момент, как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ду проыпается бормочет что-то вроде «ёбаный дурдом» и снова спадает в сон.</text:p>
      <text:p text:style-name="Standard_20__28_user_29_">Она тянется, мален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Наполовину из-под одеял, она зависла между двух миров, белое, атлетическое усилие в этой холодной комнате. А, ладно… она оставляет его в их тёплой норе и движется дрожа ву-ву-ву в зернистой темноте по скованным зимой доскам пола, скользким как лёд под её голыми ступнями.</text:p>
      <text:p text:style-name="Standard_20__28_user_29_">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что-нибудь увидеть сквозь иней затянувший стёкла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ы в ковшике своей ладони, скрывая огонёк, хотя затемнение было отменено несколько недель тому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text:p>
      <text:p text:style-name="Standard_20__28_user_29_">Может им лучше перейти на отели, на заполнение форм, на проверку наличия фотокамер и биноклей? Этот дом, город, скрещённыек арки Джессики и Роджера такие уязвимые для германского оружия и британских законоуложениий… <text:s/>не то, чтобы она чувствовала себя ту в опсности, но всё-таки пусть бы тут были ещё люди, и чтоб это действительно было городком, её городком. Прожекторы могут остаться, освещать ночь, и аэростаты тоже, как толстые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text:s text:c="3"/>(жить в мире где это украшает день), всего лишь добрый гром?</text:p>
      <text:p text:style-name="Standard_20__28_user_29_">Джесссика всплывает над собой, взлянуть на себя смотрящую в ночь, парить в широкобрючном, щирокоплечном белом, сатиновогладком на её обращённых в ночь поверхностях. Пока что-то не упадёт слишком близко, они в безопасности: в их чаще сребносиних стеблей тянущихся с наступлением темноты притронуться или прогрести тучи, зелёно-коричневые массы в формах, в конце дня, каменные, глаза упорно вдаль, на колонах к передовым, к их высшим судьбам,, которые, так странно, не имеют отношения к ним двоим тут… тебе не ясно что война, идиотка? да, но тут Джессика в пижаме от своей сестры и Роджер спящий голяком, при чём тут война?</text:p>
      <text:p text:style-name="Standard_20__28_user_29_">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text:s/>держаться…</text:p>
      <text:p text:style-name="Standard_20__28_user_29_">Роджер пытался объяснить ей статистику V-бомб: разность распределения, с высоты полёта ангела, на крте Англии, и шансы их двоих, если смотреть отсюда, снизу. Она почти поняла, врубилась в его уравнение Поиссона, но просто не могла свести концы с концами—её <text:s/>ежедневно вынуждаемое спокойствие и чистые числа, чтоб они сходились. Как-то <text:s/>всё пыталось ускользнуть.</text:p>
      <text:p text:style-name="Standard_20__28_user_29_">–<text:span text:style-name="T2"> </text:span>Почему твои уравнения только для ангелов, Роджер? Почему <text:span text:style-name="T1">мы</text:span> не можем снизу повлиять?Какое-нибудь уравнение, чтоб мы <text:s/>смогли найти более безопасное место?</text:p>
      <text:p text:style-name="Standard_20__28_user_29_"><text:soft-page-break/>–<text:span text:style-name="T2"> </text:span>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 не <text:s/>доходит.</text:p>
      <text:p text:style-name="Standard_20__28_user_29_">Ракеты распределяются 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text:s/>что в этом роде, это не предзнание… когда это я прикидывался тем, кем не являюсь? Я просто подставляю цифры в хорошо известное, найдите его в учебнике и делайте сами….</text:p>
      <text:p text:style-name="Standard_20__28_user_29_">В его маленьком бюро сейчас водружена огромная карта, окно в иной ландшафт, не в зимний Сассекс, названия и паутина улиц, п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text:p>
      <text:p text:style-name="Standard_20__28_user_29_">Эрленмерова колба булькает на подставке. Голубой огонь тарахтит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сигарет выкуренных и затем, как окурки, докуренных в ледяные чёрные утренние смены, тяжёлая и отвратительная атмосфера. Но он должен войти, должен выдержать свою обычную утреннюю чашку.</text:p>
      <text:p text:style-name="Standard_20__28_user_29_">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в физических исследованиях.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либ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text:p>
      <text:p text:style-name="Standard_20__28_user_29_">–<text:span text:style-name="T2"> </text:span>А вы могли бы… <text:span text:style-name="T1">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text:p>
      <text:p text:style-name="Standard_20__28_user_29_">–<text:span text:style-name="T2"> </text:span>Нет.</text:p>
      <text:p text:style-name="Standard_20__28_user_29_">–<text:span text:style-name="T2"> </text:span>Но позвольте—</text:p>
      <text:p text:style-name="Standard_20__28_user_29_">–<text:span text:style-name="T2"> </text:span>Любой квадрат может быть ударен снова. Попадания не мешают друг другу. Средняя плотность величина постоянная.</text:p>
      <text:p text:style-name="Standard_20__28_user_29_">Ничто на карте не противоречит этому. Одна лишь классическая распределённость Поиссона, аккуратно и тихо заполняет квадраты, всё как и должно быть… растёт к своей предопределённой форме….</text:p>
      <text:p text:style-name="Standard_20__28_user_29_">–<text:span text:style-name="T2"> </text:span>Но квадраты, которые уже получили несколько попаданий, я имею в виду—</text:p>
      <text:p text:style-name="Standard_20__28_user_29_"><text:soft-page-break/>–<text:span text:style-name="T2"> </text:span>Извините, Но это Заблуждение Монте-Карло. Неважно сколько раз уже попадало в определённый квадрат, шансы остаются теми же, какими они всегда и были. Каждое попадание независимо от других. Бомбы не собаки. Нет связи. Нет памяти. Нет обусловленности.</text:p>
      <text:p text:style-name="Standard_20__28_user_29_">Сказать такое последователю Павлова. Это обычная самодовоьная толстокожесть Мехико, или он знает о чём говорит? Если между ракетными ударами не существует связи—ни рефлекторной дуги, ни За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text:span text:style-name="T1">поколение</text:span>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text:p>
      <text:p text:style-name="Standard_20__28_user_29_">–<text:span text:style-name="T2"> </text:span>Римляне,– Роджер и его преподобие д-р Де ла Нут однажды вечером напились вместе,–древне-римские священники клали решето на дорогу, а потом следили стебликакой травы прорастают сквозь дырки.</text:p>
      <text:p text:style-name="Standard_20__28_user_29_">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 посмотрим…</text:p>
      <text:p text:style-name="Standard_20__28_user_29_">–<text:span text:style-name="T2"> </text:span>Ехико,– подавшись вперёд с явной враждебностью.– Проросшие стебли они применяли для лечения больных. У них решето было очеь священным предметом. А что вы сделаете со своим, которо наложили поверх Лондона? Как вы используете то, что растёт в вашей сети смертей?</text:p>
      <text:p text:style-name="Standard_20__28_user_29_">–<text:span text:style-name="T2"> </text:span>Я вас не понимаю.–Это всего лишь уравнение….</text:p>
      <text:p text:style-name="Standard_20__28_user_29_">Роджер вправду хочет, чтобы другим <text:s/>было понятно о чём от говорит. Джессика знает это. Когда они не понимают, <text:s text:c="2"/>лицо его становится белым и туманным, словно за грязным стеклом окна в вагоне поезда, словно спускаются чуть серебристые шторки, вклиниваются пространства отделить его ещё больше, тающим в своём одиночестве. Она знала с самого первого их дня, когда он наклонился поперёк открыть дверь Ягуара и такой убеждённый, что она ни за что не сядет. Она видела его одиночество: в его лице, в красных ругах с обкусанными ногтями….</text:p>
      <text:p text:style-name="Standard_20__28_user_29_">–<text:span text:style-name="T2"> </text:span>Но так не честно.</text:p>
      <text:p text:style-name="Standard_20__28_user_29_">–<text:span text:style-name="T2"> </text:span>Честнее не бывает,– с таким циничным видом, Роджер смотрится очень юным, как её кажется.– <text:s/>Все равны. Равные шансы угодить под взрыв. Равны перед ракетой.</text:p>
      <text:p text:style-name="Standard_20__28_user_29_">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text:s/>Ну. Прекрати.</text:p>
      <text:p text:style-name="Standard_20__28_user_29_">–<text:span text:style-name="T2"> </text:span>Иногда...–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text:p>
      <text:p text:style-name="Standard_20__28_user_29_">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м, порхающих.</text:p>
      <text:p text:style-name="Standard_20__28_user_29_">–<text:span text:style-name="T2"> </text:span>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text:p>
      <text:p text:style-name="Standard_20__28_user_29_"><text:soft-page-break/>–<text:span text:style-name="T2"> </text:span>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text:p>
      <text:p text:style-name="Standard_20__28_user_29_">–<text:span text:style-name="T2"> </text:span>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text:s/>Коэффициент Горечи для каждого! такая прелесть—всем предстать <text:s/>перед комиссией, столько-то очков, если еврей, за концлагерь столько, за нехватку конечностей <text:s/>или жизненноважных органов, за утрату жены, любовника, близкого друга—</text:p>
      <text:p text:style-name="Standard_20__28_user_29_">–<text:span text:style-name="T2"> </text:span>Я знала, что ты рассердишься,– <text:s/>пробормотала она.</text:p>
      <text:p text:style-name="Standard_20__28_user_29_">–<text:span text:style-name="T2"> </text:span>Я не сержусь. Нисколько.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м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полных лунатиков,»– Джессика, вздыхая о боже, подтягивает свои красивые ноги вверх на кресло,– «они верят в жизнь после смерти, о связи от-сознания-к-сознанию, в пророчества, ясновидение, телепортацию—они <text:span text:style-name="T1">верят</text:span>, Джес! и—и—,»– что-то не даёт ему говорить. Она забывает о своём раздражении, подымается из кресла с узором из набухших капель, чтобы обнять его <text:span text:style-name="T1">и как она знает</text:span>, её ляжки из-под <text:s/>тепла юбки, её лобок, что теснится всё крепче, разогреть и возбудить его хуй, обтирая остатки её губной помады о его рубашку, мускулы, прикосновения, кожи ходуном, приливы крови—знает в точности что хочет Роджер сказать?</text:p>
      <text:p text:style-name="Standard_20__28_user_29_"><text:span text:style-name="T1">От-сознания-к-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text:s/>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Пойтнсмена, и от пойнтсменовской… его…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мучать людей, как собак, и никогда не чувствовать их боли….</text:p>
      <text:p text:style-name="Standard_20__28_user_29_">Свора лисиц, сброд шавок движутся в сегодняшней ночи, шелестя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ди, которые могли бы спать в этих домах, изгнанные взрывами, некоторые уже навсегда… может им сняться города сияющие в ночи фонарями, рождественские праздники виденные в детстве, а не в оглядке <text:s/>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text:p>
      <text:p text:style-name="Standard_20__28_user_29_"><text:soft-page-break/>–<text:span text:style-name="T2"> </text:span>Как это всё было? До войны?– <text:s/>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text:p>
      <text:p text:style-name="Standard_20__28_user_29_">–<text:span text:style-name="T2"> </text:span>Ну, в общем,– скрипучим голосом старого пердуна, парализованная рука тянется щипнуть её за грудь самым мерзкоим образом, какой он знает,– это, девонька, зависит от того <text:span text:style-name="T1">какую</text:span> войну, ты <text:span text:style-name="T1">имеешь в виду</text:span>.– И вот она подходит, слюна в уголке его нижней губы собирается, ве, и капает тонкой белесой ниточкой, он такой умный, натренировал все самые гадкие гадости….</text:p>
      <text:p text:style-name="Standard_20__28_user_29_">–<text:span text:style-name="T2"> </text:span>Брось, Роджер. Я серьёзно. Я не помню.– Наблюдает ямочки, что всплыли по сторонам его рта, пока он обдумывает, улыбаясь ей странной улыбкой. Так это будет, когда мне перевалит за тридцать… промелькивают несколько детей, сад за окном, голоса <text:span text:style-name="T1">Мама, что тут</text:span>… огурцы и лук на разделочной доске, цветки дикой моркови, взбрызги сияюще жёлтого, в тёмной, очень зелёной лужайке и его голос—</text:p>
      <text:p text:style-name="Standard_20__28_user_29_">–<text:span text:style-name="T2"> </text:span>Я помню только, что это было глупо. Просто потрясающе глупо. Ничего не происходило. Ах, да Эдвард VIII отрёкся. Он полюбил—</text:p>
      <text:p text:style-name="Standard_20__28_user_29_">–<text:span text:style-name="T2"> </text:span>Это я знаю. Читаю журналы. Но на что это было <text:span text:style-name="T1">похоже</text:span>?</text:p>
      <text:p text:style-name="Standard_20__28_user_29_">–<text:span text:style-name="T2"> </text:span>Просто… да просто чертовски глупо. И всё. Переживали о вещай, которые вообще—Джес, ты вправду не помнишь?</text:p>
      <text:p text:style-name="Standard_20__28_user_29_">Игры, фартучки, подружки, чёрный котёнок в проулке с белыми лапками, праздники <text:s/>всей семьёй у моря, солёная вода, рыба на сковородке, катанье на осле, персиковая таффета, мальчик по имени Робин…</text:p>
      <text:p text:style-name="Standard_20__28_user_29_">–<text:span text:style-name="T2"> </text:span>Ничего такого, что пропало бы полностью, чего я больше не смогу найти.</text:p>
      <text:p text:style-name="Standard_20__28_user_29_">–<text:span text:style-name="T2"> </text:span>Даже так. А по <text:span text:style-name="T1">моим</text:span> воспоминаниям—</text:p>
      <text:p text:style-name="Standard_20__28_user_29_">–<text:span text:style-name="T2"> <text:s/></text:span>Ну, и?– Они оба улыбаются.</text:p>
      <text:p text:style-name="Standard_20__28_user_29_">–<text:span text:style-name="T2"> </text:span>Кто-то принимает много аспирина. Другой <text:s text:c="2"/>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text:p>
      <text:p text:style-name="Standard_20__28_user_29_">–<text:span text:style-name="T2"> </text:span>А кто-то постоянно плачет, уа, уа...,–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text:p>
      <text:p text:style-name="Standard_20__28_user_29_">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text:p>
      <text:p text:style-name="Standard_20__28_user_29_">Сердца их колотятся. Барабанные перепонки напряжены болезненным звоном сверхдавления. Невидимый поезд громыхает прочь над крышей….</text:p>
      <text:p text:style-name="Standard_20__28_user_29_">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T1">а попробуй-ка пощекотать меня</text:span>….</text:p>
      <text:p text:style-name="Standard_20__28_user_29_"><draw:frame draw:style-name="fr1" draw:name="Image10" text:anchor-type="char" svg:width="6.9252in" svg:height="0.3661in" draw:z-index="6"><draw:image xlink:href="Pictures/1000000000000B720000009B428C9716555D8079.png" xlink:type="simple" xlink:show="embed" xlink:actuate="onLoad" loext:mime-type="image/png"/></draw:frame>(1)</text:p>
      <text:p text:style-name="big-left-indent">ВЗ Палата Абреакции</text:p>
      <text:p text:style-name="big-left-indent">Госпиталь Св. Вероники</text:p>
      <text:p text:style-name="big-left-indent">Вончепелгейт, Е1</text:p>
      <text:p text:style-name="big-left-indent">Лондон, Англия</text:p>
      <text:p text:style-name="big-left-indent">Зима 1944</text:p>
      <text:p text:style-name="Standard_20__28_user_29_">Пар<text:span text:style-name="T13">нишке</text:span> из Кеноши</text:p>
      <text:p text:style-name="Standard_20__28_user_29_">Общая Почта</text:p>
      <text:p text:style-name="Standard_20__28_user_29_"><text:soft-page-break/>Кеноша, Висконсин, США</text:p>
      <text:p text:style-name="Standard_20__28_user_29_"/>
      <text:p text:style-name="Standard_20__28_user_29_">Дорогой сэр,</text:p>
      <text:p text:style-name="Standard_20__28_user_29_">Я <text:span text:style-name="T1">когда-нибудь</text:span> в жизни Вас о чём-то просил?</text:p>
      <text:p text:style-name="indent-big">Искренне Ваш,</text:p>
      <text:p text:style-name="indent-big">лейт. Тайрон Слотроп</text:p>
      <text:p text:style-name="Standard_20__28_user_29_"/>
      <text:p text:style-name="big-left-indent">Общая Почта</text:p>
      <text:p text:style-name="big-left-indent">Кеноша, Виск., США</text:p>
      <text:p text:style-name="Standard_20__28_user_29_">несколькими днями позже</text:p>
      <text:p text:style-name="Standard_20__28_user_29_"/>
      <text:p text:style-name="Standard_20__28_user_29_">Тайрону Слотропу, Эскв.</text:p>
      <text:p text:style-name="Standard_20__28_user_29_">ВЗ Палата Абреакции</text:p>
      <text:p text:style-name="Standard_20__28_user_29_">Госпиталь Св. Вероники</text:p>
      <text:p text:style-name="Standard_20__28_user_29_">Вончепелгейт, Е1</text:p>
      <text:p text:style-name="Standard_20__28_user_29_">Лондон, Англия</text:p>
      <text:p text:style-name="Standard_20__28_user_29_"/>
      <text:p text:style-name="Standard_20__28_user_29_">Дорогой м-р Слотроп:</text:p>
      <text:p text:style-name="Standard_20__28_user_29_">Такого не случалось.</text:p>
      <text:p text:style-name="indent-big">Пар<text:span text:style-name="T13">нишка</text:span> из Кеноши</text:p>
      <text:p text:style-name="Standard_20__28_user_29_">(2) Хитрожопый юнец: А, я делал все эти старомодные танцы, я делал «Чарльстон», а и «Большое Яблоко» тоже!</text:p>
      <text:p text:style-name="Standard_20__28_user_29_">Старый танцор ветеран: Спорим, ты никогда не сделал «Кеношу», паренёк.</text:p>
      <text:p text:style-name="Standard_20__28_user_29_"/>
      <text:p text:style-name="Standard_20__28_user_29_">(2.1) Х.Ю.: Блин! Я делал все те танцы, я делал «Кика Вока», и я делал «Линди» тоже!</text:p>
      <text:p text:style-name="Standard_20__28_user_29_"><text:tab/>С.Т.В.: <text:s/>Спорим, ты никогда не сделал «Парн<text:span text:style-name="T13">ишку</text:span> из Кеноши».</text:p>
      <text:p text:style-name="Standard_20__28_user_29_"/>
      <text:p text:style-name="Standard_20__28_user_29_">(3) Младший сотрудник: Ну, он избегал меня, и я подумал может это из-за Дела Слотропа. Если он считает меня виновным—</text:p>
      <text:p text:style-name="Standard_20__28_user_29_">Старший (заносчиво): Тебя! Да, никогда Парень из Кеноши и на секунду не подумал будто <text:span text:style-name="T1">ты…</text:span></text:p>
      <text:p text:style-name="Standard_20__28_user_29_"/>
      <text:p text:style-name="Standard_20__28_user_29_">(3.1) Старший (изумлённо): Тебя? Да, никогда! Чтоб Парень из Кеноши хоть на секунду бы подумал будто <text:span text:style-name="T1">ты…?</text:span></text:p>
      <text:p text:style-name="Standard_20__28_user_29_"/>
      <text:p text:style-name="Standard_20__28_user_29_">(4) И в конце того великого дня, когда он дал нам огненными письменами в небесах все нужные слова, которыми мы восхищаемся поныне, которыми мы заполняем наши словари, покорный голос маленького Тайрона Слотропа, с тех пор восславляемого в легендах и песнях, раздался пробиваясь вверх к вниманию <text:s/>Парня: – «Ты никогда не делал так, Парень из Кеноши!»</text:p>
      <text:p text:style-name="Standard_20__28_user_29_">Все эти варианты текста «Ты никогда не делал Парня из Кеноши» поглощают внимание Слотропа, когда из белизны над головой склоняется <text:s/>доктор, чтобы разбудить и начать сессию. Игла вскальзывает безболезненно в вену точно за сгибом локтя: 10% Sodium Amytal, один cc в одной дозе, как положено.</text:p>
      <text:p text:style-name="Standard_20__28_user_29_"/>
      <text:p text:style-name="Standard_20__28_user_29_">(5) Может ты профукал Филадельфию, обручил Рочестер, обжулил Жолиет, но ты никогда не сделал парня из Кеноши.</text:p>
      <text:p text:style-name="Standard_20__28_user_29_"/>
      <text:p text:style-name="Standard_20__28_user_29_">(6) День Вознесения и жертвы. Блюдётся повсеместно. Обжаривается жир, каплет кровь и подгорает в солоно коричневый…) Ты делал Шарлотвилского поросёнка, птичка, <text:soft-page-break/>Форестхилского жеребёнка, птичка. (Теперь стихая…) Ларедского ягнёнка. Птичка. О-го. Погоди. Что такое, Слотроп? Ты никогда не делал парня из Кеноши. Очнись, Слотроп.</text:p>
      <text:p text:style-name="Standard_20__28_user_29_"/>
      <text:p text:style-name="Standard_20__28_user_29_">Мой кулак уже торчком,</text:p>
      <text:p text:style-name="Standard_20__28_user_29_">Не злись,</text:p>
      <text:p text:style-name="Standard_20__28_user_29_">Запишись,</text:p>
      <text:p text:style-name="Standard_20__28_user_29_">Вва-лись, Слотроп!</text:p>
      <text:p text:style-name="Standard_20__28_user_29_"/>
      <text:p text:style-name="Standard_20__28_user_29_">Джексон, это похуй мне,</text:p>
      <text:p text:style-name="Standard_20__28_user_29_">Покажь свой значок, что был на войне,</text:p>
      <text:p text:style-name="Standard_20__28_user_29_">Вва-лись, Слотроп!</text:p>
      <text:p text:style-name="Standard_20__28_user_29_"/>
      <text:p text:style-name="Standard_20__28_user_29_">Меня тут не любят, не могут понять,</text:p>
      <text:p text:style-name="Standard_20__28_user_29_">Лишь ищут куда бы ещё послать….</text:p>
      <text:p text:style-name="Standard_20__28_user_29_"/>
      <text:p text:style-name="Standard_20__28_user_29_">Голову мне продырявь, провода вставь в мозг мой,</text:p>
      <text:p text:style-name="Standard_20__28_user_29_">Вену проткни иглой,</text:p>
      <text:p text:style-name="Standard_20__28_user_29_"/>
      <text:p text:style-name="Standard_20__28_user_29_">Слотроп, очнись!</text:p>
      <text:p text:style-name="Standard_20__28_user_29_"/>
      <text:p text:style-name="Standard_20__28_user_29_">ПРПУК: Сегодня мы хотим чуть подробней поговорить о Бостоне, Слотроп. Помните в прошлый раз мы говорили о неграх в Роксбери. Мы знаем для вас это не очень приятно, но постарайтесь, соберитесь. Итак—где вы. Слотроп? Вы что-нибудь видите?</text:p>
      <text:p text:style-name="Standard_20__28_user_29_">Слотроп: Ну, нет, не то, чтобы <text:span text:style-name="T1">вижу…</text:span></text:p>
      <text:p text:style-name="Standard_20__28_user_29_">С рёвом по эстакаде подземки, только в Бостон, сталь и углеродный саван на древней кирпичной кладке—</text:p>
      <text:p text:style-name="Standard_20__28_user_29_"/>
      <text:p text:style-name="Standard_20__28_user_29_">Этот ритм меня поймал,</text:p>
      <text:p text:style-name="Standard_20__28_user_29_">О, бэби, этта свинг, свинг, свинг!</text:p>
      <text:p text:style-name="Standard_20__28_user_29_">Ей-ей, поймал,</text:p>
      <text:p text:style-name="Standard_20__28_user_29_">Прикинь, весь-целый-мир-вокруг поёт,</text:p>
      <text:p text:style-name="Standard_20__28_user_29_">Я в жизни не слыхал столь-сладких-звуков,</text:p>
      <text:p text:style-name="Standard_20__28_user_29_">Таких нет даже за углом, на Бейсин-Стрит,</text:p>
      <text:p text:style-name="Standard_20__28_user_29_">И в этом ритме, крошка, мы будем делать</text:p>
      <text:p text:style-name="Standard_20__28_user_29_">Свинг, свинг, свинг,</text:p>
      <text:p text:style-name="Standard_20__28_user_29_">Давай же, крошка… вжарим… свинг!</text:p>
      <text:p text:style-name="Standard_20__28_user_29_"/>
      <text:p text:style-name="Standard_20__28_user_29_">Чёрные лица, белые скатерти, мерцание очень острых ножей в ряд с тарелками… дым табака и «плана» щедро смешались, щиплет глаза как терпкое вино, курнёшь этай клёвай дури и мазги паморщутся па ходу! Распрямиит их па полной, бу спок!</text:p>
      <text:p text:style-name="Standard_20__28_user_29_">ПРПУК: Это было «бу спок», Слотроп?</text:p>
      <text:p text:style-name="Standard_20__28_user_29_">Слотроп: Да ладно вам, парни… зачем вот так вот сразу…</text:p>
      <text:p text:style-name="Standard_20__28_user_29_">Белые ребята из колледжа, орут заказы групке джазменов на возвышении. Голоса из восточных частных школ, выговаривая «жопа» чуть округляют губы и получается «жёпя»…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Индианец, хрупкий, с усиками, его напарник в беготне чёрный как рука в вечерней перчатке, бесконечно снуют перед <text:s/>глубоким океаническим зеркалом, что заглотило большую часть зала в свои металлические тени… сотня бутылок удерживают свой отсвет лишь на секунду, прежде <text:soft-page-break/>чемон отплывает в зеркало… даже если кто-то пригнётся прикурить сигарету, пламя отражается обратно как тёмная оранжевость заката. Слотроп не может даже увиде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прихватывает её с собой повсюду.</text:p>
      <text:p text:style-name="Standard_20__28_user_29_">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дупреждения, пока слёзы струятся из его глаз, ПЛЮХ! выпадает гармошка в, <text:span text:style-name="T1">ййееееххк</text:span>, отвратную <text:span text:style-name="T1">дыру! </text:span>Мгновенно пузырьки скользят вдоль её блестящих боков кверху, вдоль <text:s/>коричнево деревянного края, где-то в лаке, где-то потёрт губами, эти мелкие серебряные зёрнышки распоясываются по ходу спуска гармошки в белокаменную шейку матки и последующую ночь внизу… Придёт день и в армии США ему выдадут рубашки, карманы которых можно застегнуть, но в те довоенные дни он мог лишь полагаться на крахмал в его белоснежных Эроу, чтобы тугие карманы удерживали содержимое от… Но нет же, нет, дурак, гармошка <text:span text:style-name="T1">выпала</text:span>, помнишь? Нижний регистр запел на мгновенье ударившись о фаянс (где дождь стучит в окно, и наверху вент-каналу из листового железа на крыше: холодный дождь Бостона) и захлебнулись водой в полосах завершающих жёлчно-коричневых разводах его рвоты. Уже не вернуть. Или простись с гармошкой, твоим серебряным шансом на песню, или отправляйся вслед.</text:p>
      <text:p text:style-name="Standard_20__28_user_29_">Вслед? Красный, негр чистильщик-бой, в ожидании со своим сиденьем пыльной кожи. Негры по всему Роксбери ждут. «Чероки» доносится воплем из танцзала внизу, покрывая хай-хэт, контрабас, тысячу пар ног где подвижный розовый свет предлагает не бледных юнцов из Гарварда с их подружками, но толпу принаряженных краснокожих. А песня эта ещё одна брехня про преступления бел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совершает открытие как он может использовать ноты из верхушек этих же аккордов и разложить мелодию в <text:span text:style-name="T1">охренеть</text:span> это уже ёбаный пулемёт или не знаю что, мэн, он слетел с катушек тридцать вторые ноты тридцатьвторушки произнеси это очень (тридцатьвторушка) быстро и манчкинным голосом, если ты в состоянии <text:span text:style-name="T1">тут</text:span>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е программы, в своё время просочится в утаённые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дождливой Масачусетс Авеню, начинает нынче срабатывать в «Чероки», саксофоны внизу выдают, ух, ты! по настоящему крутую хрень….</text:p>
      <text:p text:style-name="Standard_20__28_user_29_">Если Слотроп гонит за гармошкой в унитазе, то это возможно лишь головой вперёд, что не очень хорошо, потому что его жопа остаётся в воздухе беззащитной, а с неграми вокруг оно как раз тебе не надо, его лицо где-то там в вонючей темноте, а коричневые пальцы, сильные и умелые, вмиг распускают его пояс, <text:s/>расстёгивают ширинку, сильные руки удерживают его ноги врозь—он чувствует холодный от Лизола воздух на своих ляжках, пока сдёргиваются <text:s/>его короткие трусы, сейчас тоже, с цветастыми блёснами для окуня и мухами для форели на них. Он борется просунуться в дыру унитаза, когда глухо, сквозь зловонную воду, доходит звук всей тёмной банды жутких <text:s/>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 пении, «Присыпь меня тальком, Малкольм!» А чей ещё им отвечает голос, если не <text:soft-page-break/>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у тебя там в ящи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ает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T1">настоящее имя Малкольм</text:span>, и его знают все чёрные хуи, Малкольм, который знал его всё время—Красный Малкольм Невообразимый Нигилист грит:–«Боже ж мой, у него жопа боль, чем он сам, а?» Охренеть, Слотроп, как тебя угораздило в такую позу! И хотя ему уже удалось протиснуться настолько вниз, что торчат только ноги, а ягодицы ворочаются и колышутся чуть ниже уровня воды, как бледные купола льда. «Держи его, братва, уходит!» «Ух, ты!»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text:p>
      <text:p text:style-name="Standard_20__28_user_29_">Потом он их сбрыкнул, оставил захват последнего негра вверху позади и свободен, скользкий как рыба, его девственная жопа спасена. Тут кто-то может сказать, ого! благодари Бога за <text:span text:style-name="T1">это</text:span>, а другие прокряхтят, эх жаль, но Слотроп не сказал ни так: ни эдак, потому что он особо ничего не <text:span text:style-name="T1">чувствует</text:span>. А и его потерянную гармошку <text:span text:style-name="T1">всё ещё</text:span> нигде не видно. Свет тут внизу тёмно 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он: такое говно невозможно смыть, смешанное с минералами жёсткой воды по ходу 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продолжает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гавардскому приятелю из числа его знакомых. Какая-то часть, конечно же, должна быть негритянским говном, но всё оно такое похожее. Эй, а вот это «Проглота» Бидла, наверное, с той ночи как мы ели чоп-суей в Промашке Фью потому что тут вон бобовые ростки и даже отдаёт тем соусом из дикой сливы… по-моему, некоторые чувства явно обостряются… вау… Промашка Фью, это ж несколько месяцев тому назад. А и вот Дампстер Вилард, с ним недавно запор приключился, не так ли—вот это чёрное говно противное как резина, что однажды навсегда очистится до тёмно янтарного. В этих притуплённых, противящихся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разрекламированные перед ним Малкольм, которые устраивали ему эротическую жестокость за доллар, или сколько мог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ю Питера Питта, Джека Кеннеди, сына посла—нет, но где к чёрту <text:s/><text:span text:style-name="T1">этот</text:span> Джек <text:s/>сегодня? Если кто-то и мог спасти сегодня ту гармошку, так это, будь уверен, <text:s/>Джек. Слотроп восхищается им со стороны—он атлетичный, и добрый, и один из самых уважаемых парней в классе Слотропа. Хотя глупо, конечно, что так получилось. Джек… смог бы <text:s/>джек удержать её как-то в падении, нарушить закон притяжения? Где-то тут, в этом проходе к <text:soft-page-break/>Атлантике, запахи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о промочен, намного легче извлекать звуки. Утешительная мысль, чтобы <text:s/>нести в себе уносясь по канализации.</text:p>
      <text:p text:style-name="Standard_20__28_user_29_"/>
      <text:p text:style-name="Standard_20__28_user_29_">Через унитаз, глянь на меня,</text:p>
      <text:p text:style-name="Standard_20__28_user_29_">Вот дурак попался,</text:p>
      <text:p text:style-name="Standard_20__28_user_29_">Хоть бы не стали писять</text:p>
      <text:p text:style-name="Standard_20__28_user_29_">Дирли тирли трали сялся</text:p>
      <text:p text:style-name="Standard_20__28_user_29_"/>
      <text:p text:style-name="Standard_20__28_user_29_">И в ту 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Некуда бежать. Оцепенев, он уставился назад через плечо. Высокая волна, неся за собой длинные усики говнобумаги, это цунами настигает его—ГААХХ! он пробует уйти в последний момент слабеньким брассом, но цилиндр отходов уже смёл его, тёмный как холодный говяжий студень по его позвоночнику, бумага охлёстывает, обворачивает его губы, ноздри, всёю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л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ы с тех пор как начал кувыркаться, если это то, что он делает.</text:p>
      <text:p text:style-name="Standard_20__28_user_29_">В какой-то момент коричневый мрак вокруг него начал светлеть. Как рассвет. Мало-помалу головокружение покидает его. Последние полосы сральной бумаги, тянущиеся от него к жиже, опадают… печально, растворяясь, прочь. Жуткий свет падает на него разрастаясь, водянистый мраморный свет, лишь бы не надолго, ему страшно от того, что этот свет, похоже, хочет показать. Но его «знакомства» живут в этих отходных пределах. Люди, которых он знает. В скорлупе древних руин плотной кладки—изношенные ячейки, одна за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text:s/>ковёрного ворса, эти жилища потрясают его своей запутанностью. В этом месте скрываются от катастрофы. Не обязательно от смыва в Унитаз—такое ту случается просто как неизбежное неудобство, за древним небом в его разъеденной однотонности оттенка—но что-то ещё страшно не так с этой стороной, что-то чего бедняга Слотроп не может слышать или 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молча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text:soft-page-break/>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text:s/>клятву на крови. Они его уже не выпустят никогда. И <text:s/>как знать, от него могут потребовать сделать что-то… что-то такое….</text:p>
      <text:p text:style-name="Standard_20__28_user_29_">И тут каждый отдельный камень, каждый кусок фольги, полено дров, пучок растопки или тряпка движутся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 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text:p>
      <text:p text:style-name="Standard_20__28_user_29_"/>
      <text:p text:style-name="Standard_20__28_user_29_">Уже не помнишь Красного Малкольма, что наверху остался,</text:p>
      <text:p text:style-name="Standard_20__28_user_29_">В причёске Красный Дьявол до Волос Дорвался…</text:p>
      <text:p text:style-name="Standard_20__28_user_29_"/>
      <text:p text:style-name="Standard_20__28_user_29_">Ну, и вот этот самый Крачфилд, или Крочфилд, западопроходец. Не «архитипический» западопроходец, но <text:span text:style-name="T1">единственный</text:span>. Пойми, он былвсего один. И вс его один индеец, который с ним дрался. Один бой, одна победа. И только один президет, и один убийца, и одни выборы. Точно. От всего, что есть всего по одному. Ты подумало солипсизме и представил структуру для наполнения—на твоём уровне—всего лишь, ужасно, одним. И не рассчитывай на какие-то ещё уровни. Но оказывается, оно не так уж и одиноко. Разреженно, да, но намного лучше, чем в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конюшни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переплетений древесины в конюшне—брусья, косяки, стойки стоел, перекладины ясел,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е гигантские пятинотные аккорды помимо мелодии</text:p>
      <text:p text:style-name="P5"><text:s/></text:p>
      <text:p text:style-name="center">Долины Красной Реки</text:p>
      <text:p text:style-name="Standard_20__28_user_29_">В унитаз, говорят, тебя смыло—</text:p>
      <text:p text:style-name="Standard_20__28_user_29_">Присядь, отдохни, держи нос свой вверх</text:p>
      <text:p text:style-name="Standard_20__28_user_29_">Канализация кончается скоро,</text:p>
      <text:p text:style-name="Standard_20__28_user_29_">А говно на наших берегах круче всех.</text:p>
      <text:p text:style-name="Standard_20__28_user_29_"/>
      <text:p text:style-name="Standard_20__28_user_29_">О, это Красная Река, точно, если не веришь спроси того «Красного», когда появится (сказать вам что значит Красные, вы ФДРовские дружки хреновы,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оки, ниггеров, да, особенно через нигеров…)</text:p>
      <text:p text:style-name="Standard_20__28_user_29_">Ну, тут, в общем, дружок Крачфилда как раз вышел из сарая. Его дружок на этовремя, по крайней мере. Крачфилд оставил полосу дружков с разбитым сердцем по всей этой широкой щелочной равнине. Одного слабачка в Южной Дакоте,</text:p>
      <text:p text:style-name="Standard_20__28_user_29_"/>
      <text:p text:style-name="Standard_20__28_user_29_">Одного бандитика в Сан Берду,</text:p>
      <text:p text:style-name="Standard_20__28_user_29_">Одного китайчонка, что смылся с железной дороги,</text:p>
      <text:p text:style-name="Standard_20__28_user_29_">Одного с триппером, одного с зобом,</text:p>
      <text:p text:style-name="Standard_20__28_user_29_"><text:soft-page-break/>Одного в последней стадии прока-зи,</text:p>
      <text:p text:style-name="Standard_20__28_user_29_">Хромого на левую ногу, хромого на правую ногу,</text:p>
      <text:p text:style-name="Standard_20__28_user_29_">Хромого на обе, всех будет три!</text:p>
      <text:p text:style-name="Standard_20__28_user_29_">Одного гомика, даже лесбу одну,</text:p>
      <text:p text:style-name="Standard_20__28_user_29_">Одного негришку, одного евреишку,</text:p>
      <text:p text:style-name="Standard_20__28_user_29_">Одного краснокожего с одним бизоном,</text:p>
      <text:p text:style-name="Standard_20__28_user_29_">И охотника на бизонов из Нью Мексико</text:p>
      <text:p text:style-name="Standard_20__28_user_29_"/>
      <text:p text:style-name="Standard_20__28_user_29_">И так далее, и так далее, по одному от всего, он Белый Йобмен в <text:span text:style-name="T1">terre mauvaise</text:span> 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T1">гремучей змеи</text:span> 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о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которые Кранчфилд купил ему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также украшен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 А сверху Ваппо завершается высокой блестящей оперной шляпой <text:s/>японского шёлка. Ваппо в этот день просто стиляга, фактически, когда прогулочно выходит из конюшни.</text:p>
      <text:p text:style-name="Standard_20__28_user_29_">–<text:span text:style-name="T2"> </text:span>Ах, Крачфилд,– вскидывая руку,– как мило, что ты явился.</text:p>
      <text:p text:style-name="Standard_20__28_user_29_">–<text:span text:style-name="T2"> </text:span>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блондина кузе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знают <text:span text:style-name="T1">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тся на одну сторону). Крюк во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 среди лошадей и собак, свиней, милиции в коричневой форме, индианок с младенцами вложенными в шали, <text:soft-page-break/>слугами из побелённых домов дальше на склоне холма—плаза полнится жизнью и Слотроп изумлён. Разве тут не должно быть только по одному от всякого?</text:p>
      <text:p text:style-name="Standard_20__28_user_29_">Отв.: Да.</text:p>
      <text:p text:style-name="Standard_20__28_user_29_">Вопр.: Значит одна девушка индейка…</text:p>
      <text:p text:style-name="Standard_20__28_user_29_">Отв.: Одна <text:span text:style-name="T1">чисто</text:span> индейка. Одна <text:span text:style-name="T1">mestiza</text:span>. Одна <text:span text:style-name="T1">criolla</text:span>. Потом: одна якви. Одна навахо. Одна аппачи—</text:p>
      <text:p text:style-name="Standard_20__28_user_29_">Вопр.: Минуточку! Начнём с того, что был только один индеец, которого Кранчфилд убил.</text:p>
      <text:p text:style-name="Standard_20__28_user_29_">Отв.: Да.</text:p>
      <text:p text:style-name="Standard_20__28_user_29_">Рассматривайте это как вопрос оптимизации. Страна в состоянии хорошо поддерживать только одного от всякого.</text:p>
      <text:p text:style-name="Standard_20__28_user_29_">Вопр.: Тогда как же все остальные? Бостон. Лондон. Те что живут в городах. Те люди реальны или как?</text:p>
      <text:p text:style-name="Standard_20__28_user_29_">Отв.: Некоторые реальны, а некоторые нет.</text:p>
      <text:p text:style-name="Standard_20__28_user_29_">Вопр.: Ну, а реальные, они нужны? или не нужны?</text:p>
      <text:p text:style-name="Standard_20__28_user_29_">Отв.: Это зависит от того, что вы имеете в виду.</text:p>
      <text:p text:style-name="Standard_20__28_user_29_">Вопр.: Блядь, я ничего не имею в виду.</text:p>
      <text:p text:style-name="Standard_20__28_user_29_">Отв.: Зато <text:span text:style-name="T1">мы</text:span> имеем.</text:p>
      <text:p text:style-name="Standard_20__28_user_29_"><text:span text:style-name="T2"><text:s/></text:span>На миг десять тысяч трупов заметенных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text:p>
      <text:p text:style-name="Standard_20__28_user_29_">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text:p>
      <text:p text:style-name="Standard_20__28_user_29_">В тенях, чёрные и белые пятна разлеглись <text:s/>узором панды лежат по его лицу, каждое из них нарост или масса рубцующихся шрамов, ожидает его знакомый, ради встречи с которым он проделал весьь этот путь. Лицо вялое, как у домашней собаки и владелец лица постоянно пожимает плечами.</text:p>
      <text:p text:style-name="Standard_20__28_user_29_">Слотроп: Где он? Почему не пришёл? Ты кто?</text:p>
      <text:p text:style-name="Standard_20__28_user_29_">Голос: Парня прикончили. И ты знаешь меня Слотроп. Забыл? Меня зовут Никогда.</text:p>
      <text:p text:style-name="Standard_20__28_user_29_">Слотроп: (вглядываясь) <text:span text:style-name="T1">Ты</text:span> Никогда? (пауза) <text:span text:style-name="T1">Сделал</text:span> Парня из Кеноши?</text:p>
      <text:p text:style-name="Standard_20__28_user_29_"><draw:frame draw:style-name="fr1" draw:name="Image11" text:anchor-type="char" svg:width="6.9252in" svg:height="0.3661in" draw:z-index="7"><draw:image xlink:href="Pictures/1000000000000B720000009B428C9716555D8079.png" xlink:type="simple" xlink:show="embed" xlink:actuate="onLoad" loext:mime-type="image/png"/></draw:frame>«Криптосем» является приватизированной формой тайросина , разработанная <text:s/>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и и до сих пор не выявленного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 неоценимую помощь</text:p>
      <text:p text:style-name="center">—Проф. Др. Ласло Джамф, «Криптосем» (рекламная</text:p>
      <text:p text:style-name="center"><text:soft-page-break/>брошюра) Агфа, Берлин, 1934</text:p>
      <text:p text:style-name="Standard_20__28_user_29_"/>
      <text:p text:style-name="Standard_20__28_user_29_">Чертёж на плотной кремовой бумаге под чёрно-буквенным штампом <text:s/>GEHEIME</text:p>
      <text:p text:style-name="Standard_20__28_user_29_">KOMMANDOSACHE, чернилом и ручкой, весьма подробно передающий структуру, немного в стиле скабрезных картинок фон Байроса и Бирдсли. Эта женщина пол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умащенные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text:p>
      <text:p text:style-name="Standard_20__28_user_29_">Нет, конечно же он никогда ей ничего не говорил. Он никому не говорил. Как любой молодой человек вырастающий в Англии, он <text:s/>обусловлено испытывал эрекцию <text:s/>в присутствии определённых фетишей, а потом обусловленно сгорал от стыда за свои новые рефлексы. Может Они (Они?) где-то держат досье, как-№то умудрившись отслеживать всё, что он смотрел или читал достигнув полового созревания… иначе, откуда <text:span text:style-name="T1">ещё</text:span> Они знают?</text:p>
      <text:p text:style-name="Standard_20__28_user_29_">–<text:span text:style-name="T2"> </text:span>Тсс,– <text:s/>шепнула она, её пальцы ласкают её длинные оливковые ляжки, обнажённые груди выпирают через верх её одежды. Лицо её обращено к потолку, но глаза смотрят прямо в глаза Пирата, длинные, суженные вожделеньем, две световые точки блестят сквозь густые ресницы… – «Я оставлю его. Мы переедем жить тут. Будем всё время заниматься любовью. Я твоя, я всегда это знала...» Её язык пробегает по её остреньким зубкам. Её мохнатая пизда в центре всего освещения, у него во рту появляется вкус, который он почувствует вновь….</text:p>
      <text:p text:style-name="Standard_20__28_user_29_">Ну, Пират чуть не облажался, едва успел вытащить хуй из штанов и пошёл бить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коричневое сообщение: изложено в простой нигилистической транспозиции, чьи ключевые слова он может почти угадать. Большую часть он делает в уме. Там дано время, места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 отмолиться: он должен отправиться туда и привезти агента снова. Сообщение равносильно приказу от самых высоких уровней.</text:p>
      <text:p text:style-name="Standard_20__28_user_29_">Далеко, сквозь дождь, доносится взрыв ещё одной германской ракеты. Третья за сегодня. Они штурмуют небо как Вотан и его обезумелая рать.</text:p>
      <text:p text:style-name="Standard_20__28_user_29_"><draw:frame draw:style-name="fr2" draw:name="Image12" text:anchor-type="char" svg:x="0.0244in" svg:y="0.6783in" svg:width="6.9252in" svg:height="0.3661in" draw:z-index="8"><draw:image xlink:href="Pictures/1000000000000B720000009B428C9716555D8079.png" xlink:type="simple" xlink:show="embed" xlink:actuate="onLoad" loext:mime-type="image/png"/></draw:frame>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text:p>
      <text:p text:style-name="Standard_20__28_user_29_">В Германии, всё ближе к концу, непрестанными письменами на стенах было WAS TUST DU FÜR DIE FRONT, FÜR DEN SIEG? WAS HAST DU HEUTE FÜR DEUTSCHLAND GETAN? В «Белом Посещении» по стенам писал лёд. Граффити льда в пасмурный день остекляли тёмную кровь кирпича и терракоты как бы для сохранения дома свеженьким, в какой-то коже чистого музейного пластика, архитектурная памятка, старомодный аппарат, чьё применение забыто. Лёд разной толщины, волнистый, мутный, надпись для расшифровки лордами зимы, региональными гласиологами, и споров в их журналах. Вверх по склону, ближе к морю, снег собирается словно свет во всех наветренных закоулках древнего аббатства, крыша давно снята по маниакальному капризк Генри VIII, стены оставлены стоять для смягчения оконными проёмами, без святых , <text:soft-page-break/>солёный ветер, что дует пока времена года повторяют смены в пучках травяного пола от зелёного, к соломенному, к снегу. От дома с его архитектурой в палладинском стиле в его презрительной и сумрачной ложбине, это единственный вид: аббатство или же мягкие пёстрые волнистости возвышенности. Морской вид исключается, хотя по некоторым дням <text:s/>с приливами, можно услышать его запах , всё своё гнусное происхождение. В 1925, Рег Ле Фройд, пациент в «Белом Посещении» сбежал—пронёсся через верхний город и встал покачиваясь на краю отвесной скалы, волосы и госпитальный халат трепещут на ветру, широкие мили южного побережья, бледный мел утёсов, волноломы и морские променады променады теряются направо и налево в мареве над водами моря. За ним пришёл констебль Стаглз, во главе любопытной толпы. «Не прыгай!»– кричит констебль.</text:p>
      <text:p text:style-name="Standard_20__28_user_29_">–<text:span text:style-name="T2"> </text:span>Я и не думал,– Ле Фройд продолжает вглядываться в море.</text:p>
      <text:p text:style-name="Standard_20__28_user_29_">–<text:span text:style-name="T2"> </text:span>Тогда что ты тут делаешь?А?</text:p>
      <text:p text:style-name="Standard_20__28_user_29_">–<text:span text:style-name="T2"> </text:span>Хотел посмотреть на море,– объясняет Ле Фройд.– Я никогда не видел. Хотя родственник, по крови, знаете ли ,морю.</text:p>
      <text:p text:style-name="Standard_20__28_user_29_">–<text:span text:style-name="T2"> </text:span>Вон оно что,– хитрый Стаглз подбирается всё ближе,– значит родственников посещаете, как мило.</text:p>
      <text:p text:style-name="Standard_20__28_user_29_">–<text:span text:style-name="T2"> </text:span>Я могу слышать Бога Моря!– кричит Ле Фройд изумлённо.</text:p>
      <text:p text:style-name="Standard_20__28_user_29_">–<text:span text:style-name="T2"> </text:span>Ну и ну, и как его зовут?– Они оба, с мокрыми лицами, орут против ветра.</text:p>
      <text:p text:style-name="Standard_20__28_user_29_">–<text:span text:style-name="T2"> </text:span>Не знаю,– кричит Ле Фройд,– а какое подошло бы?</text:p>
      <text:p text:style-name="Standard_20__28_user_29_">–<text:span text:style-name="T2"> </text:span>Берт,– предлагает констебль и пытается вспомнить правой рукой схватить левую <text:s/>повыше локтя, или левой рукой схватить…</text:p>
      <text:p text:style-name="Standard_20__28_user_29_">Ле Фройд оборачивается и в первый раз видит собеседника и толпу. Глаза его становятся круглыми и кроткими. –«Берт хорошее имя.»– Говорит он и делает шаг спиною вперёд в пустоту.</text:p>
      <text:p text:style-name="Standard_20__28_user_29_">Вот и всё, что горожане Ик Региса имели от «Белого Посещения» в виде развлечения—на фоне еже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text:p>
      <text:p text:style-name="Standard_20__28_user_29_">С разгромом Польши, министерские кортежи вдруг начали замечаться в любой час ночи в направлении «Белого Посещения», тихие как шхуны, моторы приглушены—чёрные машины без хрома, что поблескивали в свете звёзд, а без них маскировались лицом, которое вот-вот вспомнишь, если бы память не подводила…. Потом, с падением Парижа, на скале установили радиопередающую станцию, с антеннами нацеленными на Континет, под усиленной охраной, а их наземные линии загадочно протянуты по низинам к дому под круглосуточной охраной псов специально обманутых, избитых, мучимых голодом для выработки рефлекса прыгнуть и убить, при любом человеческом приближении. Может, кто-то на Самом Верху поднялся е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text:p>
      <text:p text:style-name="Standard_20__28_user_29_">Спроси их в «Белом Посещении» про стратегический план Майрона Грантона из Би-Би-Си, чей тающе шоколадный голос годами находил путь из обтрёпанных динамиков беспроволочных приёмников в английские мечты, затуманенные старые головы, к детям почти безнадзорным… Ему приходилось постоянно откладывать свой план, поначалу только лишь голос, не имеющий такой необходимой информации, никакой поддержки, пытаясь затронуть немецкую душу чем подвернётся, допросы военнопленных, учебники МИДа, братья Гримм, собственные туристические воспоминания (флешбэки в молодую бессонную эру Довса, виноградники в солнечных потоках очень зелёные окаймляющие южные склоны долины Рейна, ночь в дыму <text:soft-page-break/>камвольных кабаре столицы подтяжки с оборочками как ряды 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text:p>
      <text:p text:style-name="Standard_20__28_user_29_">Проект называется Операция Чёрное Крыло.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Херерос, экс-угнетённые из Юго-Восточной Африки, как-то задействованные в программе секретного вооружения. Майрон Грантон, по вдохновению, однажды ночью выпустил в эфир абсолютно спонтанный пассаж, который отразился в первой директиве Чёрного Крыла: «Германия обращалась со своими африканцами как строгий но любящий отчим, наказывала их, когда следовало, часто смертью. Помните? Но это было далеко на далёком Südwest и с тех пор появилось новое поколение. Теперь Хе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text:s/>того же цвета, как и он сам. О чём они думают? Где в эту ночь Хереро? Что они <text:span text:style-name="T1">делают</text:span> в эту минуту, твои тёмные тайные дети? И Чёрное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 во время грозы от удара молнии—контакт из американского ОПВ сумел переправить копии и довести до сведения «Белого 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в во главе—Майрон признал, что это скорее северный миф. Эффективность в Баварии может оказаться ниже оптимальной.</text:p>
      <text:p text:style-name="Standard_20__28_user_29_">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text:s/>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ложено и переформировано в мир—и что, выражаясь языком профессионалов, ему в нём мало что светит. Финансы направляются на всевозможные радары, волшебные торпеды, самолёты и ракеты, с чем останется Пойнтсмен при таком раскладе? Он временный управляющий, вот и всё: его Отдел <text:s/>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и,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сейчас—все что остались из изначальных семерых—работающие по госпиталям, 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text:soft-page-break/>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 удалённой мозговой ткани, даты и часы усыпления, оглушения, ослепления, кастрации. Поддержка приходит даже от Секции Пси, колонии покладистых пофигистов, у которых вообще нет мирских интересов.</text:p>
      <text:p text:style-name="Standard_20__28_user_29_">Старик бригадный генерал Падинг вполне может уживаться с этой шайкой спиритуалистов, у него и самого уже тенденции в ту же сторону. Но Нед Пойнтсмен, с его неотступным комбинациями в погоне за деньгами—Падинг может только оглядываться и стараться быть повежливее. Не такой рослый, как его отец, и уж точно не такой румяный. Отец шустрил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text:s/>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text:s/>без долбанного толку, ушло, опять ушло, опять, ох…</text:p>
      <text:p text:style-name="Standard_20__28_user_29_">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петля, как золотисто-мерцающие границы сознания (хотя, пожалуй, не стоит тут слишком злорадствовать, <text:span text:style-name="T1">в точности как они</text:span>… так что, лучше «как петля»)—но то же состояние войны, та же структура. Падинг задаётся вопросом, порою вслух и в присутствии подчинённых, кто из врагов настолько его ненавидит, чтобы назначить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ОЭС напрямую подчинённый Айзенхауэру и, чтобы охватить всё это, Лондонский Совет Координации Пропаганды, у которого вообще никакой реальной власти.</text:p>
      <text:p text:style-name="Standard_20__28_user_29_">Кто не заблудится среди этого махрового лабиринта аббревиатур, стрелок Жирных и пунктиром, клеточек крупных и мелких, имён напечатанных и заученных на память? Только не Эрнест Падинг—такое для Новых Парней и их зелёными антенночками улавливать излучение власти пригодной для применения,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text:p>
      <text:p text:style-name="Standard_20__28_user_29_">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text:s/>Иприйского клина, где он завоевал полоску ничейной земли, около 40 метров в ширину, <text:s/>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сосредоточился на какой-то точке в комбинаторном анализе, излюбленное времяпрепровождение отставных армейских офицеров, с пристрастной увлечённостью.</text:p>
      <text:p text:style-name="Standard_20__28_user_29_"><text:soft-page-break/>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text:span text:style-name="T1">Что Могло бы Случиться в Европейской Политике.</text:span>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text:p>
      <text:p text:style-name="Standard_20__28_user_29_">Когда докрутилось до <text:s text:c="2"/>немецких бомб падающих на Англию, бригадный г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text:span text:style-name="T1">теперь</text:span> их надежды сфокусированы на бригадного генерала Падинга и возможное финансирование: больше надежд, чем До-Войны, эта недоразвитая провинция, когда-либо могла предложить. Падинг мог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text:p>
      <text:p text:style-name="Standard_20__28_user_29_">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text:p>
      <text:p text:style-name="Standard_20__28_user_29_">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text:s/>наблюдения, <text:s/>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text:s/>униформа мё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text:p>
      <text:p text:style-name="Standard_20__28_user_29_">Канал подчелюстной железы пса Вани давно уже выведен через его подбородок и пришит на месте, сливая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количество капель для данной лаборатории и пса Вани и метронома на 80 всякий раз предсказуемо.</text:p>
      <text:p text:style-name="Standard_20__28_user_29_"><text:soft-page-break/>Теперь, когда он вошёл в «эквивалентную» фазу, это первая из трансграничных фаз, мембрана, едва заметная, протягивается между псом Ваней и внешним миром. Внешний и внутренний остаются точно такими же, как они и были, но связующий их <text:span text:style-name="T1">интерфейс</text:span>—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 text:style-name="T1">Вспоминая Брайтон</text:span>,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text:p>
      <text:p text:style-name="Standard_20__28_user_29_">Вибли Силвернейл и Ролло Грост крадутся по коридорам прочёсывая чужие кабинеты, чтоб грабануть пригодные окурки. Большинство кабинетов сейчас пусты: большинство персонала с терпеливостью мазохизма отбывают ритуал с заговаривающимся бригадным генералом.</text:p>
      <text:p text:style-name="Standard_20__28_user_29_">–<text:span text:style-name="T2"> </text:span>Эт-от старык не име-эт стыд,–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text:s/>зодиак из грязи <text:s/>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И он продолжает болтать, не умолкая, о рецептах приготовления свёкла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понимаете ли, ему не до сюрпризов, он просто хочет откусить (вздох) старой картофелины и быть вполне уверенным, что внутри не увидишь ничего <text:span text:style-name="T1">кроме</text:span> картошки, конечно же, не какой-нибудь заумный «Сюрприз!», какая-то намятая кашица вся лиловая из <text:span text:style-name="T1">гранатов</text:span>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text:span text:style-name="T1">ве</text:span>! что это? беф <text:span text:style-name="T1">rissolé? </text:span>фаршированный беф <text:span text:style-name="T1">rissolé?</text:span>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ы)—ни один из этих странных, очень странных овощных <text:s/><text:span text:style-name="T1">rissolé </text:span>не напоминают обычную «Жабу», а скорее испорченных полоумных созданий, с которыми Молодые Ребята из Королей <text:soft-page-break/>Дороги имеют Связи в шуточных стишках—у Падинга <text:span text:style-name="T1">тысячи</text:span> таких рецептов, которыми он беззастенчиво делится с составом ПРПУК, как и, чуть дальше в еженедельных монологах с самим собой, строчкой другой, из восьми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 text:style-name="T1">Таймз</text:span> против критиков Хайга….</text:p>
      <text:p text:style-name="Standard_20__28_user_29_">И все они <text:span text:style-name="T1">сидели</text:span>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угол обзора отклонений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text:p>
      <text:p text:style-name="Standard_20__28_user_29_">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Führer-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text:p>
      <text:p text:style-name="Standard_20__28_user_29_">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text:span text:style-name="T1">со</text:span>-та, Мул-тэ-фазык Лыч-ност-ный Пере-чэн чрэз-вы-чаэно нерав-но-мэрны, всегда <text:s text:c="2"/>к псико-патычни и нездоро-вы скло-ност.</text:p>
      <text:p text:style-name="Standard_20__28_user_29_">Однако, преподобный д-р Де ла Нут не любит ММЛП:– «Рожа, разве имеются весы для измерения межличностных характерных черт?» Орлиный нос пробует, пробует, глаза опущены в политичной кротости. –«А для <text:span text:style-name="T1">общечеловеческих</text:span> ценностей. Вера, честность, любовь? Имеются ли—простите мою особую настойчивость—весы религиозности, вообще?</text:p>
      <text:p text:style-name="Standard_20__28_user_29_">Не пройдёт, падре: ММЛП разработан в 1943. В самой сердцевине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text:p>
      <text:p text:style-name="Standard_20__28_user_29_">–<text:span text:style-name="T2"> </text:span>На солдат нынче большой спрос, преподобный Доктор,– бормочет Пойнтсмен.</text:p>
      <text:p text:style-name="Standard_20__28_user_29_">–<text:span text:style-name="T2"> </text:span>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text:p>
      <text:p text:style-name="Standard_20__28_user_29_">–<text:span text:style-name="T2"> </text:span>Имэн-но почэму,– впрыгивает Рожавёлги,– мы тепэр предлага-эм дат Слотропу совэр-шэнно ын-ной рода тэст. Мы разраба-ты-ваэм для нэго так называ-эм <text:s/>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text:soft-page-break/>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text:p>
      <text:p text:style-name="Standard_20__28_user_29_">–<text:span text:style-name="T2"> </text:span>Должен заметить, это не похоже на вашу чашку чая, Пойнсмен,– улыбается д-р Аарон Тровстер.– У вас, по большей части, стимулы структурированы.</text:p>
      <text:p text:style-name="Standard_20__28_user_29_">–<text:span text:style-name="T2"> </text:span>Ну, скажем, я нахожу в этом некое постыдное очарование.</text:p>
      <text:p text:style-name="Standard_20__28_user_29_">–<text:span text:style-name="T2"> </text:span>Нет, не скажем. Не говорите мне, будто вы не собираетесь приложить свою милую Павловскую руку к этому всему.</text:p>
      <text:p text:style-name="Standard_20__28_user_29_">–<text:span text:style-name="T2"> </text:span>Ну, отчасти, Тровстер, отчасти. Раз уж вы затронули. Мы <text:span text:style-name="T1">тоже</text:span> рассчитываем на весьма структурированный стимул. Тот самый, фактически, что вызвал наш интерес. Мы хотим подвергнуть Слотропа немецкой ракете….</text:p>
      <text:p text:style-name="Standard_20__28_user_29_">Вверху, на лепную штукатурку потолка, втиснулась методистская версия царства Христова:львы лижутся с ягнятами, фрукты рассыпаются щедро и безостановочно в руки и подноги джентльменов и леди, пастушков и молочниц.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text:s/>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р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они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Homo Monstrosus,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д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text:soft-page-break/>тени туннеля вздыхающих <text:s/>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text:p>
      <text:p text:style-name="Standard_20__28_user_29_"><draw:frame draw:style-name="fr1" draw:name="Image13" text:anchor-type="char" svg:width="6.9252in" svg:height="0.3661in" draw:z-index="9"><draw:image xlink:href="Pictures/1000000000000B720000009B428C9716555D8079.png" xlink:type="simple" xlink:show="embed" xlink:actuate="onLoad" loext:mime-type="image/png"/></draw:frame>А будешь ерепениться, пошлём тебя обратно к д-ру Джамфу!</text:p>
      <text:p text:style-name="Standard_20__28_user_29_"><text:span text:style-name="T2"><text:s/></text:span>Джамф укоренил в нём рефлекс, и выбросил стимул.</text:p>
      <text:p text:style-name="Standard_20__28_user_29_">Похоже д-р Джамф сегодня проверял твою пипетку, а?</text:p>
      <text:p text:style-name="center-norm">—<text:span text:style-name="T1">Нейл Носпикер </text:span>50,000 Оскорблений, <text:span text:style-name="Source_20_Text"><text:span text:style-name="T5">§ 6.72</text:span></text:span></text:p>
      <text:p text:style-name="center-norm"><text:span text:style-name="Source_20_Text"><text:span text:style-name="T5">«Невежа Недоросль», Найлан Смит Прес,</text:span></text:span></text:p>
      <text:p text:style-name="center-norm"><text:span text:style-name="Source_20_Text"><text:span text:style-name="T5">Кембридж (Массач.) 1933</text:span></text:span></text:p>
      <text:p text:style-name="center-norm"/>
      <text:p text:style-name="Standard_20__28_user_29_"><text:span text:style-name="Source_20_Text"><text:span text:style-name="T5">Падинг: Но не слишком ли это—</text:span></text:span></text:p>
      <text:p text:style-name="Standard_20__28_user_29_"><text:span text:style-name="Source_20_Text"><text:span text:style-name="T5">Пойнтсмен: Сэр?</text:span></text:span></text:p>
      <text:p text:style-name="Standard_20__28_user_29_"><text:span text:style-name="Source_20_Text"><text:span text:style-name="T5">Падинг: Разве это не убого, Пойнтсмен? Так вот вмешиваться в сознание другого человека?</text:span></text:span></text:p>
      <text:p text:style-name="Standard_20__28_user_29_"><text:span text:style-name="Source_20_Text"><text:span text:style-name="T5">Пойнтсмен: Генерал, мы просто присоединяемся к длинному ряду экспериментов и изучения. Гавардский Университет, Армия США? Вряд ли это убогие учреждения.</text:span></text:span></text:p>
      <text:p text:style-name="Standard_20__28_user_29_"><text:span text:style-name="Source_20_Text"><text:span text:style-name="T5">Падинг: Мы не можем, Пойнтсмен, это зверство</text:span></text:span></text:p>
      <text:p text:style-name="Standard_20__28_user_29_"><text:span text:style-name="Source_20_Text"><text:span text:style-name="T5">Пойнтсмен:Но американцы уже им занимались! разве не ясно? Не то, чтобы мы совращали девственницу, или что—</text:span></text:span></text:p>
      <text:p text:style-name="Standard_20__28_user_29_"><text:span text:style-name="Source_20_Text"><text:span text:style-name="T5">Падинг: Так что нам делать это потому, что американцы делают так? Позволим им совратить нас?</text:span></text:span></text:p>
      <text:p text:style-name="Standard_20__28_user_29_"><text:span text:style-name="Source_20_Text"><text:span text:style-name="T5">Ещё где-то в 1920, д-р Ласло Джамф полагал, что если Ватсону и Райнеру успешно удалось привить «Дитю Альберту» рефлекс ужаса перед чем-либо мохнатым, будь то даже <text:s/>меховое боа его матери, то Джамф, конечно же, сможет сделать то же самое своему Дитю Тайрону относительно младенческого полового рефлекса. В тот год Джамф посещал Гарвард прибыв из Дармштадта. Это было в начальной части его карьеры, прежде, чем переключился на органическую химию (что стало судьбоносной переменой поля деятельности, как знаменитый переход самого Кейкелея в химию из архитектуры одним столетием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text:s/>целевым рефлексом <text:s/>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решать, когда исследование проводится в-реальной-ситуации и нет времени проходить через долгий медленный процесс сверки с Таблицей Страха?) Приборное оснацщение тогда просто отсутствовало. В лучшем случае, он мог бы использовать «детектор лжи» Ларсона-Килер из трёх показателей, но тот пребывал ещё на стадии эксперимента.</text:span></text:span></text:p>
      <text:p text:style-name="Standard_20__28_user_29_"><text:span text:style-name="Source_20_Text"><text:span text:style-name="T5">Однако, эрекция либо есть, либо нет. Элегантная бинарность. Задание наблюдения может исполнить даже </text:span></text:span><text:span text:style-name="Source_20_Text"><text:span text:style-name="T6">студент</text:span></text:span><text:span text:style-name="Source_20_Text"><text:span text:style-name="T5">.</text:span></text:span></text:p>
      <text:p text:style-name="Standard_20__28_user_29_"><text:span text:style-name="Source_20_Text"><text:span text:style-name="T5">Безусловный стимул = поглаживание пениса антисептичным ватным тампоном.</text:span></text:span></text:p>
      <text:p text:style-name="Standard_20__28_user_29_"><text:span text:style-name="Source_20_Text"><text:span text:style-name="T5">Безусловная реакция = эрекция.</text:span></text:span></text:p>
      <text:p text:style-name="Standard_20__28_user_29_"><text:span text:style-name="Source_20_Text"><text:span text:style-name="T5">Условный стимул =</text:span></text:span><text:span text:style-name="Source_20_Text"><text:span text:style-name="T6"> х.</text:span></text:span></text:p>
      <text:p text:style-name="Standard_20__28_user_29_"><text:span text:style-name="Source_20_Text"><text:span text:style-name="T5">Условный рефлекс = эрекция в присутствии </text:span></text:span><text:span text:style-name="Source_20_Text"><text:span text:style-name="T6">х</text:span></text:span><text:span text:style-name="Source_20_Text"><text:span text:style-name="T5">, поглаживание уже не нужно, всё, что требуется это только </text:span></text:span><text:span text:style-name="Source_20_Text"><text:span text:style-name="T6">х</text:span></text:span><text:span text:style-name="Source_20_Text"><text:span text:style-name="T5">.</text:span></text:span></text:p>
      <text:p text:style-name="Standard_20__28_user_29_"><text:soft-page-break/><text:span text:style-name="Source_20_Text"><text:span text:style-name="T5">Значит </text:span></text:span><text:span text:style-name="Source_20_Text"><text:span text:style-name="T6">х</text:span></text:span><text:span text:style-name="Source_20_Text"><text:span text:style-name="T5">? а что такое </text:span></text:span><text:span text:style-name="Source_20_Text"><text:span text:style-name="T6">х</text:span></text:span><text:span text:style-name="Source_20_Text"><text:span text:style-name="T5">? Ну, это 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text:s/>полностью совпадает со средней длиной отражённой в отчете Джамфа об эрекции Дитя Т.</text:span></text:span></text:p>
      <text:p text:style-name="Standard_20__28_user_29_"><text:span text:style-name="Source_20_Text"><text:span text:style-name="T5">Следующим шагом, по традиции в данных вопросах, сосунка следует лишить условия. Джамфу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олжаться </text:span></text:span><text:span text:style-name="Source_20_Text"><text:span text:style-name="T6">за пределы</text:span></text:span><text:span text:style-name="Source_20_Text"><text:span text:style-name="T5"> сведения рефлекса к нулю. Поэтому мы не можем судить о степени угасания только лишь по силе проявления рефлекса или его отсутствию, поскольку может иметь место </text:span></text:span><text:span text:style-name="Source_20_Text"><text:span text:style-name="T6">скрытое подавление за пределы нуля.</text:span></text:span><text:span text:style-name="Source_20_Text"><text:span text:style-name="T5">» Курсив м-ра Пойнтсмена.</text:span></text:span></text:p>
      <text:p text:style-name="Standard_20__28_user_29_"><text:span text:style-name="Source_20_Text"><text:span text:style-name="T5">Может ли условный рефлекс сохраниться в человеке, скрытно, в продолжении 20 или 30лет? Гасил ли д-р Джамф только до нуля—дождался пока ребёнок стал показывать нулевые эрекции на стимул</text:span></text:span><text:span text:style-name="Source_20_Text"><text:span text:style-name="T6"> х</text:span></text:span><text:span text:style-name="Source_20_Text"><text:span text:style-name="T5">, и прекратил на этом? Может он забыл</text:span></text:span><text:span text:style-name="Source_20_Text"><text:span text:style-name="T7">—</text:span></text:span><text:span text:style-name="Source_20_Text"><text:span text:style-name="T5">или проигнорировал</text:span></text:span><text:span text:style-name="Source_20_Text"><text:span text:style-name="T7">—«</text:span></text:span><text:span text:style-name="Source_20_Text"><text:span text:style-name="T5">скрытое подавление за пределы нуля»? Если проигнорировал, то почему? Что может сказать Национальный Совет по Исследованиям по этому поводу?</text:span></text:span></text:p>
      <text:p text:style-name="Standard_20__28_user_29_"><text:span text:style-name="Source_20_Text"><text:span text:style-name="T5">Когда Слотроп был открыт, в конце 1944, «Белым Посещением»</text:span></text:span><text:span text:style-name="Source_20_Text"><text:span text:style-name="T7">—</text:span></text:span><text:span text:style-name="Source_20_Text"><text:span text:style-name="T5">хотя многие там уже знали его как знаменитого Дитя Тайрона</text:span></text:span><text:span text:style-name="Source_20_Text"><text:span text:style-name="T7">—</text:span></text:span><text:span text:style-name="Source_20_Text"><text:span text:style-name="T5">подобно открытию Нового Света, разные люди сочли, что они открыли разные вещи.</text:span></text:span></text:p>
      <text:p text:style-name="Standard_20__28_user_29_"><text:span text:style-name="Source_20_Text"><text:span text:style-name="T5">Роджер Мехико считает это статистической странностью. Однако, он чувствует теперь некое сотрясение основ этой дисциплины, причём более сильное, чем позволительно поколебать их странности. Странно, странно, странно—вдумайтесь в само слово: это взрывное «т» вслед за «с», переходит—за пределом своего нуля—в иную область.</text:span></text:span></text:p>
      <text:p text:style-name="Standard_20__28_user_29_"><text:span text:style-name="Source_20_Text"><text:span text:style-name="T5">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ое отношение, если вообще какое-либо, имеет к этому секс.</text:span></text:span></text:p>
      <text:p text:style-name="Standard_20__28_user_29_"><text:span text:style-name="Source_20_Text"><text:span text:style-name="T5">Но Эдвин Трикл, самый фрейдитски настроенный среди физических исследователей, полагает, что дар Слотропа заключается в психокинезе. Это Слотроп, силой своего сознания, заставляет ракеты падать там,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значимо, </text:span></text:span><text:span text:style-name="Source_20_Text"><text:span text:style-name="T6">звездой</text:span></text:span><text:span text:style-name="Source_20_Text"><text:span text:style-name="T5">, этой анало-садистской эмблемой успеха в классе, которой так пропитано начальное образование в Америке….»</text:span></text:span></text:p>
      <text:p text:style-name="Standard_20__28_user_29_"><text:span text:style-name="Source_20_Text"><text:span text:style-name="T5">Именно от карты все они впадают в ужас, той карты, где Слотроп держал <text:s/>учёт своих девушек. Звёзды рассыпаны в дистрибуции Поиссона, как на карте ракетных ударов на карте составляемой Мехико о Блице роботов.</text:span></text:span></text:p>
      <text:p text:style-name="Standard_20__28_user_29_"><text:span text:style-name="Source_20_Text"><text:span text:style-name="T5">Да, но тут не только дистрибуция. Обе схемы оказались идентичными. Они совпадают в каждом из квадратов. Слайды, которые Теди Блот снимал с карты Слотропа были спроецированы на Роджерову и обе картинки, девушки-звёзды и ракетные удары кружочки, полностью совпали.</text:span></text:span></text:p>
      <text:p text:style-name="Standard_20__28_user_29_"><text:span text:style-name="Source_20_Text"><text:span text:style-name="T5">Весьма удачно, Слотроп ставил даты на свои звёзды. Звезда всегда появляется </text:span></text:span><text:span text:style-name="Source_20_Text"><text:span text:style-name="T6">до</text:span></text:span><text:span text:style-name="Source_20_Text"><text:span text:style-name="T5"> соответствующего ракетного удара. Удар может случится так скоро, как через два дня, либо задержаться так надолго, как десять. Средняя продолжительность оттяжки 4 ½ дней.</text:span></text:span></text:p>
      <text:p text:style-name="Standard_20__28_user_29_"><text:span text:style-name="Source_20_Text"><text:span text:style-name="T5">Допустим, рассуждает Пойнтсмен, что стимулом </text:span></text:span><text:span text:style-name="Source_20_Text"><text:span text:style-name="T6">х</text:span></text:span><text:span text:style-name="Source_20_Text"><text:span text:style-name="T5"> у Джамфа служил какой-то громкий шум, как и в эксперименте Ватсона-Райнера. Допустим, что, в случае Слотропа, рефлекс эрекции не </text:span></text:span><text:soft-page-break/><text:span text:style-name="Source_20_Text"><text:span text:style-name="T5">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text:span><text:span text:style-name="Source_20_Text"><text:span text:style-name="T6">вспять</text:span></text:span><text:span text:style-name="Source_20_Text"><text:span text:style-name="T5">. Сперва взрыв, затем звук приближения: V-2.</text:span></text:span></text:p>
      <text:p text:style-name="Standard_20__28_user_29_"><text:span text:style-name="Source_20_Text"><text:span text:style-name="T5">И всё-таки стимулом, каким-то образом </text:span></text:span><text:span text:style-name="Source_20_Text"><text:span text:style-name="T6">должна</text:span></text:span><text:span text:style-name="Source_20_Text"><text:span text:style-name="T5"> быть ракета, некое предшествующее видение, некий удвоенный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секс рынке, в порнографии и у проституток, возможно увязанные с изменением курсов на <text:s/>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намёк под самым нашим носом у нас не хватает ума, или смелости, заметить?…</text:span></text:span></text:p>
      <text:p text:style-name="Standard_20__28_user_29_"><text:span text:style-name="Source_20_Text"><text:span text:style-name="T5">Но, если это в воздухе, прямо тут, прямо сейчас, тогда ракеты следуют из этого, в 100% случаев. Без исключений. Обнаружив его, мы снова докажем железную детерминированность всего, каждой души. Останется слишком мало места для каких-то надежд вообще. Сами понимаете, насколько важным будет такое открытие.</text:span></text:span></text:p>
      <text:p text:style-name="Standard_20__28_user_29_"><text:span text:style-name="Source_20_Text"><text:span text:style-name="T5">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окжа, слепящий в 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text:span></text:span></text:p>
      <text:p text:style-name="Standard_20__28_user_29_"><text:span text:style-name="Source_20_Text"><text:span text:style-name="T5">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text:span></text:span></text:p>
      <text:p text:style-name="Standard_20__28_user_29_"><text:span text:style-name="Source_20_Text"><text:span text:style-name="T5">Теперь, зная, что без толку: –«Пойнтсмен, а что если Эдвин Трикл прав? Это ПК. Что если Слотроп—даже не осознавая—</text:span></text:span><text:span text:style-name="Source_20_Text"><text:span text:style-name="T6">заставляет</text:span></text:span><text:span text:style-name="Source_20_Text"><text:span text:style-name="T5"> их падать именно та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тогда у вас есть кое-что, не так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зачем ему. Если они падают там где он был—</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ожет он ненавидит женщи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я серьёз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ехико. Вас это действительно трогае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знаю. Наверное, я подумал не получится ли увязать это, каким-то образом, <text:s/>с вашей ультрапарадоксальной фазой. Возможно… я хочу знать, что именно вы хотите найти.</text:span></text:span></text:p>
      <text:p text:style-name="Standard_20__28_user_29_"><text:span text:style-name="Source_20_Text"><text:span text:style-name="T5">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ая массы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text:span></text:span><text:soft-page-break/><text:span text:style-name="Source_20_Text"><text:span text:style-name="T5">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text:span></text:span></text:p>
      <text:p text:style-name="Standard_20__28_user_29_"><text:span text:style-name="Source_20_Text"><text:span text:style-name="T5">Пойнтсмен обсуждал паранойю и «идею противоположностей». Он чиркал восклицательные знаки и </text:span></text:span><text:span text:style-name="Source_20_Text"><text:span text:style-name="T6">как верно </text:span></text:span><text:span text:style-name="Source_20_Text"><text:span text:style-name="T5">в Книге по всем полям открытого письма Паавлова к Жане насчёт </text:span></text:span><text:span text:style-name="Source_20_Text"><text:span text:style-name="T6">ощущений внешнего воздействия </text:span></text:span><text:span text:style-name="Source_20_Text"><text:span text:style-name="T5">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text:span></text:span></text:p>
      <text:p text:style-name="Standard_20__28_user_29_"><text:span text:style-name="Source_20_Text"><text:span text:style-name="T5">Конечно, предшествовавший Книге том—Сорок Одна Лекция—явился ему, 28-летнему, как наказ от пре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тринадцать лет следуя за клубком, он начинает кружить обратно,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вриадной, Минотавром и даже, опасается Пойнтсмен, им самим. С недавних пор они мелькают перед ним, обнажённые, в позах атлетов дышат в зал, жуткие пенисы торчком неорганические, как и их глаза, что поблескивают инеем, или пластинками слюды, но не вожделением, и не к нему. Для них существует лишь работ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ьер Жане—он иногда вещал как восточный мистик. Никогда по настоящему не понял противоположностей. «Акт нанесения раны и акт получения раны объединены в проведении всего ранения». Сплетник, и тот о ком речь, хозяин и раб, девственница и совратитель, каждая часть в удобном сочетании и неотделима—Последнее прибежище неисправимых лодырей, Мехико, как раз такая вот йинь-янова галиматьи. Способ увильнуть от тягот работы в лаборатории. Но что он </text:span></text:span><text:span text:style-name="Source_20_Text"><text:span text:style-name="T6">сказал</text:span></text:span><text:span text:style-name="Source_20_Text"><text:span text:style-name="T5"> эти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text:span></text:span><text:span text:style-name="Source_20_Text"><text:span text:style-name="T6">вы</text:span></text:span><text:span text:style-name="Source_20_Text"><text:span text:style-name="T5"> что сказали?</text:span></text:span></text:p>
      <text:p text:style-name="Standard_20__28_user_29_"><text:span text:style-name="Source_20_Text"><text:span text:style-name="T5">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text:s/>все мы <text:s/>стремимся в науке, есть чисто механическое объяснение. Он был достаточно реалистичен, и не </text:span></text:span><text:soft-page-break/><text:span text:style-name="Source_20_Text"><text:span text:style-name="T5">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не мой конёк, конечно,– <text:s/>Мехико и вправду не хочет обижать, но ведь сколько можно,– но есть такое ощущение, что эту причину-следствие использова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не «ударить». Отступить. Вам тридцать, молодой человек. «Других углов не существует». Есть лишь вперёд—прямиком—либо назад.</text:span></text:span></text:p>
      <text:p text:style-name="Standard_20__28_user_29_"><text:span text:style-name="Source_20_Text"><text:span text:style-name="T5">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холодные и упокоенные как смерть. Ранние варвары Европы, кто отваживался приблизиться к этому побережью, видели белые преграды сквозь туман и знали куда забирают <text:s/>их умерших.</text:span></text:span></text:p>
      <text:p text:style-name="Standard_20__28_user_29_"><text:span text:style-name="Source_20_Text"><text:span text:style-name="T5">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ительная мозаика смотреть наружу в Пустыню… вне охранительного города… понятна лишь тем, кто отправляется вне… глаза вдали… варвары… всадник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 нас обоих есть Слотроп,– вот что только что сказал Пойнтсме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Пойнтсмен—что вам с этого? Кроме славы, я имею в вид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больше, чем Павлову. Физиологическое обоснование тому, что кажется весьма странным поведением. И мне не важно в какую из ваших PRS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миренн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установил себе ограничения в этом. Всё что у меня есть, это обратное звучание ракеты перед взрывом… его клиническая история установки условного сексуального рефлекса, </text:span></text:span><text:span text:style-name="Source_20_Text"><text:span text:style-name="T6">возможно</text:span></text:span><text:span text:style-name="Source_20_Text"><text:span text:style-name="T5">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 чего вы добиваетес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до конца жизни пациента, от всяких идей, чувств, самокритики, что только раздувает её пламя,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text:span></text:span><text:soft-page-break/><text:span text:style-name="Source_20_Text"><text:span text:style-name="T5">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в невозмутимости.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они без пары, и возможно решу загадку почему ракеты падают туда, куда падают—хотя признаю, с вашей поддержкой это стало намного прощ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Зачем?– <text:s/>что пробрало, Мехико?– Зачем я вам нуже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Я не знаю. Но вы нужны.</text:span></text:span></text:p>
      <text:p text:style-name="Standard_20__28_user_29_"><text:span text:style-name="Source_20_Text"><text:span text:style-name="T5">–</text:span></text:span><text:span text:style-name="Source_20_Text"><text:span text:style-name="T8"> </text:span></text:span><text:span text:style-name="Source_20_Text"><text:span text:style-name="T6">У вас</text:span></text:span><text:span text:style-name="Source_20_Text"><text:span text:style-name="T5"> навязчивая иде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text:s/>Помогите мне.</text:span></text:span></text:p>
      <text:p text:style-name="Standard_20__28_user_29_"><text:span text:style-name="Source_20_Text"><text:span text:style-name="T5">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text:span></text:span><text:span text:style-name="Source_20_Text"><text:span text:style-name="T6">Как же девушки? </text:span></text:span><text:span text:style-name="Source_20_Text"><text:span text:style-name="T5">Наверное, это его одиночество в Секции Пси, из-за убеждённости 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text:span></text:span><text:span text:style-name="Source_20_Text"><text:span text:style-name="T6"> О, Джесси</text:span></text:span><text:span text:style-name="Source_20_Text"><text:span text:style-name="T5">, уткнувшись лицом в её голую, спящую, замысловато сплетённую из костей и сухожилий спину, </text:span></text:span><text:span text:style-name="Source_20_Text"><text:span text:style-name="T6">мне не доходит всё это….</text:span></text:span></text:p>
      <text:p text:style-name="Standard_20__28_user_29_"><text:span text:style-name="Source_20_Text"><text:span text:style-name="T5">На полпути между водой и жёсткой прибрежной травой, длинная полоса из трубы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сте, местами удвоенные, один ряд позади другого, пришедшие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смешанных повторах. Вдали, где конструкция поворачивает в марево, стена заграждения становится серой. После снегопада <text:s/>минувшей ночью,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text:span></text:span></text:p>
      <text:p text:style-name="Standard_20__28_user_29_"><text:span text:style-name="Source_20_Text"><text:span text:style-name="T5">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вскакивают под резинки чулков, тянут наружу, отпускают с нежданно громким шлепком под ха-ха-ха д-ра Блея, когда она подскакивает и тоже смеётся, стараясь не <text:s/>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text:span></text:span></text:p>
      <text:p text:style-name="Standard_20__28_user_29_"><text:span text:style-name="Source_20_Text"><text:span text:style-name="T5">На возвышенности, линия цилиндрических блоков предназначенных увечить умолк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text:span></text:span><text:soft-page-break/><text:span text:style-name="Source_20_Text"><text:span text:style-name="T5">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text:s/>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Операции Чёрное Крыло и вероятности Schwarzkommando, наблюдают своего волшебного негра, свой прототип, ни один не рискнёт выйти на лёд, сделать луп или другую фигуру перед этими детьми.</text:span></text:span></text:p>
      <text:p text:style-name="Standard_20__28_user_29_"><text:span text:style-name="Source_20_Text"><text:span text:style-name="T5">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 длинная замерзающая последовательность погасших звёзд, облачность отражается в остекленелом пляже почти белой….</text:span></text:span></text:p>
      <text:p text:style-name="Standard_20__28_user_29_"><text:span text:style-name="Source_20_Text"><text:span text:style-name="T5">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может полностью найти их. Их следы заполнились льдом и чуть позже были унесены в море.</text:span></text:span></text:p>
      <text:p text:style-name="Standard_20__28_user_29_"><draw:frame draw:style-name="fr1" draw:name="Image14" text:anchor-type="char" svg:width="6.9252in" svg:height="0.3661in" draw:z-index="10"><draw:image xlink:href="Pictures/1000000000000B720000009B428C9716555D8079.png" xlink:type="simple" xlink:show="embed" xlink:actuate="onLoad" loext:mime-type="image/png"/></draw:frame><text:span text:style-name="Source_20_Text"><text:span text:style-name="T5">В молчании, скрытно от неё, камера следит как она движется намеренно никуда по комнатам, 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 вчерашняя свежая завивка удерживает её очень светлые волосы наверху в сотне замороженны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в недавней памяти, взрывы ракет далеко к югу и востоку иногда навещают небольшую квартиру, дребезжа не залитыми окнами, а только дверями в медленных тройных и четверных подрагиваниях, словно несчастные духи, жаждущие общения, просят впустить их на секундочку, на прикосновение….</text:span></text:span></text:p>
      <text:p text:style-name="Standard_20__28_user_29_"><text:span text:style-name="Source_20_Text"><text:span text:style-name="T5">Она в доме одна, кроме спрятанного оператора и Осби Фила, который на кухне готовит нечто загадочное из урожая грибов с крыши. У них блестящие красно-оранжевые шляпки над приподнятыми складками бледно-серой кисеи. Время от времени геометрия её неугомонности приводит её взглянуть в дверной проём на его ребяческую возню с </text:span></text:span><text:span text:style-name="Source_20_Text"><text:span text:style-name="T6">Amanita muscaria</text:span></text:span><text:span text:style-name="Source_20_Text"><text:span text:style-name="T5"> (потому что именно этот родственник ядовитого Ангела Убийцы занимает внимание Осби, или что там у него проходит за внимание)—и послать ему улыбку, показывая дружелюбность, но котора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по его понятиям Континентальным) стилем, умом в её окаймлённых светлыми ресницами глазах, или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text:span></text:span></text:p>
      <text:p text:style-name="Standard_20__28_user_29_"><text:span text:style-name="Source_20_Text"><text:span text:style-name="T5">Но </text:span></text:span><text:span text:style-name="Source_20_Text"><text:span text:style-name="T6">что</text:span></text:span><text:span text:style-name="Source_20_Text"><text:span text:style-name="T5"> это надумал юный Осби? Он тщательно выскабливает внутренность каждой грибной шляпки цвета персимона и измельчает остатки. Выселе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и прокручивает в блендере Пирата. </text:span></text:span><text:soft-page-break/><text:span text:style-name="Source_20_Text"><text:span text:style-name="T5">Затем он расстилает грибное пюре на тонкий жестяной противень. Он открывает духовку, азбестными хваталками вынимает оттуда другой противень, покрытый тёмной спёкшейся пылью,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вернул из лакричной сигаретной бумаги Ризла.</text:span></text:span></text:p>
      <text:p text:style-name="Standard_20__28_user_29_"><text:span text:style-name="Source_20_Text"><text:span text:style-name="T5">Н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стоит она сейчас в дверях так неподвижно? словно кадр следовало остановить и продолжить именно на столько <text:s/>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в кремниевых и замерзающе спускающихся шлепках, неутешный, медленно разрушительный на средневековых окнах, занавесил как дым дальний берег реки. Этот город на все свои исковырянные бомбами мили: эта неистощимо опутанная жертва… кожа из отблескивающего шифера крыш, копоть на кирпиче залитом потоком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одымая в извчном пожатии плеч…. С писком и металлическим трахом печка снова <text:s/>захлопывается, но для Кати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я проходит перед окна и свет дождя попадая внутрь меня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text:span></text:span></text:p>
      <text:p text:style-name="Standard_20__28_user_29_"><text:span text:style-name="Source_20_Text"><text:span text:style-name="T5">От отражений, которые она видит в зеркале, Катя тоже получает удовольствие оператора, но ей известно то, что он не может знать: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text:span></text:span><text:span text:style-name="Source_20_Text"><text:span text:style-name="T6"> Der Kinderofen. . . </text:span></text:span><text:span text:style-name="Source_20_Text"><text:span text:style-name="T5">вспоминает как его зубы, длинные, жуткие, в прожилках ярко-коричневой гнили, когда он произносит эти слова, жёлтые зубы капитана Блисеро, сетка испятнанных трещин, а в его ночном дыхании, в тёмной печи его самого, всегда свившиеся шептания разложения… Его зубы она вспоминает прежде остальных его черт, зубы в первую очередь получат выгоду от Печи: от тог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тренированных ляжек к какому-либо гостю вечера, ил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я участвовала пассивно, связанная, с кляпом и накладными ресницами, служила в ту ночь живой подушкой для надушенных <text:s/>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будет расширяться у неё подобно цветению в серии степеней </text:span></text:span><text:span text:style-name="Source_20_Text"><text:span text:style-name="T6">без общего термина, </text:span></text:span><text:span text:style-name="Source_20_Text"><text:span text:style-name="T5">бесконечно, непостижимо, но предсказуемо)… его фраза <text:s/></text:span></text:span><text:span text:style-name="Source_20_Text"><text:span text:style-name="T6">Padre Ignacio, </text:span></text:span><text:span text:style-name="Source_20_Text"><text:span text:style-name="T5">оборачивается </text:span></text:span><text:soft-page-break/><text:span text:style-name="Source_20_Text"><text:span text:style-name="T5">испанским инквизитором в чёрных одеждах, коричневый горбатый нос, удушающий запах ладана + исповедник/палач + Катя и Готфрид, оба на коленях в темной исповедальне + дети из старинной сказки, на коленях, что мёрзнут и болят, пред Печью, шепчут секреты, которые не могут сказать никому больше + ведьмацкая паранойя капитана Блисеро, подозревающего их обоих, Катю, несмотря даже на её принадлежность к национал-социалистической партии Нидерландов + Печь, как слушатель/мститель + Катя на коленях перед Блисеро в полном улёте, чёрный бархат и кубинские каблуки, его член сплюснут невидимо под кожаными плавками телесного цвета, поверх которых у него накладная пизда в соболином паричке, и то и другое ручная работа пресловутой </text:span></text:span><text:span text:style-name="Source_20_Text"><text:span text:style-name="T6">Mme.</text:span></text:span><text:span text:style-name="Source_20_Text"><text:span text:style-name="T5">Офир в Берлине, поддельные лабии и ярко пурпурный клитор смоделированы из—мадам жалостливо оправдывалась дефицитом—синтетической резины и Миполама, новыйполивиниловый хлорид… крохотные кусочки лезвия бритвы топорщились из жизнеподобной розовой влажности, сотнями, о которые Катя, стоя на коленях, обязана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шипованного собачьего ошейника, мастурбируя метрономически, следуя приказным крикам капитана Блисеро, вся его светлая кожа испятнана послеполуденным блестяще синтетическим оранжевым, который она никогда прежде не увязывала с кожей, его член налившийся кровью монолит, чей задыхающийся роток слышен в тишине ковров, лицо его поднято не к кому-то из них, но как бы к чему-то на потолке, или к небу, которое ему подменяли потолки, с опущенными глазами, как он чаще всего их и держал—его лицо, возносясь, твердея, доходя, настолько схоже с тем, что она всю жизнь видела в зеркалах, её собственный заучено манекенный <text:s/>взор, что ей приходится сдержать дыхание, на минуту чувствуя ускоренное биенье своего сердца, прежде чем отвернуть точно такой же взор к капитану Блисеро. Он в восторге. «Может быть»,– говорит он ей,– «я обстригу твои волосы». Он улыбается Готфриду:– «Может быть, оставлю, чтоб у него отрасли». Унижение пойдёт на пользу парню каждое утро в расположении, в строю его батареи возле Schußstelle 3, где когда-то громыхали лошади перед неистовыми проигрывающими любителями скачек в старое мирное время—будет получать одно взыскание за другим, но оставаться под защитой капитана от армейской дисциплины. Вместо которой, между стрельбами, будь то ночь или день, недосыпая, в неурочные часы, подвергаться собственному «Hexenzüchtigung» капитана. Но постриг ли ей Блисеро волосы? Теперь она уже не помнит. Помнится лишь, что пару раз она одевала форму Готфрида (волосы, конечно же) прятала под фуражку), выглядя, вполне возможно, его двойником, проводя эти ночи «в клетке», такие правила установил Блисеро, а Готфрид должен одевать её шёлковые чулки, кружевной передник и капот, всё её нижнее и её кисею с ленточками. Но после он всегда должен отправляться обратно в клетку. Так-то вот. Их капитан не оставляет сомнений кто, братик или сестричка, на самом деле служанка, а кто откармливаемый гусь.</text:span></text:span></text:p>
      <text:p text:style-name="Standard_20__28_user_29_"><text:span text:style-name="Source_20_Text"><text:span text:style-name="T5">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в отрытую они не обсуждают это, похоже, Катя, Готфрид и капитан Блисеро согласились, что эта северная древняя форма, всем им известная и привычная—заблудившиеся дети, лесная баба-яга в съедобной хижине, поимка, откорм, Печь—станет их охранительной рутиной, их убежищем от того, что никто из них не </text:span></text:span><text:soft-page-break/><text:span text:style-name="Source_20_Text"><text:span text:style-name="T5">может выносить снаружи—Война, абсолютная власть случая, их собственная жалкая случайность здесь, посреди всего….</text:span></text:span></text:p>
      <text:p text:style-name="Standard_20__28_user_29_"><text:span text:style-name="Source_20_Text"><text:span text:style-name="T5">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я впервые увидела своего золотистого брата-дичь. По оффициальным слухам взорвалось только топливо и окислитель. Но какпитан Блисеро с трепещущи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ючается—часто ракеты, обезумев, разворачиваются куда попадя с жутким ржанием в небе, разворачиваются и падают, каждая согласно своему сумасшествию,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Спитфайеры с рёвом несутся на бреющем <text:s/>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text:s/>военнослужащие.</text:span></text:span></text:p>
      <text:p text:style-name="Standard_20__28_user_29_"><text:span text:style-name="Source_20_Text"><text:span text:style-name="T5">Это придаёт обертона игре, что слегка меняет свой тембр. Это она в какой-то неопределённый момент будущего должна будет толкнуть Ведьму в Печь приготовленную для Готфрида. Поэтому капитан должен предполагать возможность, что она британский шпион, или участница голландского подполья. Несмотря на все старания немцев, информация продолжает постоянно течь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Спитфайеры могут ударить по электростанции, складу жидкого кислорода, по квартире командира батареи… это интригующий вопрос. Почувствует ли Катя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сведения о ней от людей Мусерата безупречны, ею выявлены три семьи замаскированных евреев, она регулярно посещает собрания, она работает на курорте Люфтваффе в Шевенингене, где её руководство считает её умелойц и жизнерадостной, не отлынивает. Не так, как многие другие, что используют партийный фанатизм, скрывая недостаток способностей. Пожалуй, лишь тень предостережения: её преданность не согрета чувством. У неё, кажется, есть особый интерес <text:s/>быть в Партии. Женщина с каким-то математическим образованием и с </text:span></text:span><text:span text:style-name="Source_20_Text"><text:span text:style-name="T6">резонами</text:span></text:span><text:span text:style-name="Source_20_Text"><text:span text:style-name="T5">…. «Желайте перемены»,– сказал однажды Рильке,– «у пламени берите вдохновенье!» В лавр, в соловья, в ветер… </text:span></text:span><text:span text:style-name="Source_20_Text"><text:span text:style-name="T6">желать</text:span></text:span><text:span text:style-name="Source_20_Text"><text:span text:style-name="T5"> быть вобранным, объять, рухнуть в пламя вздымающееся, чтобы заполнить все чувства и… не любить, потому что более невозможно действовать… но быть безнадёжно в состоянии любви….</text:span></text:span></text:p>
      <text:p text:style-name="Standard_20__28_user_29_"><text:span text:style-name="Source_20_Text"><text:span text:style-name="T5">Но не Катя: тут никаких бросков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е Готфрида, но даже в традиционной мазохистской форме французского производства, такой неподходящей к её высокой, длинноногой походке, к её блондинистости, её упрямым плечам похожим на крылья—она всего лишь играет, играет в участие в игре.</text:span></text:span></text:p>
      <text:p text:style-name="Standard_20__28_user_29_"><text:span text:style-name="Source_20_Text"><text:span text:style-name="T5">Он ничего не может поделать. Посреди умирающего рейха, приказы становятся бессильными, как бумага, она так нужна ему, ему нужен Готфрид, ремни и кнут кожаный, настоящий в его руках, которые всё ещё могут чувствовать, её крики, красные рубцы поперёк </text:span></text:span><text:soft-page-break/><text:span text:style-name="Source_20_Text"><text:span text:style-name="T5">ягодиц мальчика, их рты, его член, пальцы рук и ног—всю зиму на это всё можно положиться целиком—он не может объяснить почему, но глубоко в сердце он верит, может быть, только теперь, в форму, в эту из всег сказок и саг, верит, что этот зачарованный дом в лесу уцелеет, что никакие бомбы никогда не упадут на него случайно, а только лишь по предательству, если Катя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оборот из всех возможных толчков сзади, в железо Печи и последнее лето. Придёт, она придёт, его Судьба… по другому—но она придёт… </text:span></text:span><text:span text:style-name="Source_20_Text"><text:span text:style-name="T6">Und nicht einmal sein Schritt klingt aus dem tonlosen Los. . . . </text:span></text:span><text:span text:style-name="Source_20_Text"><text:span text:style-name="T5">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text:s/>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text:span></text:span><text:span text:style-name="Source_20_Text"><text:span text:style-name="T6">Ни разу шаг его не встретил эха от Судьбы безгласной</text:span></text:span><text:span text:style-name="Source_20_Text"><text:span text:style-name="T5">…. Это он, Блисеро, взбирается на гору, как и взбирался почти уже 20 лет, задолго до того как принял пламя Рейха, со времён Юго-Запада… в одиночку. Какой бы плотью не пытался умиротво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форму Восточного фронта) в баре, на улице, в каком угодно тесном и неудобном костюме, безупречно реагировал на футбольный мяч, который шутники, узнав его, бросали ниоткуда—бессмертное исполнение! один из тех импровизированных ударов так невозможно высок, так чётко параболичен, мяч взмыл на мили вверх, чтобы пройти точно меж двух высоких, фалличных электрических колонн <text:s/>Ufa-театра на Фридрихштрассе… он мог удерживать мяч на голове по несколько кварталов напролёт, часами, ноги чётки, как поэтическая строка… Но только лишь качал головой, стараясь быть хорошим парнем, когда его спрашивали, но не в силах объяснить:– «ну, это... так получается… <text:s/>мускулы делают сами»—потом, припомнив выражение старого тренера—«это мускульное»,– улыбаясь прекрасной улыбкой и <text:s/>за это одно уже призван, уже пушечное мясо, бледный свет бара лёг поперёк его коротко остриженного черепа—«это рефлексы, понимаешь….Не я….Просто рефлексы». Когда же начало меняться, для Блисеро тех дней, от похоти к жалости, тупой как изумленье Рауханделя собственным даром? Он навидался этих Рауханделей, особенно после 39-го, таящих не менее загадочных гостей, чужаков, иногда не менее причудливых, чем дар всегда оказываться там, где нет взрывов… </text:span></text:span><text:span text:style-name="Source_20_Text"><text:span text:style-name="T6">кто-нибудь</text:span></text:span><text:span text:style-name="Source_20_Text"><text:span text:style-name="T5"> из них, это сырьё, «хотят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знают, ничего не меняют кроме формы и паспортов, будут жить-поживать долго после его золы и газов у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nicht wahr? Слишком стар уже, грипп проходит уже не так быстро, живот порой может скрутить на весь день, глаза ощутимо слепее с каждой новой проверкой, слишком «реалистичен», чтобы избрать смерть героя, или даже солдатскую. Всё, чо он хочет, это уйти из зимы, в тепло Печи, в тьму железного убежища, дверь позади него в сужающемся прямоугольнике кухонного света со звяком захлопывается, навсегда. Всё прочее лишь любовная игра перед актом.</text:span></text:span></text:p>
      <text:p text:style-name="Standard_20__28_user_29_"><text:span text:style-name="Source_20_Text"><text:span text:style-name="T5">Да, он думает, больше, чем следовало бы, и это его удивляет, о детях—об их мотивах. Он полагает, скорее всего они стремятся к своей свободе, тоскуя по ней как он по Печи, и подобная </text:span></text:span><text:soft-page-break/><text:span text:style-name="Source_20_Text"><text:span text:style-name="T5">извращённость преследует его и гнетёт… он возвращается вновь и вновь к пустой бессмысленной картине того, чем был дом в лесу, сейчас искрошенный до сахарных крупинок, всё, что осталось, это неукротимая Печь, и пара деток, пик сладкой энергии позади, опять подступает голод, блуждания в зелёной непроглядности деревьев….Куда им идти, где укрываться на ночь? Непредусмотрительность детей...и вежливый парадокс этого их Состояньица, основой которому всё та же Печь, что всё должна уничтожить….</text:span></text:span></text:p>
      <text:p text:style-name="Standard_20__28_user_29_"><text:span text:style-name="Source_20_Text"><text:span text:style-name="T5">Но всякий истинный бог должен быть и творцом и разрушителем. Ему, воспитанному в христианском окружении, трудно было это понять до его путешествия на Юго-Запад, до его собственного покорения Африки. Среди пыльных костров Калахари, под ширью прибрежного моря, огонь и вода, он учился. Мальчик хереро, загнанный долгими мучениями в страх перд христианскими грехами, духи шакалов, могучие европейские волки-оборотни, преследовали его, жаждая насытиться его душой, бесценным червячком, что живёт в его позвоночнике, пытался теперь загнать своих прежних богов в клетку, поймать в капканы из слов, выдать их, диких, парализованных, этому учёному белому, что был так увлечён языком. Увозя в своём ранце экземпляр <text:s/></text:span></text:span><text:span text:style-name="Source_20_Text"><text:span text:style-name="T6">Duino Elegies</text:span></text:span><text:span text:style-name="Source_20_Text"><text:span text:style-name="T5">, только что напечатанных, когда он отправлялся на Юго-Запад, подарок Матери на причале, запах свежей типографской краски кружил его голову по ночам, пока старый пароход бороздил тропик за тропиком… пока созвездия, как новые звёзды над Боль-континентом, стали сов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text:s/>подавить Великое Восстание хереро. Найти в глухих местах между Намибом и Калахари свою собственную верную родню, свой ночной цвет.</text:span></text:span></text:p>
      <text:p text:style-name="Standard_20__28_user_29_"><text:span text:style-name="Source_20_Text"><text:span text:style-name="T5">Непроходимые пустоши камня палимого солнцем… многие мили каньонов заворачивающих в никуда, засыпанные на дне белым песком, что оборачивается холодно синим, когда дни удлинились… </text:span></text:span><text:span text:style-name="Source_20_Text"><text:span text:style-name="T6">мы делать Нджамби Карунга сейчас, омахона…</text:span></text:span><text:span text:style-name="Source_20_Text"><text:span text:style-name="T5"> шёпот над горящими ветвями колючек, где этот немец заклинает прочь энергии окружившие свет костра своей тонкой книжицей. Он встревоженно вскидывает взгляд. Мальчик хочет ебтись, но он использует слово обозначающее бога на языке хереро. Необычный холод пронял белого человека. Он верит, как и Рейнское Миссионерское Общество, в богохульство. Особенно тут в пустыне, гл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ённый всего одним мигом от вещей, которые они обозначают, Риск натягивать мальчика под резонанс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проходит над их телами).</text:span></text:span></text:p>
      <text:p text:style-name="Standard_20__28_user_29_"><text:span text:style-name="Source_20_Text"><text:span text:style-name="T5">Что я сотворил из него? Капитан Блисеро <text:s/>знает, что на данный момент африканец посреди Германии, в глубине Гарца, и что на слкчай, если Печь захлопнется за ним в эту зиму, они уже сказали прощальное </text:span></text:span><text:span text:style-name="Source_20_Text"><text:span text:style-name="T6">auf Wiedersehen</text:span></text:span><text:span text:style-name="Source_20_Text"><text:span text:style-name="T5">.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ишь достаточно неба для подъёма ракеты. </text:span></text:span><text:span text:style-name="Source_20_Text"><text:span text:style-name="T6">Bodenplatte</text:span></text:span><text:span text:style-name="Source_20_Text"><text:span text:style-name="T5">—бетонная плита положенная на обрезки стали—уложена на </text:span></text:span><text:soft-page-break/><text:span text:style-name="Source_20_Text"><text:span text:style-name="T5">землю между трёх деревьев с пометками, чтобы обеспечить точное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text:span></text:span></text:p>
      <text:p text:style-name="Standard_20__28_user_29_"><text:span text:style-name="Source_20_Text"><text:span text:style-name="T5">Два гвоздя вбиты в дерево в центре креста, Рядом с одной из намалёванных отметок, на западном из деревьев, кто-то нацарапал на коре остриём штыка IN HOC SIGNO VINCES. Никто на батарее не признаётся в этом. Наверное, работа подпольщиков. Но приказа убрать не было. Бледно-жёлтые верхушки обрезанных комлей проглядывают вокруг <text:s/></text:span></text:span><text:span text:style-name="Source_20_Text"><text:span text:style-name="T6">Bodenplatte, </text:span></text:span><text:span text:style-name="Source_20_Text"><text:span text:style-name="T5">свежие щепки</text:span></text:span><text:span text:style-name="Source_20_Text"><text:span text:style-name="T6"> </text:span></text:span><text:span text:style-name="Source_20_Text"><text:span text:style-name="T5">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ландской линии на 380 вольт. </text:span></text:span><text:span text:style-name="Source_20_Text"><text:span text:style-name="T6">Erwartung</text:span></text:span><text:span text:style-name="Source_20_Text"><text:span text:style-name="T5">. . . .</text:span></text:span></text:p>
      <text:p text:style-name="Standard_20__28_user_29_"><text:span text:style-name="Source_20_Text"><text:span text:style-name="T5">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е с Готфридом, стали короче и ценнее с ускорением темпа пусков. Хотя мальчик 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text:span></text:span></text:p>
      <text:p text:style-name="Standard_20__28_user_29_"/>
      <text:p text:style-name="Standard_20__28_user_29_"><text:span text:style-name="Source_20_Text"><text:span text:style-name="T6">Bringt doch der Wanderer auch vom Hange des Bergrands nicht eine</text:span></text:span></text:p>
      <text:p text:style-name="Standard_20__28_user_29_"><text:span text:style-name="Source_20_Text"><text:span text:style-name="T6">Hand voll Erde ins Tal, die alle unsägliche, sondern ein erworbenes</text:span></text:span></text:p>
      <text:p text:style-name="Standard_20__28_user_29_"><text:span text:style-name="Source_20_Text"><text:span text:style-name="T6">Wort, reines, den gelben und blaun Enzian.</text:span></text:span></text:p>
      <text:p text:style-name="Standard_20__28_user_29_"/>
      <text:p text:style-name="Standard_20__28_user_29_"><text:span text:style-name="Source_20_Text"><text:span text:style-name="T5">–</text:span></text:span><text:span text:style-name="Source_20_Text"><text:span text:style-name="T8"> </text:span></text:span><text:span text:style-name="Source_20_Text"><text:span text:style-name="T5">Омухона… посмотри на меня. Я красный и коричневый… </text:span></text:span><text:span text:style-name="Source_20_Text"><text:span text:style-name="T6">чёрный</text:span></text:span><text:span text:style-name="Source_20_Text"><text:span text:style-name="T5">, омухон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Liebchen, это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text:span></text:span><text:span text:style-name="Source_20_Text"><text:span text:style-name="T6">такие</text:span></text:span><text:span text:style-name="Source_20_Text"><text:span text:style-name="T5">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text:span><text:span text:style-name="Source_20_Text"><text:span text:style-name="T6">запредельность </text:span></text:span><text:span text:style-name="Source_20_Text"><text:span text:style-name="T5">была чем-то воздыхающим, шевелящимся, всегда под его словами, чем-то что уже тогда могло видеть ужас предстоящего времени, по крайней мере настолько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ей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м, созвездие тёмных светил которому никто, ни один анти-Рильке, никогда не дал имени...)—но 1944 слишком поздно, чтоб это что-нибудь значило. Такие симметрии довоенная роскошь. Ему уже не о <text:s/>чем пророчествовать.</text:span></text:span></text:p>
      <text:p text:style-name="Standard_20__28_user_29_"><text:span text:style-name="Source_20_Text"><text:span text:style-name="T5">Менее всего о её нежданном у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Можно ли поправить? Может, новая форма, </text:span></text:span><text:soft-page-break/><text:span text:style-name="Source_20_Text"><text:span text:style-name="T5">более подходящая… лучник и его сын, и сбивание яблока… да, и Война в роли короля-деспота… ещё можно как-то спасти, починить, перемена ролей, незачем бросаться вон где…</text:span></text:span></text:p>
      <text:p text:style-name="Standard_20__28_user_29_"><text:span text:style-name="Source_20_Text"><text:span text:style-name="T5">Готфрид, в клетке, наблюдает как она сбрасывает её путы и уходит. Светлый и стройный, волосы на его ногах заметны лишь в солнечном свете и то как тончайшая невесомая сеточка золота, по его векам уже потянулись странные младо/старые отметки, расцветает, глаза редкостной сини, что в некоторые дни, зависимо от погоды, слишком глубокой для этой миндалевидной каймы, синь сочится, истекает, чтобы осветить всё юное лицо, девственная 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капитан спросит, он расскажет что видел. Готфрид и раньше видел как она уходила <text:s/>тайком, есть слухи, что она с подпольщиками, что влюбилась в Швенингене в пилота юнкерса….Но она должна любить к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а неудержимое приближение поворота, который ты должен взять в управляемом заносе, </text:span></text:span><text:span text:style-name="Source_20_Text"><text:span text:style-name="T6">пронеси</text:span></text:span><text:span text:style-name="Source_20_Text"><text:span text:style-name="T5">, набирая скорость до последнего возможного момента, </text:span></text:span><text:span text:style-name="Source_20_Text"><text:span text:style-name="T6">пронеси</text:span></text:span><text:span text:style-name="Source_20_Text"><text:span text:style-name="T5"> его единственная молитва на ночь. Опасность, которая, как он думает, нужна ему, всё ещё надуманная у него: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видел как длинные, обвисшие мешки вдалеке грузят на ядовито-серые грузовики, фары прорезают туман… но при осечке, когда ракеты пытаются свалиться на тебя, кто запускал их и вы все двенадцать втиснули свои тела в <text:s/>прорезь узкой траншеи, ожидая в потом пропахшей шерсти, сдерживая напряжённый смех, ты думаешь только—будет что рассказать в столовой, написать домой к </text:span></text:span><text:span text:style-name="Source_20_Text"><text:span text:style-name="T6">Mutti…</text:span></text:span><text:span text:style-name="Source_20_Text"><text:span text:style-name="T5">. Эти ракеты его любимые звери, едва приручённые, часто непослушные, даже могут развернуться. Он любит их, как любил бы лошадей или танки Тигр, если б туда призвали.</text:span></text:span></text:p>
      <text:p text:style-name="Standard_20__28_user_29_"><text:span text:style-name="Source_20_Text"><text:span text:style-name="T5">Здесь он чувствует, что </text:span></text:span><text:span text:style-name="Source_20_Text"><text:span text:style-name="T6">пронесло</text:span></text:span><text:span text:style-name="Source_20_Text"><text:span text:style-name="T5">, тут легко. На что мог бы он надеяться без Войны? Но участвовать в </text:span></text:span><text:span text:style-name="Source_20_Text"><text:span text:style-name="T6">таком</text:span></text:span><text:span text:style-name="Source_20_Text"><text:span text:style-name="T5"> приключении… </text:span></text:span><text:span text:style-name="Source_20_Text"><text:span text:style-name="T6">Если ты не можешь петь Зигфрид ты всё же можешь нести копьё…</text:span></text:span><text:span text:style-name="Source_20_Text"><text:span text:style-name="T5"> На каком горном склоне, от какого загорелого любимого лица слышал он эти слова? Всё что он помнит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text:s/>Но у него это связано с концом Войц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text:s/>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сука произнесённое особым тоном голоса вызывает у него эрекцию, которую онне может подавить—боится, что, хоть и не осуждён и проклят, он стал сумсшедшим. Вся батарея знает об этом: хотя они все подчиняются капитану, это видно по их лицам, чувствовал в подёргиваньях стальной ленты рулетки, как вплёскивали суп в его тарелку в столовой, толкали локтем его правыв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капитана в полуметре, над шёлком серебряных складок, слабые глаза уставились точно как его собственные, бакенбарды, о </text:span></text:span><text:soft-page-break/><text:span text:style-name="Source_20_Text"><text:span text:style-name="T5">которые приходится тететься щеками, рыдая, пытаясь пересказать какая она было, как </text:span></text:span><text:span text:style-name="Source_20_Text"><text:span text:style-name="T6">смотрела</text:span></text:span><text:span text:style-name="Source_20_Text"><text:span text:style-name="T5"> на него….</text:span></text:span></text:p>
      <text:p text:style-name="Standard_20__28_user_29_"><text:span text:style-name="Source_20_Text"><text:span text:style-name="T5">Капитан видел её, конечно же. А кто нет? В виде утешения он может сказать ребёнку: –«Она настоящая. Ты тут ни при чём. Ты <text:s/>должен понять, что она тебя хочет. Незачем просыпаться с криками и меня буди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если она вернётс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одчинись Готфрид. Сдайся полностью. По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й на тот момент невинный рот, терять….</text:span></text:span></text:p>
      <text:p text:style-name="Standard_20__28_user_29_"><text:span text:style-name="Source_20_Text"><text:span text:style-name="T5">Но мальчик продолжает плакать. Катя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том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я оставляет игру навсегда, он молчит.</text:span></text:span></text:p>
      <text:p text:style-name="Standard_20__28_user_29_"><text:span text:style-name="Source_20_Text"><text:span text:style-name="T5">Блисеро проклинает её. Швыряет подставку для обуви в дорогую картину тер Борха. Бомбы падают западнее в Хаагше Бош. Ветер дует подёрнув рябьё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text:s/>может случиться в любую минуту! Все сидят в круг, пьют Оude Genever, и чистят сыры. Рассказывают истории, в основном смешные, из до Войны. К рассвету все упились и спят. Восковая кожура устилает пол словно листья. Никакие Спитфайеры не налетели. Но позже утром Schußstelle 3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о-лиловом, ниже колен, на один размер великовато, безвкусица. Её последнее переодевание. В дальнейшем она будет Катей. Она должна лишь капитану Прентису. Все остальные—Пит, Вим, Барабанщик, Индеец—её бросили, посчитали мёртвой. Или же это ей предупреждение, чт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звини, но нет, пуля нам понадобится.– <text:s/>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text:s/>вот так <text:s/>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наконец выведенный за свой порог, но она любила его до этого… наверное, да….</text:span></text:span></text:p>
      <text:p text:style-name="Standard_20__28_user_29_"><text:span text:style-name="Source_20_Text"><text:span text:style-name="T5">Сейчас она для них ничто. Им нужна была Schußstelle 3. Она давала им всё, но находила причины не указывать местоположение ракетной площадки капитана, и теперь слишком много сомнений насчёт вескости были причины. Да, местоположение часто менялось. И невозможно было продвинуть её ближе к источнику решений: это <text:s/>её, лишённое выражение лицо прислуги склонялось над их шнапсами и сигарами, над картами в кофейных круглых отпечатках разложенными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 на восток—хотя погоди, она же больше, чем отработала, не так ли, за эти месяцы в Шевенингене? Это были дети, нервные, одинокие, и так любили говорить про лоцманов и моряков, и она </text:span></text:span><text:soft-page-break/><text:span text:style-name="Source_20_Text"><text:span text:style-name="T5">передала кто знает сколько пачек Самых Секретных шифровок через Северное море, не правда ли, номера эскадрилий, места заправки, способы выхода из штопора, <text:s/>радиусы поворота, настройка питания, радио частоты, сектора, расписание перелётов—это же она, нет? Чего же ещё они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овиться к взрослому миру. Лучше всего, что массовая смерть является стимулом для простых людей, маленьких человеков, ухватить кусок от этого Пирога, пока они ещё тут, и заглотать его. <text:s/>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Полностью, как и сигареты, пизда, или шоколад Хёрши. К тому же в евреях имеется <text:s/>элемент вины, либо шантажа в будущем, что действует, ессесн, в пользу профессионалов. Так что эта Катя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ическими, под тёмными, пахнущими мягким деревом ступенями лестничных клеток, крутых, как приставные лестницы, на лодочном причале <text:s/>у замасленной набережной, рядом с кошкой, что опустила взгляд своих янтарных глаз, в блоке старых квартир и с дождём во дворе, древний пулемёт Schwarzlose с разобранным затвором и масляный насос россыпью по пыльной комнате—кто всякий раз встречал её как лицо работающее с другими, кого он знал лучше, с краю каждого задания,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text:s/>не знал, до этой встречи рядом с мельницей именуемой «Ангел».</text:span></text:span></text:p>
      <text:p text:style-name="Standard_20__28_user_29_"><text:span text:style-name="Source_20_Text"><text:span text:style-name="T5">Она рассказала ему отчего одна—более, менее—почему никогда не сможет вернуться, а лицо её где ещё, нарисованное на холсте, висит среди остальных уцелевших, в доме неподалёку от Дуиндингта, видевших игру в Печь—столетия минуют, как пурпурные тучи, затемняя бесконечно малый слой лака между нею и Пиратом, предоставляя ей щит безмятежности нужный ей, классической отстранённост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знаю. Куда мне будет лучш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Белое Посещение».– <text:s/>Предлагает Пира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Белое Посещение» неплохо,– сказала она и ступила в пустот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text:span></text:span><text:span text:style-name="Source_20_Text"><text:span text:style-name="T6">Белом Зомби</text:span></text:span><text:span text:style-name="Source_20_Text"><text:span text:style-name="T5">, самый первый фильм, из всех что видел Осби и в определённом смысле последний в его Списке Всех, вместе с </text:span></text:span><text:span text:style-name="Source_20_Text"><text:span text:style-name="T6">Сыном Франкенштейна</text:span></text:span><text:span text:style-name="Source_20_Text"><text:span text:style-name="T5">, </text:span></text:span><text:span text:style-name="Source_20_Text"><text:span text:style-name="T6">Чокнутые Летят в Рио</text:span></text:span><text:span text:style-name="Source_20_Text"><text:span text:style-name="T5"> и, возможно, </text:span></text:span><text:span text:style-name="Source_20_Text"><text:span text:style-name="T6">Дамбо.</text:span></text:span><text:span text:style-name="Source_20_Text"><text:span text:style-name="T5"> Который он пошёл смотреть на Оксфорд-Стрит в прошлый вечер, но на полпути заметил, </text:span></text:span><text:soft-page-break/><text:span text:style-name="Source_20_Text"><text:span text:style-name="T5">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text:s/>поскольку Пират уже не понял что вообще там Осби говорил,– <text:s/>не «конечно, ты сошёл с ума» это не то совсе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что?– спрашивает Пират, когда пауза Осби затянулась дольше минуты.</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А?– грит Осби.</text:span></text:span></text:p>
      <text:p text:style-name="Standard_20__28_user_29_"><text:span text:style-name="Source_20_Text"><text:span text:style-name="T5">Пират передумал, вот что. Он вспоминает, что Катя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соотнести с самим кристаллом. Ну, действительно, почему она покинула <text:s/>Schußstelle 3? Нам никогда не говорят почему. Но иногда, участникам игры, в затишье или в кризис, напоминают что к чему, в конце концов, играй по настоящему—а уже потом не моги продолжить в том же духе….Не обязательно, чтоб было резко, с показухой—может придти мягко—и неважно какой счёт, сколько зрителей, какая их коллективная воля, сколько пенальти могут назначить они, или Лига, игрок, не спеша очнувшись, возможно даже с упрямой походкой и пожимом плечей молодого отщепенца как у Кати, скажет, </text:span></text:span><text:span text:style-name="Source_20_Text"><text:span text:style-name="T6">на хуй</text:span></text:span><text:span text:style-name="Source_20_Text"><text:span text:style-name="T5">, и бросит игру, бросит и всё ту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Хорошо,– <text:s/>продолжает он в одиночку, Осби затерялся в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text:s/>Все </text:span></text:span><text:span text:style-name="Source_20_Text"><text:span text:style-name="T6">остальные</text:span></text:span><text:span text:style-name="Source_20_Text"><text:span text:style-name="T5"> в Фирме пользуются Стеном, знаете ли. Мендоза весит в три раза больше, никто даже не </text:span></text:span><text:span text:style-name="Source_20_Text"><text:span text:style-name="T6">видал</text:span></text:span><text:span text:style-name="Source_20_Text"><text:span text:style-name="T5">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text:s/>понимашь, всё чем-то лучче, чем-то не,– ностальгия в его прямом спуске, типа, Льюиса, и возможность снять ствол в следующую секунду (когда-нибудь пробовал снять ствол Стена?), и курок с бойками с двух концов, на случай если один сломается….– Ну, и что, если тяжелее? Это моя </text:span></text:span><text:span text:style-name="Source_20_Text"><text:span text:style-name="T6">причуда</text:span></text:span><text:span text:style-name="Source_20_Text"><text:span text:style-name="T5">. Мне вес без разницы, иначе не вытащил бы девушку обратно, та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е твоя подопечная.– Статуя в узорном бархате винного цвета от шеи до запястий и щиколоток, и как давно, джентльмены, она наблюдает из тен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Пират становится простачком,– я за тебя отвечаю, знаешь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частливая парочка!– ревёт вдруг Осби, принимая ещё щепоть миндаля, как понюшку, глаза закатываются, белки как горы в миниатюре. Теперь громко чхает по кухне, наблюдая невероятное явление: они оба оказались в одном поле зрения. Лицо Пирата темнеет в замешательстве, Катя не меняется, половина облита светом из соседней комнаты, половина в аспидной тен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Значит, мне надо было тебя там бросить?– <text:s/>И когда она лишь сжала губы, с раздражением:– <text:s/>Или ты думаешь кто-то здесь обязан был тебя вытащи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Это её достало. Пират спросил потому лишь, что начал подозревать, неясно, любое количество таких Кто-То Здесь. Но для Кати долг это то, что надо стереть. Её давний, неуловимый недостаток—она хочет пересекать моря, соединять страны между которыми не существует возможного курса обмена. Её предки пели, на Средне-Голландском:</text:span></text:span></text:p>
      <text:p text:style-name="Standard_20__28_user_29_"/>
      <text:p text:style-name="Standard_20__28_user_29_"><text:span text:style-name="Source_20_Text"><text:span text:style-name="T6">ic heb u liever dan ên everswîn,</text:span></text:span></text:p>
      <text:p text:style-name="Standard_20__28_user_29_"><text:span text:style-name="Source_20_Text"><text:span text:style-name="T6">al waert van finen goude ghewracht</text:span></text:span></text:p>
      <text:p text:style-name="Standard_20__28_user_29_"/>
      <text:p text:style-name="Standard_20__28_user_29_"><text:span text:style-name="Source_20_Text"><text:span text:style-name="T5">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text:span></text:span><text:soft-page-break/><text:span text:style-name="Source_20_Text"><text:span text:style-name="T5">которыми Франц ван дер Грув, один из предков, отправился на Маврикий, полный трюм живых свиней, и извёл тринадцать лет <text:s/>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нажимал курок, не сводя глаз с расплывчатого уродства, покуда рядом в медленном подобии, смоченный в вине, зажатый челюстями змия, <text:s/>спускался красновато тлеющий цвет, опаляя жаром щёку, </text:span></text:span><text:span text:style-name="Source_20_Text"><text:span text:style-name="T6">как моё собственное маленькое светило</text:span></text:span><text:span text:style-name="Source_20_Text"><text:span text:style-name="T5">, писал од домой своему старшему брату Хендрику, </text:span></text:span><text:span text:style-name="Source_20_Text"><text:span text:style-name="T6">повелитель моего Знака</text:span></text:span><text:span text:style-name="Source_20_Text"><text:span text:style-name="T5">...открывал замок с зарядом пороха прикрытый другой рукой—вспышка на затравной полке под фитилём и громкий выстрел отдавался эхом среди крутых скал, отдача ударяла приклад в его плечо (натёртая кожа там поначалу покрывалась водянками, но затвердела и обмозолилась после первого лета). И тупая неуклюжая птица, не сотворённая летать или быстро бегать—на </text:span></text:span><text:span text:style-name="Source_20_Text"><text:span text:style-name="T6">что</text:span></text:span><text:span text:style-name="Source_20_Text"><text:span text:style-name="T5"> они вообще годятся?—теперь неспособная даже увидеть своего убийцу, вскинувшись, брызжа кровью, с квохтаньем умирала….</text:span></text:span></text:p>
      <text:p text:style-name="Standard_20__28_user_29_"><text:span text:style-name="Source_20_Text"><text:span text:style-name="T5">Дома брат просматривал его письма, некоторые свежие, другие подмоченные морем или выцветшие, покрывавшие несколько лет, доставленные все разом—мало что в них понимая, торопясь провести день как обычно, в садах и теплице со своими тюльпанами (царствующее сумвсшествие тех времён), особенно новая разновидность названная именем его теперешней любовницы: кроваво-красные с с тонкой пурпурной татуировкой… «Недавно прибывшие все носят новомодные <text:s/>мушкеты… но я всё не расстаюсь со своим старым фитильным замком… разве я не заслужил такое неуклюжее <text:s/>оружие для <text:s/>неуклюжей дичи?» Но Франц так и написал что удерживало его там среди зимних циклонов, забивая <text:s/>ствол кусками старой униформы вслед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text:span></text:span></text:p>
      <text:p text:style-name="Standard_20__28_user_29_"><text:span text:style-name="Source_20_Text"><text:span text:style-name="T5">Он оставляет додо гнить, терпеть не может их мясо. Обычно, он охотился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 его теплицы, весь остров его тюльпаномания. Голоса—у него бессоница, южные звёзды слишком густы, чтоб складываться в созвездия, сбиваются в лица и существ из мифов немыслемее, чем додо—произносят слова спящих, напевно, дуэтно, хором. Ритмы и тембры голландские, но без какого-либо явного смысла. Кроме того, что они, как ему кажется, предупреждают о чём-то… ругают, сердятся, что он не может понять. Однажды он сидел весь день, глядя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а на миг не увидит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положено на правое плечо.</text:span></text:span></text:p>
      <text:p text:style-name="Standard_20__28_user_29_"><text:soft-page-break/><text:span text:style-name="Source_20_Text"><text:span text:style-name="T5">Когда одиночество начало доводить его до подобных ситуаций, он часто возвращался в поселение и присоединялся к отряду охотников. Пьяные, <text:s/>охваченные общей <text:s/>истерикой недорослей, в ночных вылазках они сразу начинали палить во что попало, в вершины деревьев, в 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text:s/>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text:span></text:span></text:p>
      <text:p text:style-name="Standard_20__28_user_29_"><text:span text:style-name="Source_20_Text"><text:span text:style-name="T5">Эта бешеная ватага были лузеры выдававшие себя за расу избранных Богом. Колония, предприятие, умирали—как эбонитовые деревья, которые они сдирали с острова, как насчастныйф вид животных, которых они стирали с лица земли. К 1681 году <text:s/>Didus ineptus исчезнут, к 1710 исчезнет и последний поселенец на Маврикии. Предприятие там продлится <text:s/>на срок одной <text:s/>человеческой жизни.</text:span></text:span></text:p>
      <text:p text:style-name="Standard_20__28_user_29_"><text:span text:style-name="Source_20_Text"><text:span text:style-name="T5">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text:s/>символизм которого они понимали.</text:span></text:span></text:p>
      <text:p text:style-name="Standard_20__28_user_29_"><text:span text:style-name="Source_20_Text"><text:span text:style-name="T5">Но если они были избраны придти на Маврикий, почему они также били избраны для провала и ухода? Это избранность или скороминущесть? Они Избранные, или они Былое и обречены как додо?</text:span></text:span></text:p>
      <text:p text:style-name="Standard_20__28_user_29_"><text:span text:style-name="Source_20_Text"><text:span text:style-name="T5">Франц не мог знать, что за исключение пары других на острове Воссоединения, это были единственные додо во всём Творении и что он помогал <text:s/>уничтожению расы. Но иногда масштабы и дикость охоты таки доходили и тревожили его сердце. «Если бы <text:s/>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то сможет смягч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text:span></text:span></text:p>
      <text:p text:style-name="Standard_20__28_user_29_"><text:span text:style-name="Source_20_Text"><text:span text:style-name="T5">Вот, и в этом вся суть. Не имен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Стоя тысячами на берегу, светящийся профиль рифа на воде позади них, его прибой единственный утренний звук, вулканы отдыхают, ветер утих, осенний восход осыпает стеклянно глубоким светом всех их… они пришли из своих гнёзд и птичьих базаров, из!за потоков вырывающихся сквозь туннели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text:span></text:span><text:span text:style-name="Source_20_Text"><text:span text:style-name="T6">Ибо, поскольку есть они твореньями Господа, имеющими дар разумного общения, признающими, что лишь в Слове Его возможно найти жизнь вечную</text:span></text:span><text:span text:style-name="Source_20_Text"><text:span text:style-name="T5">...И в глазах додо стоят слёзы счастья. Они братья отныне, они и люди, что их избивали, братья во Христе, они мечтают быть сейчас рядом с младенцем на его насесте в <text:s/>конюшне, смотреть на него и и его дорогое лицо ночь напролёт….</text:span></text:span></text:p>
      <text:p text:style-name="Standard_20__28_user_29_"><text:span text:style-name="Source_20_Text"><text:span text:style-name="T5">Вот наичистейшая форма европейского продвижения.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бледными </text:span></text:span><text:soft-page-break/><text:span text:style-name="Source_20_Text"><text:span text:style-name="T5">крупицами снега, если не ради таких моментов, как этот: маленькие обращённые, всех не вобрать одним взглядом, такие кроткие, так верящие—как может чей-то зоб стиснуться в страхе, как может раздаться квохтанье отступника в присутствии нашего клинка, нашего необходимого клинка? Повящённые, теперь они будут кормить нас, посвящённые <text:s/>останки их и помёт будут удобрять наши урожаи. Мы говорили им о «Спасении»? Мы имели в виду вечную жизнь во Граде? Жизнь вечную? Рай земной восстановлен, их остров каким он был вернуть им? Может быть. Всегда думаем о братьях меньших, коими мы благословенны среди наших остальны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text:span></text:span></text:p>
      <text:p text:style-name="Standard_20__28_user_29_"><text:span text:style-name="Source_20_Text"><text:span text:style-name="T5">Франц может рассматривать обе версии, чудо и охота на протяжении стольких лет, что он уж теперь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это была </text:span></text:span><text:span text:style-name="Source_20_Text"><text:span text:style-name="T6">его</text:span></text:span><text:span text:style-name="Source_20_Text"><text:span text:style-name="T5"> причуда….»</text:span></text:span></text:p>
      <text:p text:style-name="Standard_20__28_user_29_"><text:span text:style-name="Source_20_Text"><text:span text:style-name="T5">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лишь каплю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text:s/>вовсе, а льёт тот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вдоль магазинов по холоду, как будто необъятная сирена <text:s/>наконец прозвучала, свет, что пробирает холодом неизведанные каналы множества улиц, и наполняет лондонскими скворцами, слетающимися миллионами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н за тобой увязался,– Осби затягивается мухоморной сигарето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а,– Пират инспектирует края сада на крыше, недовольный в закате,– но в это совсем не хочется верить. Хватит с меня и тог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 что ты думаешь про неё, вообщ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Кто-то может её использовать, я думаю,– решив так вчера на станции Чаринг-Крос, когда она уезжала в «Белое Посещение».– <text:s/>Нежданная прибыль кому-т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ты знаешь что они там надумали?</text:span></text:span></text:p>
      <text:p text:style-name="Standard_20__28_user_29_"><text:span text:style-name="Source_20_Text"><text:span text:style-name="T5">Только то, что они замышляют что-то с использованием гигантского осьминога. Но в Лондоне никто ничего определённого не знает. Даже в «Белом Посещении» идёт эта нежданная суматоха,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ыжатое из него уговорами или убеждениями самого фон Гёля, когда-то дружившего и всё ещё равного Лангу, Пабсту, Любичу, с недавних пор замешанного в дела </text:span></text:span><text:soft-page-break/><text:span text:style-name="Source_20_Text"><text:span text:style-name="T5">количества правительств в изгнании, в колебание валют, в учреждении и прекращении существований удивительной сети рыночных операций, на которые закрывают глаза, перемаргивают дальше по всему воюющему континенту, даже когда пожарные расчёты с воем несутся по улицам, а огненный смерч уносит кислород в небо и клиенты валятся задохнувшись как клопы в присутствие ДДТ… однако, коммерция нисколько не умалила <text:s/>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постоянно снято через сосны, снег, под удалённым углом, чтобы не выдать английское местоположение), остальные, достаточно чёрнолицые, призваны на день, вся шара забавляется, м-р Пойнстмен, Мехико, Эдвин Трикл, и <text:s/>Ролло Грост, постоянный нейрохирург ОИА Аарон Тростер, все играют чёрных ракетчиков вымышленной <text:s/>Schwarzkommando—даже Майрон Грантон на роли без слов, смазанный статист как и все остальные. Продолжительность фильма три минуты 25 секунд из двенадцати кусков. Его состарят, добавят малость плесени и зернистости и перебросят в Голландию стать часть «остатков» поддельной стартовой площадки ракет в Рийксвийкше Бош. Потом голландской сопротивление совершит «налёт» на эту площадку, делая много шума, оставляя отпечатки шин и следы поспешного бегства. Армейский грузовик будет выпотроше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Schwarzkommando и катушка плёнки из которой можно посмотреть всего три минуты 25 секунд. Фон Гёль, с отверделым лицом объявляет это величайшей из своих работ.</text:span></text:span></text:p>
      <text:p text:style-name="Standard_20__28_user_29_"><text:span text:style-name="Source_20_Text"><text:span text:style-name="T5">«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ставить с его тогдашней точки зрения».</text:span></text:span></text:p>
      <text:p text:style-name="Standard_20__28_user_29_"><text:span text:style-name="Source_20_Text"><text:span text:style-name="T5">В «Белом Посещении», из-за беспорядочного финансирования, всего один кинопроектор. Каждый день, около полудня, когда люди из Оперции Чёрного Крыла просмотрят свои мошеннические африканско-чёрные ракетные войска, Вибли Силвернейл приходит унести проектор обратно по холодным коридором потёртого дерева в крыло ИАО,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намеренно никуда по комнатам, 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text:span></text:span></text:p>
      <text:p text:style-name="Standard_20__28_user_29_"><draw:frame draw:style-name="fr1" draw:name="Image15" text:anchor-type="char" svg:width="6.9252in" svg:height="0.3661in" draw:z-index="11"><draw:image xlink:href="Pictures/1000000000000B720000009B428C9716555D8079.png" xlink:type="simple" xlink:show="embed" xlink:actuate="onLoad" loext:mime-type="image/png"/></draw:frame><text:span text:style-name="Source_20_Text"><text:span text:style-name="T5">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text:span></text:span></text:p>
      <text:p text:style-name="Standard_20__28_user_29_"><text:span text:style-name="Source_20_Text"><text:span text:style-name="T5">Они выпустили Слотропа на волю, снова гуляет, блядь, последний шанс на дембель как чокнутому, и он его прошлёпал….</text:span></text:span></text:p>
      <text:p text:style-name="Standard_20__28_user_29_"><text:span text:style-name="Source_20_Text"><text:span text:style-name="T5">Чего они не продержали его в той палате сдвинутых сколько говорили—собирались же на пару недель? Никаких объяснений. Просто «Приветики!» и залупай отправляет его обратно в тот <text:s/>ТОТСССГ. Парень из Кеноши, Крочмен, западопроходец, и его приятель Ваппо были всем его миром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text:span></text:span></text:p>
      <text:p text:style-name="Standard_20__28_user_29_"><text:span text:style-name="Source_20_Text"><text:span text:style-name="T5">Но что-то не так… что-то... </text:span></text:span><text:span text:style-name="Source_20_Text"><text:span text:style-name="T6">поменялось</text:span></text:span><text:span text:style-name="Source_20_Text"><text:span text:style-name="T5">… не хочу скулить, братаны, но—ну, например, он мог почти поклясться, что за ним следят, или по крайней мере подглядывают. Некоторые из </text:span></text:span><text:soft-page-break/><text:span text:style-name="Source_20_Text"><text:span text:style-name="T5">хвостов очень ск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а, ни цвет ни модель пока что не засветился, но <text:s/></text:span></text:span><text:span text:style-name="Source_20_Text"><text:span text:style-name="T6">что-то</text:span></text:span><text:span text:style-name="Source_20_Text"><text:span text:style-name="T5"> постоянно присутствует в маленькой рамочке, довело до того, что начал оглядываться на другие машины выезжая по утрам на работу. Вещи на его столе в <text:s/>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кгда кто-то, кто старается не говорить, не шелестеть бумагой, не смеяться слишком громко: Слотроп достаточно бывал в кино, чтобы враз усечь такую аномалию.</text:span></text:span></text:p>
      <text:p text:style-name="Standard_20__28_user_29_"><text:span text:style-name="Source_20_Text"><text:span text:style-name="T5">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ста где хвосты не смогут идти следом.</text:span></text:span></text:p>
      <text:p text:style-name="Standard_20__28_user_29_"><text:span text:style-name="Source_20_Text"><text:span text:style-name="T5">Однажды он сворачивает в узкую улочку, вся из кирпича и продуктовых лотков, и слышит как его зовут по имени—и, опаньки!.. тут она и подходит, блондиновые волосы вразлёт, белые танкетки постукивают по мостовой, клёвая чува в форме медсестры, а зовут её, э-э, ну, а—Дарлин. Она работа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вернулся! Ах, Тайрон, ты </text:span></text:span><text:span text:style-name="Source_20_Text"><text:span text:style-name="T6">вернулся</text:span></text:span><text:span text:style-name="Source_20_Text"><text:span text:style-name="T5">,– слезинка или две, они оба в приседе, подбирают цитрусовые, шелестит накрахмаленное хаки платье, даже пара пришмыгиваний не совсем не сентиментального носа Слотроп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я, милая…</text:span></text:span></text:p>
      <text:p text:style-name="Standard_20__28_user_29_"><text:span text:style-name="Source_20_Text"><text:span text:style-name="T5">Колея шин в слякоти обернулась жемчугом, мягким жемчугом. Чайки медленно кружат на фоне высоких безоконных кирпичных стен района.</text:span></text:span></text:p>
      <text:p text:style-name="Standard_20__28_user_29_"><text:span text:style-name="Source_20_Text"><text:span text:style-name="T5">Квартира м-с Квод вверх по трём тёмным лестничным маршам, с куполом <text:s/>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уда-сюда, как узорчик из цветов.</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Вы заходили, когда у меня была банальная лихорадка,– вспоминает она Слотропа,– мы в тот день заварили чай из полыни.– Ну, конечно, сейчас даже 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о комната продолжала напоминания: в какой-то части того уж кем он там был внутри она соизволила остаться, сохранена в покое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запорошённые ночью в золочёных рамочках на каминной доске где в прошлый раз дикие астры приветствовали в перепутанице из маленькой вазы сервского фарфора, которую она вместе с Остином нашли давны-давно в магазине на Вардор-Стри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н был моим здоровьем,– <text:s/>часто говорит м-с Квод,– с тех пор как он умер, мне пришлось стать полной ведьмой из чистого самосохранения.– <text:s/>Из кухни доносится запах свеженарезанный и выжатых лимонов. Дарин часто входит и выходит из комнаты, ищет разные ботанические </text:span></text:span><text:soft-page-break/><text:span text:style-name="Source_20_Text"><text:span text:style-name="T5">добавки, спрашивает куда подевалась тряпочка для сыра. – «Тайрон помоги мне снять ту—нет рядом, высокая банка, спасибо милый».—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 «А теперь,»– <text:s/>просияла она к Слотропу,– «Вот: винные желе. Они довоенны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еперь я вспомнил вас—леди со связями в Министерстве Снабжения!– Но он знает, по прошлому разу, никакая галантность ему не поможет. Посте того визита он написал домой к Налин: «Англичане малость странные в том, что касается какие вещи на вкус, Мам. Они не такие как мне. Наверно это из-за климата. Им нравится такое, что никогда бы и не подумал. Иногда просто выворачивает желудок. Недавно я угостился тем, что они называют «винное желе». У них это </text:span></text:span><text:span text:style-name="Source_20_Text"><text:span text:style-name="T6">конфета</text:span></text:span><text:span text:style-name="Source_20_Text"><text:span text:style-name="T5">, Мам! Придумай как скормить одну из них Гитлеру и война закончится </text:span></text:span><text:span text:style-name="Source_20_Text"><text:span text:style-name="T6">завтра</text:span></text:span><text:span text:style-name="Source_20_Text"><text:span text:style-name="T5">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И ещё капельку ментола,– м-с Квод закладывает в рот <text:s/>одну.– Прелесть.</text:span></text:span></text:p>
      <text:p text:style-name="Standard_20__28_user_29_"><text:span text:style-name="Source_20_Text"><text:span text:style-name="T5">Слотроп наконец выбрал одну с барельефом <text:s/>Lafitte Rothschild и отправляет в свой целовальник:– <text:s/>«О, да. Да. Ммм. Великолеп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Если вы хотите что-то совсем </text:span></text:span><text:span text:style-name="Source_20_Text"><text:span text:style-name="T6">особенное</text:span></text:span><text:span text:style-name="Source_20_Text"><text:span text:style-name="T5"> попробуйте Бернкаслер Доктор. О! Не вы ли мне принесли тогда те миленькое американские штучки, слизистый вяз.</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кользкий вяз. Какая жалость, они вчера кончились.</text:span></text:span></text:p>
      <text:p text:style-name="Standard_20__28_user_29_"><text:span text:style-name="Source_20_Text"><text:span text:style-name="T5">Входит Дарин с горячим чайником и тремя чашками на поднос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то тут?– Слотроп малость поспеш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ебе лучше не знать, Тайро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точно,– <text:s/>после первого глотка, жалея, что она мало добавила лимонного сока, или хоть чего-нибудь, чтоб убит основной вкус, убийственно горький. Эти люди и впрямь сумасшедшие. И без сахара, есэ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как раз вовремя: – «О, я думала мы от них всех избавились от всех тех—«Жильберт <text:s/>&amp; Саливан неподдельное наслаждение»—года </text:span></text:span><text:span text:style-name="Source_20_Text"><text:span text:style-name="T6">два</text:span></text:span><text:span text:style-name="Source_20_Text"><text:span text:style-name="T5"> назад.»– как раз в тот в момент, когда Слотроп достигает тягуче-жидкую сердцевину со вкусом майонеза и корок апельсин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ы забрали <text:s/>последнюю из моих Мармеладный Сюрпризов!– <text:s/>вскрикивает м-с Квод, с быстротой фокусника доставая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ак мне и надо,– говорит Слотроп, удивляясь что он этим хотел сказать, прихлёбывая чай из трав, чтобы снять вкус конфеты из майонеза—чёрт! и это было ошибкой, точно, потому что его рот снова наполняет <text:s/>жуткая алкалоидная разруха, аж до самого мягкого нёба, где она и осела. Дарлин, сочувственная Солов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по ходу знает, ёбаный идиот, что опять нарвался, по языку разливается самая жуткая кристаллиновая концентрация, Боже, наверное это сама нитритная кислота.– Ой-йой, эта уж вправду </text:span></text:span><text:span text:style-name="Source_20_Text"><text:span text:style-name="T6">кисленькая</text:span></text:span><text:span text:style-name="Source_20_Text"><text:span text:style-name="T5">.– Едва способен выговаривать слова, до того его корёжит, из тех шуточек, которыми Хоп Хариган отвлекал Танка Тинкера от игры на 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text:span></text:span><text:span text:style-name="Source_20_Text"><text:span text:style-name="T6">не видит</text:span></text:span><text:span text:style-name="Source_20_Text"><text:span text:style-name="T5">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text:span><text:span text:style-name="Source_20_Text"><text:span text:style-name="T6"><text:s/>petit four</text:span></text:span><text:span text:style-name="Source_20_Text"><text:span text:style-name="T5"> из вишни с хинином. Она излучает довольство на молодых людей по ту сторону вазы с конфетами. Слотроп, забывшись, снова </text:span></text:span><text:soft-page-break/><text:span text:style-name="Source_20_Text"><text:span text:style-name="T5">тянется к чаю. Теперь не получается галантно увильнуть. Дарин спускает ещё две-три банки с конфетами с полки, и теперь он срывается, как путешествие к центру некоей малой, враждебной планеты в громком конфетном </text:span></text:span><text:span text:style-name="Source_20_Text"><text:span text:style-name="T6">чавк</text:span></text:span><text:span text:style-name="Source_20_Text"><text:span text:style-name="T5">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от вы и догадались!– <text:s/>М-с Квод машет ему пёстрым конгломератом из корня имбиря, ириски и <text:s/>семени аниса,– понимаете всегда надо наслаждаться внешним </text:span></text:span><text:span text:style-name="Source_20_Text"><text:span text:style-name="T6">видом</text:span></text:span><text:span text:style-name="Source_20_Text"><text:span text:style-name="T5">. И почему вы, американцы, такие импульсивны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text:s/>бормочет,– обычно мы не доходим до чего-то более сложного, чем плитки Херши, понимает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попробуй это!– кричит Дарлин ухватившись за горло и качаясь на нег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х-ты, это наверняка что-то,– <text:s/>с сомнением берёт эту новинку коричневого цвета, уменьшенная вчетверо полная копия ручной гранаты, рычаг, кольцо и всё прочее, одна из серии патриотических сладостей выпущенных прежде, чем сахар стал таким дефицитом, помимо, как он определил заглянув в банку, зарядного магазина Вибли .455 калибра из розовых и зелёных ирисок, шеститонной бомбы из желатина в серебристой обёртке, и базуки из лакрицы.</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давай,– <text:s/>Дарлин ухватив его руку с конфетой, пытается засунуть в его рот.</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Да, просто, знаешь, смотрю на вид, как советует м-с Квод.</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плющить в руке не честно, Тайрон.</text:span></text:span></text:p>
      <text:p text:style-name="Standard_20__28_user_29_"><text:span text:style-name="Source_20_Text"><text:span text:style-name="T5">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курить эту дрянь.– <text:s/>Отравлен...– удаётся ему выстона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же, по-мужски,– советует м-с Квод.</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Да,– Дарин через слои обсосанной карамели,– не забывай, война идёт. Давай, милый, отрой ротик.</text:span></text:span></text:p>
      <text:p text:style-name="Standard_20__28_user_29_"><text:span text:style-name="Source_20_Text"><text:span text:style-name="T5">Сквозь слёзы он не может толком разглядеть, но слышит, как м-с Квод напротив за столом долдонит:– «Ням, ням, ням»,– <text:s/>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жиновый зефир,– грит м-с Квод.</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аа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это ещё что, попробуйте одну такую...– Его зубы с какой-то извращённой рефлектив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Ещё чаю?– предлагает Дарин. Слотроп в безудержном кашле, вдохнув малость той начинки из доле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хороший кашель,– м-с Квод предлагает коробочку тех невероятных английских капель от кашля, Меггезон,– <text:s/>Дарлин, чая просто чудесный, я чувствую как моя цинга проходит, просто чувствую.</text:span></text:span></text:p>
      <text:p text:style-name="Standard_20__28_user_29_"><text:span text:style-name="Source_20_Text"><text:span text:style-name="T5">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и с короткими рукавами. Испарения бензоина проникают в его мозг. Голова плывёт кругом в нимбе из льда.</text:span></text:span></text:p>
      <text:p text:style-name="Standard_20__28_user_29_"><text:soft-page-break/><text:span text:style-name="Source_20_Text"><text:span text:style-name="T5">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Райское Пламя,та знаменитая сладость по дорогой цене и переменчивого вкуса—для одного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ядовитых и одуряющих газов в тренировочных инструкциях, «кисло-сладкий баклажан» самое, пожалуй, длинное на данный момент. Райское Пламя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е эбонитовые напёрстки из прошлого столетия, шпильки, части клапанов, резьбовые запчасти от непонятных музыкальных инструментов, радиодетали из канифол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text:span></text:span></text:p>
      <text:p text:style-name="Standard_20__28_user_29_"><text:span text:style-name="Source_20_Text"><text:span text:style-name="T5">Поколыхиваясь около улевой отметки между сном и бодрствованием, его полупоникший хуй всё ещё в ней, их обессиленые ноги согнуты под одинаковым углом… Комната углубляется в воду и прохладность. Где-то садится солнце. Света едва хватает различить тёмные веснушки у неё на спине. В гостиной м-с Квод снится, что она <text:s/>вернулась в сады Бёрнмаута, в гущу рододендроном и нежданного дождя, Остин кричит </text:span></text:span><text:span text:style-name="Source_20_Text"><text:span text:style-name="T6">Прикоснитесь к <text:s/>её горлу, Величество. Прикоснитесь!</text:span></text:span><text:span text:style-name="Source_20_Text"><text:span text:style-name="T5"> 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text:span></text:span></text:p>
      <text:p text:style-name="Standard_20__28_user_29_"><text:span text:style-name="Source_20_Text"><text:span text:style-name="T6">Вспышка молнии—</text:span></text:span></text:p>
      <text:p text:style-name="Standard_20__28_user_29_"><text:span text:style-name="Source_20_Text"><text:span text:style-name="T5">И Слотроп зевает: – Который час?– а Дарин всплывает из сна. Когда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ющий вой паденья ракеты, скорый поезд с высот вниз, в звенящую тишину. Снаружи лопалось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Бога ради почему и не быть хоть какой-то пользе от этого дурацкого Блица?</text:span></text:span></text:p>
      <text:p text:style-name="Standard_20__28_user_29_"><text:span text:style-name="Source_20_Text"><text:span text:style-name="T5">Но кто там, в просвете оранжевой занавески, сдерживает дыхание? Подсматривает? Ну, и где же по вашему, составители карт, мастера слежки, упадёт следующая?</text:span></text:span></text:p>
      <text:p text:style-name="Standard_20__28_user_29_"><draw:frame draw:style-name="fr1" draw:name="Image16" text:anchor-type="char" svg:width="6.9252in" svg:height="0.3661in" draw:z-index="12"><draw:image xlink:href="Pictures/1000000000000B720000009B428C9716555D8079.png" xlink:type="simple" xlink:show="embed" xlink:actuate="onLoad" loext:mime-type="image/png"/></draw:frame><text:soft-page-break/><text:span text:style-name="Source_20_Text"><text:span text:style-name="T5">Самое пр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text:s/>потянулась, он не задумываясь перехватил её запястье и отвёл <text:s/>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стучит о стенку его груди… –«Ооо»,– вырвалось у неё и она потянулась обнять его, отбросив всякую сдержанность, открыта, дрожа, пока они прижимались друг к другу. Потом она ему рассказывала, что как только он взял её руку в тот вечер, она кончила. И первый раз, когда он прикоснулся к её пизде, стиснут мягкую пизду <text:s/>Джессики через её трусики, дрожь опять началась высоко меж её ляжек, охватывая её. Она кончила дважды, прежде, чем хуй официально вошёл в её пизду и это важно для них обоих, хотя ни ни один не смог понять почему, собственно.</text:span></text:span></text:p>
      <text:p text:style-name="Standard_20__28_user_29_"><text:span text:style-name="Source_20_Text"><text:span text:style-name="T5">Когда это происходит, свет для них становится очень красным.</text:span></text:span></text:p>
      <text:p text:style-name="Standard_20__28_user_29_"><text:span text:style-name="Source_20_Text"><text:span text:style-name="T5">Однажды они встретились в чайной: на ней был красный свитер с короткими рукавами и её обнажённые руки теплились красным по бокам. Она была без какой-либо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ощущение. Резко вверх до уровня кожи, выплёскиваясь по его соскам…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во власти.</text:span></text:span></text:p>
      <text:p text:style-name="Standard_20__28_user_29_"><text:span text:style-name="Source_20_Text"><text:span text:style-name="T5">Про Бобра. Или Джереми, как тот известен своей матери, Роджер старается не думать больше, чем <text:s/>приходится. Конечно же, он в агонии насчёт технических деталей. Она ведь никак не может—или может?—Делать Такие же Вещи с Джереми. Разве может этот мудак—она же не потянется вокруг когда они ебуться, а и чтоб вставить свой хулиганский палец, его английскую розу, в жопу Джереми? Стоп, прекрати это (но сосёт ли она его хуй? Бывала ли когда-нибудь его постоянно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леопардов и карибских вепрей в <text:s/>зоопарке Регент Парка и гадал бы пойдёт ли дождь до 4:30.</text:span></text:span></text:p>
      <text:p text:style-name="Standard_20__28_user_29_"><text:span text:style-name="Source_20_Text"><text:span text:style-name="T5">Время, которое Роджер и Джессика провели вместе, в сумме, измеряется часами. А все сказанные слова не превышают моличества в меморандуме ВКСЭС. И нет ни малейшей возможности, впервые за его карьеру, чтобы статистик придал этим числам хоть какой-то смысл. <text:s/></text:span></text:span></text:p>
      <text:p text:style-name="Standard_20__28_user_29_"><text:span text:style-name="Source_20_Text"><text:span text:style-name="T5">Когда вместе, они единый интерфейс кожи, истекающей потом, стиснутой насколько их мускулам с костями хватает сил прижать, почти без слов кроме её имени, или его.</text:span></text:span></text:p>
      <text:p text:style-name="Standard_20__28_user_29_"><text:span text:style-name="Source_20_Text"><text:span text:style-name="T5">По отдельности, врем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девушки из <text:s/>ЖКМС и УФАА, ювелирно украшенные юные вдовы, косятся со всех сторон,– надеюсь ты время зря не терял.</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 на </text:span></text:span><text:span text:style-name="Source_20_Text"><text:span text:style-name="T6">данный</text:span></text:span><text:span text:style-name="Source_20_Text"><text:span text:style-name="T5"> момент обеспеченная беременность, или две, если тольк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х!– Она подскакивает радостно (вверх, не на),– это мне </text:span></text:span><text:span text:style-name="Source_20_Text"><text:span text:style-name="T6">напомнило…</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Вуууййй!– Роджер отшатывается назад к растению в горшке, под разухабистые саксофоны Роланда Пичи и Его Оркестра, исполняющие «Вот, я <text:s/>Ляпнул Это Снова», и роняет голову на груд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ак </text:span></text:span><text:span text:style-name="Source_20_Text"><text:span text:style-name="T6">вот</text:span></text:span><text:span text:style-name="Source_20_Text"><text:span text:style-name="T5">, что у тебя на уме. Если, конечно, </text:span></text:span><text:span text:style-name="Source_20_Text"><text:span text:style-name="T6">ум</text:span></text:span><text:span text:style-name="Source_20_Text"><text:span text:style-name="T5"> подходящее слово.</text:span></text:span></text:p>
      <text:p text:style-name="Standard_20__28_user_29_"><text:span text:style-name="Source_20_Text"><text:span text:style-name="T5">Они приводят всех в замешательство. Выглядят такими невинными. Люди сразу же хотят защитить их: следят за собой, чтобы не говорить о смерти, делах, изменах, когда Роджер и Джессика рядом. Всё только про дефициты, песни, дружков, фильмы и блузки…</text:span></text:span></text:p>
      <text:p text:style-name="Standard_20__28_user_29_"><text:span text:style-name="Source_20_Text"><text:span text:style-name="T5">С волосами заложенными за уши, с её мягким подбородком, она выглядит 9, 10-летней, потерялась возле витрин, моргает на солнце, поворачивая голову на светлом стёганом покрывале, кончает в слезах, покрасневшее сморщенное лицо ребёнка готового разреветься, стонет </text:span></text:span><text:span text:style-name="Source_20_Text"><text:span text:style-name="T6">о, о…</text:span></text:span></text:p>
      <text:p text:style-name="Standard_20__28_user_29_"><text:span text:style-name="Source_20_Text"><text:span text:style-name="T5">Однажды ночью, в тёмном холодно-одеяльном убежище их постели, сам задрёмывая и просыпаясь, он зализал Джессику до сна. Когда она ощутила его первые тёплые вздохи коснулись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text:span></text:span></text:p>
      <text:p text:style-name="Standard_20__28_user_29_"/>
      <text:p text:style-name="Standard_20__28_user_29_"><text:span text:style-name="Source_20_Text"><text:span text:style-name="T5">«… картины, ну, ладно, сцены вмелькивают, Роджер. Сами собой, серьёзно, я их не выдумываю….» Яркий рой их проплывает на фоне низкого изотонического мерцания потолка. Он и она лежат и дышат кверху, его мягкий хуй млеет, свисая вокруг его ляжки, подгору, поближе к Джессике. Ночная комната испускает вздох, да, Испускает Вздох—старомодная смешная комната, ой-ой, я безнадёжен, кто клоуном родился вовек неисправим, заигрывает из зеркальной рамы в чём-то зелёно-полосатом, панталоны, волосы дыбом—и тем не менее это даже очень странно, за большинством комнат сегодня, гм, знаете ли, замечалось, что они «дышат», да, или з</text:span></text:span><text:span text:style-name="Source_20_Text"><text:span text:style-name="T6">амирают в безмолвном ожидании</text:span></text:span><text:span text:style-name="Source_20_Text"><text:span text:style-name="T5"> и <text:s/>в этом уже, должно быть, некая зловещая традиция, <text:s/>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делается.</text:span></text:span></text:p>
      <text:p text:style-name="Standard_20__28_user_29_"><text:span text:style-name="Source_20_Text"><text:span text:style-name="T5">Но тут. С </text:span></text:span><text:span text:style-name="Source_20_Text"><text:span text:style-name="T6">этой</text:span></text:span><text:span text:style-name="Source_20_Text"><text:span text:style-name="T5"> юной леди. Бумазея в клеточку. Взъерошенные брови. Распоясалась, что удержу нет. Красный бархат. На «слаб</text:span></text:span><text:span text:style-name="Source_20_Text"><text:span text:style-name="T3">о́</text:span></text:span><text:span text:style-name="Source_20_Text"><text:span text:style-name="T5">» она сняла свою блузку, в движении по основной магистрали возле Ловер Бидинг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Боже, она чокнулась, за что </text:span></text:span><text:span text:style-name="Source_20_Text"><text:span text:style-name="T6">мне</text:span></text:span><text:span text:style-name="Source_20_Text"><text:span text:style-name="T5"> попадаются только таки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ха, ха,– Джессика помахивает своим форменным галстуком как стриптизёрша,– сказал, побоюсь, да? Гри-и-л. Назвал меня «трусишка пироженка, трусишка», я помню.– И конечно же, без лифчика, она никогда их не носи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ослушай,– смотрит искоса,– <text:s/>ты знаешь, что тебя могут арестовать? Забудь про «тебя»,– <text:s/>ему только что дошло,– <text:s/></text:span></text:span><text:span text:style-name="Source_20_Text"><text:span text:style-name="T6">меня</text:span></text:span><text:span text:style-name="Source_20_Text"><text:span text:style-name="T5"> арестую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кажут, что ты виноват, ла, ла.– Нижние зубы выпятила в улыбке зловредины.– <text:s/>Я просто невинный ягнёночек, а этот,– <text:s/>чуть вскидывает руку, резкий отсвет светлых волосков на её предплечье,– этот Роджер-держи-морджер! вот этот ужасный зверюга! заставляет меня делать всякие гадкие...</text:span></text:span></text:p>
      <text:p text:style-name="Standard_20__28_user_29_"><text:span text:style-name="Source_20_Text"><text:span text:style-name="T5">Тем временем, самый здоровенный грузовик из всех, что Роджер видел в своей жизни, делает обгон сотрясаясь сталью, и теперь не только водитель, но и несколько—ну, это вообще жуть… </text:span></text:span><text:span text:style-name="Source_20_Text"><text:span text:style-name="T6">коротышек, </text:span></text:span><text:span text:style-name="Source_20_Text"><text:span text:style-name="T5">в непонятной опереточной форме, в общем-то, какого-нибудь из центрально-европейских правительств изгнании, все из них как-то втиснуты в высоко закреплённую кабину и все уставились вниз в поросячьей возне по свиноматке для лучшего обзора, глаза вылуплены, </text:span></text:span><text:soft-page-break/><text:span text:style-name="Source_20_Text"><text:span text:style-name="T5">смуглые, слюна каплет через губы, представления его Джессики Свонлейк со скандально голой грудью и его самого пытающегося притормозить и отстать от грузовика—да вот только сейчас позади Роджера, поджимая его, на той же, фактически, скорости, что и грузовик, появилась, у, блядь, так и </text:span></text:span><text:span text:style-name="Source_20_Text"><text:span text:style-name="T6">есть</text:span></text:span><text:span text:style-name="Source_20_Text"><text:span text:style-name="T5">, машина военной полиции. Он не может сбавить, а если попытается обогнать это и </text:span></text:span><text:span text:style-name="Source_20_Text"><text:span text:style-name="T6">впрямь</text:span></text:span><text:span text:style-name="Source_20_Text"><text:span text:style-name="T5"> будет подозритель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 Джеси, пожалуйста, оденься, э, ладно милая?– <text:s/>делая вид, что ищет свою расчёску, которая, как обычно, утеряна, задержанный известен как злостный расчёсколюб…</text:span></text:span></text:p>
      <text:p text:style-name="Standard_20__28_user_29_"><text:span text:style-name="Source_20_Text"><text:span text:style-name="T5">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 «Мийстир! Ай, ти! Какий малишка, а?»– <text:s/>Ещё больше хохота. В зеркале заднего вида Роджер видит английские полицейские рожи <text:s/>розовые в своей правильности, красные погоны, склоняются, подскакивают, советуются, временами резко взглядывают на парочку в Ягуаре, которые как-то, типа—«Что они </text:span></text:span><text:span text:style-name="Source_20_Text"><text:span text:style-name="T6">делают</text:span></text:span><text:span text:style-name="Source_20_Text"><text:span text:style-name="T5">, Приксбери, тебе вид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охоже мужчина и женщина, сэр.</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ридурок.– <text:s/>И достаёт чёрный бинокль.</text:span></text:span></text:p>
      <text:p text:style-name="Standard_20__28_user_29_"/>
      <text:p text:style-name="Standard_20__28_user_29_"><text:span text:style-name="Source_20_Text"><text:span text:style-name="T5">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text:span></text:span></text:p>
      <text:p text:style-name="Standard_20__28_user_29_"><text:span text:style-name="Source_20_Text"><text:span text:style-name="T5">Потом, вдруг, ночь: Пустое кресло-качалка залито голубовато-меловым от—это луна, или какой-то другой свет с неба? просто деревянное кресло, уже пустое, посреди <text:s/>очень ясной ночи и этот свет спускается….</text:span></text:span></text:p>
      <text:p text:style-name="Standard_20__28_user_29_"><text:span text:style-name="Source_20_Text"><text:span text:style-name="T5">Образы продолжаются, расцветают, приходят и уходят, некоторые красивы, какие-то просто ужасны… но ей тут так уютно с её ягнёнком, её Роджером, и как же она любит очертание его шеи вся прямо такая—ну, вот же, как раз тут, под затылком его шишковатой головы как у десятилетнего мальчика. Она целует его вверх и вниз кисло солёный кусочек кожи, что так завёл её, завёл её освещённую ночью вдоль этих высоких сухожилий, целует его словно поцелуи непрерывное дыхание, текущее без конца.</text:span></text:span></text:p>
      <text:p text:style-name="Standard_20__28_user_29_"/>
      <text:p text:style-name="P6"><text:span text:style-name="Source_20_Text"><text:span text:style-name="T5">Однажды утром—он не видел её уже около полумесяца—он проснулся в своей келье отшельника в «Белом Посещении» с напряжённо стоячим, слипшимися веками, и с длинным светло-каштановым волосом впутавшимся ему в рот. Это явно не его волос. И ни кого-либо другого,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ий пух тому кто дышит ртом, и уставился на него. Как он сюда попал? Просто жуть, душечка. Прямо тебе полный </text:span></text:span><text:span text:style-name="Source_20_Text"><text:span text:style-name="T6"><text:s/>je ne sais quoi de sinistre. </text:span></text:span><text:span text:style-name="Source_20_Text"><text:span text:style-name="T5">Ему надо поссать. Шаркая к уборной, его серая армейская фланель вяло заткнута под резинку пижамы, му пришла мысль: 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оделывая справляя нужду в уборной среди спотыкливых, пердливых, скребущихся лезвием, кашляющих, чхающих и обсопливленных обитателей Секции Пси. Только потом уже он начал думать о Джессике—о её безопасности. Заботливый Роджер. Что если она погибла в эту ночь, взрыв на складе боеприпасов… этот волос последнее прости-прощай, что её призрачная любовь смогла протолкнуть на эту сторону, к единственному кто что-то значил…. Какой-то паук-статистик: его глаза и впрямь наполнились слезой перед тем, как пришла Следующая Мысль—</text:span></text:span><text:span text:style-name="Source_20_Text"><text:span text:style-name="T6">о. О</text:span></text:span><text:span text:style-name="Source_20_Text"><text:span text:style-name="T5">, нет. Закрой тот вентиль, Нетель, да прикинь </text:span></text:span><text:span text:style-name="Source_20_Text"><text:span text:style-name="T6">про это вот</text:span></text:span><text:span text:style-name="Source_20_Text"><text:span text:style-name="T5">. Он стоял, полусогнутым, над раковиной, парализованный, отложив свои страхи за Джессику чуть на </text:span></text:span><text:soft-page-break/><text:span text:style-name="Source_20_Text"><text:span text:style-name="T5">потом, очень хотелось оглянуться через плечо, или даже просто в, в старое зеркало, знаешь, увидеть что они ещё там, но слишком застывший, чтобы рискнуть хотя бы и на это… </text:span></text:span><text:span text:style-name="Source_20_Text"><text:span text:style-name="T6">сейчас</text:span></text:span><text:span text:style-name="Source_20_Text"><text:span text:style-name="T5">… о, да, самая чётк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text:span></text:span><text:span text:style-name="Source_20_Text"><text:span text:style-name="T6">могут</text:span></text:span><text:span text:style-name="Source_20_Text"><text:span text:style-name="T5"> читать твоё сознание! а и что если—что если это </text:span></text:span><text:span text:style-name="Source_20_Text"><text:span text:style-name="T6">гипнотизм</text:span></text:span><text:span text:style-name="Source_20_Text"><text:span text:style-name="T5">? А? Исусе: тогда целая куча других оккультных заморочек, таких как астральное наущение, контроль сознания (ну, в </text:span></text:span><text:span text:style-name="Source_20_Text"><text:span text:style-name="T6">этом-то</text:span></text:span><text:span text:style-name="Source_20_Text"><text:span text:style-name="T5"> ничего оккультного), тайные проклятия, чтоб вызвать импотенцию, флюс, сумасшествие, вуууййй!—</text:span></text:span><text:span text:style-name="Source_20_Text"><text:span text:style-name="T6">зелья</text:span></text:span><text:span text:style-name="Source_20_Text"><text:span text:style-name="T5">! (когда он наконец распрямился и умственным взором, </text:span></text:span><text:span text:style-name="Source_20_Text"><text:span text:style-name="T6">очень</text:span></text:span><text:span text:style-name="Source_20_Text"><text:span text:style-name="T5"> осторожно, обращается к толкучке в кофейном баре, о, </text:span></text:span><text:span text:style-name="Source_20_Text"><text:span text:style-name="T6">Боже…</text:span></text:span><text:span text:style-name="Source_20_Text"><text:span text:style-name="T5">), психо-объединение-с-Контролированием, чтобы Роджер стал им, а он Роджером, да, да, парочка таких понятий прокатились у него в уме на этом месте, ни одна из которых, в принципе, приятна, кстати—особенно посреди этого служебного сортира, с лицом Гавина Трефола <text:s/>маджентной окраски, яркий цвет клевера на ветру, Рональд Черикок выхаркивает ком зеленоватой с прожилками мокроты в раковину—что это всё, </text:span></text:span><text:span text:style-name="Source_20_Text"><text:span text:style-name="T6">кто все эти люди</text:span></text:span><text:span text:style-name="Source_20_Text"><text:span text:style-name="T5">…. Чёкнутые.</text:span></text:span><text:span text:style-name="Source_20_Text"><text:span text:style-name="T6">Чёёёёкнутые! </text:span></text:span><text:span text:style-name="Source_20_Text"><text:span text:style-name="T5">Его обложили! они были тут всё эту войну, прослушивали его мозг, телепаты, ведьмаки, Сатанинские механики всех мастей, подключаются во </text:span></text:span><text:span text:style-name="Source_20_Text"><text:span text:style-name="T6">всё</text:span></text:span><text:span text:style-name="Source_20_Text"><text:span text:style-name="T5">—даже когда они с Джессикой в постели </text:span></text:span><text:span text:style-name="Source_20_Text"><text:span text:style-name="T6">ебуться</text:span></text:span><text:span text:style-name="Source_20_Text"><text:span text:style-name="T5">—</text:span></text:span></text:p>
      <text:p text:style-name="P6"><text:span text:style-name="Source_20_Text"><text:span text:style-name="T5">Старайся не подавать виду, старина, паникуй, если уж должен, но потом, не здесь…. Квёлые лампочки для ванных углубляют старые набрызги тысяч <text:s/>пятен воды и мыла на зеркалах до взаимоперистости облаков, дыма и кожи, пока он прошатывает свою голову мимо, лимонно-бежевая, коптяще-чёрная и сумеречно-коричневая тут, очень крупно толчёная, такая фактура….</text:span></text:span></text:p>
      <text:p text:style-name="P6"><text:span text:style-name="Source_20_Text"><text:span text:style-name="T5">Чудесное утро, Вторая Мировая Война. Всё, что он может удерживать на поверхности своего сознания, это слова </text:span></text:span><text:span text:style-name="Source_20_Text"><text:span text:style-name="T6">Мне нужно перевестись</text:span></text:span><text:span text:style-name="Source_20_Text"><text:span text:style-name="T5">, типа, мурлыканье без музыки перед зеркалом, да, сэр, должен подать рапорт немедля. Вызовусь добровольцем на фронт в Германии, вот что я сделаю. Там та рам та рам. Точно, было объявление в прошлую среду в секретной секции </text:span></text:span><text:span text:style-name="Source_20_Text"><text:span text:style-name="T6">Нацистов в Новостях, </text:span></text:span><text:span text:style-name="Source_20_Text"><text:span text:style-name="T5">втиснутой между объявлениями Мерсисайдского отделения лейбористов ищущих публициста и Лондонского рекламного агентства с местами сразу по демобилизации. То объявление посерёдке разместила какая-то рука из <text:s/>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окна—«Что угодно!»– Роджер бредёт обратно в свою узкую комнату,–«что угодно, только не это….»</text:span></text:span></text:p>
      <text:p text:style-name="P6"><text:span text:style-name="Source_20_Text"><text:span text:style-name="T5">Вот до чего дошло. Он знал, что будет чувствовать себя спокойней в безумной Германии с Врагом, чем здесь в Секции Пси. Время года делает это ещё хуже. <text:s/>Рождество. Быыыюююввээ, хватаясь за желудок. Только Джессика делала это всё людским и переносимым. Джессика…</text:span></text:span></text:p>
      <text:p text:style-name="P6"><text:span text:style-name="Source_20_Text"><text:span text:style-name="T5">Его повело тогда, на полминуты, дрожащего и зевающего, в длинном нижнем белье, мягком, почти невидимом в ограждении декабрьского рассвета, среди множества острых краёв книг, рулонов, калек, схем и карт (и главная, красные оспины на чистой белой коже леди Лондон, смотрящая на всё… </text:span></text:span><text:span text:style-name="Source_20_Text"><text:span text:style-name="T6">погоди</text:span></text:span><text:span text:style-name="Source_20_Text"><text:span text:style-name="T5">… болезнь кожи… </text:span></text:span><text:span text:style-name="Source_20_Text"><text:span text:style-name="T6">может</text:span></text:span><text:span text:style-name="Source_20_Text"><text:span text:style-name="T5"> она носит роковую инфекцию внутри себя? Возможно, места предопределены и полёт ракеты, фактически, следует из фатального нарыва </text:span></text:span><text:span text:style-name="Source_20_Text"><text:span text:style-name="T6">в скрытом состоянии среди города…</text:span></text:span><text:span text:style-name="Source_20_Text"><text:span text:style-name="T5"> но он не может ухватить это, не больше, чем понять навязчивую идею Пойнсмена о реверсивном звуковом стимуле и пожалуйста, пожалуйста, давай просто оставим это ненадолго…), посетило, не знающего пока не прошло, насколько ясно он видит честную половину своей жизни, которой сейчас была Джессика, насколько фанатично должна его мать Война не одобрять её красоту, её нахальное безразличие к институциям смерти в которые он так недавно—её невозмутимую надежду (хотя она терпеть не могла составлять планы), её изгнание из детства (хотя она отказывалась хоть как-то цепляться <text:s/>за воспоминания)…</text:span></text:span></text:p>
      <text:p text:style-name="P6"><text:soft-page-break/><text:span text:style-name="Source_20_Text"><text:span text:style-name="T5">Его жизнь была увязана с прошлым. Он видел себя точкой в бегущей волне, движимым по стерильной истории—известное прошлое, проецируемое будущее. Но Джессика была разломом этой волны. Нежданно, впереди был пляж, непредсказуемое… новая жизнь. Прошлое и будущее прекращались на пляже: так он это расчислил. Но он хотел ещё и верить, также, как он любил её, вне всяких слов—верить, что каким бы плохим ни было время,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вкатилось с новым зарядом в его тощий дрожащий бок….</text:span></text:span></text:p>
      <text:p text:style-name="P6"/>
      <text:p text:style-name="P6"><text:span text:style-name="Source_20_Text"><text:span text:style-name="T5">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она хочет быть с Роджером. Хотя на самом деле не хочет. Или хочет? Она и не упомнит, чтоб когда-нибудь была в такой растерянности. Когда она с Роджером, это сплошная любовь, но на любом отдалении—на </text:span></text:span><text:span text:style-name="Source_20_Text"><text:span text:style-name="T6">любом</text:span></text:span><text:span text:style-name="Source_20_Text"><text:span text:style-name="T5">,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воск свечки и не растаять по покрывалу кончая, в ней остаётся место только для </text:span></text:span><text:span text:style-name="Source_20_Text"><text:span text:style-name="T6">Роджер, Роджер, о, любимый</text:span></text:span><text:span text:style-name="Source_20_Text"><text:span text:style-name="T5">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стоян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в ту пору, когда слово употребляют для вычурностей или пустого смеха. И всё это вырвать? три <text:s/>года? ради этого сумасбродного, зацикленного на себе— </text:span></text:span><text:span text:style-name="Source_20_Text"><text:span text:style-name="T6">мальчишки</text:span></text:span><text:span text:style-name="Source_20_Text"><text:span text:style-name="T5">, честное слово. Охренеть, да ему же должно быть за тридцать, он на несколько лет старше неё. Должен же был чему-то научиться, правда ведь? Мужчина с опытом?</text:span></text:span></text:p>
      <text:p text:style-name="P6"><text:span text:style-name="Source_20_Text"><text:span text:style-name="T5">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text:span></text:span><text:span text:style-name="Source_20_Text"><text:span text:style-name="T6"> 1942</text:span></text:span><text:span text:style-name="Source_20_Text"><text:span text:style-name="T5"> Боже ж ты мой, возле Крафти Крина, Кент, или ещё там где, и кто что должен был ответить, но не ответил, а сказал ещё кому-то тем самым вызывав ненависть <text:s/>чудесно процветающую по сей день—шесть лет наговоров, амбиций, истерик сделали попытку довериться кому-нибудь вокруг с чем-либо актом чистого мазохизма.</text:span></text:span></text:p>
      <text:p text:style-name="P6"><text:span text:style-name="Source_20_Text"><text:span text:style-name="T5">–</text:span></text:span><text:span text:style-name="Source_20_Text"><text:span text:style-name="T8"> </text:span></text:span><text:span text:style-name="Source_20_Text"><text:span text:style-name="T5">Девушка в горе, Джесс?– Мэгги Дакёрк, проходя мимо разглаживает свои перчатки. Через громкоговоритель оркестр свинга Би-Би-Си жарко выдувает синкопированную рождественскую музыку.</text:span></text:span></text:p>
      <text:p text:style-name="P6"><text:span text:style-name="Source_20_Text"><text:span text:style-name="T5">–</text:span></text:span><text:span text:style-name="Source_20_Text"><text:span text:style-name="T8"> </text:span></text:span><text:span text:style-name="Source_20_Text"><text:span text:style-name="T5">Сигарета найдётся, Мэг?– уже автоматически, те так ли. Джес?</text:span></text:span></text:p>
      <text:p text:style-name="P6"><text:span text:style-name="Source_20_Text"><text:span text:style-name="T5">Ну, так—«Думала, тут, типа, фильм с Гарбо, блин, а не всегдашняя никотиновая голодуха, опять не угадала, пока...»</text:span></text:span></text:p>
      <text:p text:style-name="P6"><text:span text:style-name="Source_20_Text"><text:span text:style-name="T5">О, <text:s/>да проваливай уже: – «Думала про свой рождественский шопинг».</text:span></text:span></text:p>
      <text:p text:style-name="P6"><text:span text:style-name="Source_20_Text"><text:span text:style-name="T5">–</text:span></text:span><text:span text:style-name="Source_20_Text"><text:span text:style-name="T8"> </text:span></text:span><text:span text:style-name="Source_20_Text"><text:span text:style-name="T5">Что возьмёшь Бобру?</text:span></text:span></text:p>
      <text:p text:style-name="P6"><text:span text:style-name="Source_20_Text"><text:span text:style-name="T5">Сосредоточясь на пристёгивании своих нейлоновых, старая пара, верх-наперёд-низ-назад мнемонически переворачивая их в своих пальцах, прачечно-белые поморщенные эластичные зверюшки чётко растянулись по касательной теперь вдоль мягкого переднего изгиба её ляжки, </text:span></text:span><text:soft-page-break/><text:span text:style-name="Source_20_Text"><text:span text:style-name="T5">пряжечки на резинках взблескивают серебром под или позади красного лака на её ногтях, словно струи <text:s/>отдалённых фонтанов за красными фигурно стриженными деревьями, Джессика отвечает: – «О. Мм. Трубку, наверное...»</text:span></text:span></text:p>
      <text:p text:style-name="P6"/>
      <text:p text:style-name="P6"><text:span text:style-name="Source_20_Text"><text:span text:style-name="T5">Однажды ночью недалеко от её батареи, проезжая Где-то в Кенте, Роджеру с Джессикой встретилась церковь, холмик на тёмной возвышенности, освещённый лампочками, вырастал из земли. Был вечер воскресенья, близко к <text:s/>вечерней службе. Мужчины в шинелях, в накидках из клеёнки, в тёмных беретах, которые они сдёргивали на входе, в 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ятся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ят в небе.</text:span></text:span></text:p>
      <text:p text:style-name="P6"><text:span text:style-name="Source_20_Text"><text:span text:style-name="T5">Роджер свернул и они смотрели на поношенную замызганную униформу сходившихся к вечерне. Ветер пах свежим снегом.</text:span></text:span></text:p>
      <text:p text:style-name="P6"><text:span text:style-name="Source_20_Text"><text:span text:style-name="T5">–</text:span></text:span><text:span text:style-name="Source_20_Text"><text:span text:style-name="T8"> </text:span></text:span><text:span text:style-name="Source_20_Text"><text:span text:style-name="T5">Нам надо домой,– сказала она,– поздно уже.</text:span></text:span></text:p>
      <text:p text:style-name="P6"><text:span text:style-name="Source_20_Text"><text:span text:style-name="T5">–</text:span></text:span><text:span text:style-name="Source_20_Text"><text:span text:style-name="T8"> </text:span></text:span><text:span text:style-name="Source_20_Text"><text:span text:style-name="T5">Можно просто зайти на минутку.</text:span></text:span></text:p>
      <text:p text:style-name="P6"><text:span text:style-name="Source_20_Text"><text:span text:style-name="T5">Ну, уж </text:span></text:span><text:span text:style-name="Source_20_Text"><text:span text:style-name="T6">это</text:span></text:span><text:span text:style-name="Source_20_Text"><text:span text:style-name="T5"> её удивило, ну, пра, после всех его враждебных замечаний? Его раздражённость неверующего против всех остальных в Секции Пси, их одних достаточно, по его мнению, чтоб сделать его тронутым, и нарекания его росли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убежать к поющим в обходе, чьи колядки нам так чётко слышатся вдали, за день-два до Рождества, голоса звучащие над мёрзлыми долинами, где выработанные шахты часты как сливы в пудинге… а часто в звуках тающего снега, ветра, что должно быть дули не сквозь воздух Рождества, а <text:s/>сквозь субстанцию времени, доносили к ней эти детские голоса поющих за шесть пенсов, и пусть сердце её не было готово принять на себя все-все удары <text:s/>смертности своей и их, то хотя бы оставался страх, что она начинает терять их—что в одну из зим она выбежит посмотреть, за ворота найти их, побежит до самых деревьев, но зря, их голоса стихают….</text:span></text:span></text:p>
      <text:p text:style-name="P6"><text:span text:style-name="Source_20_Text"><text:span text:style-name="T5">Они шагали по следам оставленным другими на снегу, она хмуро на его руке, ветер взмётывал её волосы в завитки, каблуки один раз заскользили по льду. –«Послушать музыку»,– пояснил он.</text:span></text:span></text:p>
      <text:p text:style-name="P6"><text:span text:style-name="Source_20_Text"><text:span text:style-name="T5">Сегодняшний сборный хор был только из мужчин, <text:s/>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что удят солнце через тучи, от палаток, чьё огоньки светят как атомы сквозь сумерки, бездушные, сквозь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н пел в <text:s/>ром-и-дым салунах на Хай-Холборн-Стрит, где матросы вбрасывают огромадные красные хлопушки, в четверть палки динамита, мэн, в вихляющиеся створки двери и отбегают через улицу с хихиканьем,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 обычно пел О вы встречали мою милую Лолу с фигурой как бутылка Кока-Колы, матросы в беготне в коричневых тенях аллей, отрясая шейные платки и клёши штанин,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1939-1945) привели его в эту холодную мышиную церковь, где почти слышится северное море, на которое он едва взглянул при транспортировке, на девятичасовую </text:span></text:span><text:soft-page-break/><text:span text:style-name="Source_20_Text"><text:span text:style-name="T5">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text:s/>Хайрику Сусщ:</text:span></text:span></text:p>
      <text:p text:style-name="P6"/>
      <text:p text:style-name="P6"><text:span text:style-name="Source_20_Text"><text:span text:style-name="T9">In dulci jubilo</text:span></text:span></text:p>
      <text:p text:style-name="P6"><text:span text:style-name="Source_20_Text"><text:span text:style-name="T9">Nun singet und seid froh!</text:span></text:span></text:p>
      <text:p text:style-name="P6"><text:span text:style-name="Source_20_Text"><text:span text:style-name="T9">Unsers Herzens Wonne</text:span></text:span></text:p>
      <text:p text:style-name="P6"><text:span text:style-name="Source_20_Text"><text:span text:style-name="T9">Leit in praesipio,</text:span></text:span></text:p>
      <text:p text:style-name="P6"><text:span text:style-name="Source_20_Text"><text:span text:style-name="T9">Leuchtet vor die Sonne</text:span></text:span></text:p>
      <text:p text:style-name="P6"><text:span text:style-name="Source_20_Text"><text:span text:style-name="T9">Matris in gremio.</text:span></text:span></text:p>
      <text:p text:style-name="P6"><text:span text:style-name="Source_20_Text"><text:span text:style-name="T6">Alpha es et O.</text:span></text:span></text:p>
      <text:p text:style-name="P6"/>
      <text:p text:style-name="P6"><text:span text:style-name="Source_20_Text"><text:span text:style-name="T5">С высоким голосом чёрного человека взмывающим над остальными, не какой-то там головной фальцет, но полный, из всей честной груди, баритон доведенный годами обтёсывания до такой высоты… он заводил коричневых девушек на экскурсию среди этих нервных протестантов, Аниту Большую и Маленькую, Стилетту Мэй, Плангетту, которая любит когда между её титек и так даёт даром—не говоря уже про латынь, </text:span></text:span><text:span text:style-name="Source_20_Text"><text:span text:style-name="T6">немецкий</text:span></text:span><text:span text:style-name="Source_20_Text"><text:span text:style-name="T5">? в английской церкви? Ну, это не столько ереси, как имперские издержки, неизбежные как присутствие чёрного человека, из актов лёгкого сюрреализма—которые, в массированном приёме, уже становятся актом самоубийства, но которые в своей патологии, в своей беспробудной версии реальности, Империя совершает тысячами каждый день, абсолютно не ведая что творит…. И так чистый альт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даже на дешёвый пофигизм. Он бы…</text:span></text:span></text:p>
      <text:p text:style-name="P6"><text:span text:style-name="Source_20_Text"><text:span text:style-name="T5">Нет, Джессика никогда не видела его лицо именно таким, в свете нескольких висящих керосиновых ламп, пламя бестрепетно и очень жёлтое, на ближней два длинных отпечатка пальцев служки в V-значит-победа по тонкой пыли на брюхе лампового стекла, в коже Роджжера больше детской розовости, а в глазах больше сияния, чем было бы просто от света лампы—правда ведь? или <text:s/>это ей просто хочется, чтоб так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лиже принадлежащие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Налегке, в нейтральном, пламя факелов, смягчённо, наполняют круглые стеклянные лица манометров ап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ных до потолков, тысячи хмурых людских утр сделаны терпимыми, превращены в мятный дух и мрачную песню, что оставила белые брызги на ртути зеркал от Харроу до Грейвсенда, тысяч детишек, взбивавших пену в ступках своих ртов, и потеряли в тысячу раз больше слов в меловых пузырях—жалоб на ночь глядя, несмелых признаний в любви, новостей от толстых или тех что аж светятся, грубых и мягких существ в стране под покрывалом—бессчётные мыльно-лакричные миги сплюнутые и смытые в канализацию и в обрастающее слизью серое устье реки, утренние рты раздающиеся от дневного табака и рыбного налёта, пересыхающие от страха, зловонные от безделья, утопающие при мысли о немыслимых блюдах, набиваемые вместо этого недельной падалью пирогов из </text:span></text:span><text:soft-page-break/><text:span text:style-name="Source_20_Text"><text:span text:style-name="T5">субпродуктов, Домашним Молоком, и печеньем переполовиненным мельче, чем обычно, так разве ментол не чудодейственный способ снимать многое всего этого каждое утро, уносить и становиться тусклыми большущими пузырями свивающимися в тугую застоялую мозаику среди просмоленных береговых линий, сложных чертёжных отводов подающих, умножаясь в море, пока эти тюбики пасты один за другим опорожняются и отдаются обратно Войне, кучи чуть пахучего метала, призраки острой мяты в зимних будках, каждыый тюбик сморщен или выдавлен не сознающими руками Лондона, исписанные несхожими почерками, каракули против каракулей, теперь дожидаются—это истинное возвращение—чтобы быть расплавленными для припоя, лужения, пойти добавкой в отливку, в подшипники, уплотнители, скрытая дымовздыбленная реинкарнация, которую дети иного, домашнего воплощения никогда не увидят. Однако продолжаемость, плоти в единокровные металлы, дома в безграничное море, сохранена. И вовсе не смерть разделяет эти инкарнации, а бумага: назначение бумаг, бумажные рутины. Война, Империя воздвигнут такие барьеры между нашими жизнями. Войне нужно разделять таким образом, и подразделять, хотя её пропаганда будет всегда подчёркивать единство, породнённость, сплочённость. Войне не очень-то угодно народное самосознание, даже в том виде, как сработали немцы, </text:span></text:span><text:span text:style-name="Source_20_Text"><text:span text:style-name="T6">ein Volk ein Führer</text:span></text:span><text:span text:style-name="Source_20_Text"><text:span text:style-name="T5">—ей нужна машина из множества разных частей, не монолитность, но усложнённость… Хотя кто отважится утверждать </text:span></text:span><text:span text:style-name="Source_20_Text"><text:span text:style-name="T6">что</text:span></text:span><text:span text:style-name="Source_20_Text"><text:span text:style-name="T5"> нужно Войне, настолько она обширна, настолько вознесена… такая </text:span></text:span><text:span text:style-name="Source_20_Text"><text:span text:style-name="T6">заочная</text:span></text:span><text:span text:style-name="Source_20_Text"><text:span text:style-name="T5">. Пожалуй, Война даже не осознание—даже вовсе не жизнь, правда. В чём-то может случиться некое грубое, случайное подобие жизни. В «Белом Посещении» есть застарелый шизик, знаете ли, который считает </text:span></text:span><text:span text:style-name="Source_20_Text"><text:span text:style-name="T6">себя</text:span></text:span><text:span text:style-name="Source_20_Text"><text:span text:style-name="T5"> Второй Мировой Войной. Он не получает газет, отказывается слушать радио, и всё-таки в день высадки в Нормандии его температура почему-то подскочила до 104°.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Прекрасный Рождественский подарок»,– признался он другому жильцу в его палате». Когда ракеты падают—из тех, чьи взрывы не слышны—он улыбается, слёзы вот-вот брызнут из уголков его весёлых глаз, охваченный румяной взвинченностью, которая не может не подбодрить таких же пациентов. Его дни сочтены. Он умрёт на День Победы. Если он не действительно сама Война, то значие её подставное дитя, живёт по полной какой-то срок, но приходит торжественный день и смотри в оба. Истинный царь умирает только лишь притворной смертью. Запомни. Любое число молодых людей могут быть назначены умереть вместо него, покуда настоящий царь, старый лисий ублюдок, продолжает своё. Покажется ли он под Звездой, исподтишка преклонить колени в числе прочих царей, пока к нам близится зимнее солнцестояние? Принесёт в караван-сарай дары вольфрама, взрывчатки, высоко-октанного? Воззрит ли дитя вверх со своей подстилки золотистого сена, воззрит ли в глаза старому царю, что склоняется длинно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Это что, младенец улыбнулся или просто от газа? А ты бы как хотел?</text:span></text:span></text:p>
      <text:p text:style-name="P6"><text:span text:style-name="Source_20_Text"><text:span text:style-name="T5">Приближение дует с моря, которое сегодня на закате сияло зеленью и гладью, как стекло насыщенное железом: дует каждый день на нас всё небо вверху брюхатится святыми и тонкими трубами герольдов. Ещё один год свадебных платьев оставленных в сердце зимы, так и не востребованных, висят теперь вот тихими атласными рядами, присобранные белые вуали начали желтеть, и только чуть всколыхиваются, когда проходишь мимо, зритель… гость всех тупиков города…. Уловив в платьях собственное отраженье пару раз, на полпути из тени, лишь смазано яркие цвета по </text:span></text:span><text:span text:style-name="Source_20_Text"><text:span text:style-name="T6"><text:s/>peau de soie, </text:span></text:span><text:span text:style-name="Source_20_Text"><text:span text:style-name="T5">тянешься туда, где услышишь первый жуткий запашок плесени, но так и было задумано, впрочем—прикрыть малейший след её собственного запаха, вспотелость брачующейся из среднего класса, благовоспитанное мыло с пудрой. Но девственна в своём сердце, в своих надеждах. Никакого тебе тут ярко-швейцарского или кристаллинового сезона, но </text:span></text:span><text:soft-page-break/><text:span text:style-name="Source_20_Text"><text:span text:style-name="T5">тёмно затянутый тучами день и снег валит халатами загородом, халаты зимы, мягкие ночью, почти безветренное дыхание вокруг тебя. На станциях города пленные вернулись из Индо-Китая прогуливают свои несчастные выступающие кости, лёгкие как тот соня, или сони на лике луны, среди колясок на хромовых пружинах из чёрных шкур гулких как барабаны, между блондинистого дерева высоких стульчиков розово-синих с резным или трафаретными цветами, меж раскладушек, пива с красно-войлочными языками, одеял для новорожденных, что создают сдержано яркие облака среди запахов угля и пара, пространства метала, среди стоящих в очереди, бродящих, устало спящих, приехали сотнями на праздники, несмотря на предупреждения и серьёзность министра внутренних дел,м-ра Морриса, германская ракета в состоянии пробить туннель под рекой, даже теперь, после такого оглашения, отсутствия, что могут ждать их, городские адреса, которые давно уже не существуют. Глаза из Бирмы, из Тонкина, смотрят на женщин на упрямства их сотни—глаза из посиневших орбит, сквозь головную боль, которую не может снять никакой Алазилс. Итальянцы военнопленные ругаются под мешками с почтой, что пухнут, ежечасно прибывая с гулким эхом, в сезонной толщине,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 </text:span></text:span><text:span text:style-name="Source_20_Text"><text:span text:style-name="T6">Giovinezza</text:span></text:span><text:span text:style-name="Source_20_Text"><text:span text:style-name="T5">, а что-нибудь, наверное, из </text:span></text:span><text:span text:style-name="Source_20_Text"><text:span text:style-name="T6">Rigoletto</text:span></text:span><text:span text:style-name="Source_20_Text"><text:span text:style-name="T5"> или </text:span></text:span><text:span text:style-name="Source_20_Text"><text:span text:style-name="T6">La Bohème</text:span></text:span><text:span text:style-name="Source_20_Text"><text:span text:style-name="T5">—Почтовое Управление и впрямь рассматривает вопрос разработки списка Неприемлемых Песен, с таблатурой для укелеле, чтоб облегчить опознание. Их жизнерадостность и любовь к песням, среди этих, довольно искренни—но с нарастающей нагрузкой в эти дни, и эта оргия рождественских поздравлений растёт день ото дня за всякие разумные пределы и сдержанности можно не ждать до следующего за рождеством <text:s/>дня, они решили, за себя, держаться профессионального итальянства, поглядывая свободным глазом на дам, что тут проездом, найдя способ удерживать мешок на плече одной рукой пока другая притворилась «мертвой»—</text:span></text:span><text:span text:style-name="Source_20_Text"><text:span text:style-name="T6">cioé</text:span></text:span><text:span text:style-name="Source_20_Text"><text:span text:style-name="T5">, то есть, условно живой—где толпа густеет женщинами, бесцельно… ну, что посдобнее. Жизнь должна продолжаться. Пленные обоих видов признают это, но для англичан вернувшихся из КБИ <text:s/>никакой </text:span></text:span><text:span text:style-name="Source_20_Text"><text:span text:style-name="T6">mano morta,</text:span></text:span><text:span text:style-name="Source_20_Text"><text:span text:style-name="T5"> никакого прыжка из мёртвой в ожившую по лёгкому позволению подходящего бедра или ляжки—никаких </text:span></text:span><text:span text:style-name="Source_20_Text"><text:span text:style-name="T6">игрищ</text:span></text:span><text:span text:style-name="Source_20_Text"><text:span text:style-name="T5">, Бога ради, на тему жизнь-и-смерть! Хватит с них приключений: только старая жена, чтобы возилась со старой плитой или согревала старую постель, какой крокет среди зимы, им хочется полуотдельной воскресной сонливости опавших листьев усохшего сада. Если же вдруг подвернётся новый храбрый мир, типа, яблоко сброшенное ветром к ногам, ну, будет время как-то и приноровиться… Но они хотят почти послевоейнной роскоши на этой неделе, купить набор электрического поезда для ребёнка, каждый пытается таким таким способом озарить свой набор лиц маленьких умников тут, сгладить свою чуждость, хорошо знакомые фотографии все, возрождены к жизни, охи, ахи, но не сейчас, не здесь на станции, только самые необходимые движения: Война отодвинула их, зарыла, эти безрассудно губительные знаки любви. Дети развернули прошлогодние <text:s/>игрушки и нашли реинкарнации жестянок от мясного пирога, они уясняют, что это другая и, кто знает, наверное, неизбежная сторона игры в Рождество. В промежуточные месяцы—деревенские вёсны и лета—они играли настоящими жестянками того же пирога—танки, истребители танков, дзоты, дредноуты розово-мясые, сине-жёлтые, размещались на пыльном полу кладовых, под койками или диванами мест их ссылки. И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Вера это не то, чем они расплачиваются—оно получается само собой. Он явился Новый Младенец. В волшебную ночь накануне, животные будут разговаривать, а небо будет из молока. Бабушки и дедушки, которые каждую неделю ждали пока Радио Доктор начнёт спрашивать, Что Такое Геморрой? Что Такое Энфизема? Что Такое Сердечный Приступ? станут ждать за пределы бессонницы, опять наблюдать, чтобы не случилось ежегодное невозможное, но с каким-то осадком злорадства—это </text:span></text:span><text:span text:style-name="Source_20_Text"><text:span text:style-name="T6">вот</text:span></text:span><text:span text:style-name="Source_20_Text"><text:span text:style-name="T5"> склон, небо </text:span></text:span><text:soft-page-break/><text:span text:style-name="Source_20_Text"><text:span text:style-name="T6">может</text:span></text:span><text:span text:style-name="Source_20_Text"><text:span text:style-name="T5"> показаться светлее—словно трепет, как хороший момент, которого тебе так хотелось, не совсем полный облом, но всё же далеко не чудо… на посту в своих свитерах и шалях, театрально сердитые, но осадок внутри проходит новую зимнюю ферментацию каждый год, всякий раз чуть слабее, но всегда хорош, чтоб оживиться в эту пору…. Совсем уже нагишом, блестящие костюмы и наряды шатания по пабам в поры их расцвета давно разодраны на полосы обмотать трубы горячей воды и нагреватели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 то, что они знают о своём теле и на Рождество они оголены как гусь под этим шерстяным, тёмным, дешёвым пеленаньем стариков. Эти электрические часы всегда убегают, даже Биг Бен сейчас спешит пока не придёт новая весна, слишком спешит, но похоже никому до этого нет дела или не понимают. Войне нужно электричество. Это быстрая игра, Электро Монополия, между электрокомпаниями, Центральный Комитет Электричества и прочие ведомства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и, соответственно, стрелки часов перед всеми старыми бессонными глазами—раскручивают свои минуты до воя переходящего в писк к прострелу сирены. Это Безумный Карнавал Ночи. Веселье под тенями минутных стрелок. Истерика на бледных лицах циферблатов. Электрокомпании говорят о нагрузках, военные потребности столь велики, что часы снова замедлятся, если только этот ночной марш не украден, но предположенные нагрузки не случаются каждый день и Сеть понемногу набирает обороты, и старые лица оборачиваются к циферблатам и думают </text:span></text:span><text:span text:style-name="Source_20_Text"><text:span text:style-name="T6">сговор</text:span></text:span><text:span text:style-name="Source_20_Text"><text:span text:style-name="T5">, а цифры вертятся к Рождению, потугам, к воссиянию новой звезды сердца, что обратит нас всех, изменит нас навсегда к самым забытым корням кто мы на самом деле. Но над морем туман сегодня всё ещё тихо раскрывшийся жемчуг. В центре города дуговые лампы трещат, взъерепенясь, в укутанном сиянии над центральными линиями улиц, слишком льдистого цвета для свечек, в слишком густой измороси для жертвоприношения… высокие красные автобусы шатаются, со всех фар маскировка снята по недавнему распоряжению теперь уворачивайся, пересекай ослеплённый, громадные выдранные в кулаки клочья сырости дуют мимо, одинокие как пляжи под перламутровым туманом, чьё колючая проволока, что никогда не знала внутреннего укуса тока, что лишь пассивно растянулась, окисляясь в ночи, теперь вьётся как подводная водоросль, отчаянно мёрзнет, остра как скорпион, весь песок без единого следа за мили от гуляющих, что покинули в последние лета мирного времени, празднуя прощание с прежним миром, вином, оливковой рощицей трубочным дымкой вечеров, прощаясь до другого края Войны, теперь обнажён до ржавых стоек и распорок пахнущих такой же морской горечью как и этот пляж, по которому тебе даже ходить нельзя потому что Война. На возвышенности, через низины мимо прожекторов чьи лучи в прошлую осень заполняли перелётные птицы, ночь за ночью, фатально пойманные пока не свалятся замертво с неба, ливень из мёртвых птиц, верующие на вечерне сидят в холодной церкви, трясутся, безгласные на вопрошанье хора: где радости? Где же ещё как не там, где Ангелы поют новые песни и разливаются колокола при дворе Царя. </text:span></text:span><text:span text:style-name="Source_20_Text"><text:span text:style-name="T6">Eia</text:span></text:span><text:span text:style-name="Source_20_Text"><text:span text:style-name="T5">—странный вздох, тысячелетний—</text:span></text:span><text:span text:style-name="Source_20_Text"><text:span text:style-name="T6">eia, wärn wir da!</text:span></text:span><text:span text:style-name="Source_20_Text"><text:span text:style-name="T5"> нам бы туда…. Усталые люди и их чёрный вожак <text:s/>с бубенцом отдаляющиеся насколько смогут, так далеко от своих овечьих одёжек, насколько год дозволит им отбрести. Так придите же. Оставьте свою Войну пока что, бумажную или железную войну, бензиновую или плотскую, придите с вашей любовью, с вашим страхом поражения, вашим изнеможением от неё. Она была с вами весь день, убеждая, прибалтывая, требуя верить во столько всего что неправда. Разве это ты, это смутно преступное лицо на карточке твоего удостоверения, его душа отчикнута казённым фотоаппаратом, когда упала гильотина шторки</text:span></text:span><text:span text:style-name="Source_20_Text"><text:span text:style-name="T7">—</text:span></text:span><text:span text:style-name="Source_20_Text"><text:span text:style-name="T5">или может осталась с твоей душенькой, у Служебного Входа Столовой, где они пересчитывают ночной приход, девушки из УФАА, девушки по имени Айлин, аккуратно сортирующие по морозным отделениям резиново буро-малиновые органы с их желтоватой приправой жира—о, </text:span></text:span><text:soft-page-break/><text:span text:style-name="Source_20_Text"><text:span text:style-name="T5">Линда, иди сюда пощупай-ка этот, засунь палец <text:s/>в этот желудочек, обалдеть, всё ещё </text:span></text:span><text:span text:style-name="Source_20_Text"><text:span text:style-name="T6">дёргается</text:span></text:span><text:span text:style-name="Source_20_Text"><text:span text:style-name="T5">….Каждый, на кого ты и не подумал бы, все замешаны, каждый, кроме тебя: свяще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парни в Голливуде, что <text:s/>нам толкуют как классно всё тут, столько хохмы, Валт Дисней, у которого слонёнок Дамбо хватается за то пёрышко на манер всех тех трупов под снегом сегодня среди танков выкрашенных белым, столько рук, каждая примёрзла к Чудотворной Медали, кусочек обработанной кости на счастье, за пол-доллара с усмешливым солнцем, что подглядывает под широкий халат Свободы, тупо стискивают, там где разорвался 88-милиметровый, а что вы думали, это детская сказочка? Сказки кончились. Детишки не здесь, спят, но у Империи нет места для снов и сегодня тут вечер Только Для Взрослый, в этом убежище с лампами в глубоком горении в до-Кэмбрийском выдохе, душистом как готовящийся обед, тяжёлом, как сажа. А выше на 60 миль ракеты зависли на неизмеримый миг над чёрным Северным морем, прежде, чем упасть, всё ускоряясь, до оранжевого жара, Рождественская звезда, в неудержимом рывк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щайся хотя бы слухом, пусть даже они не выскажут твои надежды в точности, <text:s/>в точности не передадут твой тёмный ужас, слушай. Здесь должно было быть песнопение задолго до вести про Христа. Наверняка, если только были такие же плохие ночи как эта—хоть что-то чтобы повысить возможность другой ночи что могла бы действительно, любовью и рассветом, осветить путь домой, изгнать Вражину, разрушить границы между нашими странами, нашими телами, нашими историями, всё брехня, о том кто мы такие: на одну ночь, оставляя лишь ясный путь домой и память о младенце, которого ты видел, почти слишком хрупкого, слишком много дерьма на этих улицах, верблюды и прочая скотина <text:s/>тяжело ворочаются снаружи, каждое копыто шанс растоптать его, сделать из него всего лишь другого Мессию, и наверняка кто-то уже делает ставки на это, пока тут в этом городе еврейские колабрационисты <text:s/>продают ценную информацию Имперской Разведслужбе, а местные проститутки ублаготворяют необрезанных интервентов, заламывая цену на сколько выгорит, в точности как держатели гостиниц, которые естественно в восторге от постановления про регистрацию, а в столице уже задумываются не пора ли, возможно, дать каждому </text:span></text:span><text:span text:style-name="Source_20_Text"><text:span text:style-name="T6">номер</text:span></text:span><text:span text:style-name="Source_20_Text"><text:span text:style-name="T5">, да, пронумеровать, что поспособствует <text:s/>SPQR держать Учёт… И Ирод или Гитлер, парни (полевые священники тута в Балгии мужиковатые, обтрёпанные и крепко пьющие), что это за мир («Забыли Рузвельта, падре»,– доносятся голоса сзади, святой отец не может их увидеть, эти искусители преследуют его даже в его снах: –«Вендель Вилки!», «Как насчёт Черчиля?», «Арри Полит!») для младенца, чтобы явиться, показать 7 фунтов 8 унций на весах Толедо и думать будто он тут всё искупит, блин, ему надо провериться в порядке ли мозги….</text:span></text:span></text:p>
      <text:p text:style-name="P6"><text:span text:style-name="Source_20_Text"><text:span text:style-name="T5">Но по пути домой в эту ночь, тебе хочется поднять его, подержать чуть-чуть. Просто подержать его, близко к своему сердцу, его щеку у впадины твоей ключицы, спящего. Как будто это ты, кто мог бы, как-то, спасти его. И на минуту тебе без разницы как там тебя регистрируют. На целую минуту не тот кем Цезари сказали тебе быть.</text:span></text:span></text:p>
      <text:p text:style-name="P6"/>
      <text:p text:style-name="P6"><text:span text:style-name="Source_20_Text"><text:span text:style-name="T9">O Jesu parvule,</text:span></text:span></text:p>
      <text:p text:style-name="P6"><text:span text:style-name="Source_20_Text"><text:span text:style-name="T9">Nach dir ist mir so weh .</text:span></text:span><text:span text:style-name="Source_20_Text"><text:span text:style-name="T10"> . .</text:span></text:span></text:p>
      <text:p text:style-name="P7"/>
      <text:p text:style-name="P6"><text:span text:style-name="Source_20_Text"><text:span text:style-name="T5">Итак эта случайная группа, эти ссыльные и пацаны,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pan></text:span><text:soft-page-break/><text:span text:style-name="Source_20_Text"><text:span text:style-name="T5">искренне ненавидят, мужчины которых ты видел неулыбчиво шагающими в городах, но забыл, мужчины, которые тоже тебя не помнят, знающие что им бы поспать, а не тут выступать <text:s/>перед чужаками, выдают тебе это вечернее песнопение, достигающие сейчас вершины <text:s/>своим высоким фрагментом какой-то древней гаммы, голоса накладываются втрое, вчетверо, вверх, эхом наполняя всю пустоту церкви—никакого поддельного младенца, никакого оглашения Царства, нет даже попытки согреть или осветить эту жуткую ночь, а только, будь мы прокляты, наш непременный шелудивый скулёж, предел выразимого нами—</text:span></text:span><text:span text:style-name="Source_20_Text"><text:span text:style-name="T6">слава Богу!</text:span></text:span><text:span text:style-name="Source_20_Text"><text:span text:style-name="T5">—чтоб тебе было с чем вернуться к своему военному адресу, к своей военной личине, через следы в снегу и отпечатки шин, наконец к пути, который ты должен создать сам, один в темноте. Хочешь ли ты этого или нет, и какие бы моря ты не пересёк, путь домой….</text:span></text:span></text:p>
      <text:p text:style-name="P6"/>
      <text:p text:style-name="P6"><draw:frame draw:style-name="fr1" draw:name="Image17" text:anchor-type="char" svg:width="6.9252in" svg:height="0.3661in" draw:z-index="13"><draw:image xlink:href="Pictures/1000000000000B720000009B428C9716555D8079.png" xlink:type="simple" xlink:show="embed" xlink:actuate="onLoad" loext:mime-type="image/png"/></draw:frame><text:span text:style-name="Source_20_Text"><text:span text:style-name="T5">Парадоксальная фаза, когда слабые стимулы вызывают сильную реакцию.… Когда это было? Некая ранняя стадия сна: ты не услыхал Москитов и Ланкастеров сегодня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вибрируя постоянством, ужасом, от такой армады бомбардировщиков улетающих на задание. Твоя собственная фигура неподвижна, дышит ртом, одна лицом вверх на узкой койке под стеной такой без-картинной, без-схемной без-картной: такой </text:span></text:span><text:span text:style-name="Source_20_Text"><text:span text:style-name="T6">привычно пустой…</text:span></text:span><text:span text:style-name="Source_20_Text"><text:span text:style-name="T5">. Твои ступни направлены к высокой прорези окна в дальнем конце комнаты. Свет звёзд, непрестанный звук отлёта бомбардировщиков, вкрадывающийся ледяной воздух. Стол завален книгами в истрёпанных обложках, набрски колонок озаглавленных </text:span></text:span><text:span text:style-name="Source_20_Text"><text:span text:style-name="T6">Время / Стимул / Секреция (30) / Замечания, ч</text:span></text:span><text:span text:style-name="Source_20_Text"><text:span text:style-name="T5">айные чашки, блюдца, карандаши, ручки. Ты спал, видел сны: в тысячах футов над твоим лицом пролетали бомбардировщики, волна за волной. Было помещении, громадное место собраний. Там много людей. С недавнего времени в определённый часы, круг белого света, довольно интенсивного, скользил спускаясь по наклонной линии через воздух. Тут, неожиданно, он снова появляется, курс у него линейный как всегда, справа налево. На этот раз он не постоянный—он светится уже сверкая яркими вспышками или сполохами. Явление, на этот раз, воспринято присутствующими как предупреждение—что-то не так, что-то совсем не так на сегодня… Никто не знал что означает круг света. Была назначена комиссия, проводилось <text:s/>исследование, ответ был так маняще близок—но теперь поведение света изменилось…. Собрание откладывается. При виде столь беспорядочных сполохов, начинаешь ожидать что-то ужасное—не то, чтобы воздушный налёт, но что-то около того. Ты быстро взглядываешь на часы. В тютельку шесть, стрелки идеально вверх и вниз, и ты понимаешь, что шесть это час появления света. Ты выходишь и тебя окружает вечер. Это улица перед домом твоего детства: каменистая, в колдобинах и трещинах. Ты сворачиваешь налево. (Обычно в этих снах про дом ты предпочитаешь ландшафт направо—широкие ночные газоны, древние деревья грецкого ореха высятся над ними, холм, деревянный забор, в поле лошади с впадинами глаз, кладбище…. Твоя задача в этих снах дойти—под деревьями, через тени—прежде чем случится что-то. Часто ты выходишь в поле под паром, рядом с кладбищем, полно осенних шмелей и кроликов, где живут цыгане. Иногда ты летаешь. Но никогда не можешь подняться больше определённой высоты. Чувствуешь как тебя замедляет, до неумолимого стопа: не то, чтобы острый ужас падения, а только запрет, и просить бесполезно… и ландшафт начинает расплываться... </text:span></text:span><text:span text:style-name="Source_20_Text"><text:span text:style-name="T6">ты знаешь… что…</text:span></text:span><text:span text:style-name="Source_20_Text"><text:span text:style-name="T5">) Но в этот вечер в шесть часов круга света, ты вместо этого свернул влево. С тобою девушка, которая тебе жена, хотя <text:s/>вы никогда не женились, никогда не встречал её прежде, но знал много лет. Она молчит. Недавно прошёл дождь. Всё поблескивает, края исключительно чёткие, освещение не сильное и очень чистое. Куда ни глянь повсюду пучки белых цветов. Всё в цвету. Ты снова подмечаешь круг света а его обычном спуске наискосок, </text:span></text:span><text:soft-page-break/><text:span text:style-name="Source_20_Text"><text:span text:style-name="T5">кратко моргнул и выключился. Несмотря на явную свежесть, недавний дождь, живые цветы, окружающая картина тебя настораживает. Ты пытаешься подобрать какой-нибудь свежий запах, чтоб соответствовал тому, что видишь, но не получается. Всё беззвучно, лишено запаха. Из-за такого поведения света, что-то должно произойти и тебе остаётся только ждать. Ландшафт блестит. Влага на мостовой. Покрывая каким-то тёплым капёшоном свою шею и плечи, ты собираешься сказать жене: –«Это самое зловещее время вечера». Но есть более подходящее слово <text:s/>чем <text:s/>«зловещее». Ты пытаешься припомнить. Это чьё-то имя. Оно ждёт за сумерками, ясность, белые цветы. Раздаётся лёгкое постукивание света по двери.</text:span></text:span></text:p>
      <text:p text:style-name="P6"><text:span text:style-name="Source_20_Text"><text:span text:style-name="T5">Ты вскидываешься и сидишьпосреди своей постели, сердце испуганно бьётся. Ты ждал пока он повторится и услышал множество бомбардировщиков в небе. Повторный стук. Это был Томас Гвенхидви, приехал аж из Лондона с новостью про Спектро. Ты проспал гром эскадрилий ревущих без перерыва, но тихий неохотный стук Гвенхидви разбудил тебя. Нечто подобное происходит в коре Собаки во время «парадоксальной» фазы.</text:span></text:span></text:p>
      <text:p text:style-name="P6"/>
      <text:p text:style-name="P6"><text:span text:style-name="Source_20_Text"><text:span text:style-name="T5">И призраки толпятся под карнизами. Растягиваются среди заснеженных закопчённых печных труб, подвывают в воздушные шахты, сами слишком разрежены, чтоб производить звуки, теперь навсегда сухие в этих мокрых вихрях, растянуты, но никогда не перервутся, подхлёстнутые стеклянистой гонкой с французистыми завитками над верхушкам крыш, вдоль посеребрённых низин, проскальзывают где море замерзая бьётся о берега. Они собираются, плотнее день ото дня, английские призраки, такое столпотворение по ночам, воспоминания рассеивающиеся в зиме, семена, что никогда не прорастут, такие потерянные, нынче самое часто слово, намёк живущим —«Лисы», взывает Спектро</text:span></text:span><text:span text:style-name="Source_20_Text"><text:span text:style-name="T11">Е</text:span></text:span><text:span text:style-name="Source_20_Text"><text:span text:style-name="T5"> через астральные пространства, это слово адресовано м-ру Пойнсмену, который тут не присутствует, которому не передадут, потому что пара-другая из Секции Пси способные расслышать получают загадочный хлам такого сорта на каждом сеансе—если вообще замечено, оно попадёт в проект Мильтона Гломинга с его подсчётом слов—«Лисы», зудящее эхо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text:s text:c="2"/>в мелкий прах, как снег, и бедняга Спектро сорван в освещённой норе-кабинке и вся тёмная палата, став часть взрыва, чьё приближение он так и не услышал, звук слишком запаздывает, уже после взрыва, призрак ракеты окликает призраки только что произведённые ею. Потом тишина. Ещё один «случай» для Роджера Мехико, воткнуть круглоголовую кнопку в его карту, квадрат перешёл из двх к трём попаданиям, помогая заполнить три предположения, что как-то отставали в последнее время….</text:span></text:span></text:p>
      <text:p text:style-name="P6"><text:span text:style-name="Source_20_Text"><text:span text:style-name="T5">Кнопка? И того меньше, просто дырка от кнопки в бумаге, что однажды будет снята, когда ракеты перестанут падать, или когда молодой статистик решит забросить свой подсчёт, бумагу уволокут уборщицы, она будет разодрана, сгорит… Пойнтсмен один, беспомощно чхнув в своём расплывающемся бюро, под лай из конур приглушённый и расплющенный холодом, покачивает головой </text:span></text:span><text:span text:style-name="Source_20_Text"><text:span text:style-name="T6">нет…</text:span></text:span><text:span text:style-name="Source_20_Text"><text:span text:style-name="T5"> во мне, в моей памяти... больше, чем просто «случай»… наша общая смертность… эти трагичные дни… Но вот он уже просто трясётся, позволяя себе уставиться через пространство его кабинета на Книгу, напомнить себе, что из изначальных семи остались лишь двое совладельцев , он сам и Томас Гвенхидви ухаживает за своей бедняжкой в окраинном Степни. Пять призраков нанизаны по ясной возрастающей: Памм в аварии с джипом, Эстерлинг в ранних налётах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 кожа ноет, от нарастающей усложняемости этого, от диалектики, что тут явно подразумевается….</text:span></text:span></text:p>
      <text:p text:style-name="P6"><text:span text:style-name="Source_20_Text"><text:span text:style-name="T5">–</text:span></text:span><text:span text:style-name="Source_20_Text"><text:span text:style-name="T8"> </text:span></text:span><text:span text:style-name="Source_20_Text"><text:span text:style-name="T5">Ах, не иначе. Проклятие мумии, ты идиот. Боже, Боже, я созрел для Крыла Д.</text:span></text:span></text:p>
      <text:p text:style-name="P6"><text:soft-page-break/><text:span text:style-name="Source_20_Text"><text:span text:style-name="T5">В общем, Крыло Д это прикрытие «Белого Посещения», всё ещё содержащее пару настоящих пациентов. Мало кто из состава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штат ПРПУКа терпит садовое и довоенное сумасшествие Крыла Д, лишь изредка находя возможность обмена информацией о лечении и симптомах. Да, могли бы сотрудничать потеснее. Истерика, в конце концов, разве не истерика. А вот, нет, приходишь к тому, что нет. Как можно долго чувствовать себя таким правым и уверенным относительно перехода? От заговоров таких мягких, таких домашних, от змия свернувшегося в чайной чашке, застывшей руки, отведённых глаз при словах, </text:span></text:span><text:span text:style-name="Source_20_Text"><text:span text:style-name="T6">словах</text:span></text:span><text:span text:style-name="Source_20_Text"><text:span text:style-name="T5">, которые могут ужаснуть настолько до состояния, что Спектро каждый день встречал в своей палате, уже не существующей… до того, что Пойнтсмен находит в <text:s/>Собаках Пётр, Наташа, Николай, Сергей, Катенька—или Павел Сергеевич, Варвара Николаевна, а потом их детей, и—Когда это так отчётливо читается в лицах врачей… Гвенхидви под его мохнатой бородой не такой уж непроницаемый, как может ему хотелось бы, Спектро поспешающий со шприцем к своему Лису, когда ничто не может в самом деле остановить Абреакцию Бога Ночи, если не прекратится Блиц, ракеты будут разобраны, и вся плёнка прокручена сзаду наперёд: зачищенная обшивка обратно в листовое железо обратно в отливки, в белую раскалённость, в руду, в Землю. Но действительность не обратима. Каждый вспыхивающий цвет огня, за которым следует взрыв потом звук падения просто насмешка (может это быть нечаянным?) обратимости процесса: каждым из них Господь утверждает своё Государство, а мы, кто не может его найти, ни даже увидеть, начинаем думать о смерти не чаще, честное слово, чем раньше… и, не в силах предупреждать когда они появятся, не имея возможности сбить, притворно держимся как во времена Блицев. Когда это происходит, отделываемся словом «случай». Или так нас уговорили. Но ведь есть <text:s/>уровни, на которых случай едва различим вообще. А для таких работников ка Роджер Мехико это музыка, довольно величавая, эти серии степеней</text:span></text:span></text:p>
      <text:p text:style-name="P6"><draw:frame draw:style-name="fr3" draw:name="Image23" text:anchor-type="as-char" svg:width="2.7807in" svg:height="0.3957in" draw:z-index="0"><draw:image xlink:href="Pictures/100002010000010B00000026F9C168DE2624A1A5.png" xlink:type="simple" xlink:show="embed" xlink:actuate="onLoad" loext:mime-type="image/png"/></draw:frame></text:p>
      <text:p text:style-name="P3"/>
      <text:p text:style-name="P3"/>
      <text:p text:style-name="P3">термины исчисляются в соответствии с ракетопопаданиями в квадрат, распределение Поиссона определяет не только эти уничтожения, которые никто не может избежать, но и несчастные случаи при верховой езде, группы крови, радиоактивный распад, количество воен за год….</text:p>
      <text:p text:style-name="Standard_20__28_user_29_">Пойнтсмен стоит у окна, его неясно отражённое лицо продувается снегом несущимся сквозь темнеющий <text:s/>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text:p>
      <text:p text:style-name="Standard_20__28_user_29_">Ну… А почему вообще не отказаться от книги Нед, отдать и всё, устаревающие данные, редкие поэтические моменты Маэстро, просто бумага, тебе это ни к чему, Книга и жуткое проклятье… пока не поздно… Да, отступись, ползай на коленях, о, бесподобно—но перед кем? Кто слушает? Но он уже прошёл к столу и даже возложил на неё руки….</text:p>
      <text:p text:style-name="Standard_20__28_user_29_">–<text:span text:style-name="T2"> </text:span>Осёл. Суеверный осёл.– Расхаживает с пустой головой… такие эпизоды участились в последнее время. Его упадок наползает как простуда. Памм, Эстерлинг, Дромонд, Ламплайтер, Спектро… что следовало бы сделать это пойти в Секцию Пси, попросить Эвентира устроить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text:span text:style-name="T1">для него</text:span> невозможно пойти именно в тот коридор, не может даже заикнуться, нет, даже и перед Мехико, как ему их не хватает… хотя он едва знал Дромонда, или Эстерлинга...но… скучает по <text:soft-page-break/>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онино в стиле настройщика, его поддатый баритон, амуры с медсестричками…. Спектро… почему бы не попросить? Ведь есть же сотня способов представить так….</text:p>
      <text:p text:style-name="Standard_20__28_user_29_">Мне бы надо, надо было бы… В его жизни так много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Он так, в общем, знает из-за чего: он жуткий. И он даже чувствует, обычно, в какие моменты он <text:span text:style-name="T1">бывает</text:span> жутким—это определённая расстановка мускулов его лица, появляется испарина… но тут он , похоже, ничего не может поделать, не может даже достаточно <text:s/>сконцентрироваться, они так его отвлекают—и в следующую секунду он уже снова излучает привычную жуть… а их реакция вполне предсказуема, пускаются наутёк испуская визги слышные только им и ему. О, но как бы он хотел однажды устроить им что-то от чего и <text:span text:style-name="T1">вправду можно развизжались…</text:span>.</text:p>
      <text:p text:style-name="Standard_20__28_user_29_">Вот пожалуйста, шевельнулась эрекция, сегодня ночью он будет мастурбировать на сон грядущий. Безрадостная постоянная, составная в его жизни. Но подстёгивая его к яркому пику, какие образы нахлынут? Конечно же, башенки и синие воды, паруса и церковные шпили Стокгольма—жёлтая телеграмма, лицо высокой, знающей и прекрасной женщины оборачивается пронаблюдать как он проезжает в церемониальном лимузине, женщина, которая позже, вряд ли случайно, посетит его в номере в Гранд-Отеле… это не просто <text:span text:style-name="T1">сплошь</text:span> рубиновые соски и чёрно-кружевные пеньюары, знаете ли. Имеются тихие входы в комнаты с запахом бумаги, негласные голосования в одном Комитете, или другом, посты Председателей, Премии… что может сравниться! <text:span text:style-name="T1">Потом, как станешь старше, поймёшь,</text:span> говорили ему. Да, и это ему доходит, каждый год равен дюжине в мирное время, ей-ей, до чего ж они были правы.</text:p>
      <text:p text:style-name="P6"><text:span text:style-name="Source_20_Text"><text:span text:style-name="T5">Как его удача всегда знала, его подкорковая, животная удача, его дар к выживанию пока другие, лучшие люди выхватываются в Смерть, есть дверь, которую он представлял так часто <text:s/>в одиноких Тезейских скитаний по полированным коридорам лет: выход из ортодокса-Павловца, раскрывающий перед ним просторы Нормалма, Сёдермалма, Оленьего Парка, Старого Города….</text:span></text:span></text:p>
      <text:p text:style-name="P6"><text:span text:style-name="Source_20_Text"><text:span text:style-name="T5">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ему кажется словно чувствует как затухают очертания на его коре мозга, отправляя к вечному сну части того кто уж там был, обращаясь в нетронутую химию….</text:span></text:span></text:p>
      <text:p text:style-name="P6"><text:span text:style-name="Source_20_Text"><text:span text:style-name="T5">Кевин Спектро не проводил такого чёткого разграничения как он между Внешним и Внутренним. Он представлял кору как орган-интерфейс, посредник между обоими , но и </text:span></text:span><text:span text:style-name="Source_20_Text"><text:span text:style-name="T6">часть каждого из них. </text:span></text:span><text:span text:style-name="Source_20_Text"><text:span text:style-name="T5">«Когда ты увидел как оно на самом деле»,– спросил он однажды,– «как можем мы, любой из нас, быть по отдельности». Он мой Пьер Жане, подумал Пойнтсмен….</text:span></text:span></text:p>
      <text:p text:style-name="P6"><text:span text:style-name="Source_20_Text"><text:span text:style-name="T5">Скоро, по диалектике Книги, Пойнтсмен останется один, в тёмном поле, скатываясь в однонаправленность, к нулю, ожидая стать последним уходящим… Хватит ли времени? Он </text:span></text:span><text:span text:style-name="Source_20_Text"><text:span text:style-name="T6">должен</text:span></text:span><text:span text:style-name="Source_20_Text"><text:span text:style-name="T5"> выжить… попытаться на Премию, не для собственной славы, нет—а сдержать обещание, человеческому полю из семи, которым он когда-то был, перед теми кто не дотянул…. Такой средний кадр, он сам в освещении сзади, один перед высоким окном в Гранд-Отеле, стакан виски поднят к бледному небу суб-Арктики и за вас парни, завтра на сцене будем мы все, просто Неду Пойнтсмену случилось выжить… В СТОКГОЛЬМ его девиз и знамя, а после Стокгольма расплывчатость, долгая золотистая сумеречность….</text:span></text:span></text:p>
      <text:p text:style-name="P6"><text:span text:style-name="Source_20_Text"><text:span text:style-name="T5">О, да, однажды, знаете ли, он вправду верил в Минотавра, что дожидается его: видел себя в снах врывающимся в последнюю из комнат, сверкающий меч наготове, вопящим, как Коммандо, выпуская всё наконец—какой-то поистине чудесный взлёт жизни внутри него в первый и </text:span></text:span><text:soft-page-break/><text:span text:style-name="Source_20_Text"><text:span text:style-name="T5">последний раз,когда лицо обернулось к нему, древнее, усталое, не замечающее ничего человеческого в Пойнтсмене, готовое принять его лишь очередным давно рутинным тыком рога, взбрыком копыта (но на этот раз тут будет бой, кровь Минотавра ёбаного зверя, крики из далей <text:s/>внутри него, их мужественность и жестокость изумляют его самого)…. Это был сон. Обстановка, лицо изменились, мало что из него кроме структуры удержалось после первой чашки кофе и сплюснутой зеленоватой таблетки Бензедрина. Похоже на широкую парковку грузовиков перед рассветом, свеже-прошлангованная мостовая пестрит жирно-коричневыми, брезенто-верхие оливковые грузовики стоят, каждый со своей тайной,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text:span></text:span><text:span text:style-name="Source_20_Text"><text:span text:style-name="T6">он знает</text:span></text:span><text:span text:style-name="Source_20_Text"><text:span text:style-name="T5">, начинает оборачиваться… но основная структура поворот лица, встреча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через Лондонизированную Германию, его печёночно-серые очертания отдаляются, уносятся в прыжках по сумеречным набережным каналов забитых отбросами войны, ракетные взрывы их всякий раз пропускают, погоня их продолжена, блюдо гравированное огневзрывами, карта города приносимого в жертву, из коры мозга человечьего и собачьего, кожа уха собаки мягко колышется, темя черепа ярко отражает зимние облака, в убежище лежащее под бронёй за мили под городом, опера Балкансой интриги, в чьей герметичной безопасности, среди синих пучков непериодично подчёркнутого <text:s/>диссонанса которой ему не удаётся полностью убежать потому что как всегда Райхсзигер не отстаёт, возглавляя, спокойный, неотменимый, и к буквальной погоне за ним он возвращается должен возвращаться снова и снова в лихорадочном рондо, пока наконец они на склоне холма в конце долгого дня донесений с Армагеддона, среди алых сугробов буганвиллии, золотистые тропы, где вздымается пыль, столбы дыма вдали над пауковым городом, что они пересекли, голоса в воздухе с сообщениями, что Южная Америка испепелена, небо над Нью-Йорком мерцает багрово от нового все-царствующего смерто-луча, и только тут серый пёс может наконец обернуться, чтобы карие глаза уставились во взгляд Неда Пойнтсмена….</text:span></text:span></text:p>
      <text:p text:style-name="P6"><text:span text:style-name="Source_20_Text"><text:span text:style-name="T5">Всякий раз, на всяком повороте, его собственная кровь и вердце приласканы, избиты, приведены в радостный восторг, сброшены к леденящим ноктилукам, в полыханье термитной сварки, пока он начинает расширяться, неудержимый свет, стены зала превращаются в синее свечение, оранжевое, потом белое и начинают оскальзывать, течь ка воск, всё, что осталось от лабиринта распадающегося наружу окружностями, герой и ужас, мастер и Ариадна, поглощённый, расплавленный в свете самого себя, в безумном взрыве себя….</text:span></text:span></text:p>
      <text:p text:style-name="P6"><text:span text:style-name="Source_20_Text"><text:span text:style-name="T5">Много лет назад. Сны, которые он почти забыл. Издавна зачастили посредники между ним его последним зверем. Они не позволят ему даже лёгкой настойчивости быть влюблённым в собственную смерть…</text:span></text:span></text:p>
      <text:p text:style-name="P6"><text:span text:style-name="Source_20_Text"><text:span text:style-name="T5">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пойти на Минотавра?</text:span></text:span></text:p>
      <text:p text:style-name="P6"><text:span text:style-name="Source_20_Text"><text:span text:style-name="T5">Слотроп к этому времени должен быть на Ривьере, в тепле, в добре, по уши в ебле. Но здесь, в позднюю английскую зиму, брошен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то невозможно распознать по запаху или увидеть, что объявляет о себе рёвом хищника настолько абсолютным, что они скуля падают в снег и переворачиваются подставляя Этому свои мягкие открытые брюшины….</text:span></text:span></text:p>
      <text:p text:style-name="P6"><text:span text:style-name="Source_20_Text"><text:span text:style-name="T5">Отказался ли от них Пойнтсмен ради одного единственного, непроверенного человеческого субъекта? Не сочтите будто у него нет сомнений хотя бы относительно валидности этого </text:span></text:span><text:soft-page-break/><text:span text:style-name="Source_20_Text"><text:span text:style-name="T5">проекта. Пусть викарий Де ла Нут беспокоится о «правильности», он штатный священник. Но… <text:s/>как же с собаками? Пойнтсмем знает их. Мигом подбирает отмычки к их осторожности. У них нет секретов. Он может делать их сумасшедшими, и адекватными дозами бромидов возвращать в норму. Но Слотроп…</text:span></text:span></text:p>
      <text:p text:style-name="P6"><text:span text:style-name="Source_20_Text"><text:span text:style-name="T5">И вот Павловец меряет шагами свой кабинет, чувствуя себя взвинченным и старым. Ему бы поспать, но он не может. Тут нужно больше, чем просто установление вторичного рефлекса у ребёнка, сто лет назад. Как это он был доктором так долго и не развил рефлексов на определённые раздражители? Ему лучше знать: он знает в этом что-то большее. Спектро погиб, а Слотроп <text:s/>(</text:span></text:span><text:span text:style-name="Source_20_Text"><text:span text:style-name="T6">sentiments d’emprise</text:span></text:span><text:span text:style-name="Source_20_Text"><text:span text:style-name="T5">, старина, полегче тут) был со своей Дарлин за пару кварталов от Св. Вероники двумя днями раньше.</text:span></text:span></text:p>
      <text:p text:style-name="P6"><text:span text:style-name="Source_20_Text"><text:span text:style-name="T5">Когда одно событие следует за другим с такой ужасающей регулярностью, коечно, ты не увязываешь их автоматически как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у не убийца, он всё равно больной. Причинность должна быть установлена, и найдено лечение.</text:span></text:span></text:p>
      <text:p text:style-name="P6"><text:span text:style-name="Source_20_Text"><text:span text:style-name="T5">В этом предприятии, и Пойнтсмену это известно, есть доля соблазна. Из-за симметрии… Он всегда руководствовался, знаете ли, продвигаясь по дорожке сада, симметрией: в некоторых результатах опытов… в предположении, что механизм может опираться на зеркальное отражение—«излучение», например, или «взаимо-индукция»… а кто доказал, что и то и то существует? Может и в данном случае так тоже получится. Но что преследует его, так это симметрия этих двух видов секретного оружия, Снаружи, в Блице , звуки <text:s/>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может творить такие <text:s/>симметричные противоположности, как эти робото-вооружения?</text:span></text:span></text:p>
      <text:p text:style-name="P6"><text:span text:style-name="Source_20_Text"><text:span text:style-name="T5">Знак и симптомы. Возможно Спектро прав? Может быть Снаружи и Внутри часть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ть страдают ради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болтать про эктоплазмы—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приёмные, которые он знает как кончаются. Однако нужно быть готовым ко всему—даже к такой возможности, что люди из Секции Пси правы. «Возможно, мы все правы»,– записывает он в свой журнал в этот вечер,– «и правильными могут быть все наши предположения, и более того. К чему бы мы ни пришли, нельзя сомневаться, что он, физиологически, исторически, выродок. </text:span></text:span><text:span text:style-name="Source_20_Text"><text:span text:style-name="T6">Нам ни в коем случае нельзя потерять контроль</text:span></text:span><text:span text:style-name="Source_20_Text"><text:span text:style-name="T5">. Мысль о нём затерявшемся в мире людей, после войны, наполняет меня глубоким ужасом, от которого я не могу избавиться….»</text:span></text:span></text:p>
      <text:p text:style-name="P6"><draw:frame draw:style-name="fr1" draw:name="Image18" text:anchor-type="char" svg:width="6.9252in" svg:height="0.3661in" draw:z-index="14"><draw:image xlink:href="Pictures/1000000000000B720000009B428C9716555D8079.png" xlink:type="simple" xlink:show="embed" xlink:actuate="onLoad" loext:mime-type="image/png"/></draw:frame><text:span text:style-name="Source_20_Text"><text:span text:style-name="T5">Всё больше и больше, в эти дни ангельского посещения и оглашения, Кэрол Эвентир чувствует себя жертвой своего ненормального дара. Как однажды выразилась Нора Дадсон-Трак, его «бесподобной слабости». Он проявился поздно в жизни: ему было 35, когда из другого мира, однажды утром на Набережной, между <text:s/>штрихами художника на тротуаре, два рисунка мелом, лосось темнеющий до светло-коричневого, и группа долговязых человеческих фигур, оборвано-траурных вдали переплетающихся с железом моста и дымки над рекой, вдруг наожиданно кто-то </text:span></text:span><text:soft-page-break/><text:span text:style-name="Source_20_Text"><text:span text:style-name="T5">заговорил через Эвентира, так негромко, что Нора едва могла расслышать хоть что-нибудь, даже чья именно душа вошла и использовала его. В тот момент нет. Это было что-то на немецком, она запомнила несколько слов. Она бы спросила своего мужа, с которым встречалась в тот день в Сюрей—но он опаздывал, все тени, мужчин и женщин, собак, труб, такие длинные и чёрные поперёк необъятной лужайки, и она мелком охры, едва различимой в позднем солнце, набросала очертание <text:s/>веера у края своей вуали—этот цвет она выхватила из деревянного ящика тротуаро-писца и быстро, плавно обернувшись, касаясь лишь кончика туфли и кремового жёлтого столбца рассыпающегося по поверхности, ни на миг не выпуская его, нарисовала пятиконечную звезду на асфальте, чуть выше по течению реки от недружелюбного подобия Ллойд Джорджа в гелиотропно-сиреневом и море-зелёном: потянув Эвентира за руку встать во внутреннем пентагоне, морские чайки стонущей диадемой над головой, затем вступила и сама, инстинктивно, по-матерински, какой она была со всеми, кого любила. Пентограмму она нарисовала даже и вполовину не шутки ради. Никогда нельзя быть слишком уверенным, зло никогда не дремлет….</text:span></text:span></text:p>
      <text:p text:style-name="P6"><text:span text:style-name="Source_20_Text"><text:span text:style-name="T5">Почувствовал ли он её, даже тогда, отдаляясь… окликнул ли свой контроль из-за Стены пытаясь удержаться? Она уходила из его яви, из его взгляда как свет на краю вечера, когда, примерно, на гибельных минут десять <text:s/>ничег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вет, как некоторая музыка. Это подчинение его единственный дар. Потом он ничего не может вспомнить. Иногда, изредка, могут оставаться манящие—не слова, но нимбы значения оболочки слов, которые рот его явно выговаривал, лишь это оставалось—если так бывало—на миг, как сны, которые невозможно удержать или продолжить и вскоре они исчезают. Он проверялся на детекторе лжи Ролло Гроста бесчисленное множество раз с тех пор как явился в «Белое Посещение», и всё нормально-штатно за исключением, о, один или два раза наверное, непонятный скачок в 50 милливольт из височой доли, когда из левой, когда из правой, ничего определённого, право же—настоящая борьба мнений в стиле есть-ли-каналы-на Марсе продолжалась в эти годы между разными наблюдателями—Аарон Тровстер клянётся, что он видел медленные дельтовидные волны из левой лобовой и подозревает опухоль, прошлым летом Эдвин Трикл отметил «приглушённо эпилептические пик-волна изменения, что любопытно, намного медленнее обычных трёх в секунду»—хотя, бесспорно, Трикл был Лондоне всю ночь перед этим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доказать, что он был тем, за кого его и держали: интерфейс между мирами, <text:s/>чувствующий. Ламплайтер предложил сделать ставки 5 к 2. Но с тех пор он замолчал: ничего такого на мягких ацетатно/металлических дисках или в распечатках записей что не могло бы исходить от дюжины других душ….</text:span></text:span></text:p>
      <text:p text:style-name="P6"><text:span text:style-name="Source_20_Text"><text:span text:style-name="T5">Приезжали, в своё время, аж из института в Бристоле, поглазеть, измерить и систематически усомниться в ненормальных Секции Пси. Вот Рональд Черикок, известный психометрист, глаза слегка помигивают, руки не ближе чем на дюйм от коробки в коричневой упаковке где надёжно с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расквартированы <text:s/>к северу от Лондона… как этот Черикок, с виду нормальный увалень, может чуть толстоват, тут начинает выдавать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договорились не докладывать—ни чего, что нарушало бы секретность: что позже подтверждает сам, фактически, Сэнт-Блейз, улыбаясь малость слишком широко разинутым ртом, ладно, вы меня подкололи, а теперь скажите как вы это делаете? Действительно, как Черикок это делает? Как это делают все </text:span></text:span><text:soft-page-break/><text:span text:style-name="Source_20_Text"><text:span text:style-name="T5">остальные? Как Маргарет Квортертон воспроизводит голоса с пластинки или в радиоприёмнике на расстоянии во много миль не разговаривая и физически не прикасаясь к оборудованию? и какие динамики теперь начинают собирать? Откуда приходят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не знает как расшифровать? Что означают недавние сны Эдвина Трикла о полёте, особенно с учётом соответствия по времени со снами Норы Додсон-Трак о падении? Что скапливается во всех в них такое, что каждый может доказать своим ненормальным образом, но не словесно, ни даже суржиком кабинетной </text:span></text:span><text:span text:style-name="Source_20_Text"><text:span text:style-name="T6">lingua franca? </text:span></text:span><text:span text:style-name="Source_20_Text"><text:span text:style-name="T5">Турбуленции в эфире, неопределённости из ветров кармы. Те души по ту сторону интерфейса, те кого мы зовём покойными, всё более осторожны и уклончивы. Даже собственный контроль Эдвина Эвентира, обычно спокойный и саркастичный Питер Сачса, тот саммый, что нашёл его в тот давний день на Набережной и с тех пор—когда есть послания для передачи—даже Сачса занервничал….</text:span></text:span></text:p>
      <text:p text:style-name="P6"><text:span text:style-name="Source_20_Text"><text:span text:style-name="T5">С недавних пор, всё словно бы настроено на некую эфемерную Программу Х, новые разновидности ненормальных начали появляться в «Белом Посещении», в любое время дня и ночи, молчат, смотрят, ждут когда ими займутся, под мышкой машины из чёрного металла и застеклённые пряники, в отключке из побелелых трансов, в гипер-кинетичном ожидании правильного пускового вопросы, чтоб завестись на 200 спотыкливых слов в минуту про свои особые, жуткие способности. Нашествие. Ну, и что нам делать с Гевином Трефойлом у чьего дара ещё даже имени нет? (Ролло Грост хочет назвать это </text:span></text:span><text:span text:style-name="Source_20_Text"><text:span text:style-name="T6">автохроматизмом</text:span></text:span><text:span text:style-name="Source_20_Text"><text:span text:style-name="T5">). Гевин, самый молодой здесь, всего 17, ему каким-то образом удаётся по свое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может также препятствовать этой метаболизации путём—как кажется—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ато, чёрного. Сосредоточившись, он может удерживать его, на любой стадии, неделями. Обычно он отвлекается, или забывает и постепенно откатывается обратно к своему истинному состоянию, веснушчатой окраске рыжеголового бледнолицего. Но можете себе представить как он пригодился Герхардту фон Гёлю во время съёмок плёнки о Schwarzkommando: он помог съэкономить буквально часы гримировки и установки освещения, работая как регулируемый отражатель. Ролло выдвинул лучшую из теорий как это, но она безнадёжно неясна—нам известно, что дермальные клетки 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разовьётся в ЦНС и мигрируют в кожу, чтобы стать меланоцитами. Они сохраняют свою изначальную трёх-палую форму, аксон и отростки <text:s/>типичной нервной клетки. Но отростки теперь испоьзуются не для передачи электрического сигнала, а для пигментации кожи. Ролло Грост предполагает существование некоей связи, пока не открытой—некоей сохранившейся клеточной памяти, которая, ретроколониально, всё ещё отвечает на сигналы из метрополисного мозга. Сигналы, которые для юного Трефойла остаются неосознанными. «Это часть»,–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это как если поддающееся нашим измерениям тело всего лишь обрывок этой программы найденный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text:span></text:span><text:soft-page-break/><text:span text:style-name="Source_20_Text"><text:span text:style-name="T5">словно где-то внизу, в <text:s text:c="2"/>глубине просцениума, глубже, чем известные нам геометрии, голоса обмениваются секретами, которых нам никогда не доверяют….»</text:span></text:span></text:p>
      <text:p text:style-name="P6"><text:span text:style-name="Source_20_Text"><text:span text:style-name="T5">–</text:span></text:span><text:span text:style-name="Source_20_Text"><text:span text:style-name="T8"> </text:span></text:span><text:span text:style-name="Source_20_Text"><text:span text:style-name="T5">Всё входящее от ЦНС мы должны хранить здесь, видишь ли. Это очень скоро чертовски надоедает. В основном, полная чепуха. Но не угадаешь, когда они что-то затребуют. Посреди ночи, или в худших момент ультрафиолетовой бомбардировки, знаешь, для них там разницы нет.</text:span></text:span></text:p>
      <text:p text:style-name="P6"><text:span text:style-name="Source_20_Text"><text:span text:style-name="T5">–</text:span></text:span><text:span text:style-name="Source_20_Text"><text:span text:style-name="T8"> </text:span></text:span><text:span text:style-name="Source_20_Text"><text:span text:style-name="T5">А когда-нибудь приходится выходить на… ну, на Внешний Уровень?</text:span></text:span></text:p>
      <text:p text:style-name="P6"><text:span text:style-name="Source_20_Text"><text:span text:style-name="T5">(Долгая пауза во время которой старшая работница открыто уставилась, покуда несколько перемен проплывают в её чертах—усмешка, жалость, сочувствие—пока младшая не заговаривает снова).– Я… я прошу прощения. Я не хотела быть—</text:span></text:span></text:p>
      <text:p text:style-name="P6"><text:span text:style-name="Source_20_Text"><text:span text:style-name="T5">–</text:span></text:span><text:span text:style-name="Source_20_Text"><text:span text:style-name="T8"> </text:span></text:span><text:span text:style-name="Source_20_Text"><text:span text:style-name="T5">(Отрывисто.) Мне придётся сказать тебе это по ходу инструктажа.</text:span></text:span></text:p>
      <text:p text:style-name="P6"><text:span text:style-name="Source_20_Text"><text:span text:style-name="T5">–</text:span></text:span><text:span text:style-name="Source_20_Text"><text:span text:style-name="T8"> </text:span></text:span><text:span text:style-name="Source_20_Text"><text:span text:style-name="T5">Сказать мне что?</text:span></text:span></text:p>
      <text:p text:style-name="P6"><text:span text:style-name="Source_20_Text"><text:span text:style-name="T5">–</text:span></text:span><text:span text:style-name="Source_20_Text"><text:span text:style-name="T8"> </text:span></text:span><text:span text:style-name="Source_20_Text"><text:span text:style-name="T5">То же самое, что когда-то было сказано мне. Мы передаём это, от поколения к поколению. (У неё нет подходящего занятия, как-то прикрыться им. Мы чувствуем, что для неё это ещё не стало рутиной. Из благовоспитанности , теперь она старается говорить негромко, пожалуй даже мягко.) Мы </text:span></text:span><text:span text:style-name="Source_20_Text"><text:span text:style-name="T6">все</text:span></text:span><text:span text:style-name="Source_20_Text"><text:span text:style-name="T5"> выходим на Верхний Уровень, молодой человек. Некоторые сразу, другие чуть погодя. Но рано или поздно каждый тут должен стать Эпидермой. Без исключения.</text:span></text:span></text:p>
      <text:p text:style-name="P6"><text:span text:style-name="Source_20_Text"><text:span text:style-name="T5">–</text:span></text:span><text:span text:style-name="Source_20_Text"><text:span text:style-name="T8"> </text:span></text:span><text:span text:style-name="Source_20_Text"><text:span text:style-name="T5">Должен…</text:span></text:span></text:p>
      <text:p text:style-name="P6"><text:span text:style-name="Source_20_Text"><text:span text:style-name="T5">–</text:span></text:span><text:span text:style-name="Source_20_Text"><text:span text:style-name="T8"> </text:span></text:span><text:span text:style-name="Source_20_Text"><text:span text:style-name="T5">Сожалею.</text:span></text:span></text:p>
      <text:p text:style-name="P6"><text:span text:style-name="Source_20_Text"><text:span text:style-name="T5">–</text:span></text:span><text:span text:style-name="Source_20_Text"><text:span text:style-name="T8"> </text:span></text:span><text:span text:style-name="Source_20_Text"><text:span text:style-name="T5">Но разве тут… я думал это только—ну, уровень. Место, которое проходишь. Разве нет…?</text:span></text:span></text:p>
      <text:p text:style-name="P6"><text:span text:style-name="Source_20_Text"><text:span text:style-name="T5">–</text:span></text:span><text:span text:style-name="Source_20_Text"><text:span text:style-name="T8"> </text:span></text:span><text:span text:style-name="Source_20_Text"><text:span text:style-name="T5">Заморские пейзажи, о, да, и я так думала—необычные формирования, заглянуть в Наружную Лучистость. Но всё это из </text:span></text:span><text:span text:style-name="Source_20_Text"><text:span text:style-name="T6">нас</text:span></text:span><text:span text:style-name="Source_20_Text"><text:span text:style-name="T5">, пойми. Миллионов </text:span></text:span><text:span text:style-name="Source_20_Text"><text:span text:style-name="T6">нас</text:span></text:span><text:span text:style-name="Source_20_Text"><text:span text:style-name="T5">, изменённых, чтоб стать интерфейсом, ороговеть, не чувствовать и умолкнуть.</text:span></text:span></text:p>
      <text:p text:style-name="P6"><text:span text:style-name="Source_20_Text"><text:span text:style-name="T5">–</text:span></text:span><text:span text:style-name="Source_20_Text"><text:span text:style-name="T8"> </text:span></text:span><text:span text:style-name="Source_20_Text"><text:span text:style-name="T5">О, Боже. (Пауза пока он пытается осознать—затем, в панике, отвергает.) Нет—как можно говорить такое—разве ты не чувствуешь </text:span></text:span><text:span text:style-name="Source_20_Text"><text:span text:style-name="T6">памяти</text:span></text:span><text:span text:style-name="Source_20_Text"><text:span text:style-name="T5">? тяги... мы в изгнании, но у нас есть дом! (В ответ молчание.) Вернуться туда! Не наверх в интерфейс. Обратно в ЦНС!</text:span></text:span></text:p>
      <text:p text:style-name="P6"><text:span text:style-name="Source_20_Text"><text:span text:style-name="T5">–</text:span></text:span><text:span text:style-name="Source_20_Text"><text:span text:style-name="T8"> </text:span></text:span><text:span text:style-name="Source_20_Text"><text:span text:style-name="T5">(Спокойно) Таким было расхожее понятие. Отлетевшие искры. Черепки сосудов разбившихся при Творении. И однажды, как-то, перед концом, собираться обратно дома. Посланец из Царствия, прибывает в последний момент. Но говорю тебе, нет такого послания, ни такого дома—только лишь миллионы последних мигов… ничего больше. Наша история это собрание последних мигов.</text:span></text:span></text:p>
      <text:p text:style-name="P6"><text:span text:style-name="Source_20_Text"><text:span text:style-name="T5">Она пересекает комнату полную всего, гибкие шкуры, тик натёртый лимоном, вздымающися извивы благовоний, яркая оптическая медь, поблекшие Центрально-Азиатские ковры, алые с золотом, нависающая ажурность кованного железа, долгий, долгий проход по сцене, поедая апельсин, дольку за кислой долькой, она идёт, халат из шёлка </text:span></text:span><text:span text:style-name="Source_20_Text"><text:span text:style-name="T6">faille</text:span></text:span><text:span text:style-name="Source_20_Text"><text:span text:style-name="T5"> истекает прекрасно, его рукава утончённой работы спадают с очень расширенных плечей до тугого сбора в длинные манжеты стянутые рядком пуговок <text:s text:c="2"/>каких-то безымянных земных оттенков—мшисто-зелёный, глино-коричневый, штришок ржавчины, выдох осеннего—свет уличных фонарей заходит сквозь стебли филоденронов и разлапистых листьев схваченных с пригоршней угасающего исхода заката, падает упокоено жёлтым поверх резной стали пряжек на её щиколотках и полосами на бока и вниз высоких каблуков её туфлей из патентованной кожи, отполированной до утраты цвета вообще помимо слегка цитрусового света, где он касается их, а они его отторгают словно это поцелуй мазохиста. Вслед за её шагами ковёр распрямляется в направлении потолка, отпечатки подошв и каблуков исчезают медленно на виду из ворса шерсти. Одиночный разрыв ракеты грохочет через город далеко к востоку отсюда, к востоку юго-востоку. Свет по её туфлям течёт и замирает как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скользит по ним и прочь и снова возвращается к их незащищённому тылу. Запахи тлеющега мускуса и сандалового дерева, кожи и пролитого виски густеют в комнате.</text:span></text:span></text:p>
      <text:p text:style-name="P6"><text:soft-page-break/><text:span text:style-name="Source_20_Text"><text:span text:style-name="T5">А он—пассивно, как в трансе, позволяет её красоте— войти в него или покинуть, как ей будет угодно. Разве может он быть чем-то кроме как покорным воспринимающим, заполнителем <text:s/>молчаний? Все радиусы в комнате её, водянистый целлофан, потрескивают по касательной, когда она проворачивается на оси своего каблука, чуть наклонясь начинает двигаться обратно. Неужто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всякой человечьей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5-к-2, отвергнет его дар, отвергнет что наполняет каждую его клеточку… тогда…</text:span></text:span></text:p>
      <text:p text:style-name="P6"><text:span text:style-name="Source_20_Text"><text:span text:style-name="T5">Если она любит его. Он слишком пассивен, у него нет решимости проникнуть, как однажды пытался Черикок… Конечно же Черикок странный. Он слишком часто смеётся. Не то, чтобы бесцельно, но </text:span></text:span><text:span text:style-name="Source_20_Text"><text:span text:style-name="T6">обращаясь к чему-то</text:span></text:span><text:span text:style-name="Source_20_Text"><text:span text:style-name="T5"> что он думает каждый тоже может увидеть. Каждый из нас смотрит некую скособоченную сводку киноновостей, луч из проектора падает молочно-белый, густея от дыма трубок и сигар, Кэмелов и Вудбайнзов... освещёные профили военного ерсонала и молодых дам окаймляют края облаков: мужественный креп экспедиционной пилотки пропарывает вперёд в темноте кинозала, блестящая округлость шёлковой ножки лениво переброшена между двух кресел в нижнем ряду, ниже: суляще-затенённые тюрбаны бархата и перисттость ресниц. Среди неразборчивых и похотливых пар этих ночей, смех Черикока и ноша <text:s/>своего одиночества, хрупкого, легко бьющегося, истекающего смолой из трещин, странный макинтош из расползающейся ткани…. Из всех её бесподобных слабачков, именно отваживается на самые опасные путешествия в её опустошённость, в поисках сердца чьи ритмы будут вызываться </text:span></text:span><text:span text:style-name="Source_20_Text"><text:span text:style-name="T6">им</text:span></text:span><text:span text:style-name="Source_20_Text"><text:span text:style-name="T5">. Это должно изумить её, Нору-такую-бессердечную, Черикок на коленях будоража её шелка, меж его рук история былого <text:s/>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до-экономные чулки…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покрывая его попадания (близкие, порой в точку) проднаторело словно это комедия в гостиной….</text:span></text:span></text:p>
      <text:p text:style-name="P6"><text:span text:style-name="Source_20_Text"><text:span text:style-name="T5">Черикок играет ту в опасные игры. Иногда ему кажется что даже объём информации льющейся через его пальцы переполнит, сожжёт его… она похоже решилась оглушить его своей историей, её болью, и её краем, всегда свежезаточенным, обрезающим его надежды, все их надежды. Он всерьёз уважает её: он знает: что в этом мало что от женского актёрства, право же. Она действительно оборачивалась лицом, и не однажды, к Внешнему Сиянию и просто ничего не увидела. И так всякий раз вбирала в себя ещё чуть больше от Нуля. Для этого нужна смелость, в худшем случае запас самообмана, что быстро истощается: он вынужден восхититься этим, даже если и не принимает её остеклённых пустынь, её обращений ко дню не гнева, а окончательного безразличия…. О себе он знает, что может воспринять чуть больше истины, чем она. Он действительно получ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звучащее сквозь прорези и отвороты потрёпанной итальянской перчатки… ангел Молотилы Сэнт-Блейза, и близко не вымышленный, подымающийся над Любеком в то пред-пасхальное воскресенье с ядовито-зелёными куполами по его ступнями, навязчивый перекрёстный взлёт красных черепиц рвущихся вверх и вниз с </text:span></text:span><text:soft-page-break/><text:span text:style-name="Source_20_Text"><text:span text:style-name="T5">тысяч заостренных крыш, а бомбардировщики грудятся и пикируют, Балтика уже затерялась за занавесью дыма <text:s/>зажигательных, и вот Ангел: кристаллики льда срываются с задних краёв крыл угрожающе глубоких, раскрытых продвигаясь в новую белую бездну…. На полминуты радиомолчание было нарушено. Передавалось следующее:</text:span></text:span></text:p>
      <text:p text:style-name="P6"><text:span text:style-name="Source_20_Text"><text:span text:style-name="T5">Сэнт-Блейз: Фрикшоу Два, </text:span></text:span><text:span text:style-name="Source_20_Text"><text:span text:style-name="T6">ты видишь это</text:span></text:span><text:span text:style-name="Source_20_Text"><text:span text:style-name="T5">, конец.</text:span></text:span></text:p>
      <text:p text:style-name="P6"><text:span text:style-name="Source_20_Text"><text:span text:style-name="T5">Ведомый: Это Фрикшоу Два—подтверждаю.</text:span></text:span></text:p>
      <text:p text:style-name="P6"><text:span text:style-name="Source_20_Text"><text:span text:style-name="T5">Сэнт-Блейз: Хорошо.</text:span></text:span></text:p>
      <text:p text:style-name="P6"><text:span text:style-name="Source_20_Text"><text:span text:style-name="T5">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text:s/>пару минут длилось наваждение, даже треск статических разрядов исчез из наушников. Некоторым показалось высокое пение: как ветер в мачтах, обрывках, кроватных пружинах или тарелках антенн флотов зимующих в доках… но только 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меняясь через жёлтый в белое, пока они сбрасывали свои бомбы куда попадя, <text:s/>капризный прицел Нордена, капли потв в оздухе вокруг его вертлявого окуляра, изумлённые своей нежданной потребностью взлёта, чтоб нанести удар по земле за удар по небу….</text:span></text:span></text:p>
      <text:p text:style-name="P6"><text:span text:style-name="Source_20_Text"><text:span text:style-name="T5">Капитан эскадрильи Сэнт-Блейз не включил описание этого ангела в свой официальный отчёт, опрашивающая его офицер ВААФ была известна на базе как дракон буквалистка худшего сорта Э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отомстить»—имея ввиду оружие V-класса—про Ангела прослышали. Хотя капитан эскадрильи не слишком соглашался, Рональду Черикоку было позволено проверить некоторые предметы из того полёта. Так обнаружился Ангел.</text:span></text:span></text:p>
      <text:p text:style-name="P6"><text:span text:style-name="Source_20_Text"><text:span text:style-name="T5">Кэрол Эвентир тогда же попытался связаться с Теренсом Овербеби, ведомым Сэнт-Блейза. После того как навалилась куча «мессеров» скопом и никуда не денешься. Результаты оказались сбивчивыми. Петер Сачса поделился, что, фактически, было множество версий <text:s/>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что сейчас проносится над всеми, по обе стороны Смерти. Неприятно. Со своей стороны, Эвертир чувствует себя совсем приниженным, даже возмущённым. Петер Сачса, на своей, выпадает, к удивлению, из роли, чтобы впасть в ностальгию по жизни, прежнему миру, по веймарскому декаденсу, который его кормил и одевал. Унесённый насильно в 1930 ударом полицейской дубинки во время уличного шествия в Неукёльне, он теперь сентиментально вспоминает вечера протёртого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касаясь только мизинцами. Стол Сачсы был словно глубокий пруд в лесу. Под поверхностью что-то начинало вращаться, проскальзывать, подыматься… Вальтера Аша («Таурус») в один из вечеров посетило нечто столь необычное, что потребовалось три «Хирепонс» (250 гр.), чтобы вернуть его обратно, но даже после этого он никак не засыпал. Все они стояли наблюдая за ним, неровными рядами напоминавщими спортивный строй. Вимпе, человек от ИГ, державший Хирепон настроенный под Саргнера, гражданского сотрудника при Генеральном Штабе, на фланге лейтенат Вайсман, недавно из Юго-Западной Африки, и хереро адьютант, которого он привёз с собою, глазеющий, глазеющий на всех на них, на всё… а позади </text:span></text:span><text:soft-page-break/><text:span text:style-name="Source_20_Text"><text:span text:style-name="T5">дамы двигались в шуршащих тканях, блёстках, вспыхивая белейшими чулками, чёрно-белая косметика в деликатной тревоге через нос, глаза распахиваются </text:span></text:span><text:span text:style-name="Source_20_Text"><text:span text:style-name="T6">о</text:span></text:span><text:span text:style-name="Source_20_Text"><text:span text:style-name="T5">…. Каждое из лиц наблюдавших Вальтера Аша было кукольной сценой: на каждой отдельный спектакль.</text:span></text:span></text:p>
      <text:p text:style-name="P6"><text:span text:style-name="Source_20_Text"><text:span text:style-name="T5">...демонстрирует хорошие руки, да, опали и запястья до самой респираторно расслабленной <text:s/>впадины мускула…</text:span></text:span></text:p>
      <text:p text:style-name="P6"><text:span text:style-name="Source_20_Text"><text:span text:style-name="T5">...всё то же… всё то же… моё лицо белое в зеркале три три-тридцать четыре марш Часов тикает в комнате… нет не могу войти не достаточно света не достаточно нет </text:span></text:span><text:span text:style-name="Source_20_Text"><text:span text:style-name="T6">аааххх</text:span></text:span><text:span text:style-name="Source_20_Text"><text:span text:style-name="T5">—</text:span></text:span></text:p>
      <text:p text:style-name="P6"><text:span text:style-name="Source_20_Text"><text:span text:style-name="T5">...театр ничего но Вальтер вправду глянь на голову неестественный угол хочет поймать свет хорошая подсветка на жёлтый гель…</text:span></text:span></text:p>
      <text:p text:style-name="P6"><text:span text:style-name="Source_20_Text"><text:span text:style-name="T5">(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text:span></text:span></text:p>
      <text:p text:style-name="P6"><text:span text:style-name="Source_20_Text"><text:span text:style-name="T6">. . . mba rara m’eroto ondyoze . . . mbe mu munine m’oruroto ayo u n’omuinyo </text:span></text:span><text:span text:style-name="Source_20_Text"><text:span text:style-name="T5">(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предков или о духах из других мест равнины—потому что время и пространство на их стороне не имеют значения всё едино.)</text:span></text:span></text:p>
      <text:p text:style-name="P6"><text:span text:style-name="Source_20_Text"><text:span text:style-name="T5">–</text:span></text:span><text:span text:style-name="Source_20_Text"><text:span text:style-name="T8"> </text:span></text:span><text:span text:style-name="Source_20_Text"><text:span text:style-name="T5">Имеются социологии,– Эдвин Трикл с волосами торчащими по всем направлениям, пытается раскурить трубку несчастных остатков—осенние листья, кусочки верёвки, окурки,– к рассмотрению которых мы даже ещё не приступали. Взять хотя бы социология шашей братии, например. Секция Пси, <text:s/>S.P.R., старушки леди в Альтринчеме, что пытаются вызвать Дьявола, все мы на этой стороне, видишь ли, всего лишь половина истории.</text:span></text:span></text:p>
      <text:p text:style-name="P6"><text:span text:style-name="Source_20_Text"><text:span text:style-name="T5">–</text:span></text:span><text:span text:style-name="Source_20_Text"><text:span text:style-name="T8"> </text:span></text:span><text:span text:style-name="Source_20_Text"><text:span text:style-name="T5">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text:span></text:span></text:p>
      <text:p text:style-name="P6"><text:span text:style-name="Source_20_Text"><text:span text:style-name="T5">–</text:span></text:span><text:span text:style-name="Source_20_Text"><text:span text:style-name="T8"> </text:span></text:span><text:span text:style-name="Source_20_Text"><text:span text:style-name="T5">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text:span></text:span></text:p>
      <text:p text:style-name="P6"><text:span text:style-name="Source_20_Text"><text:span text:style-name="T5">–</text:span></text:span><text:span text:style-name="Source_20_Text"><text:span text:style-name="T8"> </text:span></text:span><text:span text:style-name="Source_20_Text"><text:span text:style-name="T5">Нет, не угодно,– <text:s/>сухо отвечает Мехико,– но, да, полагаю кому-то надо этим заняться.</text:span></text:span></text:p>
      <text:p text:style-name="P6"><text:span text:style-name="Source_20_Text"><text:span text:style-name="T5">–</text:span></text:span><text:span text:style-name="Source_20_Text"><text:span text:style-name="T8"> </text:span></text:span><text:span text:style-name="Source_20_Text"><text:span text:style-name="T5">Есть народы—те хереро, например—которые каждый день имеют дело со своими предками. Мёртвые настолько же реальны, как и живые. Как можно понять их не применяя к обеим сторонам стены смерти одинаковый научный подход?</text:span></text:span></text:p>
      <text:p text:style-name="P6"><text:span text:style-name="Source_20_Text"><text:span text:style-name="T5">И всё-таки для Эвентира тут нет общения, на которое надеется Трикл. На его стороне нет памяти: никаких личных отметок. Ему приходится читать об этом из записей других, слушать диски. А значит он должен верить другим. И </text:span></text:span><text:span text:style-name="Source_20_Text"><text:span text:style-name="T6">это</text:span></text:span><text:span text:style-name="Source_20_Text"><text:span text:style-name="T5">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text:span></text:span><text:span text:style-name="Source_20_Text"><text:span text:style-name="T6">не помнит</text:span></text:span><text:span text:style-name="Source_20_Text"><text:span text:style-name="T5">, а он был воспитан в христианской, Западной Европейской вере в первенствующую роль своего «сознательного» с его воспоминаниями, всё прочее считая ненормальным либо тривиальным, и поэтому он тронут беспокойством, глубоко….</text:span></text:span></text:p>
      <text:p text:style-name="P6"><text:span text:style-name="Source_20_Text"><text:span text:style-name="T5">Записи документируют Петера с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 химиком, а также активисткой в КПГ, курсируя между 12-м Районом и посиделками у Сачсы. Всякий раз, когда она приходила, ему хотелось плакать при виде её безвыходности. В её расплывшихся глазах была явная ненависть к жизни, которую она не могла </text:span></text:span><text:soft-page-break/><text:span text:style-name="Source_20_Text"><text:span text:style-name="T5">покинуть: муж, которого она не любила, ребёнок приносивший неизбывное чувство вины, за то, что недостаточно любит.</text:span></text:span></text:p>
      <text:p text:style-name="P6"><text:span text:style-name="Source_20_Text"><text:span text:style-name="T5">У мужа Франца была связь, слишком неясная для Сачсы, чтоб проследовать, в Военном Артиллерийском Ведомстве, так что имелись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казавшихся ему хмурыми и ждущими пока он уйдёт: они приносили свои пачки листовок, свои рюкзаки полные книг и политических газет, процеживаясь через бедняцкие дворы Берлина на рассвете….</text:span></text:span></text:p>
      <text:p text:style-name="P6"><draw:frame draw:style-name="fr1" draw:name="Image19" text:anchor-type="char" svg:width="6.9252in" svg:height="0.3661in" draw:z-index="15"><draw:image xlink:href="Pictures/1000000000000B720000009B428C9716555D8079.png" xlink:type="simple" xlink:show="embed" xlink:actuate="onLoad" loext:mime-type="image/png"/></draw:frame><text:span text:style-name="Source_20_Text"><text:span text:style-name="T5">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который за долгие годы нашёл какое-никакое </text:span></text:span><text:span text:style-name="Source_20_Text"><text:span text:style-name="T6">détente </text:span></text:span><text:span text:style-name="Source_20_Text"><text:span text:style-name="T5">с воздухом, что пытается его расщепить, запахи долгой болезни и неизлечимой работы срываются с крошащихся стен. Одна из стен измазана жёлтым от остатков неровных строк на верхнем этаже. Лени сидит на полу с четырьмя или пятью другими, передавая по кругу тёмную краюху хлеба. В сыром гнезде из <text:s/></text:span></text:span><text:span text:style-name="Source_20_Text"><text:span text:style-name="T6">Die Faust Hoch</text:span></text:span><text:span text:style-name="Source_20_Text"><text:span text:style-name="T5">, старые номера, которые никто читать не будет, её дочь Ильзе спит, дыхание до того мелкое, едва заметно. Её ресницы оставляют громадные тени на верхних полукружьях щёчек.</text:span></text:span></text:p>
      <text:p text:style-name="P6"><text:span text:style-name="Source_20_Text"><text:span text:style-name="T5">На этот раз они ушли насовсем. Эта комната подойдёт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её дом в одном чемодане? У неё при себе пара марок, у Франца его игрушечные ракеты на луну. Всё вправду кончено.</text:span></text:span></text:p>
      <text:p text:style-name="P6"><text:span text:style-name="Source_20_Text"><text:span text:style-name="T8"><text:s/></text:span></text:span><text:span text:style-name="Source_20_Text"><text:span text:style-name="T5">Как ей снилось в снах, она пройдёт прямо к Петеру Сачсе. Если он её не примет, то хотя бы поможет найти работу. Но сейчас, когда она действительно порвала с Францем… есть что-то, какая-то враждебность земного знака, что время от времени промелькивает в Петере…. В последне время она не уверена в его настроениях. На него давят с уровней, как ей кажется, более высоких, чем обычно и у него не совсем получается управляться….</text:span></text:span></text:p>
      <text:p text:style-name="P6"><text:span text:style-name="Source_20_Text"><text:span text:style-name="T5">Но худшие из инфантильных вспышек Петера всё же лучше, чем самые безмятежные вечера её мужа из-под Рыб, плавает в своих морях фантазий, желанья смерти, ракетного мистицизма—имтакого и надо как Франц. Уж они-то знают как </text:span></text:span><text:span text:style-name="Source_20_Text"><text:span text:style-name="T6">этим</text:span></text:span><text:span text:style-name="Source_20_Text"><text:span text:style-name="T5"> воспользоваться. Они знаю как использовать почто что каждого. Что станется с теми кого они не могут использовать?</text:span></text:span></text:p>
      <text:p text:style-name="P6"><text:span text:style-name="Source_20_Text"><text:span text:style-name="T5">Руди, Ваня, Ребекка, мы тут как 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 </text:span></text:span><text:span text:style-name="Source_20_Text"><text:span text:style-name="T6">Октября</text:span></text:span><text:span text:style-name="Source_20_Text"><text:span text:style-name="T5">, не при эт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одолженность, выживание на суровом краю в эти ваймарские годы, ожидание своего часа и своей реинкарнации Розы Люксембург….</text:span></text:span></text:p>
      <text:p text:style-name="P1"><text:span text:style-name="Source_20_Text"><text:span text:style-name="T2"><text:s/></text:span></text:span><text:span text:style-name="Source_20_Text"><text:span text:style-name="T5">Армия ЛЮБОВНИКОВ МОЖЕТ БЫТЬ ПОБЕЖДЕНА.</text:span></text:span></text:p>
      <text:p text:style-name="Standard_20__28_user_29_"><text:span text:style-name="Source_20_Text"><text:span text:style-name="T5">Эти надписи появились на стенах в Красных районов в одну ночь. Никто не может выследить автора или рисовальщика хоть одной из них, заставляет заподозрить, что все они одна и та же. Достаточно, чтобы уверовать в народное сознание. Они не столько лозунги как тексты, обнародованы, чтобы они обдумывались, толковались, и обращались в действие народ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сё правильно,– говорит Ваня,– посмотри на формы капиталистического выражения. Сплоошь порнографии: порнографии любви, эротической любви, христианской любви, мальчика-и-его-собаки, порнографии закатов, порнографии убийств, и порнографии дедукции—</text:span></text:span><text:span text:style-name="Source_20_Text"><text:span text:style-name="T6">аах</text:span></text:span><text:span text:style-name="Source_20_Text"><text:span text:style-name="T5">, выстанываем мы угадав кто убийца—все эти новеллы, эти фильмы и песни, они нас </text:span></text:span><text:soft-page-break/><text:span text:style-name="Source_20_Text"><text:span text:style-name="T5">убаюкивают, они приближение, с большим или меньшим удобством, к Абсолютному Комфорту.– <text:s/>Пауза для быстрой кривой усмешки Руди.– <text:s/>К самопроизводному оргазм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бсолютный»?– <text:s/>Ребекка подаётся вперёд на свои голые коленки передать ему хлеб, влажный, тающий от прикосновения её мокрого рта.– Два человека могу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ва человека это то, что тебе говорят,– Руди почти не усмехается. Благодаря её стараниям, к сожалению и не в первый раз здесь, звучит фраза </text:span></text:span><text:span text:style-name="Source_20_Text"><text:span text:style-name="T6">мужское превосходство</text:span></text:span><text:span text:style-name="Source_20_Text"><text:span text:style-name="T5">...но почему они так превозносят свою мастурбацию?– но в природе такое почти не известно. Это главным образом в одиночку. Ты сама знаеш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не о чем говорить.</text:span></text:span></text:p>
      <text:p text:style-name="Standard_20__28_user_29_"><text:span text:style-name="Source_20_Text"><text:span text:style-name="T5">Лени, из времени потраченного на Франца, достаточно известно про кончание водиночку. Поначалу его пассивность вообще не давала ей кончить. Потом она поняла, что может воображать вообще что угодно для заполнения свободы, которую он ей предоставил. Стало намного комфортнее: она могла выдумывать такие нежности между ними (в настоящее время она мечтала и других мужчин)—но одиночества тоже прибавилось. Но морщины её углубятся не скоро, её рот не научился становиться твёрже того выражения, которым она удивляла саму себя, лицо мечтательного ребёнка, что выдавало её каждому, кто взглянет, несобранная слабость, что заставляет мужчин прочитывать её как Зависимая Маленькая Девочка—даже у Петера Сачсы она <text:s/>подмечала этот взгляд—и это всё та же мечта, которую она ушла найти, пока Франц стонет внутри своих тёмных желаний боли, мечта о мягкости, свете, её преступное сердце раскаялось, не нужно убегать, бороться, появляется мужчина безмятежный как <text:s/>она и сильный, улица становится далёким воспоминанием: как раз та мечта, которую здесь она может позволить себе меньше всего. Она знает кого она должна изображать. Особенно когда Ильзе всё больше на неё смотрит. Ну, уж нет, Ильзе не смогут использовать.</text:span></text:span></text:p>
      <text:p text:style-name="Standard_20__28_user_29_"><text:span text:style-name="Source_20_Text"><text:span text:style-name="T5">Ребекка продолжала спорить с Ваней, наполовину флиртуя, Ваня старался держать всё в интеллектуальном русле, но Еврейка сворачивала, раз за разом в плотское… такие чувственные: её ляжки внутри, как раз над коленями, гладкие как масло, тугость её мускулов, настороженное лицо, прикидывается морда жидовская, дожимает, пробежки языка по толстым губам… каково бы это было, если б она взяла в свою постель? Заняться этим не с другой женщиной, </text:span></text:span><text:span text:style-name="Source_20_Text"><text:span text:style-name="T6">а с</text:span></text:span><text:span text:style-name="Source_20_Text"><text:span text:style-name="T5"> </text:span></text:span><text:span text:style-name="Source_20_Text"><text:span text:style-name="T6">Еврейкой…</text:span></text:span><text:span text:style-name="Source_20_Text"><text:span text:style-name="T5"> Их животная тёмность… зад в испарине агрессивно надвигающийся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ершенно неожиданно, правда, пока мужчины бродят по залам снаружи с наркотическими улыбками...»Нет, не так сильно, Нежнее, Я скажу, когда начать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 всхрипывая, пристанывая… <text:s/></text:span></text:span><text:span text:style-name="Source_20_Text"><text:span text:style-name="T6">Я знаю, что можно кончать вместе…</text:span></text:span><text:span text:style-name="Source_20_Text"><text:span text:style-name="T5"> а Лени просыпается одна—Еврейка уже в какой то другой из здешних комнат—никогда не улавливала момент в который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text:s/>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сконцентрироваться, она увидела, там, на одном из краёв, смотрящего вниз на неё… Да, это был Ричард Хирш, с Маусигштрассе, столько лет прошло… она сразу поняла, что лицо её никогда ещё не выглядело таким беззащитным—это видно было по его глазам….</text:span></text:span></text:p>
      <text:p text:style-name="Standard_20__28_user_29_"><text:span text:style-name="Source_20_Text"><text:span text:style-name="T5">Все вокруг них брызгались, занимались любовью, смешно пререкались, наверное, это его друзья—да, <text:s/>это ж вон Зигги рядом проплыл по-собачьи, мы звали его «Троль», он с тех пор даже на сантиметр не подрос… с тех пор как мы бежали домой от канала, споткнулись и упали </text:span></text:span><text:soft-page-break/><text:span text:style-name="Source_20_Text"><text:span text:style-name="T5">на камни самой твёрдой мостовой в мире, а когда утром проснулись, увида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text:span></text:span></text:p>
      <text:p text:style-name="P6"><text:span text:style-name="Source_20_Text"><text:span text:style-name="T5">–</text:span></text:span><text:span text:style-name="Source_20_Text"><text:span text:style-name="T8"> </text:span></text:span><text:span text:style-name="Source_20_Text"><text:span text:style-name="T5">Но разве ты не...– на в растерянности, не знает как это сказать.– Кто-то мне говорил, что ты не вернулся из Франции.– Она смотрит на его колени.</text:span></text:span></text:p>
      <text:p text:style-name="P6"><text:span text:style-name="Source_20_Text"><text:span text:style-name="T5">–</text:span></text:span><text:span text:style-name="Source_20_Text"><text:span text:style-name="T8"> </text:span></text:span><text:span text:style-name="Source_20_Text"><text:span text:style-name="T5">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ф него французские девушки всё ещё прекрасные и далёкие агенты Любви….</text:span></text:span></text:p>
      <text:p text:style-name="P6"><text:span text:style-name="Source_20_Text"><text:span text:style-name="T5">В Лени, сейчас, ничто не выдаёт её долгое занятие профессией, ничто. Она то прежнее дитя, на которую он заглядывался на дорожках парка, или встречал топавшей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ка… отдельные камни в стене были белыми как мука… может она его ещё как-то встречала, но он был старше, всегда с друзьями….</text:span></text:span></text:p>
      <text:p text:style-name="P6"><text:span text:style-name="Source_20_Text"><text:span text:style-name="T5">Теперь они все немного утихомирились вокруг них, стали внимательными, даже застенчивыми, рады за Ричарда и Лени. «Лучше позже, чем никогда!»– провозглашает Зигги своим ускоренным голос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text:s/>он заберёт её с собою….</text:span></text:span></text:p>
      <text:p text:style-name="P6"><text:span text:style-name="Source_20_Text"><text:span text:style-name="T5">Старые друзья по Гимназии встречаются в последние дни, приходят с экзотической едой и винами, с новыми наркотиками, намного проще и честнее в вопросах секса. Никто не спешит одеться. Они не прячут свои обнажённые тела. Никто не чувствует встревоженности или ущемлённости из-за размеров её груди или его члена…. Это всё так прекрасно всех освежает. Лени привыкает к своему новому имени «Лени Хирш», даже порой когда она сидит с Ричардом за столиком кафе поутру: «Лени Хирш», и он-таки улыбается, в замешательстве, пытается отвести взгляд, но ен может избежать её глаз и наконец оборачивается к ней открыто, громко смеётся, смехом чистой радости, протягивает руку, ладонь его милой руки, охватить её лицо….</text:span></text:span></text:p>
      <text:p text:style-name="P6"><text:span text:style-name="Source_20_Text"><text:span text:style-name="T5">Ранним вечером на многоярусных балконах, террасах, слушатели в группах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торжественности, Президент, посреди его обращения к Бундестагу, <text:s/>его знакомым голосом с забитым носом, о гигантских военных ассигнованиях, вдруг останавливается:– «О, поебать...» <text:s/></text:span></text:span><text:span text:style-name="Source_20_Text"><text:span text:style-name="T6">Fickt es,</text:span></text:span><text:span text:style-name="Source_20_Text"><text:span text:style-name="T5"> фраза, что вскоре станет бессмертной, звенит до небес, прокатывается над страной, </text:span></text:span><text:span text:style-name="Source_20_Text"><text:span text:style-name="T6"><text:s/>Ja, fickt es! </text:span></text:span><text:span text:style-name="Source_20_Text"><text:span text:style-name="T5">–«Я возвращаю всех солдат домой. Мы закроем все оружейные заводы, мы утопим всё вооружение в море. Мне тошно от войны. Мне тошно просыпаться каждое утро со страхом погибнуть». И вдруг стало невозможно ненавидеть его дальше: он такой же человек, такой же смертный как все люди. Состоятся новые выборы. От Левых выставляется женщина, чьё имя никак не оглашается, но все понимают, что это Роза Люксембург. Все прочие кандидаты окажутся такими неспособными и бесцветными, что никто не станет за них голосовать. У Революции окажется шанс. Президент обещал.</text:span></text:span></text:p>
      <text:p text:style-name="P6"><text:span text:style-name="Source_20_Text"><text:span text:style-name="T5">Невероятно весело в бассейнах, среди друзей. Истинное веселье: события в диалектических процессах не могут вызывать такой взрыв в сердце. Каждый становится любовью….</text:span></text:span></text:p>
      <text:p text:style-name="P2"><text:span text:style-name="Source_20_Text"><text:span text:style-name="T5">Армия ЛЮБОВНИКОВ МОЖЕТ БЫТЬ ПОБЕЖДЕНА.</text:span></text:span></text:p>
      <text:p text:style-name="Standard_20__28_user_29_"><text:span text:style-name="Source_20_Text"><text:span text:style-name="T5">Руди и Ваня затеяли спор об уличной тактике. Где-то каплет вода. Улица нагоняет, даёт чувствовать себя повсюду. Лени знает это и ненавидит. Ни минуты покоя… приходится доверять чужакам, которые могут работать на полицию, если не сейчас, то потом, когда улица станет для </text:span></text:span><text:soft-page-break/><text:span text:style-name="Source_20_Text"><text:span text:style-name="T5">них пустыннее, чем они в состоянии выдержать… Как бы ей хотелось найти способ оградить ребёнка от этого, но возможно это уж слишком поздно. Франц—Франц никогда не выходил на улицу надолго. Всегда какие-то оправдания. Беспокоился о безопасности, попасть в кадр кого-нибудь из фотографов в кожаных куртках, которые всегда по краям демонстрации. Или же: –«Но как же с Ильзе? А если там будет драка?» Если будет драка, как нам быть с Францем?</text:span></text:span></text:p>
      <text:p text:style-name="Standard_20__28_user_29_"><text:span text:style-name="Source_20_Text"><text:span text:style-name="T5">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в точности где есть, вспых коленок под жемчужной юбкой, когда девушка в косынке склоняется поднять булыжник, мужчина в чёрном костюме и коричневой безрукавке схвачен полицейскими, вцепились по одному в каждую руку, пытаются вскинуть его голову, он скалится, пожилой либерал в грязном бежевом пальто, делает шаг назад избежать мчащегося демонстранта, оглядывается поверх лацкана как-ты-посмел или смотри-мне, стёкла его очков наполнены пыланьем зимнего неба. Наступает момент и его возможности.</text:span></text:span></text:p>
      <text:p text:style-name="Standard_20__28_user_29_"><text:span text:style-name="Source_20_Text"><text:span text:style-name="T5">Она даже пыталась, с помощью той математики, насколько поняла когда-то, объяснить это Францу как Δt приближающееся к нулю, вечно приближающееся, отрезки времени становятся всё тоньше и тоньше, череда комнат со стенами всё серебрянее, прозрачней, с приближением к чистому свету нуля….</text:span></text:span></text:p>
      <text:p text:style-name="Standard_20__28_user_29_"><text:span text:style-name="Source_20_Text"><text:span text:style-name="T5">Но он качал головой: –«Это разное, Лени. Важно довести функцию до её предела. Δt всего лишь способ достичь этого.»</text:span></text:span></text:p>
      <text:p text:style-name="Standard_20__28_user_29_"><text:span text:style-name="Source_20_Text"><text:span text:style-name="T5">У него есть, то есть был, этот способ лишать вещи всякой восхитительности всего парой слов. И даже не подбирал слова: у него это получалось инстинктивно. Когда они ходили в кино, он <text:s/>засыпал там. Он заснул во время </text:span></text:span><text:span text:style-name="Source_20_Text"><text:span text:style-name="T6">Нибелунгов</text:span></text:span><text:span text:style-name="Source_20_Text"><text:span text:style-name="T5">. Пропустил как Атилла ворвался с Востока уничтожить Бургундцев. Франц любил кино, но так он смотрел фильмы, заснёт-проснётся. «Ты человек причины-и-следствия»,– восклицала она. Как он увязывал фрагменты, которые смотрел пока не закроются глаза?</text:span></text:span></text:p>
      <text:p text:style-name="Standard_20__28_user_29_"><text:span text:style-name="Source_20_Text"><text:span text:style-name="T5">Он был человеком причины-и-следствия: безжалостно развенчивал к 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произвели,– защищалась она,– не причинили. Всё идёт вместе. Параллельно, не друг за другом. Метафора. Знаки и симптомы. Наложение на разные системы координат, я не знаю...– Она не знала и просто лишь хотела достучаться до него.</text:span></text:span></text:p>
      <text:p text:style-name="Standard_20__28_user_29_"><text:span text:style-name="Source_20_Text"><text:span text:style-name="T5">Но он ответил: –«Попробуй спроектируй что-то в этом роде и чтобы работало».</text:span></text:span></text:p>
      <text:p text:style-name="Standard_20__28_user_29_"><text:span text:style-name="Source_20_Text"><text:span text:style-name="T5">Они посмотрели <text:s/></text:span></text:span><text:span text:style-name="Source_20_Text"><text:span text:style-name="T6">Die Frau im Mond</text:span></text:span><text:span text:style-name="Source_20_Text"><text:span text:style-name="T5">. Франца фильм позабавил, он стал снисходительным, придирался к техническим деталям. Он знал кого-то из людей, которые работали над спецэффектами. Лени увидела мечту полёта. Одну из многих возможных. Реальный полёт и мечты полёта идут вместе. Они часть одного движения. Не А потом В, а вместе….</text:span></text:span></text:p>
      <text:p text:style-name="Standard_20__28_user_29_"><text:span text:style-name="Source_20_Text"><text:span text:style-name="T5">Разве с ним что-то могло быть надолго? Если бы Еврейский волк Пфламбаум не поджёг свою собственную фабрику возле канала, Франц, возможно, и зарабатывал бы им на жизнь занимаясь невозможными проектами Еврея изобрести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г, на этот раз смог, вдруг переключиться, засты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text:span></text:span></text:p>
      <text:p text:style-name="Standard_20__28_user_29_"><text:span text:style-name="Source_20_Text"><text:span text:style-name="T5">Так что Франц и Лени какое-то время здорово голодали, а Ильзе росла у неё в животе каждый день. Всё что подворачивалось было физическим трудом, за который почти не платили. </text:span></text:span><text:soft-page-break/><text:span text:style-name="Source_20_Text"><text:span text:style-name="T5">Это его убивало. Потом он встретил старого друга из ВТШ в Мюнхене, однажды ночью на болотистой окраине.</text:span></text:span></text:p>
      <text:p text:style-name="Standard_20__28_user_29_"><text:span text:style-name="Source_20_Text"><text:span text:style-name="T5">Он не был дома весь день, пролетарский муж, расклеивал афиши фильма фантазии какого-то счастливчика Макса Шлепцига, а Лени лежала беременной <text:s/>пока боль в спине не заставляла её перевернуться в их меблированном мусорном ящике в последнем из многоквартирных </text:span></text:span><text:span text:style-name="Source_20_Text"><text:span text:style-name="T6">Hinterhöfe</text:span></text:span><text:span text:style-name="Source_20_Text"><text:span text:style-name="T5">. Уже давно стемнело и было жутко холодно, когда он докончил последнее ведро клея, а все афиши на своих местах дожидались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всё было темно, пол в фойе усыпан кусками штукатурки, а внутри раздавались <text:s/>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text:s/>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было облаками, радугами, каплями сверкающими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text:s/>нарастал, окликая из его воспоминаний. Такими были призраки нашедшие Франца, не привидения людей, но форм энергии, абстракций….</text:span></text:span></text:p>
      <text:p text:style-name="Standard_20__28_user_29_"><text:span text:style-name="Source_20_Text"><text:span text:style-name="T5">В просвете между насыпями он увидал маленькое серебристое яйцо, с пламенем чистым и ровным, что исходило снизу, освещая фигуры людей в костюмах, свитерах, пальто, наблюдавших из бункеров или траншей. Это была ракета на своём стенде: статичное испытание.</text:span></text:span></text:p>
      <text:p text:style-name="Standard_20__28_user_29_"><text:span text:style-name="Source_20_Text"><text:span text:style-name="T5">Звук начал 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text:span><text:span text:style-name="Source_20_Text"><text:span text:style-name="T6">ложись</text:span></text:span><text:span text:style-name="Source_20_Text"><text:span text:style-name="T5">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text:span></text:span></text:p>
      <text:p text:style-name="Standard_20__28_user_29_"><text:span text:style-name="Source_20_Text"><text:span text:style-name="T5">Приблизились бегущие ноги. Он посмотрел вверх и увидел Курта Мондаугена. Ветер всей этой 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text:span></text:span><text:soft-page-break/><text:span text:style-name="Source_20_Text"><text:span text:style-name="T5">предзнаменованием, потому что Юстус фон Либиг был одним из его героев, героем химии. Позднее, в подтверждение, курс теории полимеров читал Профессор-Доктор Ласло Джамф, последний в истинной последователь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text:span><text:span text:style-name="Source_20_Text"><text:span text:style-name="T6">Schnellbahnwagen</text:span></text:span><text:span text:style-name="Source_20_Text"><text:span text:style-name="T5">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text:span></text:span></text:p>
      <text:p text:style-name="Standard_20__28_user_29_"><text:span text:style-name="Source_20_Text"><text:span text:style-name="T5">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шкрябанье по влажным бумажным салфеткам, все говорят одновременно вокруг заставленного бокалами стола, спорят сквозь дым и шум исток тепла, специфический импульс, толкающий пото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text:span><text:span text:style-name="Source_20_Text"><text:span text:style-name="T6">этого никто раньше не делал</text:span></text:span><text:span text:style-name="Source_20_Text"><text:span text:style-name="T5">. Я бы не поверил Лени я видел нечто, чего никто раньше не делал….</text:span></text:span></text:p>
      <text:p text:style-name="Standard_20__28_user_29_"><text:span text:style-name="Source_20_Text"><text:span text:style-name="T5">Он хотел обвинить её, как она понимает, в желании доводить его до отчаяния. Но она лишь хотела, чтоб он повзрослел. Что за разновидность </text:span></text:span><text:span text:style-name="Source_20_Text"><text:span text:style-name="T6">Wandervögel</text:span></text:span><text:span text:style-name="Source_20_Text"><text:span text:style-name="T5"> идиотизма бегать всю ночь по болоту называя себя Обществом Навигации в Пространстве?</text:span></text:span></text:p>
      <text:p text:style-name="Standard_20__28_user_29_"><text:span text:style-name="Source_20_Text"><text:span text:style-name="T5">Лени выросла в Любеке, в ряду </text:span></text:span><text:span text:style-name="Source_20_Text"><text:span text:style-name="T6">kleinbürger</text:span></text:span><text:span text:style-name="Source_20_Text"><text:span text:style-name="T5"> домиков вдоль Траве. Гладкие деревья на равном расстоянии вдоль обращённого к реке края её мощёной улицы склоняли свои длинные ветви над водой. Из окна своей спальни виднелся сдвоенный шпиль Купола возносящегося над крышами. Её затхлое существование в задних дворах Берлина было просто декомпрессионной камерой—</text:span></text:span><text:span text:style-name="Source_20_Text"><text:span text:style-name="T6">должно</text:span></text:span><text:span text:style-name="Source_20_Text"><text:span text:style-name="T5"> быть. Её выход из всполошённой мещанской сдавленности, с оплатой в лучшие времена, после Революции.</text:span></text:span></text:p>
      <text:p text:style-name="Standard_20__28_user_29_"><text:span text:style-name="Source_20_Text"><text:span text:style-name="T5">Франц, в шутку, часто называл её «Ленин». Тут никогда не было сомнений кто из них активный, кто пассивный—но она всё-таки надеялась, что он перерастёт это. Она говорила с психиатрами, знает о германских мужчинах в пору созревания. Растянутся на спине в лугах и среди гор, глядя в небо мастурбируют, тоскуя. Судьба ждёт, тьма заложенная в состав летнего ветра. Судьба предаст тебя, сокрушит твои идеалы, сдаст тебя в то же самое отвратное </text:span></text:span><text:span text:style-name="Source_20_Text"><text:span text:style-name="T6">Bürgerlichkeit, </text:span></text:span><text:span text:style-name="Source_20_Text"><text:span text:style-name="T5"><text:s/>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text:span></text:span></text:p>
      <text:p text:style-name="Standard_20__28_user_29_"><text:span text:style-name="Source_20_Text"><text:span text:style-name="T5">Франц любил её невротически, по-мазохистски, он принадлежал ей и верил, что она сможет унести его на своей спине куда-то, где Судьба не сможет достать. Можно подумать это гравитация. Однажды ночью, наполовину проснувшись, он зарылся лицом ей в подмышку, бормоча: –«Твои крылья… о, Лени, твои крылья...»</text:span></text:span></text:p>
      <text:p text:style-name="Standard_20__28_user_29_"><text:span text:style-name="Source_20_Text"><text:span text:style-name="T5">Но её крыльев хватит лишь для собственного веса и, она надеется, для Ильзе на какое-то время. Франц мёртвый груз. Пусть ищет себе полёт на </text:span></text:span><text:span text:style-name="Source_20_Text"><text:span text:style-name="T6">Raketenflugplatz</text:span></text:span><text:span text:style-name="Source_20_Text"><text:span text:style-name="T5">, где его будут использовать милитаристы и картели. Пусть летит на мёртвую луну, если есть охота….</text:span></text:span></text:p>
      <text:p text:style-name="Standard_20__28_user_29_"><text:span text:style-name="Source_20_Text"><text:span text:style-name="T5">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text:span></text:span></text:p>
      <text:p text:style-name="Standard_20__28_user_29_"><text:span text:style-name="Source_20_Text"><text:span text:style-name="T5">Не такая уж она и Еврейка. Отчего половина всех известных Левых <text:s/>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text:span></text:span></text:p>
      <text:p text:style-name="Standard_20__28_user_29_"><text:span text:style-name="Source_20_Text"><text:span text:style-name="T5">–</text:span></text:span><text:span text:style-name="Source_20_Text"><text:span text:style-name="T8"> </text:span></text:span><text:span text:style-name="Source_20_Text"><text:span text:style-name="T5">Если он сюда придёт, скажи ты меня не видела.</text:span></text:span></text:p>
      <text:p text:style-name="Standard_20__28_user_29_"><text:soft-page-break/><text:span text:style-name="Source_20_Text"><text:span text:style-name="T5">Они пришли к Петеру Сачса совсем в темноте. У него вот-вот начнётся сеанс. Она тут же почувствовала какое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text:span></text:span><text:span text:style-name="Source_20_Text"><text:span text:style-name="T6">чересчур</text:span></text:span><text:span text:style-name="Source_20_Text"><text:span text:style-name="T5"> роскошны. Хмм. Мужчин собралось больше, чем обычно. Лени подмечает на лацканах, тут и там, серебряные свастики. На столах отличные вина 21-го и 22-го. </text:span></text:span><text:span text:style-name="Source_20_Text"><text:span text:style-name="T6">Schloss Vollrads, Zeltinger, Piesporter—</text:span></text:span><text:span text:style-name="Source_20_Text"><text:span text:style-name="T5">тут Особый Случай.</text:span></text:span></text:p>
      <text:p text:style-name="Standard_20__28_user_29_"><text:span text:style-name="Source_20_Text"><text:span text:style-name="T5">В эту ночь цель вступить в контакт с покойным министром иностранных дел Вальтером Ратенау. В Гимназии Лени пела с другими детьми очаровательный уличный напев той поры:</text:span></text:span></text:p>
      <text:p text:style-name="Standard_20__28_user_29_"/>
      <text:p text:style-name="Standard_20__28_user_29_"><text:span text:style-name="Source_20_Text"><text:span text:style-name="T6">Knallt ab den Juden Rathenau,</text:span></text:span></text:p>
      <text:p text:style-name="Standard_20__28_user_29_"><text:span text:style-name="Source_20_Text"><text:span text:style-name="T6">Die gottverdammte Judensau . . </text:span></text:span><text:span text:style-name="Source_20_Text"><text:span text:style-name="T5">.</text:span></text:span></text:p>
      <text:p text:style-name="Standard_20__28_user_29_"/>
      <text:p text:style-name="Standard_20__28_user_29_"><text:span text:style-name="Source_20_Text"><text:span text:style-name="T5">После его убийства она несколько недель вообще не пела, в уверенности, что если пение и не принесло его, то во всяком было пророчеством, заклятием….</text:span></text:span></text:p>
      <text:p text:style-name="Standard_20__28_user_29_"><text:span text:style-name="Source_20_Text"><text:span text:style-name="T5">В эту ночь буду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Пропущенные остаются снаружи, болтают, показывают свои дёсна от напряжения, разводят руками…. Большой скандал вокруг ИГ Фарбен <text:s/>на этой неделе по поводу несчастного филиала Шпотбилигфилм АГ, чьё руководство в полном составе будет вычищено за предложение в ведомство OKW по вооружениям проекта для изобретения нового передаваемого по воздуху луча, который сделает всё население, в радиусе десяти километров, абсолютно слепыми. Отдел проверок ИГ вовремя перехватил предложение. Бедняги в <text:s/>Шпотбилигфилм. Их коллективному сознанию не дошло как такое оружие скажется на рынке красок после следующей войны. Снова менталитет Сумерков Богов. Оружие было известно как С-5227, где «С» стоит за «свет», ещё один комичный немецкий эфемизм, как «А» в обозначении ракеты, которая стоит за «агрегат», или сама ИГ, </text:span></text:span><text:span text:style-name="Source_20_Text"><text:span text:style-name="T6">Interessengemeinschaft</text:span></text:span><text:span text:style-name="Source_20_Text"><text:span text:style-name="T5">, Товарищество по Интересам… а что насчёт случая катализаторного отравления в Праге—правда ли, что Штат Группы VI b при Химическом Реагировании на Аномальности вылетел на восток со статусом чрезвычайности, и что это комплексное отравление, как от селения, так и от теллурия… имена ядов отрезвляют беседу, как упоминание рака….</text:span></text:span></text:p>
      <text:p text:style-name="Standard_20__28_user_29_"><text:span text:style-name="Source_20_Text"><text:span text:style-name="T5">Элита, которые сядут сегодня, представители корпоративной толпы Нацистов, среди которой Лени разглядела кого бы ещё, если не Генерального Директора Смарагда изфилиала ИГ, который был заинтересован, какое-то время, в её муже. Но потом резко контракт был прекращён. Загадочно, малость зловще, хотя в те дни всё можно было сваливать на экономику….</text:span></text:span></text:p>
      <text:p text:style-name="Standard_20__28_user_29_"><text:span text:style-name="Source_20_Text"><text:span text:style-name="T5">В толпе глаза её встрелили взгляд Петера. «Я ушла от него»,– шепнула она кивая, когда они пожимали рук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ожешь уложить Ильзе в какой-то из спален. Позже поговорим, ладно?– В его глазах заметна некая фавновская косинка. Примет ли он, что она не </text:span></text:span><text:span text:style-name="Source_20_Text"><text:span text:style-name="T6">его</text:span></text:span><text:span text:style-name="Source_20_Text"><text:span text:style-name="T5">, так же, как не принадлежала Франц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а, конечно. Что происходит?</text:span></text:span></text:p>
      <text:p text:style-name="Standard_20__28_user_29_"><text:span text:style-name="Source_20_Text"><text:span text:style-name="T5">Он фыркает, выражая </text:span></text:span><text:span text:style-name="Source_20_Text"><text:span text:style-name="T6">они мне не сказали</text:span></text:span><text:span text:style-name="Source_20_Text"><text:span text:style-name="T5">.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text:span></text:span></text:p>
      <text:p text:style-name="Standard_20__28_user_29_"><text:span text:style-name="Source_20_Text"><text:span text:style-name="T5">Зачем им нужен Ратенау в эту ночь? Что Цезарь на самом деле сказал своему протеже, когда рухнул? <text:s/></text:span></text:span><text:span text:style-name="Source_20_Text"><text:span text:style-name="T6">Et tu, Brute,</text:span></text:span><text:span text:style-name="Source_20_Text"><text:span text:style-name="T5"> официальная ложь, а чего ещё от них ждать—что ровным счётом ничего не говорит. <text:s/>Момент убийства является мигом, когда сходятся власть и незнание власти, Смерть как свидетель. Когда кто-тоо говорит с другим, то не затем, чтоб скоротать денёк всякими </text:span></text:span><text:span text:style-name="Source_20_Text"><text:span text:style-name="T6">et-tu-</text:span></text:span><text:soft-page-break/><text:span text:style-name="Source_20_Text"><text:span text:style-name="T6">Brute. </text:span></text:span><text:span text:style-name="Source_20_Text"><text:span text:style-name="T5">Передаётся истина настолько жуткая, что история—в <text:s/>лучшем случае сговор, не всегда между джентльменами, облапошить—ни за что не примет её. Истину заглушат, или, во времена особой элегантности, переоденут во что-то другое. Что Ратенау, через минуту, годы спустя в новом потустороннем существовании, может сказать о былом распределении? Наверное, ничего настолько невероятного, что он мог сказать в момент когда шок шибанул его смертные нервы, когда вкрылился Ангел….</text:span></text:span></text:p>
      <text:p text:style-name="Standard_20__28_user_29_"><text:span text:style-name="Source_20_Text"><text:span text:style-name="T5">Но они разберутся. Ратенау—согласно историям—был пророком и архитектором картелизованного государства. Из того, что начиналось как маленькое бюро в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сти и владения, что отделяли фирму от фирмы—корпоративный Бисмарк, перед властью которого ни одна книга <text:s/>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какой-другой индустриальный наследник—он был философом провидящим послевоенное Государство. Он рассматривал длившуюся войну как мировую революцию, из которой не предстанет ни Красный коммунизм, ни бесконтрольные Правые, но рациональная структура, в которой бизнес станет истиной властью по праву—структура основанная, тут нечему удивляться, на той, что он создал в Германии для ведения Мировой Войны.</text:span></text:span></text:p>
      <text:p text:style-name="Standard_20__28_user_29_"><text:span text:style-name="Source_20_Text"><text:span text:style-name="T5">Такова официальная версия. Достаточно грандиозная. Но Генеральный Директор Смарагд и коллеги собрались тут не затем, чтоб им вещалито, во что верят даже массы. Это даже может—при достаточно параноидальном взгляде—выглядеть сотрудничеством тут, между обоими сторонами Стены, материей и духом. Что они знают </text:span></text:span><text:span text:style-name="Source_20_Text"><text:span text:style-name="T6">такое</text:span></text:span><text:span text:style-name="Source_20_Text"><text:span text:style-name="T5">, чего не знают бесправные? Какая жуткая структура сокрыта видом разнообразия и предпринимательства?</text:span></text:span></text:p>
      <text:p text:style-name="Standard_20__28_user_29_"><text:span text:style-name="Source_20_Text"><text:span text:style-name="T5">Юмор висельника. Чортова настольная игра. Смарагд не может всерьёз поверить ни в одно из этого, Смарагд техник и управляющий. Ему могут понадобиться лишь знаки, предзнаменования, <text:s/>подтверждения чему-то уже существующему, что-то над чем можно похихикать в </text:span></text:span><text:span text:style-name="Source_20_Text"><text:span text:style-name="T6">Herrenklub</text:span></text:span><text:span text:style-name="Source_20_Text"><text:span text:style-name="T5">—«у нас теперь есть даже благословение Еврея!» Что ни пришло бы в эту ночь через медиума, они исказят, подредактируют в благословение. Это измывательство над разреженными.</text:span></text:span></text:p>
      <text:p text:style-name="Standard_20__28_user_29_"><text:span text:style-name="Source_20_Text"><text:span text:style-name="T5">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с ракетного поля, моргает под лампочкой, пока соседка фрау Зильбершлаг передаёт последнее послание Лени. Послания этойц ночи, рождённые в огнях Берлина… неоновых, накаливания, звёздными… послания вплетаются в сеть информации, которую никто не в силах избежа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уть ясен,– голос движет губами Сачсы и напряжённо белым горлом.– Вы там вынуждены следовать ему во времени шаг за шагом. Однако, тут возможно видеть всю форму сразу—не мне, я ещё не настолько продвинулся—но многим это известно как ясное присутствие… вообще-то «форма» не подходящее слово…. Позвольте быть откровенным с вами. Мне труднее смотреть с вашей точки зрения. Пр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смысл для меня говорить вам, что кажущееся вам реальным всего лишь иллюзия? Я не знаю станете ли вы слушать или пропустите мимо ушей. Вы хотите знать лишь про свой путь, ваш Автоба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Хорошо. Анилиновый пурпур: возьмите за образец. Изобретение пурпура, выход на ваш уровень этого цвета. Вы слушаете Генеральный Директор?</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слушаю, херр Ратенау,– отвечает Смарагд из ИГ Фарбе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ирский пурпур, ализарин и индиго, другие краски угольной смолы присутствуют, но важнейший анилиновый пурпур. Вильям Перкин открыл его в Англии, но его обучал Хофман, </text:span></text:span><text:soft-page-break/><text:span text:style-name="Source_20_Text"><text:span text:style-name="T5">которого обучал Либиг. Тут замешана последователь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ледует посмотреть в том направлении. Оно сливается с линией пурпур,Перкин-Ганистер. Но всё, что у меня есть, это молекула, набросок… Метаонерин, как сульфат. Не в Германии, а в Соединённых Штатах. Тут есть связь с Соединёнными Штатами. Связь с Россией. Отчего, по-вашему, фон Малцан и я настойчиво провели договор Раппало? Это было необходимым шагом на восток. Вимпе может вам рассказать. Этот <text:s/></text:span></text:span><text:span text:style-name="Source_20_Text"><text:span text:style-name="T6">V-Mann</text:span></text:span><text:span text:style-name="Source_20_Text"><text:span text:style-name="T5"> тоже был там.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дела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згляните на уголь и сталь. Есть место где они встречаются.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text:span></text:span><text:span text:style-name="Source_20_Text"><text:span text:style-name="T6">никогда не увидим</text:span></text:span><text:span text:style-name="Source_20_Text"><text:span text:style-name="T5">.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ы считали это индустриальным процессом. Но в этом было больше. Мы перед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оследовательность… я пока не могу видеть так далек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text:span></text:span></text:p>
      <text:p text:style-name="Standard_20__28_user_29_"><text:span text:style-name="Source_20_Text"><text:span text:style-name="T5">–</text:span></text:span><text:span text:style-name="Source_20_Text"><text:span text:style-name="T8"> </text:span></text:span><text:span text:style-name="Source_20_Text"><text:span text:style-name="T6">Нашу</text:span></text:span><text:span text:style-name="Source_20_Text"><text:span text:style-name="T5"> ИГ, я бы сказал,– отвечает Смарагд с более, чем обычной натянутостью и холод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теченияцены, доходы, форму башен….</text:span></text:span></text:p>
      <text:p text:style-name="Standard_20__28_user_29_"><text:soft-page-break/><text:span text:style-name="Source_20_Text"><text:span text:style-name="T5">–</text:span></text:span><text:span text:style-name="Source_20_Text"><text:span text:style-name="T8"> <text:s/></text:span></text:span><text:span text:style-name="Source_20_Text"><text:span text:style-name="T5">Вам следует задаться двумя вопросами. Первый, в чём истинная природа синтеза? И следующий: в чём истинная природа контрол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ам кажется, что вы знаете, вы цепляетесь за свои убеждения. Но рано или поздно, вам придётся с ними расстаться.</text:span></text:span></text:p>
      <text:p text:style-name="Standard_20__28_user_29_"><text:span text:style-name="Source_20_Text"><text:span text:style-name="T5">Затяжная тишина. Некоторое шевеление на стульях вокруг стола, однако спаренные мизинцы <text:s/>удерживают соприкосновени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Херр Ратенау, вы можете сказать мне прямо,– этой Хайнц Риппенштос, шальной <text:s/>нацистский шутник и перекати-поле. Сидящие начинают хихикать и Петер Сачса возвращается в свою комнату.– <text:s/>Так Бог вправду Еврей?</text:span></text:span></text:p>
      <text:p text:style-name="Standard_20__28_user_29_"><draw:frame draw:style-name="fr2" draw:name="Image20" text:anchor-type="char" svg:x="0.1665in" svg:y="0.0673in" svg:width="6.9252in" svg:height="0.3661in" draw:z-index="16"><draw:image xlink:href="Pictures/1000000000000B720000009B428C9716555D8079.png" xlink:type="simple" xlink:show="embed" xlink:actuate="onLoad" loext:mime-type="image/png"/></draw:frame><text:span text:style-name="Source_20_Text"><text:span text:style-name="T5">Памм, Естерлинг, Дромонд, Ламплайтер, Спектро звёзды на праздничной ёлке доктора. Сверкают сверху в эту самую святую из ночей. Каждая холодное напоминание о тупиках, солнцах, что не хотят стоять, но убегают к югу, всегда к югу, оставляя нас на бесконечном севере. Но Кевин Спектро самая яркая , самая далёкая из всех. И толпы, что сгрудились в Найтбридж, рождественские песни по радио звучат, в Подземке сбор народа для массовки, и только Пойнтсмен всё один. Но он получил свой рождественский подарок, тра ля ля, и не придётся довольствоваться собакой из переработанной жестянки, парни, он получил собственное чудо и человеческое дитя, развившееся в мужчину, однако же, с отметиной где-то на своей нынешней Слотроповой коре, полученной в детстве собственной Психологии, да,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смерти, после расчёта в, в старой центральной палате, знаете ли….</text:span></text:span></text:p>
      <text:p text:style-name="Standard_20__28_user_29_"><text:span text:style-name="Source_20_Text"><text:span text:style-name="T5">Ему не у кого спросить, некому рассказать. Моё сердце, ощущения, сердце переполняется такой силой и надеждой…. С Ривьеры бесподобные нвости. Эксперименты здесь начали идти ровным руслом наконец-то. Из-за какой-то неясной накладки, увеличения ассигнований, или где-то прикрыли фонд, бригадный генерал Падинг улучшил финансирование ОИА. Или он тоже почувствовал вилу Пойнтсмена? Покупает себе индульгенцию?</text:span></text:span></text:p>
      <text:p text:style-name="Standard_20__28_user_29_"><text:span text:style-name="Source_20_Text"><text:span text:style-name="T5">Иногда среди дня Пойнтсмен обнаруживает, что его <text:s/>член стоит. Он начал рассказывать анекдоты, английские анекдоты вивисектора-Павловца, в которых всё вертится вокруг какого-нибудь несчастного случая: латинское <text:s/></text:span></text:span><text:span text:style-name="Source_20_Text"><text:span text:style-name="T6">cortex</text:span></text:span><text:span text:style-name="Source_20_Text"><text:span text:style-name="T5"> переводится на английский как «кора», как собаки используют кору деревьев? (Полная дребедень и у людей в ПРПУК хватает смысла уворачиваться, но эти шутки сверкают остроумием по сравнению с его дежурными, типа, «Отчего коренной лондонец, обращаясь к ковбою из Сан-Антонио говорит, "</text:span></text:span><text:span text:style-name="Source_20_Text"><text:span text:style-name="T6">Cor, Tex</text:span></text:span><text:span text:style-name="Source_20_Text"><text:span text:style-name="T5">!")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де мой, гладит её волосы, неловко выпустив их половину из-под бордовой ленты—и что это, настоящий, сочный, горячий «роток» рабыни в тугих чулочках, да, среди этих по-зимнему 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происходит так быстро, что Пойнтсмен только лишь поколыхивается, помаргивает чуть охмелело, ты ж </text:span></text:span><text:soft-page-break/><text:span text:style-name="Source_20_Text"><text:span text:style-name="T5">понимаешь, удивляется это приснилось ему или он обнаружил совершенную пропорцию, надо бы запомнить, сульфат амфетамина, <text:s/>5 mg q 6 h, прошлой ночью амобарбитал соды <text:s/>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text:span></text:span></text:p>
      <text:p text:style-name="Standard_20__28_user_29_"><text:span text:style-name="Source_20_Text"><text:span text:style-name="T5">Некому рассказать. Мод что-то знает наверняка, финансы ПРПУК проходят через её руки, ничего не упустит. Но он не может рассказать ей… или не всё, не в точности </text:span></text:span><text:span text:style-name="Source_20_Text"><text:span text:style-name="T6">словами его надежды</text:span></text:span><text:span text:style-name="Source_20_Text"><text:span text:style-name="T5">, которую он никогда, даже самому себе… она лежит впереди в темноте, определённая навыворот, ужасом, как все надежды что могут ещё рухнуть и перед ним окажется только лишь егосмерть, эта тупая, пустая шутка в конце этого Павловианского Продвижения.</text:span></text:span></text:p>
      <text:p text:style-name="Standard_20__28_user_29_"><text:span text:style-name="Source_20_Text"><text:span text:style-name="T5">Так что Томас Гвенхидви тоже чувствует перемену в глубинной структуре лица и походки его коллеги. Толстый, с преждевременно побелевшей бородой Санта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слушай какой <text:s/>хоче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бомбардиовщики вибрирующей чистотой, до самого Сток Поджес, прикинь. Однажды леди написала в </text:span></text:span><text:span text:style-name="Source_20_Text"><text:span text:style-name="T6">Times </text:span></text:span><text:span text:style-name="Source_20_Text"><text:span text:style-name="T5">из Лутон Ху, Бердфордшир, спрашивая, что это за мужчина с таким превосходно глубоким голосом поёт «Диадем». Какая-то м-с Снейд. Гвердхидви любитель выпить, в основном алкоголь из зерна, щедро смешивая в больших странных рецептах безумного учёного с бульоном, гранатом, сиропом от кашля, горькими каплями против отрыжки из синих колокольчиков, корня валериана, бородавочника и орхидей, что только подвернётся, честное слово. Он воплощение жизнерадостного алкоголика воспетого в национальных балладах и легендах. Прямой потомок Валлийца в </text:span></text:span><text:span text:style-name="Source_20_Text"><text:span text:style-name="T6">Генри V, </text:span></text:span><text:span text:style-name="Source_20_Text"><text:span text:style-name="T5">что носится там заставляя люд откушать его Луковицы. Но не из стационарных пьяниц. Пойнтсмен никогда не видел Гвендвихи сидящим или стоящим на месте—он постоянно теребит давай-давай бездельники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годных убежищах, и на их лицах, даже у детей, всегда проступает какая-то древняя породнённость с болью и превратностями, которая изумляет Пойнтсмена, более поляризованного на перечнях утончённых знаков и симптомов Вест-Енда, про рождённые из головы анорексии и запоры, на которые у Валлийца просто зла не хватает. В палатах у Гвенхвиди есть больные с пониженым метаболизмом, до </text:span></text:span><text:span text:style-name="Source_20_Text"><text:span text:style-name="T12"><text:s/>-</text:span></text:span><text:span text:style-name="Source_20_Text"><text:span text:style-name="T5">35, </text:span></text:span><text:span text:style-name="Source_20_Text"><text:span text:style-name="T12">-</text:span></text:span><text:span text:style-name="Source_20_Text"><text:span text:style-name="T5">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пытаясь изъязвить бедную витаминами ткань, откуда взяты на пробу. Совершенно иной домейн, понимаешь.</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Я не знаю, мэн—нет, не знаю,– вскидывая толстую медленную руку из-под своей пелерины ежиного цвета, опять в госпитале, когда они шагают через снегопад—для Пойнтсмена чёткое распределение, монахи это, собор то, солдаты и гарнизон—но не так просто для Гвендвихи, часть которого всё ещё остаются позади, в заложниках. Улицы пусты, день Рождества, они топают вгору в комнаты Гвердвихи в тихой пелене падающего снега на них и между ними и на пробитые стены институции шагающие в каменном параллаксе вперёд в белую сумеречность.– «Как они </text:span></text:span><text:span text:style-name="Source_20_Text"><text:span text:style-name="T6">выдерживают</text:span></text:span><text:span text:style-name="Source_20_Text"><text:span text:style-name="T5">. Беднота, чёрные. И евреи! Уэльс, <text:s/>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эльс…</text:span></text:span></text:p>
      <text:p text:style-name="Standard_20__28_user_29_"><text:span text:style-name="Source_20_Text"><text:span text:style-name="T5">–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ж ты конечно, веришь, Гвендвих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что нет? А ты ка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не знаю. Сегодня не чувствую себя еврее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асчёт полёта дальше?– Он имеет в виду одиноким и навсегда отделённым: Пойнтсмен знает, что тот имеет в виду. Поэтому, на удивление, это как-то его затронуло., Он чувствует сейчас Рождественский снег в складках своих ботинков, резкий холод пытается проникнуть. Коричневый шерстяной бок Гвендвихи движется на краю его обзора, клок цвета, зацепка против этого седеющего дня. В полёте дальше. В полёте… Гвендвихи, миллион точек льда падающих наискосок его неизмеримой пелерины, его исчезновение кажется таким невероятным сейчас, откуда они лежали, всё та же дремотно пьяная болтовня страх возвращается, Проклятие Книги, и тут вот кто-то, кого он хочет, вправду, всем своим низким сердцев, видеть уцелевшим… хотя он был слишком застенчив, или горд даже улыбнуться Гвендвихи без сопроводительной речи для объяснения, которая отменит улыбку….</text:span></text:span></text:p>
      <text:p text:style-name="Standard_20__28_user_29_"><text:span text:style-name="Source_20_Text"><text:span text:style-name="T5">Собаки с лаем убегают при их приближении. Им достаётся Взгляд Профессионала от Пойнтсмена. Гвендвихи 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осле первой минуты употребления. Запахи угольного дыма, <text:s/>мочи, мусора, вчерашней зажарки наполняют прихожие. Гвендвихи отпивает из бутылки не прекращая беглого шлёпни-щекотни с Эстеллой и затеяв <text:s/>где-это-он-а-вот-он-где с Арчем, её младшеньким вокруг широкой линии бедра его матери, который хочет его стукнуть, но он слишком увёртлив.</text:span></text:span></text:p>
      <text:p text:style-name="Standard_20__28_user_29_"><text:span text:style-name="Source_20_Text"><text:span text:style-name="T5">Гвендвихи 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двихи, лучистый как солнце….</text:span></text:span></text:p>
      <text:p text:style-name="Standard_20__28_user_29_"><text:span text:style-name="Source_20_Text"><text:span text:style-name="T5">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относится в сторону, клубясь и прижимается к земле падающим снег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пока что самое ближнее,– Гвендвихи возле чайника, запах серной спички наполняет воздух. Минутой позже, всё ещё глядя на кольцо газа, –«Пойнтсмен, сказать что-то действительно паранойно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 ты туда ж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давно сверялся с картой Лондона? Всю эту метеоритную чуму <text:s/>V-оружия, валят сюда, понимаешь? <text:s/>Не на Вайтхолл, куда надо бы, а на меня и я считаю это зверств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ертовски непатриотичный разговор.</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отхаркнув сплюнул в умывальный таз,– <text:s/>ты не хочешь верить. Да и с чего бы? Порода с Харлей-Стрит, мой добрый Иисусе.</text:span></text:span></text:p>
      <text:p text:style-name="Standard_20__28_user_29_"><text:soft-page-break/><text:span text:style-name="Source_20_Text"><text:span text:style-name="T5">Это давнишняя игра с Гвендвихи, Королевским Доктором–подначки. Какой-то непривычный ветер или термовпадина на небе доносит к ним глубокий гул хорала американских бомбардировщиков: Gymanfa Ganu Смерти. Одиночный маневровый локомотив молча ползёт в паутине железнодорожных путей вниз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ни падают согласно распределению Поиссона,– говорит Пойнтсмен негромко, как будто с этим можно спори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сомненно, мэн, несомненно–отлично подмечено. Но распределяются по этому ёбаному Ист-Енду, понимаешь?– Арч, или кто-то другой, нарисовал коричневого, оранжевого и синего Гвендвихи с сумкой доктора н плоской линии горизонта с зелёными трубами. Сумка полна бутылок джина, Гвендвихи улыбается, синичка выглядывает из гнезда в его бороде, а небо синее и солнце жёлтое. –«но ты никогда не задумался почему? Вот тебе Город <text:s/>Параноик. Все эти долгие столетия разрастался в сельскую местность, а? как разумное существо. Актёр, фантастический </text:span></text:span><text:span text:style-name="Source_20_Text"><text:span text:style-name="T6">мим</text:span></text:span><text:span text:style-name="Source_20_Text"><text:span text:style-name="T5">, Пойнтсмен! Подделывается под все правильные силы, а? эко-номические, демо-графические? о, да, теперь ещё и слу-чайные, видишь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то значит «видишь ли»? Я </text:span></text:span><text:span text:style-name="Source_20_Text"><text:span text:style-name="T6">не</text:span></text:span><text:span text:style-name="Source_20_Text"><text:span text:style-name="T5"> вижу.– В окне, подсвеченное белым полднем, лицо Пойнтсмена не видно, кроме крохотного яркого полумесяца в каждом из его глаз. Что ему искать себя в окне наощупь? Наверное, мохнатый Валлиец совсем слетел с катуше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не видишь </text:span></text:span><text:span text:style-name="Source_20_Text"><text:span text:style-name="T6">их</text:span></text:span><text:span text:style-name="Source_20_Text"><text:span text:style-name="T5">,– парча пара начинает исходить через испятнанную сталь клюва лебедя,– <text:s/>чёрных и евреев, в их тьме. Ты не умеешь. Ты не слышишь их молчания. Ты слишком привык к разговорам и свет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к лаю это точ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ерез мой госпиталь не проходит никто кроме несчастных, видишь ли.– Уставился с застывшей улыбкой алкаша-придурка.– <text:s/>Что я могу излечить? Я могу только посылать их назад, из госпиталя. Обратно в </text:span></text:span><text:span text:style-name="Source_20_Text"><text:span text:style-name="T6">это</text:span></text:span><text:span text:style-name="Source_20_Text"><text:span text:style-name="T5">? Здесь тоже вполне могла быть Европа, в бо-ях, вдре-безги и вытаскивать их до мини-мального уровня, чтоб продолжать бойню?</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ак ты не знал, что идёт война?– За это Пойнтсмен вместе с чашкой чая получает жуткую хмурость. По правде, тупой бестолковщиной он надеется отвести Гвендвихи 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огнать тишину, отваживание белых всадников, и Гвендвихи знает, как не может знать Пойнтсмен, что это часть распорядка дня сидеть в этой дрянной комнате и кричать в такую вот глухоту: что Пойнтсмену остаётся лишь играть самого себя—стилизованного, раздражённого, непонимающег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 некоторых городах богатые живут на возвышенности, а бедные находятся в низине. В других богатые занимают прибрежную линию, а бедные глубже в сушу. А вот в Лондоне, должен быть градиент зловредности, а? Увеличение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 </text:span></text:span><text:span text:style-name="Source_20_Text"><text:span text:style-name="T6">назначалось пасть первыми</text:span></text:span><text:span text:style-name="Source_20_Text"><text:span text:style-name="T5">. Мы заменимы, а те в Вест-Енде и к северу от реки, нет. О, я не хочу сказать, будто Угроза имела какой-то тот или другой определённый образ. Политический, нет. Если Городу Параноику что-то приснится, </text:span></text:span><text:span text:style-name="Source_20_Text"><text:span text:style-name="T6">нам</text:span></text:span><text:span text:style-name="Source_20_Text"><text:span text:style-name="T5"> к этому доступа нет. Может Го-роду приснился вра-жеский город, плывёт через море вор-ваться в устье… может волны тьмы… волны огня…. Может как его проглатывает обратно бескрайний мол-чащий Материнский Континент? Это не </text:span></text:span><text:span text:style-name="Source_20_Text"><text:span text:style-name="T6">моё</text:span></text:span><text:span text:style-name="Source_20_Text"><text:span text:style-name="T5"> дело, городские сны… Но что если <text:s/>Го-род это настущий нео-плазм, через столетия, постоянно изменяющийся, чтобы столкнуться с меняющейся формой своих наихудших, тай-ных страхов? Обшарпанные пешки, опозоренная коро-лева, испуганный конь, мы все обречены, безнадёжно пропали, брошены ту, подставленными, в ожидании. Было известно, не отрицай—</text:span></text:span><text:span text:style-name="Source_20_Text"><text:span text:style-name="T6">известно</text:span></text:span><text:span text:style-name="Source_20_Text"><text:span text:style-name="T5">, Пойнтсмен! Что фронт в </text:span></text:span><text:soft-page-break/><text:span text:style-name="Source_20_Text"><text:span text:style-name="T5">Ев-ропе однажды </text:span></text:span><text:span text:style-name="Source_20_Text"><text:span text:style-name="T6">должен</text:span></text:span><text:span text:style-name="Source_20_Text"><text:span text:style-name="T5"> сложиться таким образом, а? что продвинется к востоку, сделает ракеты необходимостью, </text:span></text:span><text:span text:style-name="Source_20_Text"><text:span text:style-name="T6">известно</text:span></text:span><text:span text:style-name="Source_20_Text"><text:span text:style-name="T5"> как и где они будут падать с недолётом. Спроси своего друга Мехико? Посмотри на плотности по его карте? восток, восток и к югу от реки тоже, где живут все блохи, вот кто получает по-пол-ной, мой друг.</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прав, Гвендвихи,– рассудительно прихлёбывая чай,– это очень параной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правда.– Он достаёт праздничную бутылку Бочки 69 и готов налить им для тост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За младенцев!– ухмыляется полностью чокнут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ладенцев, Гвендвих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я составлял свою </text:span></text:span><text:span text:style-name="Source_20_Text"><text:span text:style-name="T6">личную</text:span></text:span><text:span text:style-name="Source_20_Text"><text:span text:style-name="T5"> карту? Отмечал данные родильных палат? младенцы родившиеся во время Блица тоже следуют распределению Поиссона, видишь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огда за странность всего этого. Несчастные сволочата.</text:span></text:span></text:p>
      <text:p text:style-name="Standard_20__28_user_29_"><text:span text:style-name="Source_20_Text"><text:span text:style-name="T5">Позже, ближе е темноте, несколько громадных мокриц,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шебуршат следом как сопроводители конвоя. Ночью, в очень поздние затишья между бомбовозами, огнём зениток и попаданиями ракет, их можно услышать, громких как мыши, пожёвывают бумажные пакеты Гвендвихи, оставляя полосы и отпечатки говна такого же цвета, как сами. Они похоже не слишком-то любят мягкое, фрукты, овощи и тому подобное, предпочитают твёрдую чечевицу и бобы, чтоб было что пожевать, бумагу, штукатурные преграды, прогрызть твёрдые интерфейсы, потому что они агенты объединения, видишь ли. Рождественские жуки. Они сидели глубоко в соломе ясел в Вифлееме, они копошились, взбирались, валились, блестяще красные среди золотистых прядей соломы, что должна была казаться длящейся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покуваркаются мимо вниз зад-усики-зад-усики покуда ты всеми ножками вцепляешься в долгое <text:s/>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Твой спаситель, видишь ли….</text:span></text:span></text:p>
      <text:p text:style-name="Standard_20__28_user_29_"><draw:frame draw:style-name="fr1" draw:name="Image21" text:anchor-type="char" svg:width="6.9252in" svg:height="0.3661in" draw:z-index="17"><draw:image xlink:href="Pictures/1000000000000B720000009B428C9716555D8079.png" xlink:type="simple" xlink:show="embed" xlink:actuate="onLoad" loext:mime-type="image/png"/></draw:frame><text:span text:style-name="Source_20_Text"><text:span text:style-name="T5">В аквариуме две рыбки замер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с сёстрами привезли с моря.</text:span></text:span></text:p>
      <text:p text:style-name="Standard_20__28_user_29_"><text:span text:style-name="Source_20_Text"><text:span text:style-name="T5">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в эту минуту похоже на кошку. Это первый день после Рождества. Последняя бомба-ракета была час назад, где-то к югу. Клэр получила пышную куклу, Пенелопе достался свитер, в подарок Элизабет платье, которое перейдёт Пенелопе.</text:span></text:span></text:p>
      <text:p text:style-name="Standard_20__28_user_29_"><text:span text:style-name="Source_20_Text"><text:span text:style-name="T5">Пантомима куда дядя Роджер водил их всех сегодня днём называлась </text:span></text:span><text:span text:style-name="Source_20_Text"><text:span text:style-name="T6">Гансель и Гретель</text:span></text:span><text:span text:style-name="Source_20_Text"><text:span text:style-name="T5">.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 в клетке. Смешная старая Ведьма кричала до упаду и залезала на декорации. Красивая Гретель выжидала возле Печи удобный момент….</text:span></text:span></text:p>
      <text:p text:style-name="Standard_20__28_user_29_"><text:span text:style-name="Source_20_Text"><text:span text:style-name="T5">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text:span></text:span><text:soft-page-break/><text:span text:style-name="Source_20_Text"><text:span text:style-name="T5">прямо в зад, остановилась: опустила метлу, в сгустившейся тишине шагнула к лампам на полу сцены и запела:</text:span></text:span></text:p>
      <text:p text:style-name="Standard_20__28_user_29_"/>
      <text:p text:style-name="Standard_20__28_user_29_"><text:span text:style-name="Source_20_Text"><text:span text:style-name="T5">Пусть вас ничто не тревожит,</text:span></text:span></text:p>
      <text:p text:style-name="Standard_20__28_user_29_"><text:span text:style-name="Source_20_Text"><text:span text:style-name="T5">Тогда мы увидим, быть может</text:span></text:span></text:p>
      <text:p text:style-name="Standard_20__28_user_29_"><text:span text:style-name="Source_20_Text"><text:span text:style-name="T5">Что-то, что вам не заметно пока—</text:span></text:span></text:p>
      <text:p text:style-name="Standard_20__28_user_29_"><text:span text:style-name="Source_20_Text"><text:span text:style-name="T5">Большое, злючее, колючее</text:span></text:span></text:p>
      <text:p text:style-name="Standard_20__28_user_29_"><text:span text:style-name="Source_20_Text"><text:span text:style-name="T5">тянется вцепиться вам в бока</text:span></text:span></text:p>
      <text:p text:style-name="Standard_20__28_user_29_"><text:span text:style-name="Source_20_Text"><text:span text:style-name="T5">О, садовнику сегодня радуга нужна,</text:span></text:span></text:p>
      <text:p text:style-name="Standard_20__28_user_29_"><text:span text:style-name="Source_20_Text"><text:span text:style-name="T5">Мусорщик свой галстук нагладил, повязал..</text:span></text:span></text:p>
      <text:p text:style-name="Standard_20__28_user_29_"><text:span text:style-name="Source_20_Text"><text:span text:style-name="T5">И каждый идёт и песенку поёт</text:span></text:span></text:p>
      <text:p text:style-name="Standard_20__28_user_29_"><text:span text:style-name="Source_20_Text"><text:span text:style-name="T5">Вместе с круглым лицом в небесах. Ах!</text:span></text:span></text:p>
      <text:p text:style-name="Standard_20__28_user_29_"/>
      <text:p text:style-name="Standard_20__28_user_29_"><text:span text:style-name="Source_20_Text"><text:span text:style-name="T5">Прекрасный в небе дом из полиэтилена</text:span></text:span></text:p>
      <text:p text:style-name="Standard_20__28_user_29_"><text:span text:style-name="Source_20_Text"><text:span text:style-name="T5">Из платины кегли у тебя в руках—</text:span></text:span></text:p>
      <text:p text:style-name="Standard_20__28_user_29_"><text:span text:style-name="Source_20_Text"><text:span text:style-name="T5">О, мама твоя большой толстый пулемёт</text:span></text:span></text:p>
      <text:p text:style-name="Standard_20__28_user_29_"><text:span text:style-name="Source_20_Text"><text:span text:style-name="T5">А папа страшный молодец</text:span></text:span></text:p>
      <text:p text:style-name="forward"><text:span text:style-name="Source_20_Text">(Шёпотом и стакатто):</text:span></text:p>
      <text:p text:style-name="Standard_20__28_user_29_"><text:span text:style-name="Source_20_Text"><text:span text:style-name="T5">О, менеджер посасывает трубку,</text:span></text:span></text:p>
      <text:p text:style-name="Standard_20__28_user_29_"><text:span text:style-name="Source_20_Text"><text:span text:style-name="T5">Банкиры поедают своих жён,</text:span></text:span></text:p>
      <text:p text:style-name="Standard_20__28_user_29_"><text:span text:style-name="Source_20_Text"><text:span text:style-name="T5">Весь мир вверх дном, ходуном от оркестра</text:span></text:span></text:p>
      <text:p text:style-name="Standard_20__28_user_29_"><text:span text:style-name="Source_20_Text"><text:span text:style-name="T5">Так выверни свои карманы и получи сюрприз—</text:span></text:span></text:p>
      <text:p text:style-name="Standard_20__28_user_29_"/>
      <text:p text:style-name="Standard_20__28_user_29_"><text:span text:style-name="Source_20_Text"><text:span text:style-name="T5">Выверни свои карманы и-получи сюр-приз</text:span></text:span></text:p>
      <text:p text:style-name="Standard_20__28_user_29_"><text:span text:style-name="Source_20_Text"><text:span text:style-name="T5">Там пусто, абсо-лютно ни души!</text:span></text:span></text:p>
      <text:p text:style-name="Standard_20__28_user_29_"><text:span text:style-name="Source_20_Text"><text:span text:style-name="T5">И лампы над ступеньками все гаснут,</text:span></text:span></text:p>
      <text:p text:style-name="Standard_20__28_user_29_"><text:span text:style-name="Source_20_Text"><text:span text:style-name="T5">Окончен бал, сезон для ламп закрыт…</text:span></text:span></text:p>
      <text:p text:style-name="Standard_20__28_user_29_"><text:span text:style-name="Source_20_Text"><text:span text:style-name="T5">А где-то <text:s/>пальмы шепчутся на пляже</text:span></text:span></text:p>
      <text:p text:style-name="Standard_20__28_user_29_"><text:span text:style-name="Source_20_Text"><text:span text:style-name="T5">Спасатель не устаёт вздыхать,</text:span></text:span></text:p>
      <text:p text:style-name="Standard_20__28_user_29_"><text:span text:style-name="Source_20_Text"><text:span text:style-name="T5">А голоса, что слышишь ты, это Парень и Девушка Года,</text:span></text:span></text:p>
      <text:p text:style-name="Standard_20__28_user_29_"><text:span text:style-name="Source_20_Text"><text:span text:style-name="T5">Из тех детей, кто должен научится умирать….</text:span></text:span></text:p>
      <text:p text:style-name="Standard_20__28_user_29_"/>
      <text:p text:style-name="Standard_20__28_user_29_"><text:span text:style-name="Source_20_Text"><text:span text:style-name="T5">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ится: поначалу не более, чем дрожание, как будто от источника тепла перед пустым кресл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шепчет она громко.– <text:s/>Я не хочу. Ты не он. Я не знаю кто ты, но ты не мой отец. Уходи.</text:span></text:span></text:p>
      <text:p text:style-name="Standard_20__28_user_29_"><text:span text:style-name="Source_20_Text"><text:span text:style-name="T5">Его подлокотники и ножки напряжённо молчат. Она всматривается.</text:span></text:span></text:p>
      <text:p text:style-name="Standard_20__28_user_29_"><text:span text:style-name="Source_20_Text"><text:span text:style-name="T6">Я только хочу навестить теб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хочешь меня сделать одержимой.</text:span></text:span></text:p>
      <text:p text:style-name="Standard_20__28_user_29_"><text:span text:style-name="Source_20_Text"><text:span text:style-name="T5">Демонические одержимости не новость в этом доме. Это действительно Кайт, её отец? он прибран когда она была вдвое моложе, чем сейчас и теперь вернулся не человеком, которого она знала, но просто оболочкой—с мягким мяском слизня души, что улыбается и любит, что чувствует свою смертность, либо сгнившую, либо отодранную шестерёнками смерти-при-правительстве—процес в котором живые души нехотя становятся демонами известными в основном потоке восприемствования Западной магии как Клиппоты, Оболочки Мёртвых…. То же самое нынешнее распределение делает с приличными мужчинами и женщинами полностью по эту сторону от могилы. Ни в одном из данных процессов не ни достоинства, ни жалости. </text:span></text:span><text:soft-page-break/><text:span text:style-name="Source_20_Text"><text:span text:style-name="T5">Матерям и отцам создают условия для умышленного умирания некоторым образом <text:s/>из наиболее <text:s/>предпочитаемых: довести себя до рака или сердечного приступа, попасть в автокатастрофу, уйти погибнуть на Войне—бросая своих детей в лесу одних. Тебе всегда станут говорить, что отцы «взяты», но отцы только бросают—т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отца, который ещё не умер, человека,которого ты любишь и должен наблюдать как оно происходит….</text:span></text:span></text:p>
      <text:p text:style-name="Standard_20__28_user_29_"><text:span text:style-name="Source_20_Text"><text:span text:style-name="T5">На кухне, вода в чайнике колотиться, скрипит к вскипанию, а снаружи дует ветер. Где-то, на другой улице, срывается лист шифера крыши и падает. Роджер охватил холодные руки Джессики, чтобы согреть их у себя на груди, чувствует их, ледяные, сквозь свитер и рубашку, прижаты к нему. Но она стоит отстранённо, дрожит. Он хочет согреть её всю, не только комичные конечности, хочет сверх разумной надежды. Сердце его колотится как вскипающий чайник.</text:span></text:span></text:p>
      <text:p text:style-name="Standard_20__28_user_29_"><text:span text:style-name="Source_20_Text"><text:span text:style-name="T5">Уже начало открываться: насколько легко она может уйти. В первый раз он понимает почему это равносильно смертности, и почему ему хочется плакать, когда она уходит. Он учится распознавать время, когда её ничто не держит, кроме его тощих рук на 20 отжиманий…. Если она уйдёт, то уже не имеет значения как падают ракеты. Но совпадения карт, девушек, и ракетных ударов вошли в него молча, молчаливые как лёд, и молекулы Квислинга сыпанули решётчато заморозить его. Если бы он мог чаще бывать с нею… если б это случилось, когда они были вместе—в другое время это могло бы звучать романтично, однако, в культуре смерти, определённые ситуации просто более популярная тема, чем другие—но они так часто разделены….</text:span></text:span></text:p>
      <text:p text:style-name="Standard_20__28_user_29_"><text:span text:style-name="Source_20_Text"><text:span text:style-name="T5">Если её не достанут ракеты, всё равно остаётся её лейтенант. Чёртов Бобёр/Джереми и </text:span></text:span><text:span text:style-name="Source_20_Text"><text:span text:style-name="T6">есть</text:span></text:span><text:span text:style-name="Source_20_Text"><text:span text:style-name="T5"> Война, он каждое из утверждений когда-либо выдвинутых ёбаной Войной—что мы предназначены для работы и правительства, для бережливой экономности: и что это всё должно быть выше любви, мечты, духа, чувств и прочей второ-классной ерунды, что попадается в бездельные и бездумные часы бодрствования…. К чёрту их, они неправы. Они безумны. Джереми заберёт её словно сам Ангел в свё безрадостное выдро-словное прозябание, а Роджер будет забыт, забавный маньяк, но не имеющий места в рационализированном ритуале власти, которым станет наступающий мир. Она будет подчиняться приказам своего мужа, будет домашним бюрократом, младшим партнёром, и вспоминать Роджера, если вообще будет, как ошибку, которую, слава Богу, она не совершила…. О, он чувствует как накатывает волна бешенства—как чёрт побери сможет выжить он без неё? Она британские накладки для тепла для его сутулых плечей, и зимующий воробей, которого он держит в своих ладонях. Она его глубочайшая невинность в пространствах сена и кущей прежде, чем желания получили раздельные наименования предупредить, что они могут и не сбыться и его гибкая парижская дочка радости, под вечным зеркалом, изменчивым ароматом, декольте от подмышек, всё это запросто сработает, для того, чтоб его обездолить ради более достойной любви.</text:span></text:span></text:p>
      <text:p text:style-name="Standard_20__28_user_29_"><text:span text:style-name="Source_20_Text"><text:span text:style-name="T5">Ты перех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вероятный….</text:span></text:span></text:p>
      <text:p text:style-name="Standard_20__28_user_29_"><text:span text:style-name="Source_20_Text"><text:span text:style-name="T5">Его деяние веры. На улице ребятишки поют:</text:span></text:span></text:p>
      <text:p text:style-name="Standard_20__28_user_29_"/>
      <text:p text:style-name="Standard_20__28_user_29_"><text:span text:style-name="Source_20_Text"><text:span text:style-name="T5">Слышишь, ангелы сходят с небес, трубя:</text:span></text:span></text:p>
      <text:p text:style-name="Standard_20__28_user_29_"><text:span text:style-name="Source_20_Text"><text:span text:style-name="T5">М-с Симпсон украла нашего Короля…</text:span></text:span></text:p>
      <text:p text:style-name="Standard_20__28_user_29_"/>
      <text:p text:style-name="Standard_20__28_user_29_"><text:span text:style-name="Source_20_Text"><text:span text:style-name="T5">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text:span></text:span><text:soft-page-break/><text:span text:style-name="Source_20_Text"><text:span text:style-name="T5">главная зацикленность на том, чтобы прыгнуть, или свалиться на его мать и лежать там, ухохатываясь, пока она с воплями бегает по комнате. Нэнси, сесрта Джессики выходит из уборной прекратить что становится уже полномасштабнойц ссорой между Элизабет и Клэр. Джессика делает шаг назад от Роджера, чтобы высморкаться. Звук знаком ему как пение птички ик-ик-ик-ик НГАННГГ и платочек убирается… –«О, суббер дуббер»,– говорит она,–«бахоже я батхватила простуду».</text:span></text:span></text:p>
      <text:p text:style-name="Standard_20__28_user_29_"><text:span text:style-name="Source_20_Text"><text:span text:style-name="T5">Ты подхватила Войну. Она заразная, <text:s/>ты и я не знаем как уберечься. О, Джес. Джессика. Не покидай меня….</text:span></text:span></text:p>
      <text:p text:style-name="P4"><draw:frame draw:style-name="fr1" draw:name="Image22" text:anchor-type="char" svg:width="6.9252in" svg:height="0.3661in" draw:z-index="18"><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2402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5-23T14:27:07.941908202</dc:date>
    <meta:editing-cycles>12</meta:editing-cycles>
    <meta:editing-duration>P7DT2H1M23S</meta:editing-duration>
    <meta:generator>LibreOffice/6.1.5.2$Linux_X86_64 LibreOffice_project/10$Build-2</meta:generator>
    <meta:document-statistic meta:table-count="0" meta:image-count="19" meta:object-count="0" meta:page-count="102" meta:paragraph-count="877" meta:word-count="56232" meta:character-count="382448" meta:non-whitespace-character-count="326892"/>
  </office:meta>
</office:document-meta>
</file>